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term" style:master-page-name="MP0" style:family="paragraph">
      <style:paragraph-properties fo:break-before="page" fo:background-color="#E6E6FF"/>
    </style:style>
    <style:style style:name="P2" style:parent-style-name="term" style:family="paragraph">
      <style:paragraph-properties fo:background-color="#E6E6FF"/>
    </style:style>
    <style:style style:name="P3" style:parent-style-name="term" style:family="paragraph">
      <style:paragraph-properties fo:background-color="#E6E6FF"/>
    </style:style>
    <style:style style:name="P4" style:parent-style-name="term" style:family="paragraph">
      <style:paragraph-properties fo:background-color="#E6E6FF"/>
    </style:style>
    <style:style style:name="P5" style:parent-style-name="term" style:family="paragraph">
      <style:paragraph-properties fo:background-color="#E6E6FF"/>
    </style:style>
    <style:style style:name="P6" style:parent-style-name="term" style:family="paragraph">
      <style:paragraph-properties fo:background-color="#E6E6FF"/>
    </style:style>
    <style:style style:name="P7" style:parent-style-name="term" style:family="paragraph">
      <style:paragraph-properties fo:background-color="#E6E6FF"/>
    </style:style>
    <style:style style:name="P8" style:parent-style-name="term" style:family="paragraph">
      <style:paragraph-properties fo:background-color="#E6E6FF"/>
    </style:style>
    <style:style style:name="P9" style:parent-style-name="term" style:family="paragraph">
      <style:paragraph-properties fo:background-color="#E6E6FF"/>
    </style:style>
    <style:style style:name="T10" style:parent-style-name="Policepardéfaut" style:family="text">
      <style:text-properties style:font-size-complex="11pt" style:language-asian="fr" style:country-asian="FR"/>
    </style:style>
    <style:style style:name="T11" style:parent-style-name="Policepardéfaut" style:family="text">
      <style:text-properties style:font-size-complex="11pt" style:language-asian="fr" style:country-asian="FR"/>
    </style:style>
    <style:style style:name="T12" style:parent-style-name="Policepardéfaut" style:family="text">
      <style:text-properties style:font-size-complex="11pt" style:language-asian="fr" style:country-asian="FR"/>
    </style:style>
    <style:style style:name="T13" style:parent-style-name="Policepardéfaut" style:family="text">
      <style:text-properties style:font-size-complex="11pt" style:language-asian="fr" style:country-asian="FR"/>
    </style:style>
    <style:style style:name="T14" style:parent-style-name="Policepardéfaut" style:family="text">
      <style:text-properties style:font-size-complex="11pt" style:language-asian="fr" style:country-asian="FR"/>
    </style:style>
    <style:style style:name="T15" style:parent-style-name="Policepardéfaut" style:family="text">
      <style:text-properties style:font-size-complex="11pt" style:language-asian="fr" style:country-asian="FR"/>
    </style:style>
    <style:style style:name="T16" style:parent-style-name="Policepardéfaut" style:family="text">
      <style:text-properties style:font-size-complex="11pt" style:language-asian="fr" style:country-asian="FR"/>
    </style:style>
    <style:style style:name="T17" style:parent-style-name="Policepardéfaut" style:family="text">
      <style:text-properties style:font-size-complex="11pt" style:language-asian="fr" style:country-asian="FR"/>
    </style:style>
    <style:style style:name="P18" style:parent-style-name="Corpsdetexte" style:family="paragraph">
      <style:text-properties style:language-asian="fr" style:country-asian="FR"/>
    </style:style>
    <style:style style:name="T19" style:parent-style-name="Policepardéfaut" style:family="text">
      <style:text-properties style:language-asian="fr" style:country-asian="FR"/>
    </style:style>
    <style:style style:name="T20" style:parent-style-name="Policepardéfaut" style:family="text">
      <style:text-properties style:language-asian="fr" style:country-asian="FR"/>
    </style:style>
    <style:style style:name="T21" style:parent-style-name="Policepardéfaut" style:family="text">
      <style:text-properties style:language-asian="fr" style:country-asian="FR"/>
    </style:style>
    <style:style style:name="T22" style:parent-style-name="Policepardéfaut" style:family="text">
      <style:text-properties style:language-asian="fr" style:country-asian="FR"/>
    </style:style>
    <style:style style:name="T23" style:parent-style-name="Policepardéfaut" style:family="text">
      <style:text-properties style:language-asian="fr" style:country-asian="FR"/>
    </style:style>
    <style:style style:name="T24" style:parent-style-name="Policepardéfaut" style:family="text">
      <style:text-properties style:language-asian="fr" style:country-asian="FR"/>
    </style:style>
    <style:style style:name="T25" style:parent-style-name="Policepardéfaut" style:family="text">
      <style:text-properties style:language-asian="fr" style:country-asian="FR"/>
    </style:style>
    <style:style style:name="T26" style:parent-style-name="Policepardéfaut" style:family="text">
      <style:text-properties style:language-asian="fr" style:country-asian="FR"/>
    </style:style>
    <style:style style:name="T27" style:parent-style-name="Policepardéfaut" style:family="text">
      <style:text-properties fo:font-style="italic" style:font-style-asian="italic" style:language-asian="fr" style:country-asian="FR"/>
    </style:style>
    <style:style style:name="T28" style:parent-style-name="Policepardéfaut" style:family="text">
      <style:text-properties fo:font-style="italic" style:font-style-asian="italic" style:language-asian="fr" style:country-asian="FR"/>
    </style:style>
    <style:style style:name="T29" style:parent-style-name="Policepardéfaut" style:family="text">
      <style:text-properties style:language-asian="fr" style:country-asian="FR"/>
    </style:style>
    <style:style style:name="T30" style:parent-style-name="Policepardéfaut" style:family="text">
      <style:text-properties style:language-asian="fr" style:country-asian="FR"/>
    </style:style>
    <style:style style:name="T31" style:parent-style-name="Policepardéfaut" style:family="text">
      <style:text-properties style:language-asian="fr" style:country-asian="FR"/>
    </style:style>
    <style:style style:name="T32" style:parent-style-name="Policepardéfaut" style:family="text">
      <style:text-properties style:language-asian="fr" style:country-asian="FR"/>
    </style:style>
    <style:style style:name="T33" style:parent-style-name="Policepardéfaut" style:family="text">
      <style:text-properties style:language-asian="fr" style:country-asian="FR"/>
    </style:style>
    <style:style style:name="T34" style:parent-style-name="Policepardéfaut" style:family="text">
      <style:text-properties style:language-asian="fr" style:country-asian="FR"/>
    </style:style>
    <style:style style:name="T35" style:parent-style-name="Policepardéfaut" style:family="text">
      <style:text-properties style:language-asian="fr" style:country-asian="FR"/>
    </style:style>
    <style:style style:name="T36" style:parent-style-name="Policepardéfaut" style:family="text">
      <style:text-properties style:language-asian="fr" style:country-asian="FR"/>
    </style:style>
    <style:style style:name="T37" style:parent-style-name="Policepardéfaut" style:family="text">
      <style:text-properties style:language-asian="fr" style:country-asian="FR"/>
    </style:style>
    <style:style style:name="T38" style:parent-style-name="Appelnotedebasdep." style:family="text">
      <style:text-properties style:language-asian="fr" style:country-asian="FR"/>
    </style:style>
    <style:style style:name="T39" style:parent-style-name="Policepardéfaut" style:family="text">
      <style:text-properties style:language-asian="fr" style:country-asian="FR"/>
    </style:style>
    <style:style style:name="T40" style:parent-style-name="Policepardéfaut" style:family="text">
      <style:text-properties style:language-asian="fr" style:country-asian="FR"/>
    </style:style>
    <style:style style:name="T41" style:parent-style-name="Policepardéfaut" style:family="text">
      <style:text-properties style:language-asian="fr" style:country-asian="FR"/>
    </style:style>
    <style:style style:name="T42" style:parent-style-name="Policepardéfaut" style:family="text">
      <style:text-properties style:language-asian="fr" style:country-asian="FR"/>
    </style:style>
    <style:style style:name="T43" style:parent-style-name="Policepardéfaut" style:family="text">
      <style:text-properties style:language-asian="fr" style:country-asian="FR"/>
    </style:style>
    <style:style style:name="T44" style:parent-style-name="Policepardéfaut" style:family="text">
      <style:text-properties style:language-asian="fr" style:country-asian="FR"/>
    </style:style>
    <style:style style:name="T45" style:parent-style-name="Policepardéfaut" style:family="text">
      <style:text-properties fo:font-style="italic" style:font-style-asian="italic" style:language-asian="fr" style:country-asian="FR"/>
    </style:style>
    <style:style style:name="T46" style:parent-style-name="Policepardéfaut" style:family="text">
      <style:text-properties style:language-asian="fr" style:country-asian="FR"/>
    </style:style>
    <style:style style:name="T47" style:parent-style-name="Policepardéfaut" style:family="text">
      <style:text-properties style:language-asian="fr" style:country-asian="FR"/>
    </style:style>
    <style:style style:name="T48" style:parent-style-name="Policepardéfaut" style:family="text">
      <style:text-properties style:language-asian="fr" style:country-asian="FR"/>
    </style:style>
    <style:style style:name="T49" style:parent-style-name="Policepardéfaut" style:family="text">
      <style:text-properties style:language-asian="fr" style:country-asian="FR"/>
    </style:style>
    <style:style style:name="T50" style:parent-style-name="Policepardéfaut" style:family="text">
      <style:text-properties style:language-asian="fr" style:country-asian="FR"/>
    </style:style>
    <style:style style:name="T51" style:parent-style-name="Policepardéfaut" style:family="text">
      <style:text-properties style:language-asian="fr" style:country-asian="FR"/>
    </style:style>
    <style:style style:name="T52" style:parent-style-name="Policepardéfaut" style:family="text">
      <style:text-properties style:language-asian="fr" style:country-asian="FR"/>
    </style:style>
    <style:style style:name="T53" style:parent-style-name="Policepardéfaut" style:family="text">
      <style:text-properties style:language-asian="fr" style:country-asian="FR"/>
    </style:style>
    <style:style style:name="T54" style:parent-style-name="Policepardéfaut" style:family="text">
      <style:text-properties style:language-asian="fr" style:country-asian="FR"/>
    </style:style>
    <style:style style:name="T55" style:parent-style-name="Policepardéfaut" style:family="text">
      <style:text-properties style:language-asian="fr" style:country-asian="FR"/>
    </style:style>
    <style:style style:name="T56" style:parent-style-name="Policepardéfaut" style:family="text">
      <style:text-properties style:language-asian="fr" style:country-asian="FR"/>
    </style:style>
    <style:style style:name="T57" style:parent-style-name="Policepardéfaut" style:family="text">
      <style:text-properties style:language-asian="fr" style:country-asian="FR"/>
    </style:style>
    <style:style style:name="T58" style:parent-style-name="Policepardéfaut" style:family="text">
      <style:text-properties style:language-asian="fr" style:country-asian="FR"/>
    </style:style>
    <style:style style:name="T59" style:parent-style-name="Policepardéfaut" style:family="text">
      <style:text-properties style:language-asian="fr" style:country-asian="FR"/>
    </style:style>
    <style:style style:name="T60" style:parent-style-name="Policepardéfaut" style:family="text">
      <style:text-properties style:language-asian="fr" style:country-asian="FR"/>
    </style:style>
    <style:style style:name="T61" style:parent-style-name="Policepardéfaut" style:family="text">
      <style:text-properties style:language-asian="fr" style:country-asian="FR"/>
    </style:style>
    <style:style style:name="T62" style:parent-style-name="Policepardéfaut" style:family="text">
      <style:text-properties style:language-asian="fr" style:country-asian="FR"/>
    </style:style>
    <style:style style:name="T63" style:parent-style-name="Policepardéfaut" style:family="text">
      <style:text-properties style:language-asian="fr" style:country-asian="FR"/>
    </style:style>
    <style:style style:name="T64" style:parent-style-name="Policepardéfaut" style:family="text">
      <style:text-properties style:language-asian="fr" style:country-asian="FR"/>
    </style:style>
    <style:style style:name="T65" style:parent-style-name="Policepardéfaut" style:family="text">
      <style:text-properties style:language-asian="fr" style:country-asian="FR"/>
    </style:style>
    <style:style style:name="T66" style:parent-style-name="Policepardéfaut" style:family="text">
      <style:text-properties style:language-asian="fr" style:country-asian="FR"/>
    </style:style>
    <style:style style:name="T67" style:parent-style-name="Policepardéfaut" style:family="text">
      <style:text-properties style:language-asian="fr" style:country-asian="FR"/>
    </style:style>
    <style:style style:name="T68" style:parent-style-name="Policepardéfaut" style:family="text">
      <style:text-properties style:language-asian="fr" style:country-asian="FR"/>
    </style:style>
    <style:style style:name="T69" style:parent-style-name="Policepardéfaut" style:family="text">
      <style:text-properties style:language-asian="fr" style:country-asian="FR"/>
    </style:style>
    <style:style style:name="T70" style:parent-style-name="Policepardéfaut" style:family="text">
      <style:text-properties style:language-asian="fr" style:country-asian="FR"/>
    </style:style>
    <style:style style:name="T71" style:parent-style-name="Policepardéfaut" style:family="text">
      <style:text-properties style:language-asian="fr" style:country-asian="FR"/>
    </style:style>
    <style:style style:name="T72" style:parent-style-name="Policepardéfaut" style:family="text">
      <style:text-properties style:language-asian="fr" style:country-asian="FR"/>
    </style:style>
    <style:style style:name="T73" style:parent-style-name="Policepardéfaut" style:family="text">
      <style:text-properties style:language-asian="fr" style:country-asian="FR"/>
    </style:style>
    <style:style style:name="T74" style:parent-style-name="Policepardéfaut" style:family="text">
      <style:text-properties style:language-asian="fr" style:country-asian="FR"/>
    </style:style>
    <style:style style:name="T75" style:parent-style-name="Policepardéfaut" style:family="text">
      <style:text-properties style:language-asian="fr" style:country-asian="FR"/>
    </style:style>
    <style:style style:name="T76" style:parent-style-name="Policepardéfaut" style:family="text">
      <style:text-properties style:language-asian="fr" style:country-asian="FR"/>
    </style:style>
    <style:style style:name="T77" style:parent-style-name="Policepardéfaut" style:family="text">
      <style:text-properties fo:font-style="italic" style:font-style-asian="italic" style:language-asian="fr" style:country-asian="FR"/>
    </style:style>
    <style:style style:name="T78" style:parent-style-name="Policepardéfaut" style:family="text">
      <style:text-properties style:language-asian="fr" style:country-asian="FR"/>
    </style:style>
    <style:style style:name="T79" style:parent-style-name="Policepardéfaut" style:family="text">
      <style:text-properties style:language-asian="fr" style:country-asian="FR"/>
    </style:style>
    <style:style style:name="T80" style:parent-style-name="Policepardéfaut" style:family="text">
      <style:text-properties style:language-asian="fr" style:country-asian="FR"/>
    </style:style>
    <style:style style:name="T81" style:parent-style-name="Policepardéfaut" style:family="text">
      <style:text-properties style:language-asian="fr" style:country-asian="FR"/>
    </style:style>
    <style:style style:name="T82" style:parent-style-name="Policepardéfaut" style:family="text">
      <style:text-properties style:language-asian="fr" style:country-asian="FR"/>
    </style:style>
    <style:style style:name="T83" style:parent-style-name="Policepardéfaut" style:family="text">
      <style:text-properties style:font-size-complex="12pt" style:language-asian="fr" style:country-asian="FR"/>
    </style:style>
    <style:style style:name="P84" style:parent-style-name="Corpsdetexte" style:family="paragraph">
      <style:text-properties style:language-asian="fr" style:country-asian="FR"/>
    </style:style>
    <style:style style:name="T85" style:parent-style-name="Policepardéfaut" style:family="text">
      <style:text-properties style:language-asian="fr" style:country-asian="FR"/>
    </style:style>
    <style:style style:name="T86" style:parent-style-name="Policepardéfaut" style:family="text">
      <style:text-properties style:language-asian="fr" style:country-asian="FR"/>
    </style:style>
    <style:style style:name="T87" style:parent-style-name="Policepardéfaut" style:family="text">
      <style:text-properties style:font-size-complex="12pt" style:language-asian="fr" style:country-asian="FR"/>
    </style:style>
    <style:style style:name="T88" style:parent-style-name="Policepardéfaut" style:family="text">
      <style:text-properties style:font-size-complex="12pt" style:language-asian="fr" style:country-asian="FR"/>
    </style:style>
    <style:style style:name="T89" style:parent-style-name="Policepardéfaut" style:family="text">
      <style:text-properties style:font-size-complex="12pt" style:language-asian="fr" style:country-asian="FR"/>
    </style:style>
    <style:style style:name="T90" style:parent-style-name="Policepardéfaut" style:family="text">
      <style:text-properties style:font-size-complex="12pt" style:language-asian="fr" style:country-asian="FR"/>
    </style:style>
    <style:style style:name="T91" style:parent-style-name="Policepardéfaut" style:family="text">
      <style:text-properties style:font-size-complex="12pt" style:language-asian="fr" style:country-asian="FR"/>
    </style:style>
    <style:style style:name="T92" style:parent-style-name="Policepardéfaut" style:family="text">
      <style:text-properties style:font-size-complex="12pt" style:language-asian="fr" style:country-asian="FR"/>
    </style:style>
    <style:style style:name="T93" style:parent-style-name="Policepardéfaut" style:family="text">
      <style:text-properties style:font-size-complex="12pt" style:language-asian="fr" style:country-asian="FR"/>
    </style:style>
    <style:style style:name="T94" style:parent-style-name="Policepardéfaut" style:family="text">
      <style:text-properties style:language-asian="fr" style:country-asian="FR"/>
    </style:style>
    <style:style style:name="T95" style:parent-style-name="Policepardéfaut" style:family="text">
      <style:text-properties style:language-asian="fr" style:country-asian="FR"/>
    </style:style>
    <style:style style:name="T96" style:parent-style-name="Policepardéfaut" style:family="text">
      <style:text-properties style:language-asian="fr" style:country-asian="FR"/>
    </style:style>
    <style:style style:name="T97" style:parent-style-name="Policepardéfaut" style:family="text">
      <style:text-properties style:language-asian="fr" style:country-asian="FR"/>
    </style:style>
    <style:style style:name="T98" style:parent-style-name="Policepardéfaut" style:family="text">
      <style:text-properties style:font-size-complex="12pt" style:language-asian="fr" style:country-asian="FR"/>
    </style:style>
    <style:style style:name="T99" style:parent-style-name="Policepardéfaut" style:family="text">
      <style:text-properties style:font-size-complex="12pt" style:language-asian="fr" style:country-asian="FR"/>
    </style:style>
    <style:style style:name="T100" style:parent-style-name="Policepardéfaut" style:family="text">
      <style:text-properties style:language-asian="fr" style:country-asian="FR"/>
    </style:style>
    <style:style style:name="T101" style:parent-style-name="Policepardéfaut" style:family="text">
      <style:text-properties style:language-asian="fr" style:country-asian="FR"/>
    </style:style>
    <style:style style:name="T102" style:parent-style-name="Policepardéfaut" style:family="text">
      <style:text-properties style:language-asian="fr" style:country-asian="FR"/>
    </style:style>
    <style:style style:name="T103" style:parent-style-name="Policepardéfaut" style:family="text">
      <style:text-properties style:language-asian="fr" style:country-asian="FR"/>
    </style:style>
    <style:style style:name="T104" style:parent-style-name="Policepardéfaut" style:family="text">
      <style:text-properties style:language-asian="fr" style:country-asian="FR"/>
    </style:style>
    <style:style style:name="T105" style:parent-style-name="Policepardéfaut" style:family="text">
      <style:text-properties style:language-asian="fr" style:country-asian="FR"/>
    </style:style>
    <style:style style:name="T106" style:parent-style-name="Policepardéfaut" style:family="text">
      <style:text-properties style:language-asian="fr" style:country-asian="FR"/>
    </style:style>
    <style:style style:name="T107" style:parent-style-name="Policepardéfaut" style:family="text">
      <style:text-properties style:language-asian="fr" style:country-asian="FR"/>
    </style:style>
    <style:style style:name="T108" style:parent-style-name="Policepardéfaut" style:family="text">
      <style:text-properties style:font-size-complex="12pt" style:language-asian="fr" style:country-asian="FR"/>
    </style:style>
    <style:style style:name="T109" style:parent-style-name="Policepardéfaut" style:family="text">
      <style:text-properties fo:font-style="italic" style:font-style-asian="italic" style:font-size-complex="12pt" style:language-asian="fr" style:country-asian="FR"/>
    </style:style>
    <style:style style:name="T110" style:parent-style-name="Policepardéfaut" style:family="text">
      <style:text-properties style:font-size-complex="12pt" style:language-asian="fr" style:country-asian="FR"/>
    </style:style>
    <style:style style:name="P111" style:parent-style-name="quote" style:family="paragraph">
      <style:text-properties style:language-asian="fr" style:country-asian="FR"/>
    </style:style>
    <style:style style:name="P112" style:parent-style-name="Corpsdetexte" style:family="paragraph">
      <style:text-properties style:language-asian="fr" style:country-asian="FR"/>
    </style:style>
    <style:style style:name="T113" style:parent-style-name="Policepardéfaut" style:family="text">
      <style:text-properties style:language-asian="fr" style:country-asian="FR"/>
    </style:style>
    <style:style style:name="T114" style:parent-style-name="Policepardéfaut" style:family="text">
      <style:text-properties style:language-asian="fr" style:country-asian="FR"/>
    </style:style>
    <style:style style:name="P115" style:parent-style-name="Corpsdetexte" style:family="paragraph">
      <style:text-properties style:language-asian="fr" style:country-asian="FR"/>
    </style:style>
    <style:style style:name="T116" style:parent-style-name="Policepardéfaut" style:family="text">
      <style:text-properties style:language-asian="fr" style:country-asian="FR"/>
    </style:style>
    <style:style style:name="T117" style:parent-style-name="Policepardéfaut" style:family="text">
      <style:text-properties style:language-asian="fr" style:country-asian="FR"/>
    </style:style>
    <style:style style:name="T118" style:parent-style-name="Appelnotedebasdep." style:family="text">
      <style:text-properties style:language-asian="fr" style:country-asian="FR"/>
    </style:style>
    <style:style style:name="T119" style:parent-style-name="Policepardéfaut" style:family="text">
      <style:text-properties style:language-asian="fr" style:country-asian="FR"/>
    </style:style>
    <style:style style:name="T120" style:parent-style-name="Policepardéfaut" style:family="text">
      <style:text-properties style:language-asian="fr" style:country-asian="FR"/>
    </style:style>
    <style:style style:name="T121" style:parent-style-name="Appelnotedebasdep." style:family="text">
      <style:text-properties style:language-asian="fr" style:country-asian="FR"/>
    </style:style>
    <style:style style:name="T122" style:parent-style-name="Policepardéfaut" style:family="text">
      <style:text-properties style:language-asian="fr" style:country-asian="FR"/>
    </style:style>
    <style:style style:name="T123" style:parent-style-name="Policepardéfaut" style:family="text">
      <style:text-properties style:language-asian="fr" style:country-asian="FR"/>
    </style:style>
    <style:style style:name="T124" style:parent-style-name="Policepardéfaut" style:family="text">
      <style:text-properties style:language-asian="fr" style:country-asian="FR"/>
    </style:style>
    <style:style style:name="T125" style:parent-style-name="Policepardéfaut" style:family="text">
      <style:text-properties style:font-size-complex="12pt" style:language-asian="fr" style:country-asian="FR"/>
    </style:style>
    <style:style style:name="T126" style:parent-style-name="Policepardéfaut" style:family="text">
      <style:text-properties style:font-size-complex="12pt" style:language-asian="fr" style:country-asian="FR"/>
    </style:style>
    <style:style style:name="T127" style:parent-style-name="Policepardéfaut" style:family="text">
      <style:text-properties style:font-size-complex="12pt" style:language-asian="fr" style:country-asian="FR"/>
    </style:style>
    <style:style style:name="T128" style:parent-style-name="Policepardéfaut" style:family="text">
      <style:text-properties style:font-size-complex="12pt" style:language-asian="fr" style:country-asian="FR"/>
    </style:style>
    <style:style style:name="T129" style:parent-style-name="Policepardéfaut" style:family="text">
      <style:text-properties style:font-size-complex="12pt" style:language-asian="fr" style:country-asian="FR"/>
    </style:style>
    <style:style style:name="T130" style:parent-style-name="Policepardéfaut" style:family="text">
      <style:text-properties fo:font-style="italic" style:font-style-asian="italic" style:font-size-complex="12pt" style:language-asian="fr" style:country-asian="FR"/>
    </style:style>
    <style:style style:name="T131" style:parent-style-name="Policepardéfaut" style:family="text">
      <style:text-properties style:font-size-complex="12pt" style:language-asian="fr" style:country-asian="FR"/>
    </style:style>
    <style:style style:name="T132" style:parent-style-name="Policepardéfaut" style:family="text">
      <style:text-properties style:language-asian="fr" style:country-asian="FR"/>
    </style:style>
    <style:style style:name="T133" style:parent-style-name="Policepardéfaut" style:family="text">
      <style:text-properties style:language-asian="fr" style:country-asian="FR"/>
    </style:style>
    <style:style style:name="T134" style:parent-style-name="Policepardéfaut" style:family="text">
      <style:text-properties style:language-asian="fr" style:country-asian="FR"/>
    </style:style>
    <style:style style:name="T135" style:parent-style-name="quote.c" style:family="text">
      <style:text-properties fo:font-style="italic" style:font-style-asian="italic"/>
    </style:style>
    <style:style style:name="T136" style:parent-style-name="Policepardéfaut" style:family="text">
      <style:text-properties style:language-asian="fr" style:country-asian="FR"/>
    </style:style>
    <style:style style:name="T137" style:parent-style-name="Policepardéfaut" style:family="text">
      <style:text-properties style:language-asian="fr" style:country-asian="FR"/>
    </style:style>
    <style:style style:name="T138" style:parent-style-name="quote.c" style:family="text">
      <style:text-properties fo:font-style="italic" style:font-style-asian="italic"/>
    </style:style>
    <style:style style:name="T139" style:parent-style-name="quote.c" style:family="text">
      <style:text-properties fo:font-style="italic" style:font-style-asian="italic"/>
    </style:style>
    <style:style style:name="T140" style:parent-style-name="quote.c" style:family="text">
      <style:text-properties fo:font-style="italic" style:font-style-asian="italic"/>
    </style:style>
    <style:style style:name="T141" style:parent-style-name="Policepardéfaut" style:family="text">
      <style:text-properties style:language-asian="fr" style:country-asian="FR"/>
    </style:style>
    <style:style style:name="T142" style:parent-style-name="Policepardéfaut" style:family="text">
      <style:text-properties style:font-size-complex="12pt" style:language-asian="fr" style:country-asian="FR"/>
    </style:style>
    <style:style style:name="T143" style:parent-style-name="Policepardéfaut" style:family="text">
      <style:text-properties style:font-size-complex="12pt" style:language-asian="fr" style:country-asian="FR"/>
    </style:style>
    <style:style style:name="T144" style:parent-style-name="Policepardéfaut" style:family="text">
      <style:text-properties style:font-size-complex="12pt" style:language-asian="fr" style:country-asian="FR"/>
    </style:style>
    <style:style style:name="T145" style:parent-style-name="Policepardéfaut" style:family="text">
      <style:text-properties style:font-size-complex="12pt" style:language-asian="fr" style:country-asian="FR"/>
    </style:style>
    <style:style style:name="T146" style:parent-style-name="Policepardéfaut" style:family="text">
      <style:text-properties style:font-size-complex="12pt" style:language-asian="fr" style:country-asian="FR"/>
    </style:style>
    <style:style style:name="T147" style:parent-style-name="Appelnotedebasdep." style:family="text">
      <style:text-properties style:font-size-complex="12pt" style:language-asian="fr" style:country-asian="FR"/>
    </style:style>
    <style:style style:name="T148" style:parent-style-name="Policepardéfaut" style:family="text">
      <style:text-properties style:font-size-complex="12pt" style:language-asian="fr" style:country-asian="FR"/>
    </style:style>
    <style:style style:name="P149"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150" style:parent-style-name="label" style:family="paragraph">
      <style:paragraph-properties fo:border="0.0069in solid #000000" fo:padding-top="0.0138in" fo:padding-left="0.0555in" fo:padding-bottom="0.0138in" fo:padding-right="0.0555in" style:shadow="none"/>
    </style:style>
    <style:style style:name="T151" style:parent-style-name="Policepardéfaut" style:family="text">
      <style:text-properties style:language-asian="fr" style:country-asian="FR"/>
    </style:style>
    <style:style style:name="T152" style:parent-style-name="Policepardéfaut" style:family="text">
      <style:text-properties fo:font-style="italic" style:font-style-asian="italic" style:language-asian="fr" style:country-asian="FR"/>
    </style:style>
    <style:style style:name="T153" style:parent-style-name="Policepardéfaut" style:family="text">
      <style:text-properties style:language-asian="fr" style:country-asian="FR"/>
    </style:style>
    <style:style style:name="P154" style:parent-style-name="Corpsdetexte" style:family="paragraph">
      <style:paragraph-properties fo:border="0.0069in solid #000000" fo:padding-top="0.0138in" fo:padding-left="0.0555in" fo:padding-bottom="0.0138in" fo:padding-right="0.0555in" style:shadow="none"/>
    </style:style>
    <style:style style:name="T155" style:parent-style-name="Policepardéfaut" style:family="text">
      <style:text-properties fo:font-variant="small-caps" style:language-asian="fr" style:country-asian="FR"/>
    </style:style>
    <style:style style:name="T156" style:parent-style-name="Policepardéfaut" style:family="text">
      <style:text-properties style:language-asian="fr" style:country-asian="FR"/>
    </style:style>
    <style:style style:name="T157" style:parent-style-name="Policepardéfaut" style:family="text">
      <style:text-properties style:language-asian="fr" style:country-asian="FR"/>
    </style:style>
    <style:style style:name="T158" style:parent-style-name="Policepardéfaut" style:family="text">
      <style:text-properties fo:font-style="italic" style:font-style-asian="italic" style:language-asian="fr" style:country-asian="FR"/>
    </style:style>
    <style:style style:name="T159" style:parent-style-name="Policepardéfaut" style:family="text">
      <style:text-properties style:language-asian="fr" style:country-asian="FR"/>
    </style:style>
    <style:style style:name="P160" style:parent-style-name="Corpsdetexte" style:family="paragraph">
      <style:paragraph-properties fo:border="0.0069in solid #000000" fo:padding-top="0.0138in" fo:padding-left="0.0555in" fo:padding-bottom="0.0138in" fo:padding-right="0.0555in" style:shadow="none"/>
    </style:style>
    <style:style style:name="T161" style:parent-style-name="Policepardéfaut" style:family="text">
      <style:text-properties style:language-asian="fr" style:country-asian="FR"/>
    </style:style>
    <style:style style:name="T162" style:parent-style-name="Policepardéfaut" style:family="text">
      <style:text-properties fo:font-style="italic" style:font-style-asian="italic" style:language-asian="fr" style:country-asian="FR"/>
    </style:style>
    <style:style style:name="T163" style:parent-style-name="Policepardéfaut" style:family="text">
      <style:text-properties fo:font-style="italic" style:font-style-asian="italic" style:language-asian="fr" style:country-asian="FR"/>
    </style:style>
    <style:style style:name="T164" style:parent-style-name="Policepardéfaut" style:family="text">
      <style:text-properties style:language-asian="fr" style:country-asian="FR"/>
    </style:style>
    <style:style style:name="P165"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166"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167" style:parent-style-name="Corpsdetexte" style:family="paragraph">
      <style:paragraph-properties fo:border="0.0069in solid #000000" fo:padding-top="0.0138in" fo:padding-left="0.0555in" fo:padding-bottom="0.0138in" fo:padding-right="0.0555in" style:shadow="none"/>
    </style:style>
    <style:style style:name="T168" style:parent-style-name="Policepardéfaut" style:family="text">
      <style:text-properties fo:font-variant="small-caps" style:language-asian="fr" style:country-asian="FR"/>
    </style:style>
    <style:style style:name="T169" style:parent-style-name="Policepardéfaut" style:family="text">
      <style:text-properties style:language-asian="fr" style:country-asian="FR"/>
    </style:style>
    <style:style style:name="T170" style:parent-style-name="Policepardéfaut" style:family="text">
      <style:text-properties fo:font-style="italic" style:font-style-asian="italic" style:language-asian="fr" style:country-asian="FR"/>
    </style:style>
    <style:style style:name="T171" style:parent-style-name="Policepardéfaut" style:family="text">
      <style:text-properties fo:font-style="italic" style:font-style-asian="italic" style:language-asian="fr" style:country-asian="FR"/>
    </style:style>
    <style:style style:name="T172" style:parent-style-name="Policepardéfaut" style:family="text">
      <style:text-properties style:language-asian="fr" style:country-asian="FR"/>
    </style:style>
    <style:style style:name="P173" style:parent-style-name="Corpsdetexte" style:family="paragraph">
      <style:paragraph-properties fo:border="0.0069in solid #000000" fo:padding-top="0.0138in" fo:padding-left="0.0555in" fo:padding-bottom="0.0138in" fo:padding-right="0.0555in" style:shadow="none"/>
    </style:style>
    <style:style style:name="T174" style:parent-style-name="Policepardéfaut" style:family="text">
      <style:text-properties fo:font-variant="small-caps" style:language-asian="fr" style:country-asian="FR"/>
    </style:style>
    <style:style style:name="T175" style:parent-style-name="Policepardéfaut" style:family="text">
      <style:text-properties style:language-asian="fr" style:country-asian="FR"/>
    </style:style>
    <style:style style:name="P176" style:parent-style-name="Corpsdetexte" style:family="paragraph">
      <style:paragraph-properties fo:border="0.0069in solid #000000" fo:padding-top="0.0138in" fo:padding-left="0.0555in" fo:padding-bottom="0.0138in" fo:padding-right="0.0555in" style:shadow="none"/>
    </style:style>
    <style:style style:name="T177" style:parent-style-name="Policepardéfaut" style:family="text">
      <style:text-properties fo:font-variant="small-caps" style:language-asian="fr" style:country-asian="FR"/>
    </style:style>
    <style:style style:name="T178" style:parent-style-name="Policepardéfaut" style:family="text">
      <style:text-properties style:language-asian="fr" style:country-asian="FR"/>
    </style:style>
    <style:style style:name="T179" style:parent-style-name="Policepardéfaut" style:family="text">
      <style:text-properties style:language-asian="fr" style:country-asian="FR"/>
    </style:style>
    <style:style style:name="P180" style:parent-style-name="Corpsdetexte" style:family="paragraph">
      <style:paragraph-properties fo:border="0.0069in solid #000000" fo:padding-top="0.0138in" fo:padding-left="0.0555in" fo:padding-bottom="0.0138in" fo:padding-right="0.0555in" style:shadow="none"/>
    </style:style>
    <style:style style:name="T181" style:parent-style-name="Policepardéfaut" style:family="text">
      <style:text-properties fo:font-variant="small-caps" style:language-asian="fr" style:country-asian="FR"/>
    </style:style>
    <style:style style:name="T182" style:parent-style-name="Policepardéfaut" style:family="text">
      <style:text-properties style:language-asian="fr" style:country-asian="FR"/>
    </style:style>
    <style:style style:name="T183" style:parent-style-name="Policepardéfaut" style:family="text">
      <style:text-properties fo:font-style="italic" style:font-style-asian="italic" style:language-asian="fr" style:country-asian="FR"/>
    </style:style>
    <style:style style:name="T184" style:parent-style-name="Policepardéfaut" style:family="text">
      <style:text-properties style:language-asian="fr" style:country-asian="FR"/>
    </style:style>
    <style:style style:name="T185" style:parent-style-name="Policepardéfaut" style:family="text">
      <style:text-properties style:language-asian="fr" style:country-asian="FR"/>
    </style:style>
    <style:style style:name="P186" style:parent-style-name="Corpsdetexte" style:family="paragraph">
      <style:paragraph-properties fo:border="0.0069in solid #000000" fo:padding-top="0.0138in" fo:padding-left="0.0555in" fo:padding-bottom="0.0138in" fo:padding-right="0.0555in" style:shadow="none"/>
    </style:style>
    <style:style style:name="T187" style:parent-style-name="Policepardéfaut" style:family="text">
      <style:text-properties fo:font-variant="small-caps" style:language-asian="fr" style:country-asian="FR"/>
    </style:style>
    <style:style style:name="T188" style:parent-style-name="Policepardéfaut" style:family="text">
      <style:text-properties style:language-asian="fr" style:country-asian="FR"/>
    </style:style>
    <style:style style:name="T189" style:parent-style-name="Policepardéfaut" style:family="text">
      <style:text-properties style:language-asian="fr" style:country-asian="FR"/>
    </style:style>
    <style:style style:name="P190" style:parent-style-name="Corpsdetexte" style:family="paragraph">
      <style:paragraph-properties fo:border="0.0069in solid #000000" fo:padding-top="0.0138in" fo:padding-left="0.0555in" fo:padding-bottom="0.0138in" fo:padding-right="0.0555in" style:shadow="none"/>
    </style:style>
    <style:style style:name="T191" style:parent-style-name="Policepardéfaut" style:family="text">
      <style:text-properties fo:font-variant="small-caps" style:language-asian="fr" style:country-asian="FR"/>
    </style:style>
    <style:style style:name="T192" style:parent-style-name="Policepardéfaut" style:family="text">
      <style:text-properties style:language-asian="fr" style:country-asian="FR"/>
    </style:style>
    <style:style style:name="T193" style:parent-style-name="Policepardéfaut" style:family="text">
      <style:text-properties fo:font-style="italic" style:font-style-asian="italic" style:language-asian="fr" style:country-asian="FR"/>
    </style:style>
    <style:style style:name="T194" style:parent-style-name="Policepardéfaut" style:family="text">
      <style:text-properties style:language-asian="fr" style:country-asian="FR"/>
    </style:style>
    <style:style style:name="T195" style:parent-style-name="Policepardéfaut" style:family="text">
      <style:text-properties style:language-asian="fr" style:country-asian="FR"/>
    </style:style>
    <style:style style:name="P196" style:parent-style-name="Corpsdetexte" style:family="paragraph">
      <style:paragraph-properties fo:border="0.0069in solid #000000" fo:padding-top="0.0138in" fo:padding-left="0.0555in" fo:padding-bottom="0.0138in" fo:padding-right="0.0555in" style:shadow="none"/>
    </style:style>
    <style:style style:name="T197" style:parent-style-name="Policepardéfaut" style:family="text">
      <style:text-properties fo:font-variant="small-caps" style:language-asian="fr" style:country-asian="FR"/>
    </style:style>
    <style:style style:name="T198" style:parent-style-name="Policepardéfaut" style:family="text">
      <style:text-properties style:language-asian="fr" style:country-asian="FR"/>
    </style:style>
    <style:style style:name="P199" style:parent-style-name="Corpsdetexte" style:family="paragraph">
      <style:paragraph-properties fo:border="0.0069in solid #000000" fo:padding-top="0.0138in" fo:padding-left="0.0555in" fo:padding-bottom="0.0138in" fo:padding-right="0.0555in" style:shadow="none"/>
    </style:style>
    <style:style style:name="T200" style:parent-style-name="Policepardéfaut" style:family="text">
      <style:text-properties fo:font-variant="small-caps" style:language-asian="fr" style:country-asian="FR"/>
    </style:style>
    <style:style style:name="T201" style:parent-style-name="Policepardéfaut" style:family="text">
      <style:text-properties style:language-asian="fr" style:country-asian="FR"/>
    </style:style>
    <style:style style:name="T202" style:parent-style-name="Policepardéfaut" style:family="text">
      <style:text-properties style:language-asian="fr" style:country-asian="FR"/>
    </style:style>
    <style:style style:name="P203" style:parent-style-name="Corpsdetexte" style:family="paragraph">
      <style:paragraph-properties fo:border="0.0069in solid #000000" fo:padding-top="0.0138in" fo:padding-left="0.0555in" fo:padding-bottom="0.0138in" fo:padding-right="0.0555in" style:shadow="none"/>
    </style:style>
    <style:style style:name="T204" style:parent-style-name="Policepardéfaut" style:family="text">
      <style:text-properties fo:font-variant="small-caps" style:language-asian="fr" style:country-asian="FR"/>
    </style:style>
    <style:style style:name="T205" style:parent-style-name="Policepardéfaut" style:family="text">
      <style:text-properties style:language-asian="fr" style:country-asian="FR"/>
    </style:style>
    <style:style style:name="P206" style:parent-style-name="Corpsdetexte" style:family="paragraph">
      <style:paragraph-properties fo:border="0.0069in solid #000000" fo:padding-top="0.0138in" fo:padding-left="0.0555in" fo:padding-bottom="0.0138in" fo:padding-right="0.0555in" style:shadow="none"/>
    </style:style>
    <style:style style:name="T207" style:parent-style-name="Policepardéfaut" style:family="text">
      <style:text-properties fo:font-variant="small-caps" style:language-asian="fr" style:country-asian="FR"/>
    </style:style>
    <style:style style:name="T208" style:parent-style-name="Policepardéfaut" style:family="text">
      <style:text-properties style:language-asian="fr" style:country-asian="FR"/>
    </style:style>
    <style:style style:name="T209" style:parent-style-name="Policepardéfaut" style:family="text">
      <style:text-properties style:language-asian="fr" style:country-asian="FR"/>
    </style:style>
    <style:style style:name="T210" style:parent-style-name="Policepardéfaut" style:family="text">
      <style:text-properties style:font-size-complex="12pt" style:language-asian="fr" style:country-asian="FR"/>
    </style:style>
    <style:style style:name="T211" style:parent-style-name="Policepardéfaut" style:family="text">
      <style:text-properties style:font-size-complex="12pt" style:language-asian="fr" style:country-asian="FR"/>
    </style:style>
    <style:style style:name="T212" style:parent-style-name="Policepardéfaut" style:family="text">
      <style:text-properties style:font-size-complex="12pt" style:language-asian="fr" style:country-asian="FR"/>
    </style:style>
    <style:style style:name="T213" style:parent-style-name="Policepardéfaut" style:family="text">
      <style:text-properties style:font-size-complex="12pt" style:language-asian="fr" style:country-asian="FR"/>
    </style:style>
    <style:style style:name="T214" style:parent-style-name="Policepardéfaut" style:family="text">
      <style:text-properties style:font-size-complex="12pt" style:language-asian="fr" style:country-asian="FR"/>
    </style:style>
    <style:style style:name="P215" style:parent-style-name="Corpsdetexte" style:family="paragraph">
      <style:paragraph-properties fo:border="0.0069in solid #000000" fo:padding-top="0.0138in" fo:padding-left="0.0555in" fo:padding-bottom="0.0138in" fo:padding-right="0.0555in" style:shadow="none"/>
    </style:style>
    <style:style style:name="T216" style:parent-style-name="Policepardéfaut" style:family="text">
      <style:text-properties fo:font-variant="small-caps" style:language-asian="fr" style:country-asian="FR"/>
    </style:style>
    <style:style style:name="T217" style:parent-style-name="Policepardéfaut" style:family="text">
      <style:text-properties style:language-asian="fr" style:country-asian="FR"/>
    </style:style>
    <style:style style:name="T218" style:parent-style-name="Policepardéfaut" style:family="text">
      <style:text-properties style:language-asian="fr" style:country-asian="FR"/>
    </style:style>
    <style:style style:name="T219" style:parent-style-name="Policepardéfaut" style:family="text">
      <style:text-properties style:language-asian="fr" style:country-asian="FR"/>
    </style:style>
    <style:style style:name="P220" style:parent-style-name="Corpsdetexte" style:family="paragraph">
      <style:paragraph-properties fo:border="0.0069in solid #000000" fo:padding-top="0.0138in" fo:padding-left="0.0555in" fo:padding-bottom="0.0138in" fo:padding-right="0.0555in" style:shadow="none"/>
    </style:style>
    <style:style style:name="T221" style:parent-style-name="Policepardéfaut" style:family="text">
      <style:text-properties fo:font-variant="small-caps" style:language-asian="fr" style:country-asian="FR"/>
    </style:style>
    <style:style style:name="T222" style:parent-style-name="Policepardéfaut" style:family="text">
      <style:text-properties style:language-asian="fr" style:country-asian="FR"/>
    </style:style>
    <style:style style:name="P223" style:parent-style-name="Corpsdetexte" style:family="paragraph">
      <style:paragraph-properties fo:border="0.0069in solid #000000" fo:padding-top="0.0138in" fo:padding-left="0.0555in" fo:padding-bottom="0.0138in" fo:padding-right="0.0555in" style:shadow="none"/>
    </style:style>
    <style:style style:name="T224" style:parent-style-name="Policepardéfaut" style:family="text">
      <style:text-properties fo:font-variant="small-caps" style:language-asian="fr" style:country-asian="FR"/>
    </style:style>
    <style:style style:name="T225" style:parent-style-name="Policepardéfaut" style:family="text">
      <style:text-properties style:language-asian="fr" style:country-asian="FR"/>
    </style:style>
    <style:style style:name="T226" style:parent-style-name="Policepardéfaut" style:family="text">
      <style:text-properties fo:font-style="italic" style:font-style-asian="italic" style:language-asian="fr" style:country-asian="FR"/>
    </style:style>
    <style:style style:name="T227" style:parent-style-name="Policepardéfaut" style:family="text">
      <style:text-properties style:language-asian="fr" style:country-asian="FR"/>
    </style:style>
    <style:style style:name="T228" style:parent-style-name="Policepardéfaut" style:family="text">
      <style:text-properties style:language-asian="fr" style:country-asian="FR"/>
    </style:style>
    <style:style style:name="P229" style:parent-style-name="Corpsdetexte" style:family="paragraph">
      <style:paragraph-properties fo:border="0.0069in solid #000000" fo:padding-top="0.0138in" fo:padding-left="0.0555in" fo:padding-bottom="0.0138in" fo:padding-right="0.0555in" style:shadow="none"/>
    </style:style>
    <style:style style:name="T230" style:parent-style-name="Policepardéfaut" style:family="text">
      <style:text-properties fo:font-variant="small-caps" style:language-asian="fr" style:country-asian="FR"/>
    </style:style>
    <style:style style:name="T231" style:parent-style-name="Policepardéfaut" style:family="text">
      <style:text-properties style:language-asian="fr" style:country-asian="FR"/>
    </style:style>
    <style:style style:name="P232" style:parent-style-name="Corpsdetexte" style:family="paragraph">
      <style:paragraph-properties fo:border="0.0069in solid #000000" fo:padding-top="0.0138in" fo:padding-left="0.0555in" fo:padding-bottom="0.0138in" fo:padding-right="0.0555in" style:shadow="none"/>
    </style:style>
    <style:style style:name="T233" style:parent-style-name="Policepardéfaut" style:family="text">
      <style:text-properties fo:font-variant="small-caps" style:language-asian="fr" style:country-asian="FR"/>
    </style:style>
    <style:style style:name="T234" style:parent-style-name="Policepardéfaut" style:family="text">
      <style:text-properties style:language-asian="fr" style:country-asian="FR"/>
    </style:style>
    <style:style style:name="T235" style:parent-style-name="Policepardéfaut" style:family="text">
      <style:text-properties fo:font-style="italic" style:font-style-asian="italic" style:language-asian="fr" style:country-asian="FR"/>
    </style:style>
    <style:style style:name="T236" style:parent-style-name="Policepardéfaut" style:family="text">
      <style:text-properties style:language-asian="fr" style:country-asian="FR"/>
    </style:style>
    <style:style style:name="T237" style:parent-style-name="Policepardéfaut" style:family="text">
      <style:text-properties style:language-asian="fr" style:country-asian="FR"/>
    </style:style>
    <style:style style:name="T238" style:parent-style-name="Policepardéfaut" style:family="text">
      <style:text-properties style:font-size-complex="12pt" style:language-asian="fr" style:country-asian="FR"/>
    </style:style>
    <style:style style:name="P239" style:parent-style-name="Corpsdetexte" style:family="paragraph">
      <style:paragraph-properties fo:border="0.0069in solid #000000" fo:padding-top="0.0138in" fo:padding-left="0.0555in" fo:padding-bottom="0.0138in" fo:padding-right="0.0555in" style:shadow="none"/>
    </style:style>
    <style:style style:name="T240" style:parent-style-name="Policepardéfaut" style:family="text">
      <style:text-properties fo:font-variant="small-caps" style:language-asian="fr" style:country-asian="FR"/>
    </style:style>
    <style:style style:name="T241" style:parent-style-name="Policepardéfaut" style:family="text">
      <style:text-properties style:language-asian="fr" style:country-asian="FR"/>
    </style:style>
    <style:style style:name="P242" style:parent-style-name="Corpsdetexte" style:family="paragraph">
      <style:paragraph-properties fo:border="0.0069in solid #000000" fo:padding-top="0.0138in" fo:padding-left="0.0555in" fo:padding-bottom="0.0138in" fo:padding-right="0.0555in" style:shadow="none"/>
      <style:text-properties style:language-asian="fr" style:country-asian="FR"/>
    </style:style>
    <style:style style:name="P243" style:parent-style-name="Corpsdetexte" style:family="paragraph">
      <style:paragraph-properties fo:border="0.0069in solid #000000" fo:padding-top="0.0138in" fo:padding-left="0.0555in" fo:padding-bottom="0.0138in" fo:padding-right="0.0555in" style:shadow="none"/>
    </style:style>
    <style:style style:name="T244" style:parent-style-name="Policepardéfaut" style:family="text">
      <style:text-properties fo:font-variant="small-caps" style:language-asian="fr" style:country-asian="FR"/>
    </style:style>
    <style:style style:name="T245" style:parent-style-name="Policepardéfaut" style:family="text">
      <style:text-properties style:language-asian="fr" style:country-asian="FR"/>
    </style:style>
    <style:style style:name="P246" style:parent-style-name="Corpsdetexte" style:family="paragraph">
      <style:paragraph-properties fo:border="0.0069in solid #000000" fo:padding-top="0.0138in" fo:padding-left="0.0555in" fo:padding-bottom="0.0138in" fo:padding-right="0.0555in" style:shadow="none"/>
    </style:style>
    <style:style style:name="T247" style:parent-style-name="Policepardéfaut" style:family="text">
      <style:text-properties fo:font-variant="small-caps" style:language-asian="fr" style:country-asian="FR"/>
    </style:style>
    <style:style style:name="T248" style:parent-style-name="Policepardéfaut" style:family="text">
      <style:text-properties style:language-asian="fr" style:country-asian="FR"/>
    </style:style>
    <style:style style:name="T249" style:parent-style-name="Policepardéfaut" style:family="text">
      <style:text-properties style:language-asian="fr" style:country-asian="FR"/>
    </style:style>
    <style:style style:name="P250" style:parent-style-name="Corpsdetexte" style:family="paragraph">
      <style:paragraph-properties fo:border="0.0069in solid #000000" fo:padding-top="0.0138in" fo:padding-left="0.0555in" fo:padding-bottom="0.0138in" fo:padding-right="0.0555in" style:shadow="none"/>
    </style:style>
    <style:style style:name="T251" style:parent-style-name="Policepardéfaut" style:family="text">
      <style:text-properties fo:font-variant="small-caps" style:language-asian="fr" style:country-asian="FR"/>
    </style:style>
    <style:style style:name="T252" style:parent-style-name="Policepardéfaut" style:family="text">
      <style:text-properties style:language-asian="fr" style:country-asian="FR"/>
    </style:style>
    <style:style style:name="T253" style:parent-style-name="Policepardéfaut" style:family="text">
      <style:text-properties style:language-asian="fr" style:country-asian="FR"/>
    </style:style>
    <style:style style:name="T254" style:parent-style-name="Policepardéfaut" style:family="text">
      <style:text-properties style:language-asian="fr" style:country-asian="FR"/>
    </style:style>
    <style:style style:name="P255" style:parent-style-name="Corpsdetexte" style:family="paragraph">
      <style:paragraph-properties fo:border="0.0069in solid #000000" fo:padding-top="0.0138in" fo:padding-left="0.0555in" fo:padding-bottom="0.0138in" fo:padding-right="0.0555in" style:shadow="none"/>
    </style:style>
    <style:style style:name="T256" style:parent-style-name="Policepardéfaut" style:family="text">
      <style:text-properties fo:font-variant="small-caps" style:language-asian="fr" style:country-asian="FR"/>
    </style:style>
    <style:style style:name="T257" style:parent-style-name="Policepardéfaut" style:family="text">
      <style:text-properties style:language-asian="fr" style:country-asian="FR"/>
    </style:style>
    <style:style style:name="T258" style:parent-style-name="Policepardéfaut" style:family="text">
      <style:text-properties fo:font-style="italic" style:font-style-asian="italic" style:language-asian="fr" style:country-asian="FR"/>
    </style:style>
    <style:style style:name="T259" style:parent-style-name="Policepardéfaut" style:family="text">
      <style:text-properties fo:font-style="italic" style:font-style-asian="italic" style:language-asian="fr" style:country-asian="FR"/>
    </style:style>
    <style:style style:name="T260" style:parent-style-name="Policepardéfaut" style:family="text">
      <style:text-properties style:language-asian="fr" style:country-asian="FR"/>
    </style:style>
    <style:style style:name="P261" style:parent-style-name="Corpsdetexte" style:family="paragraph">
      <style:paragraph-properties fo:border="0.0069in solid #000000" fo:padding-top="0.0138in" fo:padding-left="0.0555in" fo:padding-bottom="0.0138in" fo:padding-right="0.0555in" style:shadow="none"/>
    </style:style>
    <style:style style:name="T262" style:parent-style-name="Policepardéfaut" style:family="text">
      <style:text-properties fo:font-variant="small-caps" style:language-asian="fr" style:country-asian="FR"/>
    </style:style>
    <style:style style:name="T263" style:parent-style-name="Policepardéfaut" style:family="text">
      <style:text-properties style:language-asian="fr" style:country-asian="FR"/>
    </style:style>
    <style:style style:name="T264" style:parent-style-name="Policepardéfaut" style:family="text">
      <style:text-properties style:language-asian="fr" style:country-asian="FR"/>
    </style:style>
    <style:style style:name="P265" style:parent-style-name="Corpsdetexte" style:family="paragraph">
      <style:paragraph-properties fo:border="0.0069in solid #000000" fo:padding-top="0.0138in" fo:padding-left="0.0555in" fo:padding-bottom="0.0138in" fo:padding-right="0.0555in" style:shadow="none"/>
    </style:style>
    <style:style style:name="T266" style:parent-style-name="Policepardéfaut" style:family="text">
      <style:text-properties fo:font-variant="small-caps" style:language-asian="fr" style:country-asian="FR"/>
    </style:style>
    <style:style style:name="T267" style:parent-style-name="Policepardéfaut" style:family="text">
      <style:text-properties style:language-asian="fr" style:country-asian="FR"/>
    </style:style>
    <style:style style:name="T268" style:parent-style-name="Policepardéfaut" style:family="text">
      <style:text-properties style:language-asian="fr" style:country-asian="FR"/>
    </style:style>
    <style:style style:name="T269" style:parent-style-name="Policepardéfaut" style:family="text">
      <style:text-properties style:font-size-complex="12pt" style:language-asian="fr" style:country-asian="FR"/>
    </style:style>
    <style:style style:name="T270" style:parent-style-name="Policepardéfaut" style:family="text">
      <style:text-properties style:font-size-complex="12pt" style:language-asian="fr" style:country-asian="FR"/>
    </style:style>
    <style:style style:name="P271" style:parent-style-name="Corpsdetexte" style:family="paragraph">
      <style:paragraph-properties fo:border="0.0069in solid #000000" fo:padding-top="0.0138in" fo:padding-left="0.0555in" fo:padding-bottom="0.0138in" fo:padding-right="0.0555in" style:shadow="none"/>
    </style:style>
    <style:style style:name="T272" style:parent-style-name="Policepardéfaut" style:family="text">
      <style:text-properties fo:font-variant="small-caps" style:language-asian="fr" style:country-asian="FR"/>
    </style:style>
    <style:style style:name="T273" style:parent-style-name="Policepardéfaut" style:family="text">
      <style:text-properties style:language-asian="fr" style:country-asian="FR"/>
    </style:style>
    <style:style style:name="T274" style:parent-style-name="Policepardéfaut" style:family="text">
      <style:text-properties style:language-asian="fr" style:country-asian="FR"/>
    </style:style>
    <style:style style:name="P275" style:parent-style-name="Corpsdetexte" style:family="paragraph">
      <style:paragraph-properties fo:border="0.0069in solid #000000" fo:padding-top="0.0138in" fo:padding-left="0.0555in" fo:padding-bottom="0.0138in" fo:padding-right="0.0555in" style:shadow="none"/>
    </style:style>
    <style:style style:name="T276" style:parent-style-name="Policepardéfaut" style:family="text">
      <style:text-properties fo:font-variant="small-caps" style:language-asian="fr" style:country-asian="FR"/>
    </style:style>
    <style:style style:name="T277" style:parent-style-name="Policepardéfaut" style:family="text">
      <style:text-properties style:language-asian="fr" style:country-asian="FR"/>
    </style:style>
    <style:style style:name="T278" style:parent-style-name="Policepardéfaut" style:family="text">
      <style:text-properties fo:font-style="italic" style:font-style-asian="italic" style:language-asian="fr" style:country-asian="FR"/>
    </style:style>
    <style:style style:name="T279" style:parent-style-name="Policepardéfaut" style:family="text">
      <style:text-properties style:language-asian="fr" style:country-asian="FR"/>
    </style:style>
    <style:style style:name="P280" style:parent-style-name="Corpsdetexte" style:family="paragraph">
      <style:paragraph-properties fo:border="0.0069in solid #000000" fo:padding-top="0.0138in" fo:padding-left="0.0555in" fo:padding-bottom="0.0138in" fo:padding-right="0.0555in" style:shadow="none"/>
    </style:style>
    <style:style style:name="T281" style:parent-style-name="Policepardéfaut" style:family="text">
      <style:text-properties fo:font-variant="small-caps" style:language-asian="fr" style:country-asian="FR"/>
    </style:style>
    <style:style style:name="T282" style:parent-style-name="Policepardéfaut" style:family="text">
      <style:text-properties style:language-asian="fr" style:country-asian="FR"/>
    </style:style>
    <style:style style:name="T283" style:parent-style-name="Policepardéfaut" style:family="text">
      <style:text-properties style:language-asian="fr" style:country-asian="FR"/>
    </style:style>
    <style:style style:name="P284" style:parent-style-name="Corpsdetexte" style:family="paragraph">
      <style:paragraph-properties fo:border="0.0069in solid #000000" fo:padding-top="0.0138in" fo:padding-left="0.0555in" fo:padding-bottom="0.0138in" fo:padding-right="0.0555in" style:shadow="none"/>
    </style:style>
    <style:style style:name="T285" style:parent-style-name="Policepardéfaut" style:family="text">
      <style:text-properties fo:font-variant="small-caps" style:language-asian="fr" style:country-asian="FR"/>
    </style:style>
    <style:style style:name="T286" style:parent-style-name="Policepardéfaut" style:family="text">
      <style:text-properties style:language-asian="fr" style:country-asian="FR"/>
    </style:style>
    <style:style style:name="T287" style:parent-style-name="Policepardéfaut" style:family="text">
      <style:text-properties fo:font-style="italic" style:font-style-asian="italic" style:language-asian="fr" style:country-asian="FR"/>
    </style:style>
    <style:style style:name="T288" style:parent-style-name="Policepardéfaut" style:family="text">
      <style:text-properties style:language-asian="fr" style:country-asian="FR"/>
    </style:style>
    <style:style style:name="T289" style:parent-style-name="Policepardéfaut" style:family="text">
      <style:text-properties style:language-asian="fr" style:country-asian="FR"/>
    </style:style>
    <style:style style:name="T290" style:parent-style-name="Policepardéfaut" style:family="text">
      <style:text-properties style:language-asian="fr" style:country-asian="FR"/>
    </style:style>
    <style:style style:name="P291" style:parent-style-name="Corpsdetexte" style:family="paragraph">
      <style:paragraph-properties fo:border="0.0069in solid #000000" fo:padding-top="0.0138in" fo:padding-left="0.0555in" fo:padding-bottom="0.0138in" fo:padding-right="0.0555in" style:shadow="none"/>
    </style:style>
    <style:style style:name="T292" style:parent-style-name="Policepardéfaut" style:family="text">
      <style:text-properties fo:font-variant="small-caps" style:language-asian="fr" style:country-asian="FR"/>
    </style:style>
    <style:style style:name="T293" style:parent-style-name="Policepardéfaut" style:family="text">
      <style:text-properties style:language-asian="fr" style:country-asian="FR"/>
    </style:style>
    <style:style style:name="P294" style:parent-style-name="Corpsdetexte" style:family="paragraph">
      <style:paragraph-properties fo:border="0.0069in solid #000000" fo:padding-top="0.0138in" fo:padding-left="0.0555in" fo:padding-bottom="0.0138in" fo:padding-right="0.0555in" style:shadow="none"/>
    </style:style>
    <style:style style:name="T295" style:parent-style-name="Policepardéfaut" style:family="text">
      <style:text-properties fo:font-variant="small-caps" style:language-asian="fr" style:country-asian="FR"/>
    </style:style>
    <style:style style:name="T296" style:parent-style-name="Policepardéfaut" style:family="text">
      <style:text-properties style:language-asian="fr" style:country-asian="FR"/>
    </style:style>
    <style:style style:name="T297" style:parent-style-name="Policepardéfaut" style:family="text">
      <style:text-properties style:font-size-complex="12pt" style:language-asian="fr" style:country-asian="FR"/>
    </style:style>
    <style:style style:name="P298" style:parent-style-name="Corpsdetexte" style:family="paragraph">
      <style:paragraph-properties fo:border="0.0069in solid #000000" fo:padding-top="0.0138in" fo:padding-left="0.0555in" fo:padding-bottom="0.0138in" fo:padding-right="0.0555in" style:shadow="none"/>
    </style:style>
    <style:style style:name="T299" style:parent-style-name="Policepardéfaut" style:family="text">
      <style:text-properties fo:font-variant="small-caps" style:language-asian="fr" style:country-asian="FR"/>
    </style:style>
    <style:style style:name="T300" style:parent-style-name="Policepardéfaut" style:family="text">
      <style:text-properties style:language-asian="fr" style:country-asian="FR"/>
    </style:style>
    <style:style style:name="P301" style:parent-style-name="Corpsdetexte" style:family="paragraph">
      <style:paragraph-properties fo:border="0.0069in solid #000000" fo:padding-top="0.0138in" fo:padding-left="0.0555in" fo:padding-bottom="0.0138in" fo:padding-right="0.0555in" style:shadow="none"/>
    </style:style>
    <style:style style:name="T302" style:parent-style-name="Policepardéfaut" style:family="text">
      <style:text-properties fo:font-variant="small-caps" style:language-asian="fr" style:country-asian="FR"/>
    </style:style>
    <style:style style:name="T303" style:parent-style-name="Policepardéfaut" style:family="text">
      <style:text-properties style:language-asian="fr" style:country-asian="FR"/>
    </style:style>
    <style:style style:name="T304" style:parent-style-name="Policepardéfaut" style:family="text">
      <style:text-properties style:language-asian="fr" style:country-asian="FR"/>
    </style:style>
    <style:style style:name="P305" style:parent-style-name="Corpsdetexte" style:family="paragraph">
      <style:paragraph-properties fo:border="0.0069in solid #000000" fo:padding-top="0.0138in" fo:padding-left="0.0555in" fo:padding-bottom="0.0138in" fo:padding-right="0.0555in" style:shadow="none"/>
    </style:style>
    <style:style style:name="T306" style:parent-style-name="Policepardéfaut" style:family="text">
      <style:text-properties fo:font-variant="small-caps" style:language-asian="fr" style:country-asian="FR"/>
    </style:style>
    <style:style style:name="T307" style:parent-style-name="Policepardéfaut" style:family="text">
      <style:text-properties style:language-asian="fr" style:country-asian="FR"/>
    </style:style>
    <style:style style:name="P308" style:parent-style-name="Corpsdetexte" style:family="paragraph">
      <style:paragraph-properties fo:border="0.0069in solid #000000" fo:padding-top="0.0138in" fo:padding-left="0.0555in" fo:padding-bottom="0.0138in" fo:padding-right="0.0555in" style:shadow="none"/>
    </style:style>
    <style:style style:name="T309" style:parent-style-name="Policepardéfaut" style:family="text">
      <style:text-properties fo:font-variant="small-caps" style:language-asian="fr" style:country-asian="FR"/>
    </style:style>
    <style:style style:name="T310" style:parent-style-name="Policepardéfaut" style:family="text">
      <style:text-properties style:language-asian="fr" style:country-asian="FR"/>
    </style:style>
    <style:style style:name="P311" style:parent-style-name="Corpsdetexte" style:family="paragraph">
      <style:paragraph-properties fo:border="0.0069in solid #000000" fo:padding-top="0.0138in" fo:padding-left="0.0555in" fo:padding-bottom="0.0138in" fo:padding-right="0.0555in" style:shadow="none"/>
    </style:style>
    <style:style style:name="T312" style:parent-style-name="Policepardéfaut" style:family="text">
      <style:text-properties fo:font-variant="small-caps" style:language-asian="fr" style:country-asian="FR"/>
    </style:style>
    <style:style style:name="T313" style:parent-style-name="Policepardéfaut" style:family="text">
      <style:text-properties style:language-asian="fr" style:country-asian="FR"/>
    </style:style>
    <style:style style:name="T314" style:parent-style-name="Policepardéfaut" style:family="text">
      <style:text-properties style:language-asian="fr" style:country-asian="FR"/>
    </style:style>
    <style:style style:name="P315" style:parent-style-name="Corpsdetexte" style:family="paragraph">
      <style:paragraph-properties fo:border="0.0069in solid #000000" fo:padding-top="0.0138in" fo:padding-left="0.0555in" fo:padding-bottom="0.0138in" fo:padding-right="0.0555in" style:shadow="none"/>
    </style:style>
    <style:style style:name="T316" style:parent-style-name="Policepardéfaut" style:family="text">
      <style:text-properties fo:font-variant="small-caps" style:language-asian="fr" style:country-asian="FR"/>
    </style:style>
    <style:style style:name="T317" style:parent-style-name="Policepardéfaut" style:family="text">
      <style:text-properties style:language-asian="fr" style:country-asian="FR"/>
    </style:style>
    <style:style style:name="P318" style:parent-style-name="Corpsdetexte" style:family="paragraph">
      <style:paragraph-properties fo:border="0.0069in solid #000000" fo:padding-top="0.0138in" fo:padding-left="0.0555in" fo:padding-bottom="0.0138in" fo:padding-right="0.0555in" style:shadow="none"/>
    </style:style>
    <style:style style:name="T319" style:parent-style-name="Policepardéfaut" style:family="text">
      <style:text-properties fo:font-variant="small-caps" style:language-asian="fr" style:country-asian="FR"/>
    </style:style>
    <style:style style:name="T320" style:parent-style-name="Policepardéfaut" style:family="text">
      <style:text-properties style:language-asian="fr" style:country-asian="FR"/>
    </style:style>
    <style:style style:name="T321" style:parent-style-name="Policepardéfaut" style:family="text">
      <style:text-properties style:language-asian="fr" style:country-asian="FR"/>
    </style:style>
    <style:style style:name="P322" style:parent-style-name="Corpsdetexte" style:family="paragraph">
      <style:paragraph-properties fo:border="0.0069in solid #000000" fo:padding-top="0.0138in" fo:padding-left="0.0555in" fo:padding-bottom="0.0138in" fo:padding-right="0.0555in" style:shadow="none"/>
    </style:style>
    <style:style style:name="T323" style:parent-style-name="Policepardéfaut" style:family="text">
      <style:text-properties fo:font-variant="small-caps" style:language-asian="fr" style:country-asian="FR"/>
    </style:style>
    <style:style style:name="T324" style:parent-style-name="Policepardéfaut" style:family="text">
      <style:text-properties style:language-asian="fr" style:country-asian="FR"/>
    </style:style>
    <style:style style:name="T325" style:parent-style-name="Policepardéfaut" style:family="text">
      <style:text-properties style:language-asian="fr" style:country-asian="FR"/>
    </style:style>
    <style:style style:name="T326" style:parent-style-name="Policepardéfaut" style:family="text">
      <style:text-properties style:language-asian="fr" style:country-asian="FR"/>
    </style:style>
    <style:style style:name="T327" style:parent-style-name="Policepardéfaut" style:family="text">
      <style:text-properties style:font-size-complex="12pt" style:language-asian="fr" style:country-asian="FR"/>
    </style:style>
    <style:style style:name="P328" style:parent-style-name="quote.l" style:family="paragraph">
      <style:text-properties style:language-asian="fr" style:country-asian="FR"/>
    </style:style>
    <style:style style:name="T329" style:parent-style-name="Policepardéfaut" style:family="text">
      <style:text-properties style:language-asian="fr" style:country-asian="FR"/>
    </style:style>
    <style:style style:name="T330" style:parent-style-name="Policepardéfaut" style:family="text">
      <style:text-properties style:language-asian="fr" style:country-asian="FR"/>
    </style:style>
    <style:style style:name="T331" style:parent-style-name="Policepardéfaut" style:family="text">
      <style:text-properties style:language-asian="fr" style:country-asian="FR"/>
    </style:style>
    <style:style style:name="T332" style:parent-style-name="Policepardéfaut" style:family="text">
      <style:text-properties style:language-asian="fr" style:country-asian="FR"/>
    </style:style>
    <style:style style:name="T333" style:parent-style-name="Policepardéfaut" style:family="text">
      <style:text-properties style:language-asian="fr" style:country-asian="FR"/>
    </style:style>
    <style:style style:name="P334" style:parent-style-name="Corpsdetexte" style:family="paragraph">
      <style:text-properties style:language-asian="fr" style:country-asian="FR"/>
    </style:style>
    <style:style style:name="T335" style:parent-style-name="Policepardéfaut" style:family="text">
      <style:text-properties style:language-asian="fr" style:country-asian="FR"/>
    </style:style>
    <style:style style:name="T336" style:parent-style-name="Policepardéfaut" style:family="text">
      <style:text-properties style:language-asian="fr" style:country-asian="FR"/>
    </style:style>
    <style:style style:name="T337" style:parent-style-name="quote.c" style:family="text">
      <style:text-properties fo:font-style="italic" style:font-style-asian="italic"/>
    </style:style>
    <style:style style:name="T338" style:parent-style-name="Policepardéfaut" style:family="text">
      <style:text-properties style:language-asian="fr" style:country-asian="FR"/>
    </style:style>
    <style:style style:name="T339" style:parent-style-name="Policepardéfaut" style:family="text">
      <style:text-properties style:language-asian="fr" style:country-asian="FR"/>
    </style:style>
    <style:style style:name="T340" style:parent-style-name="Policepardéfaut" style:family="text">
      <style:text-properties style:language-asian="fr" style:country-asian="FR"/>
    </style:style>
    <style:style style:name="T341" style:parent-style-name="Policepardéfaut" style:family="text">
      <style:text-properties style:language-asian="fr" style:country-asian="FR"/>
    </style:style>
    <style:style style:name="T342" style:parent-style-name="Policepardéfaut" style:family="text">
      <style:text-properties style:language-asian="fr" style:country-asian="FR"/>
    </style:style>
    <style:style style:name="T343" style:parent-style-name="Appelnotedebasdep." style:family="text">
      <style:text-properties style:language-asian="fr" style:country-asian="FR"/>
    </style:style>
    <style:style style:name="T344" style:parent-style-name="Policepardéfaut" style:family="text">
      <style:text-properties style:language-asian="fr" style:country-asian="FR"/>
    </style:style>
    <style:style style:name="T345" style:parent-style-name="Policepardéfaut" style:family="text">
      <style:text-properties style:language-asian="fr" style:country-asian="FR"/>
    </style:style>
    <style:style style:name="T346" style:parent-style-name="Policepardéfaut" style:family="text">
      <style:text-properties style:language-asian="fr" style:country-asian="FR"/>
    </style:style>
    <style:style style:name="T347" style:parent-style-name="Policepardéfaut" style:family="text">
      <style:text-properties style:font-size-complex="12pt" style:language-asian="fr" style:country-asian="FR"/>
    </style:style>
    <style:style style:name="T348" style:parent-style-name="Policepardéfaut" style:family="text">
      <style:text-properties style:font-size-complex="12pt" style:language-asian="fr" style:country-asian="FR"/>
    </style:style>
    <style:style style:name="T349" style:parent-style-name="Policepardéfaut" style:family="text">
      <style:text-properties style:language-asian="fr" style:country-asian="FR"/>
    </style:style>
    <style:style style:name="T350" style:parent-style-name="Policepardéfaut" style:family="text">
      <style:text-properties style:language-asian="fr" style:country-asian="FR"/>
    </style:style>
    <style:style style:name="T351" style:parent-style-name="Policepardéfaut" style:family="text">
      <style:text-properties style:language-asian="fr" style:country-asian="FR"/>
    </style:style>
    <style:style style:name="T352" style:parent-style-name="Policepardéfaut" style:family="text">
      <style:text-properties style:language-asian="fr" style:country-asian="FR"/>
    </style:style>
    <style:style style:name="T353" style:parent-style-name="Appelnotedebasdep." style:family="text">
      <style:text-properties style:language-asian="fr" style:country-asian="FR"/>
    </style:style>
    <style:style style:name="T354" style:parent-style-name="Policepardéfaut" style:family="text">
      <style:text-properties style:language-asian="fr" style:country-asian="FR"/>
    </style:style>
    <style:style style:name="T355" style:parent-style-name="Policepardéfaut" style:family="text">
      <style:text-properties fo:font-style="italic" style:font-style-asian="italic" style:language-asian="fr" style:country-asian="FR"/>
    </style:style>
    <style:style style:name="T356" style:parent-style-name="Policepardéfaut" style:family="text">
      <style:text-properties style:language-asian="fr" style:country-asian="FR"/>
    </style:style>
    <style:style style:name="T357" style:parent-style-name="Policepardéfaut" style:family="text">
      <style:text-properties fo:font-style="italic" style:font-style-asian="italic" style:language-asian="fr" style:country-asian="FR"/>
    </style:style>
    <style:style style:name="T358" style:parent-style-name="Policepardéfaut" style:family="text">
      <style:text-properties style:language-asian="fr" style:country-asian="FR"/>
    </style:style>
    <style:style style:name="T359" style:parent-style-name="Policepardéfaut" style:family="text">
      <style:text-properties style:language-asian="fr" style:country-asian="FR"/>
    </style:style>
    <style:style style:name="T360" style:parent-style-name="Policepardéfaut" style:family="text">
      <style:text-properties style:language-asian="fr" style:country-asian="FR"/>
    </style:style>
    <style:style style:name="T361" style:parent-style-name="Policepardéfaut" style:family="text">
      <style:text-properties fo:font-style="italic" style:font-style-asian="italic" style:language-asian="fr" style:country-asian="FR"/>
    </style:style>
    <style:style style:name="T362" style:parent-style-name="Policepardéfaut" style:family="text">
      <style:text-properties style:language-asian="fr" style:country-asian="FR"/>
    </style:style>
    <style:style style:name="T363" style:parent-style-name="Policepardéfaut" style:family="text">
      <style:text-properties style:language-asian="fr" style:country-asian="FR"/>
    </style:style>
    <style:style style:name="T364" style:parent-style-name="Policepardéfaut" style:family="text">
      <style:text-properties style:font-size-complex="12pt" style:language-asian="fr" style:country-asian="FR"/>
    </style:style>
    <style:style style:name="T365" style:parent-style-name="Policepardéfaut" style:family="text">
      <style:text-properties style:font-size-complex="12pt" style:language-asian="fr" style:country-asian="FR"/>
    </style:style>
    <style:style style:name="T366" style:parent-style-name="Policepardéfaut" style:family="text">
      <style:text-properties style:font-size-complex="12pt" style:language-asian="fr" style:country-asian="FR"/>
    </style:style>
    <style:style style:name="P367" style:parent-style-name="quote.l" style:family="paragraph">
      <style:text-properties fo:font-style="italic" style:font-style-asian="italic" style:language-asian="fr" style:country-asian="FR"/>
    </style:style>
    <style:style style:name="P368" style:parent-style-name="quote.l" style:family="paragraph">
      <style:text-properties fo:font-style="italic" style:font-style-asian="italic" style:language-asian="fr" style:country-asian="FR"/>
    </style:style>
    <style:style style:name="T369" style:parent-style-name="Policepardéfaut" style:family="text">
      <style:text-properties style:language-asian="fr" style:country-asian="FR"/>
    </style:style>
    <style:style style:name="T370" style:parent-style-name="Policepardéfaut" style:family="text">
      <style:text-properties style:language-asian="fr" style:country-asian="FR"/>
    </style:style>
    <style:style style:name="T371" style:parent-style-name="Policepardéfaut" style:family="text">
      <style:text-properties style:language-asian="fr" style:country-asian="FR"/>
    </style:style>
    <style:style style:name="T372" style:parent-style-name="Policepardéfaut" style:family="text">
      <style:text-properties style:language-asian="fr" style:country-asian="FR"/>
    </style:style>
    <style:style style:name="T373" style:parent-style-name="Appelnotedebasdep." style:family="text">
      <style:text-properties style:language-asian="fr" style:country-asian="FR"/>
    </style:style>
    <style:style style:name="T374" style:parent-style-name="Policepardéfaut" style:family="text">
      <style:text-properties style:language-asian="fr" style:country-asian="FR"/>
    </style:style>
    <style:style style:name="T375" style:parent-style-name="Policepardéfaut" style:family="text">
      <style:text-properties style:language-asian="fr" style:country-asian="FR"/>
    </style:style>
    <style:style style:name="T376" style:parent-style-name="Policepardéfaut" style:family="text">
      <style:text-properties style:font-size-complex="12pt" style:language-asian="fr" style:country-asian="FR"/>
    </style:style>
    <style:style style:name="T377" style:parent-style-name="Policepardéfaut" style:family="text">
      <style:text-properties style:font-size-complex="12pt" style:language-asian="fr" style:country-asian="FR"/>
    </style:style>
    <style:style style:name="T378" style:parent-style-name="Policepardéfaut" style:family="text">
      <style:text-properties style:language-asian="fr" style:country-asian="FR"/>
    </style:style>
    <style:style style:name="T379" style:parent-style-name="Policepardéfaut" style:family="text">
      <style:text-properties style:language-asian="fr" style:country-asian="FR"/>
    </style:style>
    <style:style style:name="T380" style:parent-style-name="Policepardéfaut" style:family="text">
      <style:text-properties style:language-asian="fr" style:country-asian="FR"/>
    </style:style>
    <style:style style:name="T381" style:parent-style-name="Policepardéfaut" style:family="text">
      <style:text-properties style:language-asian="fr" style:country-asian="FR"/>
    </style:style>
    <style:style style:name="T382" style:parent-style-name="Policepardéfaut" style:family="text">
      <style:text-properties style:language-asian="fr" style:country-asian="FR"/>
    </style:style>
    <style:style style:name="T383" style:parent-style-name="Policepardéfaut" style:family="text">
      <style:text-properties style:language-asian="fr" style:country-asian="FR"/>
    </style:style>
    <style:style style:name="T384" style:parent-style-name="Policepardéfaut" style:family="text">
      <style:text-properties style:language-asian="fr" style:country-asian="FR"/>
    </style:style>
    <style:style style:name="T385" style:parent-style-name="Policepardéfaut" style:family="text">
      <style:text-properties style:language-asian="fr" style:country-asian="FR"/>
    </style:style>
    <style:style style:name="T386" style:parent-style-name="Appelnotedebasdep." style:family="text">
      <style:text-properties style:language-asian="fr" style:country-asian="FR"/>
    </style:style>
    <style:style style:name="T387" style:parent-style-name="Policepardéfaut" style:family="text">
      <style:text-properties style:language-asian="fr" style:country-asian="FR"/>
    </style:style>
    <style:style style:name="T388" style:parent-style-name="Policepardéfaut" style:family="text">
      <style:text-properties style:language-asian="fr" style:country-asian="FR"/>
    </style:style>
    <style:style style:name="T389" style:parent-style-name="Appelnotedebasdep." style:family="text">
      <style:text-properties style:language-asian="fr" style:country-asian="FR"/>
    </style:style>
    <style:style style:name="T390" style:parent-style-name="Policepardéfaut" style:family="text">
      <style:text-properties style:language-asian="fr" style:country-asian="FR"/>
    </style:style>
    <style:style style:name="T391" style:parent-style-name="Policepardéfaut" style:family="text">
      <style:text-properties style:font-size-complex="12pt" style:language-asian="fr" style:country-asian="FR"/>
    </style:style>
    <style:style style:name="T392" style:parent-style-name="Policepardéfaut" style:family="text">
      <style:text-properties fo:font-style="italic" style:font-style-asian="italic" style:font-size-complex="12pt" style:language-asian="fr" style:country-asian="FR"/>
    </style:style>
    <style:style style:name="T393" style:parent-style-name="Policepardéfaut" style:family="text">
      <style:text-properties style:font-size-complex="12pt" style:language-asian="fr" style:country-asian="FR"/>
    </style:style>
    <style:style style:name="T394" style:parent-style-name="Appelnotedebasdep." style:family="text">
      <style:text-properties style:font-size-complex="12pt" style:language-asian="fr" style:country-asian="FR"/>
    </style:style>
    <style:style style:name="T395" style:parent-style-name="Policepardéfaut" style:family="text">
      <style:text-properties style:font-size-complex="12pt" style:language-asian="fr" style:country-asian="FR"/>
    </style:style>
    <style:style style:name="T396" style:parent-style-name="Appelnotedebasdep." style:family="text">
      <style:text-properties style:font-size-complex="12pt" style:language-asian="fr" style:country-asian="FR"/>
    </style:style>
    <style:style style:name="T397" style:parent-style-name="Policepardéfaut" style:family="text">
      <style:text-properties style:font-size-complex="12pt" style:language-asian="fr" style:country-asian="FR"/>
    </style:style>
    <style:style style:name="T398" style:parent-style-name="Policepardéfaut" style:family="text">
      <style:text-properties style:font-size-complex="12pt" style:language-asian="fr" style:country-asian="FR"/>
    </style:style>
    <style:style style:name="T399" style:parent-style-name="Policepardéfaut" style:family="text">
      <style:text-properties style:font-size-complex="12pt" style:language-asian="fr" style:country-asian="FR"/>
    </style:style>
    <style:style style:name="T400" style:parent-style-name="Policepardéfaut" style:family="text">
      <style:text-properties style:font-size-complex="12pt" style:language-asian="fr" style:country-asian="FR"/>
    </style:style>
    <style:style style:name="P401" style:parent-style-name="Corpsdetexte" style:family="paragraph">
      <style:text-properties style:language-asian="fr" style:country-asian="FR"/>
    </style:style>
    <style:style style:name="T402" style:parent-style-name="Policepardéfaut" style:family="text">
      <style:text-properties style:language-asian="fr" style:country-asian="FR"/>
    </style:style>
    <style:style style:name="T403" style:parent-style-name="Policepardéfaut" style:family="text">
      <style:text-properties style:language-asian="fr" style:country-asian="FR"/>
    </style:style>
    <style:style style:name="T404" style:parent-style-name="quote.c" style:family="text">
      <style:text-properties fo:font-style="italic" style:font-style-asian="italic"/>
    </style:style>
    <style:style style:name="T405" style:parent-style-name="Policepardéfaut" style:family="text">
      <style:text-properties style:language-asian="fr" style:country-asian="FR"/>
    </style:style>
    <style:style style:name="T406" style:parent-style-name="Policepardéfaut" style:family="text">
      <style:text-properties style:language-asian="fr" style:country-asian="FR"/>
    </style:style>
    <style:style style:name="T407" style:parent-style-name="Policepardéfaut" style:family="text">
      <style:text-properties style:language-asian="fr" style:country-asian="FR"/>
    </style:style>
    <style:style style:name="T408" style:parent-style-name="Policepardéfaut" style:family="text">
      <style:text-properties style:language-asian="fr" style:country-asian="FR"/>
    </style:style>
    <style:style style:name="T409" style:parent-style-name="Policepardéfaut" style:family="text">
      <style:text-properties style:language-asian="fr" style:country-asian="FR"/>
    </style:style>
    <style:style style:name="T410" style:parent-style-name="Policepardéfaut" style:family="text">
      <style:text-properties style:language-asian="fr" style:country-asian="FR"/>
    </style:style>
    <style:style style:name="T411" style:parent-style-name="Policepardéfaut" style:family="text">
      <style:text-properties style:language-asian="fr" style:country-asian="FR"/>
    </style:style>
    <style:style style:name="T412" style:parent-style-name="Policepardéfaut" style:family="text">
      <style:text-properties style:language-asian="fr" style:country-asian="FR"/>
    </style:style>
    <style:style style:name="T413" style:parent-style-name="Policepardéfaut" style:family="text">
      <style:text-properties style:language-asian="fr" style:country-asian="FR"/>
    </style:style>
    <style:style style:name="P414" style:parent-style-name="Corpsdetexte" style:family="paragraph">
      <style:text-properties style:language-asian="fr" style:country-asian="FR"/>
    </style:style>
    <style:style style:name="T415" style:parent-style-name="Policepardéfaut" style:family="text">
      <style:text-properties style:language-asian="fr" style:country-asian="FR"/>
    </style:style>
    <style:style style:name="T416" style:parent-style-name="Policepardéfaut" style:family="text">
      <style:text-properties style:language-asian="fr" style:country-asian="FR"/>
    </style:style>
    <style:style style:name="P417" style:parent-style-name="Corpsdetexte" style:family="paragraph">
      <style:text-properties style:language-asian="fr" style:country-asian="FR"/>
    </style:style>
    <style:style style:name="T418" style:parent-style-name="Policepardéfaut" style:family="text">
      <style:text-properties style:language-asian="fr" style:country-asian="FR"/>
    </style:style>
    <style:style style:name="T419" style:parent-style-name="Policepardéfaut" style:family="text">
      <style:text-properties style:language-asian="fr" style:country-asian="FR"/>
    </style:style>
    <style:style style:name="T420" style:parent-style-name="Policepardéfaut" style:family="text">
      <style:text-properties style:language-asian="fr" style:country-asian="FR"/>
    </style:style>
    <style:style style:name="T421" style:parent-style-name="Policepardéfaut" style:family="text">
      <style:text-properties fo:font-style="italic" style:font-style-asian="italic" style:language-asian="fr" style:country-asian="FR"/>
    </style:style>
    <style:style style:name="T422" style:parent-style-name="Policepardéfaut" style:family="text">
      <style:text-properties style:language-asian="fr" style:country-asian="FR"/>
    </style:style>
    <style:style style:name="T423" style:parent-style-name="Policepardéfaut" style:family="text">
      <style:text-properties style:language-asian="fr" style:country-asian="FR"/>
    </style:style>
    <style:style style:name="T424" style:parent-style-name="Policepardéfaut" style:family="text">
      <style:text-properties style:language-asian="fr" style:country-asian="FR"/>
    </style:style>
    <style:style style:name="T425" style:parent-style-name="Policepardéfaut" style:family="text">
      <style:text-properties style:language-asian="fr" style:country-asian="FR"/>
    </style:style>
    <style:style style:name="T426" style:parent-style-name="Policepardéfaut" style:family="text">
      <style:text-properties style:language-asian="fr" style:country-asian="FR"/>
    </style:style>
    <style:style style:name="T427" style:parent-style-name="Policepardéfaut" style:family="text">
      <style:text-properties style:language-asian="fr" style:country-asian="FR"/>
    </style:style>
    <style:style style:name="T428" style:parent-style-name="Policepardéfaut" style:family="text">
      <style:text-properties style:language-asian="fr" style:country-asian="FR"/>
    </style:style>
    <style:style style:name="T429" style:parent-style-name="Policepardéfaut" style:family="text">
      <style:text-properties style:language-asian="fr" style:country-asian="FR"/>
    </style:style>
    <style:style style:name="T430" style:parent-style-name="Policepardéfaut" style:family="text">
      <style:text-properties style:language-asian="fr" style:country-asian="FR"/>
    </style:style>
    <style:style style:name="T431" style:parent-style-name="Policepardéfaut" style:family="text">
      <style:text-properties style:language-asian="fr" style:country-asian="FR"/>
    </style:style>
    <style:style style:name="T432" style:parent-style-name="Policepardéfaut" style:family="text">
      <style:text-properties style:language-asian="fr" style:country-asian="FR"/>
    </style:style>
    <style:style style:name="T433" style:parent-style-name="Policepardéfaut" style:family="text">
      <style:text-properties style:language-asian="fr" style:country-asian="FR"/>
    </style:style>
    <style:style style:name="T434" style:parent-style-name="Policepardéfaut" style:family="text">
      <style:text-properties style:language-asian="fr" style:country-asian="FR"/>
    </style:style>
    <style:style style:name="T435" style:parent-style-name="Policepardéfaut" style:family="text">
      <style:text-properties style:language-asian="fr" style:country-asian="FR"/>
    </style:style>
    <style:style style:name="T436" style:parent-style-name="Policepardéfaut" style:family="text">
      <style:text-properties style:language-asian="fr" style:country-asian="FR"/>
    </style:style>
    <style:style style:name="T437" style:parent-style-name="Policepardéfaut" style:family="text">
      <style:text-properties style:language-asian="fr" style:country-asian="FR"/>
    </style:style>
    <style:style style:name="T438" style:parent-style-name="Policepardéfaut" style:family="text">
      <style:text-properties style:language-asian="fr" style:country-asian="FR"/>
    </style:style>
    <style:style style:name="T439" style:parent-style-name="Policepardéfaut" style:family="text">
      <style:text-properties style:language-asian="fr" style:country-asian="FR"/>
    </style:style>
    <style:style style:name="T440" style:parent-style-name="Policepardéfaut" style:family="text">
      <style:text-properties style:language-asian="fr" style:country-asian="FR"/>
    </style:style>
    <style:style style:name="T441" style:parent-style-name="Policepardéfaut" style:family="text">
      <style:text-properties style:language-asian="fr" style:country-asian="FR"/>
    </style:style>
    <style:style style:name="T442" style:parent-style-name="Policepardéfaut" style:family="text">
      <style:text-properties style:language-asian="fr" style:country-asian="FR"/>
    </style:style>
    <style:style style:name="T443" style:parent-style-name="Policepardéfaut" style:family="text">
      <style:text-properties style:language-asian="fr" style:country-asian="FR"/>
    </style:style>
    <style:style style:name="T444" style:parent-style-name="Policepardéfaut" style:family="text">
      <style:text-properties style:language-asian="fr" style:country-asian="FR"/>
    </style:style>
    <style:style style:name="T445" style:parent-style-name="Policepardéfaut" style:family="text">
      <style:text-properties style:font-size-complex="12pt" style:language-asian="fr" style:country-asian="FR"/>
    </style:style>
    <style:style style:name="T446" style:parent-style-name="Policepardéfaut" style:family="text">
      <style:text-properties style:font-size-complex="12pt" style:language-asian="fr" style:country-asian="FR"/>
    </style:style>
    <style:style style:name="T447" style:parent-style-name="Policepardéfaut" style:family="text">
      <style:text-properties style:language-asian="fr" style:country-asian="FR"/>
    </style:style>
    <style:style style:name="T448" style:parent-style-name="Policepardéfaut" style:family="text">
      <style:text-properties style:language-asian="fr" style:country-asian="FR"/>
    </style:style>
    <style:style style:name="T449" style:parent-style-name="Policepardéfaut" style:family="text">
      <style:text-properties style:language-asian="fr" style:country-asian="FR"/>
    </style:style>
    <style:style style:name="T450" style:parent-style-name="Policepardéfaut" style:family="text">
      <style:text-properties style:language-asian="fr" style:country-asian="FR"/>
    </style:style>
    <style:style style:name="T451" style:parent-style-name="Policepardéfaut" style:family="text">
      <style:text-properties fo:font-style="italic" style:font-style-asian="italic" style:language-asian="fr" style:country-asian="FR"/>
    </style:style>
    <style:style style:name="T452" style:parent-style-name="Policepardéfaut" style:family="text">
      <style:text-properties fo:font-style="italic" style:font-style-asian="italic" style:language-asian="fr" style:country-asian="FR"/>
    </style:style>
    <style:style style:name="T453" style:parent-style-name="Policepardéfaut" style:family="text">
      <style:text-properties style:language-asian="fr" style:country-asian="FR"/>
    </style:style>
    <style:style style:name="T454" style:parent-style-name="Policepardéfaut" style:family="text">
      <style:text-properties style:language-asian="fr" style:country-asian="FR"/>
    </style:style>
    <style:style style:name="T455" style:parent-style-name="Policepardéfaut" style:family="text">
      <style:text-properties style:language-asian="fr" style:country-asian="FR"/>
    </style:style>
    <style:style style:name="T456" style:parent-style-name="Policepardéfaut" style:family="text">
      <style:text-properties style:language-asian="fr" style:country-asian="FR"/>
    </style:style>
    <style:style style:name="T457" style:parent-style-name="Policepardéfaut" style:family="text">
      <style:text-properties style:font-size-complex="12pt" style:language-asian="fr" style:country-asian="FR"/>
    </style:style>
    <style:style style:name="T458" style:parent-style-name="Policepardéfaut" style:family="text">
      <style:text-properties style:font-size-complex="12pt" style:language-asian="fr" style:country-asian="FR"/>
    </style:style>
    <style:style style:name="T459" style:parent-style-name="Policepardéfaut" style:family="text">
      <style:text-properties style:font-size-complex="12pt" style:language-asian="fr" style:country-asian="FR"/>
    </style:style>
    <style:style style:name="T460" style:parent-style-name="Policepardéfaut" style:family="text">
      <style:text-properties style:font-size-complex="12pt" style:language-asian="fr" style:country-asian="FR"/>
    </style:style>
    <style:style style:name="T461" style:parent-style-name="Policepardéfaut" style:family="text">
      <style:text-properties style:font-size-complex="12pt" style:language-asian="fr" style:country-asian="FR"/>
    </style:style>
    <style:style style:name="T462" style:parent-style-name="Policepardéfaut" style:family="text">
      <style:text-properties style:font-size-complex="12pt" style:language-asian="fr" style:country-asian="FR"/>
    </style:style>
    <style:style style:name="T463" style:parent-style-name="Policepardéfaut" style:family="text">
      <style:text-properties style:language-asian="fr" style:country-asian="FR"/>
    </style:style>
    <style:style style:name="T464" style:parent-style-name="Policepardéfaut" style:family="text">
      <style:text-properties style:language-asian="fr" style:country-asian="FR"/>
    </style:style>
    <style:style style:name="T465" style:parent-style-name="Policepardéfaut" style:family="text">
      <style:text-properties style:text-position="super 66.6%" style:language-asian="fr" style:country-asian="FR"/>
    </style:style>
    <style:style style:name="T466" style:parent-style-name="Policepardéfaut" style:family="text">
      <style:text-properties style:language-asian="fr" style:country-asian="FR"/>
    </style:style>
    <style:style style:name="T467" style:parent-style-name="Policepardéfaut" style:family="text">
      <style:text-properties style:language-asian="fr" style:country-asian="FR"/>
    </style:style>
    <style:style style:name="T468" style:parent-style-name="Policepardéfaut" style:family="text">
      <style:text-properties style:language-asian="fr" style:country-asian="FR"/>
    </style:style>
    <style:style style:name="T469" style:parent-style-name="Policepardéfaut" style:family="text">
      <style:text-properties style:language-asian="fr" style:country-asian="FR"/>
    </style:style>
    <style:style style:name="T470" style:parent-style-name="Policepardéfaut" style:family="text">
      <style:text-properties style:language-asian="fr" style:country-asian="FR"/>
    </style:style>
    <style:style style:name="T471" style:parent-style-name="Policepardéfaut" style:family="text">
      <style:text-properties style:language-asian="fr" style:country-asian="FR"/>
    </style:style>
    <style:style style:name="T472" style:parent-style-name="Policepardéfaut" style:family="text">
      <style:text-properties style:language-asian="fr" style:country-asian="FR"/>
    </style:style>
    <style:style style:name="T473" style:parent-style-name="Policepardéfaut" style:family="text">
      <style:text-properties style:language-asian="fr" style:country-asian="FR"/>
    </style:style>
    <style:style style:name="T474" style:parent-style-name="Policepardéfaut" style:family="text">
      <style:text-properties style:language-asian="fr" style:country-asian="FR"/>
    </style:style>
    <style:style style:name="T475" style:parent-style-name="Policepardéfaut" style:family="text">
      <style:text-properties style:language-asian="fr" style:country-asian="FR"/>
    </style:style>
    <style:style style:name="T476" style:parent-style-name="Policepardéfaut" style:family="text">
      <style:text-properties style:language-asian="fr" style:country-asian="FR"/>
    </style:style>
    <style:style style:name="T477" style:parent-style-name="Policepardéfaut" style:family="text">
      <style:text-properties style:language-asian="fr" style:country-asian="FR"/>
    </style:style>
    <style:style style:name="T478" style:parent-style-name="Policepardéfaut" style:family="text">
      <style:text-properties style:language-asian="fr" style:country-asian="FR"/>
    </style:style>
    <style:style style:name="T479" style:parent-style-name="Policepardéfaut" style:family="text">
      <style:text-properties style:font-size-complex="12pt" style:language-asian="fr" style:country-asian="FR"/>
    </style:style>
    <style:style style:name="T480" style:parent-style-name="Policepardéfaut" style:family="text">
      <style:text-properties style:font-size-complex="12pt" style:language-asian="fr" style:country-asian="FR"/>
    </style:style>
    <style:style style:name="T481" style:parent-style-name="Policepardéfaut" style:family="text">
      <style:text-properties style:language-asian="fr" style:country-asian="FR"/>
    </style:style>
    <style:style style:name="T482" style:parent-style-name="Policepardéfaut" style:family="text">
      <style:text-properties style:language-asian="fr" style:country-asian="FR"/>
    </style:style>
    <style:style style:name="T483" style:parent-style-name="Policepardéfaut" style:family="text">
      <style:text-properties style:language-asian="fr" style:country-asian="FR"/>
    </style:style>
    <style:style style:name="T484" style:parent-style-name="Policepardéfaut" style:family="text">
      <style:text-properties style:language-asian="fr" style:country-asian="FR"/>
    </style:style>
    <style:style style:name="T485" style:parent-style-name="Policepardéfaut" style:family="text">
      <style:text-properties style:language-asian="fr" style:country-asian="FR"/>
    </style:style>
    <style:style style:name="T486" style:parent-style-name="Policepardéfaut" style:family="text">
      <style:text-properties style:language-asian="fr" style:country-asian="FR"/>
    </style:style>
    <style:style style:name="T487" style:parent-style-name="Policepardéfaut" style:family="text">
      <style:text-properties style:language-asian="fr" style:country-asian="FR"/>
    </style:style>
    <style:style style:name="T488" style:parent-style-name="Policepardéfaut" style:family="text">
      <style:text-properties style:language-asian="fr" style:country-asian="FR"/>
    </style:style>
    <style:style style:name="T489" style:parent-style-name="Policepardéfaut" style:family="text">
      <style:text-properties style:language-asian="fr" style:country-asian="FR"/>
    </style:style>
    <style:style style:name="T490" style:parent-style-name="Policepardéfaut" style:family="text">
      <style:text-properties style:language-asian="fr" style:country-asian="FR"/>
    </style:style>
    <style:style style:name="T491" style:parent-style-name="Policepardéfaut" style:family="text">
      <style:text-properties fo:font-style="italic" style:font-style-asian="italic" style:language-asian="fr" style:country-asian="FR"/>
    </style:style>
    <style:style style:name="T492" style:parent-style-name="Policepardéfaut" style:family="text">
      <style:text-properties style:language-asian="fr" style:country-asian="FR"/>
    </style:style>
    <style:style style:name="T493" style:parent-style-name="Policepardéfaut" style:family="text">
      <style:text-properties style:language-asian="fr" style:country-asian="FR"/>
    </style:style>
    <style:style style:name="T494" style:parent-style-name="Policepardéfaut" style:family="text">
      <style:text-properties style:font-size-complex="12pt" style:language-asian="fr" style:country-asian="FR"/>
    </style:style>
    <style:style style:name="T495" style:parent-style-name="Policepardéfaut" style:family="text">
      <style:text-properties style:font-size-complex="12pt" style:language-asian="fr" style:country-asian="FR"/>
    </style:style>
    <style:style style:name="P496" style:parent-style-name="Corpsdetexte" style:family="paragraph">
      <style:text-properties style:language-asian="fr" style:country-asian="FR"/>
    </style:style>
    <style:style style:name="T497" style:parent-style-name="Policepardéfaut" style:family="text">
      <style:text-properties style:language-asian="fr" style:country-asian="FR"/>
    </style:style>
    <style:style style:name="T498" style:parent-style-name="Policepardéfaut" style:family="text">
      <style:text-properties style:language-asian="fr" style:country-asian="FR"/>
    </style:style>
    <style:style style:name="T499" style:parent-style-name="Policepardéfaut" style:family="text">
      <style:text-properties style:language-asian="fr" style:country-asian="FR"/>
    </style:style>
    <style:style style:name="T500" style:parent-style-name="Policepardéfaut" style:family="text">
      <style:text-properties style:language-asian="fr" style:country-asian="FR"/>
    </style:style>
    <style:style style:name="T501" style:parent-style-name="Policepardéfaut" style:family="text">
      <style:text-properties style:language-asian="fr" style:country-asian="FR"/>
    </style:style>
    <style:style style:name="T502" style:parent-style-name="Policepardéfaut" style:family="text">
      <style:text-properties style:language-asian="fr" style:country-asian="FR"/>
    </style:style>
    <style:style style:name="T503" style:parent-style-name="Policepardéfaut" style:family="text">
      <style:text-properties style:language-asian="fr" style:country-asian="FR"/>
    </style:style>
    <style:style style:name="T504" style:parent-style-name="Policepardéfaut" style:family="text">
      <style:text-properties style:language-asian="fr" style:country-asian="FR"/>
    </style:style>
    <style:style style:name="T505" style:parent-style-name="Policepardéfaut" style:family="text">
      <style:text-properties style:language-asian="fr" style:country-asian="FR"/>
    </style:style>
    <style:style style:name="T506" style:parent-style-name="Policepardéfaut" style:family="text">
      <style:text-properties fo:font-style="italic" style:font-style-asian="italic" style:language-asian="fr" style:country-asian="FR"/>
    </style:style>
    <style:style style:name="T507" style:parent-style-name="Policepardéfaut" style:family="text">
      <style:text-properties style:language-asian="fr" style:country-asian="FR"/>
    </style:style>
    <style:style style:name="T508" style:parent-style-name="Policepardéfaut" style:family="text">
      <style:text-properties style:language-asian="fr" style:country-asian="FR"/>
    </style:style>
    <style:style style:name="T509" style:parent-style-name="Policepardéfaut" style:family="text">
      <style:text-properties style:language-asian="fr" style:country-asian="FR"/>
    </style:style>
    <style:style style:name="T510" style:parent-style-name="Policepardéfaut" style:family="text">
      <style:text-properties style:language-asian="fr" style:country-asian="FR"/>
    </style:style>
    <style:style style:name="T511" style:parent-style-name="Policepardéfaut" style:family="text">
      <style:text-properties style:language-asian="fr" style:country-asian="FR"/>
    </style:style>
    <style:style style:name="T512" style:parent-style-name="Policepardéfaut" style:family="text">
      <style:text-properties style:language-asian="fr" style:country-asian="FR"/>
    </style:style>
    <style:style style:name="T513" style:parent-style-name="Appelnotedebasdep." style:family="text">
      <style:text-properties style:language-asian="fr" style:country-asian="FR"/>
    </style:style>
    <style:style style:name="T514" style:parent-style-name="Policepardéfaut" style:family="text">
      <style:text-properties style:language-asian="fr" style:country-asian="FR"/>
    </style:style>
    <style:style style:name="T515" style:parent-style-name="Policepardéfaut" style:family="text">
      <style:text-properties style:font-size-complex="12pt" style:language-asian="fr" style:country-asian="FR"/>
    </style:style>
    <style:style style:name="T516" style:parent-style-name="Policepardéfaut" style:family="text">
      <style:text-properties style:font-size-complex="12pt" style:language-asian="fr" style:country-asian="FR"/>
    </style:style>
    <style:style style:name="T517" style:parent-style-name="Policepardéfaut" style:family="text">
      <style:text-properties style:language-asian="fr" style:country-asian="FR"/>
    </style:style>
    <style:style style:name="T518" style:parent-style-name="Policepardéfaut" style:family="text">
      <style:text-properties style:language-asian="fr" style:country-asian="FR"/>
    </style:style>
    <style:style style:name="T519" style:parent-style-name="Policepardéfaut" style:family="text">
      <style:text-properties style:language-asian="fr" style:country-asian="FR"/>
    </style:style>
    <style:style style:name="T520" style:parent-style-name="Policepardéfaut" style:family="text">
      <style:text-properties style:language-asian="fr" style:country-asian="FR"/>
    </style:style>
    <style:style style:name="T521" style:parent-style-name="Policepardéfaut" style:family="text">
      <style:text-properties style:language-asian="fr" style:country-asian="FR"/>
    </style:style>
    <style:style style:name="T522" style:parent-style-name="Policepardéfaut" style:family="text">
      <style:text-properties style:language-asian="fr" style:country-asian="FR"/>
    </style:style>
    <style:style style:name="T523" style:parent-style-name="Policepardéfaut" style:family="text">
      <style:text-properties style:language-asian="fr" style:country-asian="FR"/>
    </style:style>
    <style:style style:name="T524" style:parent-style-name="Policepardéfaut" style:family="text">
      <style:text-properties style:language-asian="fr" style:country-asian="FR"/>
    </style:style>
    <style:style style:name="T525" style:parent-style-name="Policepardéfaut" style:family="text">
      <style:text-properties style:language-asian="fr" style:country-asian="FR"/>
    </style:style>
    <style:style style:name="T526" style:parent-style-name="Policepardéfaut" style:family="text">
      <style:text-properties style:language-asian="fr" style:country-asian="FR"/>
    </style:style>
    <style:style style:name="T527" style:parent-style-name="Policepardéfaut" style:family="text">
      <style:text-properties style:language-asian="fr" style:country-asian="FR"/>
    </style:style>
    <style:style style:name="T528" style:parent-style-name="Policepardéfaut" style:family="text">
      <style:text-properties style:language-asian="fr" style:country-asian="FR"/>
    </style:style>
    <style:style style:name="T529" style:parent-style-name="Policepardéfaut" style:family="text">
      <style:text-properties style:language-asian="fr" style:country-asian="FR"/>
    </style:style>
    <style:style style:name="T530" style:parent-style-name="Policepardéfaut" style:family="text">
      <style:text-properties style:language-asian="fr" style:country-asian="FR"/>
    </style:style>
    <style:style style:name="T531" style:parent-style-name="Policepardéfaut" style:family="text">
      <style:text-properties fo:font-style="italic" style:font-style-asian="italic" style:language-asian="fr" style:country-asian="FR"/>
    </style:style>
    <style:style style:name="T532" style:parent-style-name="Policepardéfaut" style:family="text">
      <style:text-properties fo:font-style="italic" style:font-style-asian="italic" style:language-asian="fr" style:country-asian="FR"/>
    </style:style>
    <style:style style:name="T533" style:parent-style-name="Policepardéfaut" style:family="text">
      <style:text-properties style:language-asian="fr" style:country-asian="FR"/>
    </style:style>
    <style:style style:name="T534" style:parent-style-name="Policepardéfaut" style:family="text">
      <style:text-properties style:language-asian="fr" style:country-asian="FR"/>
    </style:style>
    <style:style style:name="T535" style:parent-style-name="Policepardéfaut" style:family="text">
      <style:text-properties style:language-asian="fr" style:country-asian="FR"/>
    </style:style>
    <style:style style:name="T536" style:parent-style-name="Policepardéfaut" style:family="text">
      <style:text-properties style:language-asian="fr" style:country-asian="FR"/>
    </style:style>
    <style:style style:name="T537" style:parent-style-name="Policepardéfaut" style:family="text">
      <style:text-properties style:language-asian="fr" style:country-asian="FR"/>
    </style:style>
    <style:style style:name="T538" style:parent-style-name="Policepardéfaut" style:family="text">
      <style:text-properties style:font-size-complex="12pt" style:language-asian="fr" style:country-asian="FR"/>
    </style:style>
    <style:style style:name="T539" style:parent-style-name="Policepardéfaut" style:family="text">
      <style:text-properties style:font-size-complex="12pt" style:language-asian="fr" style:country-asian="FR"/>
    </style:style>
    <style:style style:name="T540" style:parent-style-name="Policepardéfaut" style:family="text">
      <style:text-properties fo:font-style="italic" style:font-style-asian="italic" style:font-size-complex="12pt" style:language-asian="fr" style:country-asian="FR"/>
    </style:style>
    <style:style style:name="T541" style:parent-style-name="Policepardéfaut" style:family="text">
      <style:text-properties style:font-size-complex="12pt" style:language-asian="fr" style:country-asian="FR"/>
    </style:style>
    <style:style style:name="T542" style:parent-style-name="Policepardéfaut" style:family="text">
      <style:text-properties fo:font-style="italic" style:font-style-asian="italic" style:font-size-complex="12pt" style:language-asian="fr" style:country-asian="FR"/>
    </style:style>
    <style:style style:name="T543" style:parent-style-name="Policepardéfaut" style:family="text">
      <style:text-properties style:font-size-complex="12pt" style:language-asian="fr" style:country-asian="FR"/>
    </style:style>
    <style:style style:name="T544" style:parent-style-name="Policepardéfaut" style:family="text">
      <style:text-properties style:font-size-complex="12pt" style:language-asian="fr" style:country-asian="FR"/>
    </style:style>
    <style:style style:name="T545" style:parent-style-name="Policepardéfaut" style:family="text">
      <style:text-properties style:language-asian="fr" style:country-asian="FR"/>
    </style:style>
    <style:style style:name="T546" style:parent-style-name="Policepardéfaut" style:family="text">
      <style:text-properties style:language-asian="fr" style:country-asian="FR"/>
    </style:style>
    <style:style style:name="T547" style:parent-style-name="Policepardéfaut" style:family="text">
      <style:text-properties style:language-asian="fr" style:country-asian="FR"/>
    </style:style>
    <style:style style:name="T548" style:parent-style-name="Policepardéfaut" style:family="text">
      <style:text-properties style:language-asian="fr" style:country-asian="FR"/>
    </style:style>
    <style:style style:name="P549" style:parent-style-name="quote.l" style:family="paragraph">
      <style:text-properties style:language-asian="fr" style:country-asian="FR"/>
    </style:style>
    <style:style style:name="P550" style:parent-style-name="noindent" style:family="paragraph">
      <style:text-properties style:language-asian="fr" style:country-asian="FR"/>
    </style:style>
    <style:style style:name="P551" style:parent-style-name="l" style:family="paragraph">
      <style:paragraph-properties fo:border="0.0069in solid #000000" fo:padding-top="0.0138in" fo:padding-left="0.0555in" fo:padding-bottom="0.0138in" fo:padding-right="0.0555in" style:shadow="none"/>
    </style:style>
    <style:style style:name="P552" style:parent-style-name="l" style:family="paragraph">
      <style:paragraph-properties fo:border="0.0069in solid #000000" fo:padding-top="0.0138in" fo:padding-left="0.0555in" fo:padding-bottom="0.0138in" fo:padding-right="0.0555in" style:shadow="none"/>
    </style:style>
    <style:style style:name="P553"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554" style:parent-style-name="l" style:family="paragraph">
      <style:paragraph-properties fo:border="0.0069in solid #000000" fo:padding-top="0.0138in" fo:padding-left="0.0555in" fo:padding-bottom="0.0138in" fo:padding-right="0.0555in" style:shadow="none"/>
    </style:style>
    <style:style style:name="P555" style:parent-style-name="l" style:family="paragraph">
      <style:paragraph-properties fo:border="0.0069in solid #000000" fo:padding-top="0.0138in" fo:padding-left="0.0555in" fo:padding-bottom="0.0138in" fo:padding-right="0.0555in" style:shadow="none"/>
      <style:text-properties style:language-asian="fr" style:country-asian="FR"/>
    </style:style>
    <style:style style:name="P556" style:parent-style-name="noindent" style:family="paragraph">
      <style:text-properties style:language-asian="fr" style:country-asian="FR"/>
    </style:style>
    <style:style style:name="P557"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558" style:parent-style-name="l" style:family="paragraph">
      <style:paragraph-properties fo:border="0.0069in solid #000000" fo:padding-top="0.0138in" fo:padding-left="0.0555in" fo:padding-bottom="0.0138in" fo:padding-right="0.0555in" style:shadow="none"/>
    </style:style>
    <style:style style:name="P559" style:parent-style-name="label" style:family="paragraph">
      <style:paragraph-properties fo:border="0.0069in solid #000000" fo:padding-top="0.0138in" fo:padding-left="0.0555in" fo:padding-bottom="0.0138in" fo:padding-right="0.0555in" style:shadow="none"/>
    </style:style>
    <style:style style:name="T560" style:parent-style-name="Policepardéfaut" style:family="text">
      <style:text-properties style:language-asian="fr" style:country-asian="FR"/>
    </style:style>
    <style:style style:name="P561" style:parent-style-name="l" style:family="paragraph">
      <style:paragraph-properties fo:border="0.0069in solid #000000" fo:padding-top="0.0138in" fo:padding-left="0.0555in" fo:padding-bottom="0.0138in" fo:padding-right="0.0555in" style:shadow="none"/>
    </style:style>
    <style:style style:name="P562" style:parent-style-name="label" style:family="paragraph">
      <style:paragraph-properties fo:border="0.0069in solid #000000" fo:padding-top="0.0138in" fo:padding-left="0.0555in" fo:padding-bottom="0.0138in" fo:padding-right="0.0555in" style:shadow="none"/>
    </style:style>
    <style:style style:name="P563" style:parent-style-name="l" style:family="paragraph">
      <style:paragraph-properties fo:border="0.0069in solid #000000" fo:padding-top="0.0138in" fo:padding-left="0.0555in" fo:padding-bottom="0.0138in" fo:padding-right="0.0555in" style:shadow="none"/>
    </style:style>
    <style:style style:name="T564" style:parent-style-name="Policepardéfaut" style:family="text">
      <style:text-properties style:language-asian="fr" style:country-asian="FR"/>
    </style:style>
    <style:style style:name="T565" style:parent-style-name="Policepardéfaut" style:family="text">
      <style:text-properties style:language-asian="fr" style:country-asian="FR"/>
    </style:style>
    <style:style style:name="T566" style:parent-style-name="Policepardéfaut" style:family="text">
      <style:text-properties style:language-asian="fr" style:country-asian="FR"/>
    </style:style>
    <style:style style:name="T567" style:parent-style-name="Policepardéfaut" style:family="text">
      <style:text-properties style:language-asian="fr" style:country-asian="FR"/>
    </style:style>
    <style:style style:name="T568" style:parent-style-name="Policepardéfaut" style:family="text">
      <style:text-properties style:language-asian="fr" style:country-asian="FR"/>
    </style:style>
    <style:style style:name="T569" style:parent-style-name="Policepardéfaut" style:family="text">
      <style:text-properties style:language-asian="fr" style:country-asian="FR"/>
    </style:style>
    <style:style style:name="T570" style:parent-style-name="Policepardéfaut" style:family="text">
      <style:text-properties style:language-asian="fr" style:country-asian="FR"/>
    </style:style>
    <style:style style:name="T571" style:parent-style-name="Policepardéfaut" style:family="text">
      <style:text-properties style:language-asian="fr" style:country-asian="FR"/>
    </style:style>
    <style:style style:name="T572" style:parent-style-name="Policepardéfaut" style:family="text">
      <style:text-properties style:font-size-complex="12pt" style:language-asian="fr" style:country-asian="FR"/>
    </style:style>
    <style:style style:name="T573" style:parent-style-name="Policepardéfaut" style:family="text">
      <style:text-properties fo:font-style="italic" style:font-style-asian="italic" style:font-size-complex="12pt" style:language-asian="fr" style:country-asian="FR"/>
    </style:style>
    <style:style style:name="T574" style:parent-style-name="Policepardéfaut" style:family="text">
      <style:text-properties style:font-size-complex="12pt" style:language-asian="fr" style:country-asian="FR"/>
    </style:style>
    <style:style style:name="T575" style:parent-style-name="Policepardéfaut" style:family="text">
      <style:text-properties style:font-size-complex="12pt" style:language-asian="fr" style:country-asian="FR"/>
    </style:style>
    <style:style style:name="T576" style:parent-style-name="Policepardéfaut" style:family="text">
      <style:text-properties style:language-asian="fr" style:country-asian="FR"/>
    </style:style>
    <style:style style:name="T577" style:parent-style-name="Policepardéfaut" style:family="text">
      <style:text-properties style:language-asian="fr" style:country-asian="FR"/>
    </style:style>
    <style:style style:name="T578" style:parent-style-name="Policepardéfaut" style:family="text">
      <style:text-properties style:language-asian="fr" style:country-asian="FR"/>
    </style:style>
    <style:style style:name="T579" style:parent-style-name="Policepardéfaut" style:family="text">
      <style:text-properties style:language-asian="fr" style:country-asian="FR"/>
    </style:style>
    <style:style style:name="T580" style:parent-style-name="Policepardéfaut" style:family="text">
      <style:text-properties style:language-asian="fr" style:country-asian="FR"/>
    </style:style>
    <style:style style:name="T581" style:parent-style-name="Policepardéfaut" style:family="text">
      <style:text-properties style:language-asian="fr" style:country-asian="FR"/>
    </style:style>
    <style:style style:name="T582" style:parent-style-name="Policepardéfaut" style:family="text">
      <style:text-properties style:language-asian="fr" style:country-asian="FR"/>
    </style:style>
    <style:style style:name="T583" style:parent-style-name="Policepardéfaut" style:family="text">
      <style:text-properties style:language-asian="fr" style:country-asian="FR"/>
    </style:style>
    <style:style style:name="T584" style:parent-style-name="Policepardéfaut" style:family="text">
      <style:text-properties style:language-asian="fr" style:country-asian="FR"/>
    </style:style>
    <style:style style:name="T585" style:parent-style-name="Policepardéfaut" style:family="text">
      <style:text-properties style:language-asian="fr" style:country-asian="FR"/>
    </style:style>
    <style:style style:name="T586" style:parent-style-name="Policepardéfaut" style:family="text">
      <style:text-properties style:language-asian="fr" style:country-asian="FR"/>
    </style:style>
    <style:style style:name="T587" style:parent-style-name="Policepardéfaut" style:family="text">
      <style:text-properties style:language-asian="fr" style:country-asian="FR"/>
    </style:style>
    <style:style style:name="T588" style:parent-style-name="Policepardéfaut" style:family="text">
      <style:text-properties style:font-size-complex="12pt" style:language-asian="fr" style:country-asian="FR"/>
    </style:style>
    <style:style style:name="T589" style:parent-style-name="Policepardéfaut" style:family="text">
      <style:text-properties style:font-size-complex="12pt" style:language-asian="fr" style:country-asian="FR"/>
    </style:style>
    <style:style style:name="T590" style:parent-style-name="Policepardéfaut" style:family="text">
      <style:text-properties style:font-size-complex="12pt" style:language-asian="fr" style:country-asian="FR"/>
    </style:style>
    <style:style style:name="T591" style:parent-style-name="Policepardéfaut" style:family="text">
      <style:text-properties style:font-size-complex="12pt" style:language-asian="fr" style:country-asian="FR"/>
    </style:style>
    <style:style style:name="T592" style:parent-style-name="Policepardéfaut" style:family="text">
      <style:text-properties style:language-asian="fr" style:country-asian="FR"/>
    </style:style>
    <style:style style:name="T593" style:parent-style-name="Policepardéfaut" style:family="text">
      <style:text-properties style:language-asian="fr" style:country-asian="FR"/>
    </style:style>
    <style:style style:name="T594" style:parent-style-name="Policepardéfaut" style:family="text">
      <style:text-properties style:language-asian="fr" style:country-asian="FR"/>
    </style:style>
    <style:style style:name="T595" style:parent-style-name="Policepardéfaut" style:family="text">
      <style:text-properties style:language-asian="fr" style:country-asian="FR"/>
    </style:style>
    <style:style style:name="T596" style:parent-style-name="Policepardéfaut" style:family="text">
      <style:text-properties style:language-asian="fr" style:country-asian="FR"/>
    </style:style>
    <style:style style:name="T597" style:parent-style-name="Policepardéfaut" style:family="text">
      <style:text-properties style:language-asian="fr" style:country-asian="FR"/>
    </style:style>
    <style:style style:name="T598" style:parent-style-name="Policepardéfaut" style:family="text">
      <style:text-properties style:language-asian="fr" style:country-asian="FR"/>
    </style:style>
    <style:style style:name="T599" style:parent-style-name="Appelnotedebasdep." style:family="text">
      <style:text-properties style:language-asian="fr" style:country-asian="FR"/>
    </style:style>
    <style:style style:name="T600" style:parent-style-name="Policepardéfaut" style:family="text">
      <style:text-properties style:language-asian="fr" style:country-asian="FR"/>
    </style:style>
    <style:style style:name="T601" style:parent-style-name="Policepardéfaut" style:family="text">
      <style:text-properties style:language-asian="fr" style:country-asian="FR"/>
    </style:style>
    <style:style style:name="T602" style:parent-style-name="Policepardéfaut" style:family="text">
      <style:text-properties style:language-asian="fr" style:country-asian="FR"/>
    </style:style>
    <style:style style:name="T603" style:parent-style-name="Policepardéfaut" style:family="text">
      <style:text-properties style:language-asian="fr" style:country-asian="FR"/>
    </style:style>
    <style:style style:name="T604" style:parent-style-name="Policepardéfaut" style:family="text">
      <style:text-properties style:language-asian="fr" style:country-asian="FR"/>
    </style:style>
    <style:style style:name="T605" style:parent-style-name="Policepardéfaut" style:family="text">
      <style:text-properties style:language-asian="fr" style:country-asian="FR"/>
    </style:style>
    <style:style style:name="T606" style:parent-style-name="Policepardéfaut" style:family="text">
      <style:text-properties style:language-asian="fr" style:country-asian="FR"/>
    </style:style>
    <style:style style:name="T607" style:parent-style-name="Policepardéfaut" style:family="text">
      <style:text-properties style:language-asian="fr" style:country-asian="FR"/>
    </style:style>
    <style:style style:name="T608" style:parent-style-name="Appelnotedebasdep." style:family="text">
      <style:text-properties style:language-asian="fr" style:country-asian="FR"/>
    </style:style>
    <style:style style:name="T609" style:parent-style-name="Policepardéfaut" style:family="text">
      <style:text-properties style:language-asian="fr" style:country-asian="FR"/>
    </style:style>
    <style:style style:name="T610" style:parent-style-name="Policepardéfaut" style:family="text">
      <style:text-properties style:language-asian="fr" style:country-asian="FR"/>
    </style:style>
    <style:style style:name="T611" style:parent-style-name="Policepardéfaut" style:family="text">
      <style:text-properties style:language-asian="fr" style:country-asian="FR"/>
    </style:style>
    <style:style style:name="T612" style:parent-style-name="Policepardéfaut" style:family="text">
      <style:text-properties style:font-size-complex="12pt" style:language-asian="fr" style:country-asian="FR"/>
    </style:style>
    <style:style style:name="T613" style:parent-style-name="Policepardéfaut" style:family="text">
      <style:text-properties style:font-size-complex="12pt" style:language-asian="fr" style:country-asian="FR"/>
    </style:style>
    <style:style style:name="T614" style:parent-style-name="Policepardéfaut" style:family="text">
      <style:text-properties style:font-size-complex="12pt" style:language-asian="fr" style:country-asian="FR"/>
    </style:style>
    <style:style style:name="T615" style:parent-style-name="Policepardéfaut" style:family="text">
      <style:text-properties style:font-size-complex="12pt" style:language-asian="fr" style:country-asian="FR"/>
    </style:style>
    <style:style style:name="P616" style:parent-style-name="quote.l" style:family="paragraph">
      <style:text-properties style:language-asian="fr" style:country-asian="FR"/>
    </style:style>
    <style:style style:name="P617" style:parent-style-name="quote.l" style:family="paragraph">
      <style:text-properties style:language-asian="fr" style:country-asian="FR"/>
    </style:style>
    <style:style style:name="P618" style:parent-style-name="Corpsdetexte" style:family="paragraph">
      <style:text-properties style:language-asian="fr" style:country-asian="FR"/>
    </style:style>
    <style:style style:name="T619" style:parent-style-name="Policepardéfaut" style:family="text">
      <style:text-properties style:language-asian="fr" style:country-asian="FR"/>
    </style:style>
    <style:style style:name="T620" style:parent-style-name="Policepardéfaut" style:family="text">
      <style:text-properties style:language-asian="fr" style:country-asian="FR"/>
    </style:style>
    <style:style style:name="T621" style:parent-style-name="Policepardéfaut" style:family="text">
      <style:text-properties style:language-asian="fr" style:country-asian="FR"/>
    </style:style>
    <style:style style:name="T622" style:parent-style-name="Policepardéfaut" style:family="text">
      <style:text-properties style:language-asian="fr" style:country-asian="FR"/>
    </style:style>
    <style:style style:name="T623" style:parent-style-name="Policepardéfaut" style:family="text">
      <style:text-properties style:language-asian="fr" style:country-asian="FR"/>
    </style:style>
    <style:style style:name="T624" style:parent-style-name="Policepardéfaut" style:family="text">
      <style:text-properties style:language-asian="fr" style:country-asian="FR"/>
    </style:style>
    <style:style style:name="T625" style:parent-style-name="Policepardéfaut" style:family="text">
      <style:text-properties style:language-asian="fr" style:country-asian="FR"/>
    </style:style>
    <style:style style:name="T626" style:parent-style-name="Policepardéfaut" style:family="text">
      <style:text-properties style:language-asian="fr" style:country-asian="FR"/>
    </style:style>
    <style:style style:name="T627" style:parent-style-name="Policepardéfaut" style:family="text">
      <style:text-properties style:language-asian="fr" style:country-asian="FR"/>
    </style:style>
    <style:style style:name="T628" style:parent-style-name="Policepardéfaut" style:family="text">
      <style:text-properties style:language-asian="fr" style:country-asian="FR"/>
    </style:style>
    <style:style style:name="T629" style:parent-style-name="Policepardéfaut" style:family="text">
      <style:text-properties style:language-asian="fr" style:country-asian="FR"/>
    </style:style>
    <style:style style:name="T630" style:parent-style-name="Policepardéfaut" style:family="text">
      <style:text-properties style:language-asian="fr" style:country-asian="FR"/>
    </style:style>
    <style:style style:name="T631" style:parent-style-name="Policepardéfaut" style:family="text">
      <style:text-properties style:language-asian="fr" style:country-asian="FR"/>
    </style:style>
    <style:style style:name="T632" style:parent-style-name="Policepardéfaut" style:family="text">
      <style:text-properties style:language-asian="fr" style:country-asian="FR"/>
    </style:style>
    <style:style style:name="T633" style:parent-style-name="Policepardéfaut" style:family="text">
      <style:text-properties style:language-asian="fr" style:country-asian="FR"/>
    </style:style>
    <style:style style:name="T634" style:parent-style-name="Policepardéfaut" style:family="text">
      <style:text-properties style:language-asian="fr" style:country-asian="FR"/>
    </style:style>
    <style:style style:name="T635" style:parent-style-name="Policepardéfaut" style:family="text">
      <style:text-properties style:language-asian="fr" style:country-asian="FR"/>
    </style:style>
    <style:style style:name="T636" style:parent-style-name="Policepardéfaut" style:family="text">
      <style:text-properties style:language-asian="fr" style:country-asian="FR"/>
    </style:style>
    <style:style style:name="T637" style:parent-style-name="Policepardéfaut" style:family="text">
      <style:text-properties style:language-asian="fr" style:country-asian="FR"/>
    </style:style>
    <style:style style:name="T638" style:parent-style-name="Policepardéfaut" style:family="text">
      <style:text-properties style:font-size-complex="12pt" style:language-asian="fr" style:country-asian="FR"/>
    </style:style>
    <style:style style:name="P639" style:parent-style-name="Corpsdetexte" style:family="paragraph">
      <style:text-properties style:language-asian="fr" style:country-asian="FR"/>
    </style:style>
    <style:style style:name="T640" style:parent-style-name="Policepardéfaut" style:family="text">
      <style:text-properties style:language-asian="fr" style:country-asian="FR"/>
    </style:style>
    <style:style style:name="T641" style:parent-style-name="Policepardéfaut" style:family="text">
      <style:text-properties style:language-asian="fr" style:country-asian="FR"/>
    </style:style>
    <style:style style:name="T642" style:parent-style-name="Policepardéfaut" style:family="text">
      <style:text-properties style:language-asian="fr" style:country-asian="FR"/>
    </style:style>
    <style:style style:name="T643" style:parent-style-name="quote.c" style:family="text">
      <style:text-properties fo:font-style="italic" style:font-style-asian="italic"/>
    </style:style>
    <style:style style:name="T644" style:parent-style-name="Policepardéfaut" style:family="text">
      <style:text-properties style:language-asian="fr" style:country-asian="FR"/>
    </style:style>
    <style:style style:name="T645" style:parent-style-name="Policepardéfaut" style:family="text">
      <style:text-properties style:language-asian="fr" style:country-asian="FR"/>
    </style:style>
    <style:style style:name="T646" style:parent-style-name="Policepardéfaut" style:family="text">
      <style:text-properties style:language-asian="fr" style:country-asian="FR"/>
    </style:style>
    <style:style style:name="T647" style:parent-style-name="Policepardéfaut" style:family="text">
      <style:text-properties style:language-asian="fr" style:country-asian="FR"/>
    </style:style>
    <style:style style:name="T648" style:parent-style-name="Policepardéfaut" style:family="text">
      <style:text-properties style:font-size-complex="12pt" style:language-asian="fr" style:country-asian="FR"/>
    </style:style>
    <style:style style:name="T649" style:parent-style-name="Policepardéfaut" style:family="text">
      <style:text-properties style:font-size-complex="12pt" style:language-asian="fr" style:country-asian="FR"/>
    </style:style>
    <style:style style:name="T650" style:parent-style-name="Policepardéfaut" style:family="text">
      <style:text-properties style:language-asian="fr" style:country-asian="FR"/>
    </style:style>
    <style:style style:name="T651" style:parent-style-name="Policepardéfaut" style:family="text">
      <style:text-properties style:language-asian="fr" style:country-asian="FR"/>
    </style:style>
    <style:style style:name="T652" style:parent-style-name="quote.c" style:family="text">
      <style:text-properties fo:font-style="italic" style:font-style-asian="italic"/>
    </style:style>
    <style:style style:name="T653" style:parent-style-name="Policepardéfaut" style:family="text">
      <style:text-properties style:language-asian="fr" style:country-asian="FR"/>
    </style:style>
    <style:style style:name="T654" style:parent-style-name="Policepardéfaut" style:family="text">
      <style:text-properties style:language-asian="fr" style:country-asian="FR"/>
    </style:style>
    <style:style style:name="T655" style:parent-style-name="Policepardéfaut" style:family="text">
      <style:text-properties style:language-asian="fr" style:country-asian="FR"/>
    </style:style>
    <style:style style:name="T656" style:parent-style-name="Policepardéfaut" style:family="text">
      <style:text-properties style:language-asian="fr" style:country-asian="FR"/>
    </style:style>
    <style:style style:name="T657" style:parent-style-name="Policepardéfaut" style:family="text">
      <style:text-properties style:language-asian="fr" style:country-asian="FR"/>
    </style:style>
    <style:style style:name="T658" style:parent-style-name="Policepardéfaut" style:family="text">
      <style:text-properties style:language-asian="fr" style:country-asian="FR"/>
    </style:style>
    <style:style style:name="T659" style:parent-style-name="Policepardéfaut" style:family="text">
      <style:text-properties style:language-asian="fr" style:country-asian="FR"/>
    </style:style>
    <style:style style:name="T660" style:parent-style-name="Policepardéfaut" style:family="text">
      <style:text-properties style:language-asian="fr" style:country-asian="FR"/>
    </style:style>
    <style:style style:name="T661" style:parent-style-name="Policepardéfaut" style:family="text">
      <style:text-properties style:language-asian="fr" style:country-asian="FR"/>
    </style:style>
    <style:style style:name="T662" style:parent-style-name="Policepardéfaut" style:family="text">
      <style:text-properties style:language-asian="fr" style:country-asian="FR"/>
    </style:style>
    <style:style style:name="T663" style:parent-style-name="Policepardéfaut" style:family="text">
      <style:text-properties style:language-asian="fr" style:country-asian="FR"/>
    </style:style>
    <style:style style:name="T664" style:parent-style-name="Policepardéfaut" style:family="text">
      <style:text-properties style:language-asian="fr" style:country-asian="FR"/>
    </style:style>
    <style:style style:name="T665" style:parent-style-name="Policepardéfaut" style:family="text">
      <style:text-properties style:language-asian="fr" style:country-asian="FR"/>
    </style:style>
    <style:style style:name="T666" style:parent-style-name="Policepardéfaut" style:family="text">
      <style:text-properties fo:font-style="italic" style:font-style-asian="italic" style:language-asian="fr" style:country-asian="FR"/>
    </style:style>
    <style:style style:name="T667" style:parent-style-name="Policepardéfaut" style:family="text">
      <style:text-properties style:language-asian="fr" style:country-asian="FR"/>
    </style:style>
    <style:style style:name="T668" style:parent-style-name="Policepardéfaut" style:family="text">
      <style:text-properties fo:font-style="italic" style:font-style-asian="italic" style:language-asian="fr" style:country-asian="FR"/>
    </style:style>
    <style:style style:name="T669" style:parent-style-name="Policepardéfaut" style:family="text">
      <style:text-properties style:language-asian="fr" style:country-asian="FR"/>
    </style:style>
    <style:style style:name="T670" style:parent-style-name="Policepardéfaut" style:family="text">
      <style:text-properties style:language-asian="fr" style:country-asian="FR"/>
    </style:style>
    <style:style style:name="T671" style:parent-style-name="Policepardéfaut" style:family="text">
      <style:text-properties style:language-asian="fr" style:country-asian="FR"/>
    </style:style>
    <style:style style:name="T672" style:parent-style-name="Policepardéfaut" style:family="text">
      <style:text-properties style:language-asian="fr" style:country-asian="FR"/>
    </style:style>
    <style:style style:name="T673" style:parent-style-name="Policepardéfaut" style:family="text">
      <style:text-properties style:language-asian="fr" style:country-asian="FR"/>
    </style:style>
    <style:style style:name="T674" style:parent-style-name="Policepardéfaut" style:family="text">
      <style:text-properties style:language-asian="fr" style:country-asian="FR"/>
    </style:style>
    <style:style style:name="T675" style:parent-style-name="Policepardéfaut" style:family="text">
      <style:text-properties style:language-asian="fr" style:country-asian="FR"/>
    </style:style>
    <style:style style:name="T676" style:parent-style-name="Policepardéfaut" style:family="text">
      <style:text-properties style:language-asian="fr" style:country-asian="FR"/>
    </style:style>
    <style:style style:name="T677" style:parent-style-name="Policepardéfaut" style:family="text">
      <style:text-properties style:language-asian="fr" style:country-asian="FR"/>
    </style:style>
    <style:style style:name="T678" style:parent-style-name="Policepardéfaut" style:family="text">
      <style:text-properties style:language-asian="fr" style:country-asian="FR"/>
    </style:style>
    <style:style style:name="T679" style:parent-style-name="Policepardéfaut" style:family="text">
      <style:text-properties style:language-asian="fr" style:country-asian="FR"/>
    </style:style>
    <style:style style:name="T680" style:parent-style-name="Policepardéfaut" style:family="text">
      <style:text-properties style:language-asian="fr" style:country-asian="FR"/>
    </style:style>
    <style:style style:name="T681" style:parent-style-name="Policepardéfaut" style:family="text">
      <style:text-properties style:language-asian="fr" style:country-asian="FR"/>
    </style:style>
    <style:style style:name="T682" style:parent-style-name="Policepardéfaut" style:family="text">
      <style:text-properties style:language-asian="fr" style:country-asian="FR"/>
    </style:style>
    <style:style style:name="T683" style:parent-style-name="Policepardéfaut" style:family="text">
      <style:text-properties style:language-asian="fr" style:country-asian="FR"/>
    </style:style>
    <style:style style:name="T684" style:parent-style-name="Policepardéfaut" style:family="text">
      <style:text-properties style:language-asian="fr" style:country-asian="FR"/>
    </style:style>
    <style:style style:name="T685" style:parent-style-name="Policepardéfaut" style:family="text">
      <style:text-properties style:language-asian="fr" style:country-asian="FR"/>
    </style:style>
    <style:style style:name="T686" style:parent-style-name="Policepardéfaut" style:family="text">
      <style:text-properties style:language-asian="fr" style:country-asian="FR"/>
    </style:style>
    <style:style style:name="P687" style:parent-style-name="Corpsdetexte" style:family="paragraph">
      <style:text-properties style:language-asian="fr" style:country-asian="FR"/>
    </style:style>
    <style:style style:name="T688" style:parent-style-name="Policepardéfaut" style:family="text">
      <style:text-properties style:language-asian="fr" style:country-asian="FR"/>
    </style:style>
    <style:style style:name="T689" style:parent-style-name="Policepardéfaut" style:family="text">
      <style:text-properties style:language-asian="fr" style:country-asian="FR"/>
    </style:style>
    <style:style style:name="T690" style:parent-style-name="Policepardéfaut" style:family="text">
      <style:text-properties style:language-asian="fr" style:country-asian="FR"/>
    </style:style>
    <style:style style:name="T691" style:parent-style-name="Policepardéfaut" style:family="text">
      <style:text-properties style:language-asian="fr" style:country-asian="FR"/>
    </style:style>
    <style:style style:name="T692" style:parent-style-name="Policepardéfaut" style:family="text">
      <style:text-properties style:language-asian="fr" style:country-asian="FR"/>
    </style:style>
    <style:style style:name="T693" style:parent-style-name="Policepardéfaut" style:family="text">
      <style:text-properties style:language-asian="fr" style:country-asian="FR"/>
    </style:style>
    <style:style style:name="T694" style:parent-style-name="Policepardéfaut" style:family="text">
      <style:text-properties style:language-asian="fr" style:country-asian="FR"/>
    </style:style>
    <style:style style:name="T695" style:parent-style-name="Policepardéfaut" style:family="text">
      <style:text-properties style:language-asian="fr" style:country-asian="FR"/>
    </style:style>
    <style:style style:name="T696" style:parent-style-name="Policepardéfaut" style:family="text">
      <style:text-properties style:language-asian="fr" style:country-asian="FR"/>
    </style:style>
    <style:style style:name="T697" style:parent-style-name="Policepardéfaut" style:family="text">
      <style:text-properties style:language-asian="fr" style:country-asian="FR"/>
    </style:style>
    <style:style style:name="T698" style:parent-style-name="Policepardéfaut" style:family="text">
      <style:text-properties style:language-asian="fr" style:country-asian="FR"/>
    </style:style>
    <style:style style:name="T699" style:parent-style-name="Policepardéfaut" style:family="text">
      <style:text-properties style:language-asian="fr" style:country-asian="FR"/>
    </style:style>
    <style:style style:name="T700" style:parent-style-name="Policepardéfaut" style:family="text">
      <style:text-properties style:language-asian="fr" style:country-asian="FR"/>
    </style:style>
    <style:style style:name="T701" style:parent-style-name="Policepardéfaut" style:family="text">
      <style:text-properties style:language-asian="fr" style:country-asian="FR"/>
    </style:style>
    <style:style style:name="T702" style:parent-style-name="Policepardéfaut" style:family="text">
      <style:text-properties style:language-asian="fr" style:country-asian="FR"/>
    </style:style>
    <style:style style:name="T703" style:parent-style-name="Policepardéfaut" style:family="text">
      <style:text-properties style:language-asian="fr" style:country-asian="FR"/>
    </style:style>
    <style:style style:name="T704" style:parent-style-name="Policepardéfaut" style:family="text">
      <style:text-properties style:language-asian="fr" style:country-asian="FR"/>
    </style:style>
    <style:style style:name="T705" style:parent-style-name="Policepardéfaut" style:family="text">
      <style:text-properties style:language-asian="fr" style:country-asian="FR"/>
    </style:style>
    <style:style style:name="T706" style:parent-style-name="Policepardéfaut" style:family="text">
      <style:text-properties style:language-asian="fr" style:country-asian="FR"/>
    </style:style>
    <style:style style:name="T707" style:parent-style-name="Policepardéfaut" style:family="text">
      <style:text-properties style:language-asian="fr" style:country-asian="FR"/>
    </style:style>
    <style:style style:name="T708" style:parent-style-name="Policepardéfaut" style:family="text">
      <style:text-properties style:language-asian="fr" style:country-asian="FR"/>
    </style:style>
    <style:style style:name="T709" style:parent-style-name="Policepardéfaut" style:family="text">
      <style:text-properties fo:font-style="italic" style:font-style-asian="italic" style:language-asian="fr" style:country-asian="FR"/>
    </style:style>
    <style:style style:name="T710" style:parent-style-name="Appelnotedebasdep." style:family="text">
      <style:text-properties style:language-asian="fr" style:country-asian="FR"/>
    </style:style>
    <style:style style:name="T711" style:parent-style-name="Policepardéfaut" style:family="text">
      <style:text-properties style:language-asian="fr" style:country-asian="FR"/>
    </style:style>
    <style:style style:name="T712" style:parent-style-name="Policepardéfaut" style:family="text">
      <style:text-properties style:language-asian="fr" style:country-asian="FR"/>
    </style:style>
    <style:style style:name="T713" style:parent-style-name="Policepardéfaut" style:family="text">
      <style:text-properties style:language-asian="fr" style:country-asian="FR"/>
    </style:style>
    <style:style style:name="T714" style:parent-style-name="Policepardéfaut" style:family="text">
      <style:text-properties style:language-asian="fr" style:country-asian="FR"/>
    </style:style>
    <style:style style:name="T715" style:parent-style-name="Policepardéfaut" style:family="text">
      <style:text-properties style:language-asian="fr" style:country-asian="FR"/>
    </style:style>
    <style:style style:name="T716" style:parent-style-name="Policepardéfaut" style:family="text">
      <style:text-properties style:font-size-complex="12pt" style:language-asian="fr" style:country-asian="FR"/>
    </style:style>
    <style:style style:name="T717" style:parent-style-name="Policepardéfaut" style:family="text">
      <style:text-properties style:font-size-complex="12pt" style:language-asian="fr" style:country-asian="FR"/>
    </style:style>
    <style:style style:name="T718" style:parent-style-name="Policepardéfaut" style:family="text">
      <style:text-properties style:language-asian="fr" style:country-asian="FR"/>
    </style:style>
    <style:style style:name="T719" style:parent-style-name="Policepardéfaut" style:family="text">
      <style:text-properties fo:font-style="normal" style:font-style-asian="normal" style:language-asian="fr" style:country-asian="FR"/>
    </style:style>
    <style:style style:name="T720" style:parent-style-name="Policepardéfaut" style:family="text">
      <style:text-properties fo:font-style="normal" style:font-style-asian="normal" fo:font-variant="small-caps" style:language-asian="fr" style:country-asian="FR"/>
    </style:style>
    <style:style style:name="T721" style:parent-style-name="Policepardéfaut" style:family="text">
      <style:text-properties style:language-asian="fr" style:country-asian="FR"/>
    </style:style>
    <style:style style:name="T722" style:parent-style-name="Policepardéfaut" style:family="text">
      <style:text-properties fo:font-style="normal" style:font-style-asian="normal" fo:font-variant="small-caps" style:language-asian="fr" style:country-asian="FR"/>
    </style:style>
    <style:style style:name="T723" style:parent-style-name="Policepardéfaut" style:family="text">
      <style:text-properties style:language-asian="fr" style:country-asian="FR"/>
    </style:style>
    <style:style style:name="T724" style:parent-style-name="Policepardéfaut" style:family="text">
      <style:text-properties style:language-asian="fr" style:country-asian="FR"/>
    </style:style>
    <style:style style:name="T725" style:parent-style-name="Policepardéfaut" style:family="text">
      <style:text-properties style:language-asian="fr" style:country-asian="FR"/>
    </style:style>
    <style:style style:name="T726" style:parent-style-name="Policepardéfaut" style:family="text">
      <style:text-properties style:language-asian="fr" style:country-asian="FR"/>
    </style:style>
    <style:style style:name="T727" style:parent-style-name="Policepardéfaut" style:family="text">
      <style:text-properties style:language-asian="fr" style:country-asian="FR"/>
    </style:style>
    <style:style style:name="T728" style:parent-style-name="Policepardéfaut" style:family="text">
      <style:text-properties style:language-asian="fr" style:country-asian="FR"/>
    </style:style>
    <style:style style:name="T729" style:parent-style-name="Policepardéfaut" style:family="text">
      <style:text-properties style:language-asian="fr" style:country-asian="FR"/>
    </style:style>
    <style:style style:name="T730" style:parent-style-name="Policepardéfaut" style:family="text">
      <style:text-properties style:language-asian="fr" style:country-asian="FR"/>
    </style:style>
    <style:style style:name="T731" style:parent-style-name="Policepardéfaut" style:family="text">
      <style:text-properties style:language-asian="fr" style:country-asian="FR"/>
    </style:style>
    <style:style style:name="T732" style:parent-style-name="Policepardéfaut" style:family="text">
      <style:text-properties style:language-asian="fr" style:country-asian="FR"/>
    </style:style>
    <style:style style:name="T733" style:parent-style-name="Policepardéfaut" style:family="text">
      <style:text-properties style:font-size-complex="12pt" style:language-asian="fr" style:country-asian="FR"/>
    </style:style>
    <style:style style:name="T734" style:parent-style-name="Policepardéfaut" style:family="text">
      <style:text-properties style:font-size-complex="12pt" style:language-asian="fr" style:country-asian="FR"/>
    </style:style>
    <style:style style:name="T735" style:parent-style-name="Policepardéfaut" style:family="text">
      <style:text-properties style:font-size-complex="12pt" style:language-asian="fr" style:country-asian="FR"/>
    </style:style>
    <style:style style:name="T736" style:parent-style-name="Policepardéfaut" style:family="text">
      <style:text-properties style:font-size-complex="12pt" style:language-asian="fr" style:country-asian="FR"/>
    </style:style>
    <style:style style:name="T737" style:parent-style-name="Policepardéfaut" style:family="text">
      <style:text-properties style:font-size-complex="12pt" style:language-asian="fr" style:country-asian="FR"/>
    </style:style>
    <style:style style:name="T738" style:parent-style-name="Policepardéfaut" style:family="text">
      <style:text-properties style:font-size-complex="12pt" style:language-asian="fr" style:country-asian="FR"/>
    </style:style>
    <style:style style:name="T739" style:parent-style-name="Policepardéfaut" style:family="text">
      <style:text-properties style:font-size-complex="12pt" style:language-asian="fr" style:country-asian="FR"/>
    </style:style>
    <style:style style:name="T740" style:parent-style-name="Policepardéfaut" style:family="text">
      <style:text-properties style:language-asian="fr" style:country-asian="FR"/>
    </style:style>
    <style:style style:name="T741" style:parent-style-name="Policepardéfaut" style:family="text">
      <style:text-properties style:language-asian="fr" style:country-asian="FR"/>
    </style:style>
    <style:style style:name="T742" style:parent-style-name="Policepardéfaut" style:family="text">
      <style:text-properties style:language-asian="fr" style:country-asian="FR"/>
    </style:style>
    <style:style style:name="T743" style:parent-style-name="Policepardéfaut" style:family="text">
      <style:text-properties style:language-asian="fr" style:country-asian="FR"/>
    </style:style>
    <style:style style:name="T744" style:parent-style-name="Policepardéfaut" style:family="text">
      <style:text-properties style:language-asian="fr" style:country-asian="FR"/>
    </style:style>
    <style:style style:name="T745" style:parent-style-name="Policepardéfaut" style:family="text">
      <style:text-properties style:font-size-complex="12pt" style:language-asian="fr" style:country-asian="FR"/>
    </style:style>
    <style:style style:name="T746" style:parent-style-name="Policepardéfaut" style:family="text">
      <style:text-properties style:font-size-complex="12pt" style:language-asian="fr" style:country-asian="FR"/>
    </style:style>
    <style:style style:name="T747" style:parent-style-name="Policepardéfaut" style:family="text">
      <style:text-properties style:font-size-complex="12pt" style:language-asian="fr" style:country-asian="FR"/>
    </style:style>
    <style:style style:name="T748" style:parent-style-name="Policepardéfaut" style:family="text">
      <style:text-properties style:font-size-complex="12pt" style:language-asian="fr" style:country-asian="FR"/>
    </style:style>
    <style:style style:name="T749" style:parent-style-name="Policepardéfaut" style:family="text">
      <style:text-properties style:font-size-complex="12pt" style:language-asian="fr" style:country-asian="FR"/>
    </style:style>
    <style:style style:name="T750" style:parent-style-name="Policepardéfaut" style:family="text">
      <style:text-properties style:language-asian="fr" style:country-asian="FR"/>
    </style:style>
    <style:style style:name="T751" style:parent-style-name="Policepardéfaut" style:family="text">
      <style:text-properties style:language-asian="fr" style:country-asian="FR"/>
    </style:style>
    <style:style style:name="T752" style:parent-style-name="Policepardéfaut" style:family="text">
      <style:text-properties style:language-asian="fr" style:country-asian="FR"/>
    </style:style>
    <style:style style:name="T753" style:parent-style-name="Policepardéfaut" style:family="text">
      <style:text-properties style:language-asian="fr" style:country-asian="FR"/>
    </style:style>
    <style:style style:name="T754" style:parent-style-name="Policepardéfaut" style:family="text">
      <style:text-properties style:language-asian="fr" style:country-asian="FR"/>
    </style:style>
    <style:style style:name="T755" style:parent-style-name="Policepardéfaut" style:family="text">
      <style:text-properties style:language-asian="fr" style:country-asian="FR"/>
    </style:style>
    <style:style style:name="T756" style:parent-style-name="Policepardéfaut" style:family="text">
      <style:text-properties style:language-asian="fr" style:country-asian="FR"/>
    </style:style>
    <style:style style:name="T757" style:parent-style-name="Policepardéfaut" style:family="text">
      <style:text-properties style:font-size-complex="12pt" style:language-asian="fr" style:country-asian="FR"/>
    </style:style>
    <style:style style:name="T758" style:parent-style-name="Policepardéfaut" style:family="text">
      <style:text-properties style:font-size-complex="12pt" style:language-asian="fr" style:country-asian="FR"/>
    </style:style>
    <style:style style:name="T759" style:parent-style-name="Policepardéfaut" style:family="text">
      <style:text-properties style:font-size-complex="12pt" style:language-asian="fr" style:country-asian="FR"/>
    </style:style>
    <style:style style:name="P760" style:parent-style-name="Corpsdetexte" style:family="paragraph">
      <style:text-properties style:language-asian="fr" style:country-asian="FR"/>
    </style:style>
    <style:style style:name="P761" style:parent-style-name="quote.l" style:family="paragraph">
      <style:text-properties fo:font-style="italic" style:font-style-asian="italic" style:language-asian="fr" style:country-asian="FR"/>
    </style:style>
    <style:style style:name="P762" style:parent-style-name="quote.l" style:family="paragraph">
      <style:text-properties fo:font-style="italic" style:font-style-asian="italic" style:language-asian="fr" style:country-asian="FR"/>
    </style:style>
    <style:style style:name="T763" style:parent-style-name="Policepardéfaut" style:family="text">
      <style:text-properties style:language-asian="fr" style:country-asian="FR"/>
    </style:style>
    <style:style style:name="T764" style:parent-style-name="Policepardéfaut" style:family="text">
      <style:text-properties style:font-size-complex="12pt" style:language-asian="fr" style:country-asian="FR"/>
    </style:style>
    <style:style style:name="T765" style:parent-style-name="Policepardéfaut" style:family="text">
      <style:text-properties style:font-size-complex="12pt" style:language-asian="fr" style:country-asian="FR"/>
    </style:style>
    <style:style style:name="T766" style:parent-style-name="Policepardéfaut" style:family="text">
      <style:text-properties style:language-asian="fr" style:country-asian="FR"/>
    </style:style>
    <style:style style:name="T767" style:parent-style-name="Policepardéfaut" style:family="text">
      <style:text-properties style:language-asian="fr" style:country-asian="FR"/>
    </style:style>
    <style:style style:name="T768" style:parent-style-name="Policepardéfaut" style:family="text">
      <style:text-properties style:language-asian="fr" style:country-asian="FR"/>
    </style:style>
    <style:style style:name="T769" style:parent-style-name="Policepardéfaut" style:family="text">
      <style:text-properties fo:font-style="italic" style:font-style-asian="italic" style:language-asian="fr" style:country-asian="FR"/>
    </style:style>
    <style:style style:name="T770" style:parent-style-name="Policepardéfaut" style:family="text">
      <style:text-properties style:language-asian="fr" style:country-asian="FR"/>
    </style:style>
    <style:style style:name="T771" style:parent-style-name="Policepardéfaut" style:family="text">
      <style:text-properties style:language-asian="fr" style:country-asian="FR"/>
    </style:style>
    <style:style style:name="T772" style:parent-style-name="Policepardéfaut" style:family="text">
      <style:text-properties style:language-asian="fr" style:country-asian="FR"/>
    </style:style>
    <style:style style:name="T773" style:parent-style-name="Policepardéfaut" style:family="text">
      <style:text-properties style:language-asian="fr" style:country-asian="FR"/>
    </style:style>
    <style:style style:name="T774" style:parent-style-name="Policepardéfaut" style:family="text">
      <style:text-properties style:language-asian="fr" style:country-asian="FR"/>
    </style:style>
    <style:style style:name="T775" style:parent-style-name="Policepardéfaut" style:family="text">
      <style:text-properties style:language-asian="fr" style:country-asian="FR"/>
    </style:style>
    <style:style style:name="T776" style:parent-style-name="Policepardéfaut" style:family="text">
      <style:text-properties style:language-asian="fr" style:country-asian="FR"/>
    </style:style>
    <style:style style:name="T777" style:parent-style-name="Policepardéfaut" style:family="text">
      <style:text-properties style:language-asian="fr" style:country-asian="FR"/>
    </style:style>
    <style:style style:name="T778" style:parent-style-name="Policepardéfaut" style:family="text">
      <style:text-properties style:language-asian="fr" style:country-asian="FR"/>
    </style:style>
    <style:style style:name="T779" style:parent-style-name="Policepardéfaut" style:family="text">
      <style:text-properties style:language-asian="fr" style:country-asian="FR"/>
    </style:style>
    <style:style style:name="T780" style:parent-style-name="Policepardéfaut" style:family="text">
      <style:text-properties style:font-size-complex="12pt" style:language-asian="fr" style:country-asian="FR"/>
    </style:style>
    <style:style style:name="T781" style:parent-style-name="Policepardéfaut" style:family="text">
      <style:text-properties style:font-size-complex="12pt" style:language-asian="fr" style:country-asian="FR"/>
    </style:style>
    <style:style style:name="T782" style:parent-style-name="Policepardéfaut" style:family="text">
      <style:text-properties style:font-size-complex="12pt" style:language-asian="fr" style:country-asian="FR"/>
    </style:style>
    <style:style style:name="T783" style:parent-style-name="Policepardéfaut" style:family="text">
      <style:text-properties style:font-size-complex="12pt" style:language-asian="fr" style:country-asian="FR"/>
    </style:style>
    <style:style style:name="T784" style:parent-style-name="Policepardéfaut" style:family="text">
      <style:text-properties fo:font-style="italic" style:font-style-asian="italic" style:font-size-complex="12pt" style:language-asian="fr" style:country-asian="FR"/>
    </style:style>
    <style:style style:name="T785" style:parent-style-name="Policepardéfaut" style:family="text">
      <style:text-properties style:font-size-complex="12pt" style:language-asian="fr" style:country-asian="FR"/>
    </style:style>
    <style:style style:name="T786" style:parent-style-name="Policepardéfaut" style:family="text">
      <style:text-properties style:language-asian="fr" style:country-asian="FR"/>
    </style:style>
    <style:style style:name="T787" style:parent-style-name="Policepardéfaut" style:family="text">
      <style:text-properties style:language-asian="fr" style:country-asian="FR"/>
    </style:style>
    <style:style style:name="T788" style:parent-style-name="Policepardéfaut" style:family="text">
      <style:text-properties style:language-asian="fr" style:country-asian="FR"/>
    </style:style>
    <style:style style:name="T789" style:parent-style-name="Policepardéfaut" style:family="text">
      <style:text-properties style:language-asian="fr" style:country-asian="FR"/>
    </style:style>
    <style:style style:name="T790" style:parent-style-name="Policepardéfaut" style:family="text">
      <style:text-properties style:language-asian="fr" style:country-asian="FR"/>
    </style:style>
    <style:style style:name="T791" style:parent-style-name="Policepardéfaut" style:family="text">
      <style:text-properties fo:font-style="italic" style:font-style-asian="italic" style:font-size-complex="12pt" style:language-asian="fr" style:country-asian="FR"/>
    </style:style>
    <style:style style:name="T792" style:parent-style-name="Policepardéfaut" style:family="text">
      <style:text-properties style:font-size-complex="12pt" style:language-asian="fr" style:country-asian="FR"/>
    </style:style>
    <style:style style:name="T793" style:parent-style-name="Policepardéfaut" style:family="text">
      <style:text-properties style:font-size-complex="12pt" style:language-asian="fr" style:country-asian="FR"/>
    </style:style>
    <style:style style:name="T794" style:parent-style-name="Policepardéfaut" style:family="text">
      <style:text-properties style:font-size-complex="12pt" style:language-asian="fr" style:country-asian="FR"/>
    </style:style>
    <style:style style:name="T795" style:parent-style-name="Policepardéfaut" style:family="text">
      <style:text-properties style:font-size-complex="12pt" style:language-asian="fr" style:country-asian="FR"/>
    </style:style>
    <style:style style:name="T796" style:parent-style-name="Policepardéfaut" style:family="text">
      <style:text-properties style:font-size-complex="12pt" style:language-asian="fr" style:country-asian="FR"/>
    </style:style>
    <style:style style:name="T797" style:parent-style-name="Appelnotedebasdep." style:family="text">
      <style:text-properties style:font-size-complex="12pt" style:language-asian="fr" style:country-asian="FR"/>
    </style:style>
    <style:style style:name="T798" style:parent-style-name="Policepardéfaut" style:family="text">
      <style:text-properties style:font-size-complex="12pt" style:language-asian="fr" style:country-asian="FR"/>
    </style:style>
    <style:style style:name="T799" style:parent-style-name="Appelnotedebasdep." style:family="text">
      <style:text-properties style:font-size-complex="12pt" style:language-asian="fr" style:country-asian="FR"/>
    </style:style>
    <style:style style:name="T800" style:parent-style-name="Policepardéfaut" style:family="text">
      <style:text-properties style:font-size-complex="12pt" style:language-asian="fr" style:country-asian="FR"/>
    </style:style>
    <style:style style:name="T801" style:parent-style-name="Policepardéfaut" style:family="text">
      <style:text-properties style:font-size-complex="12pt" style:language-asian="fr" style:country-asian="FR"/>
    </style:style>
    <style:style style:name="T802" style:parent-style-name="Policepardéfaut" style:family="text">
      <style:text-properties style:language-asian="fr" style:country-asian="FR"/>
    </style:style>
    <style:style style:name="T803" style:parent-style-name="Policepardéfaut" style:family="text">
      <style:text-properties style:language-asian="fr" style:country-asian="FR"/>
    </style:style>
    <style:style style:name="T804" style:parent-style-name="Policepardéfaut" style:family="text">
      <style:text-properties style:language-asian="fr" style:country-asian="FR"/>
    </style:style>
    <style:style style:name="T805" style:parent-style-name="Policepardéfaut" style:family="text">
      <style:text-properties style:language-asian="fr" style:country-asian="FR"/>
    </style:style>
    <style:style style:name="T806" style:parent-style-name="Policepardéfaut" style:family="text">
      <style:text-properties style:language-asian="fr" style:country-asian="FR"/>
    </style:style>
    <style:style style:name="T807" style:parent-style-name="Policepardéfaut" style:family="text">
      <style:text-properties style:language-asian="fr" style:country-asian="FR"/>
    </style:style>
    <style:style style:name="T808" style:parent-style-name="Policepardéfaut" style:family="text">
      <style:text-properties style:font-size-complex="12pt" style:language-asian="fr" style:country-asian="FR"/>
    </style:style>
    <style:style style:name="P809" style:parent-style-name="Corpsdetexte" style:family="paragraph">
      <style:text-properties style:language-asian="fr" style:country-asian="FR"/>
    </style:style>
    <style:style style:name="T810" style:parent-style-name="Policepardéfaut" style:family="text">
      <style:text-properties style:language-asian="fr" style:country-asian="FR"/>
    </style:style>
    <style:style style:name="T811" style:parent-style-name="Policepardéfaut" style:family="text">
      <style:text-properties style:language-asian="fr" style:country-asian="FR"/>
    </style:style>
    <style:style style:name="T812" style:parent-style-name="Policepardéfaut" style:family="text">
      <style:text-properties style:language-asian="fr" style:country-asian="FR"/>
    </style:style>
    <style:style style:name="T813" style:parent-style-name="Policepardéfaut" style:family="text">
      <style:text-properties style:language-asian="fr" style:country-asian="FR"/>
    </style:style>
    <style:style style:name="T814" style:parent-style-name="Policepardéfaut" style:family="text">
      <style:text-properties style:font-size-complex="12pt" style:language-asian="fr" style:country-asian="FR"/>
    </style:style>
    <style:style style:name="T815" style:parent-style-name="Policepardéfaut" style:family="text">
      <style:text-properties style:font-size-complex="12pt" style:language-asian="fr" style:country-asian="FR"/>
    </style:style>
    <style:style style:name="T816" style:parent-style-name="Policepardéfaut" style:family="text">
      <style:text-properties style:font-size-complex="12pt" style:language-asian="fr" style:country-asian="FR"/>
    </style:style>
    <style:style style:name="T817" style:parent-style-name="Policepardéfaut" style:family="text">
      <style:text-properties style:font-size-complex="12pt" style:language-asian="fr" style:country-asian="FR"/>
    </style:style>
    <style:style style:name="T818" style:parent-style-name="Policepardéfaut" style:family="text">
      <style:text-properties style:language-asian="fr" style:country-asian="FR"/>
    </style:style>
    <style:style style:name="T819" style:parent-style-name="Policepardéfaut" style:family="text">
      <style:text-properties fo:font-style="italic" style:font-style-asian="italic" style:language-asian="fr" style:country-asian="FR"/>
    </style:style>
    <style:style style:name="T820" style:parent-style-name="Policepardéfaut" style:family="text">
      <style:text-properties style:language-asian="fr" style:country-asian="FR"/>
    </style:style>
    <style:style style:name="T821" style:parent-style-name="Policepardéfaut" style:family="text">
      <style:text-properties fo:font-style="italic" style:font-style-asian="italic" style:language-asian="fr" style:country-asian="FR"/>
    </style:style>
    <style:style style:name="T822" style:parent-style-name="Policepardéfaut" style:family="text">
      <style:text-properties style:language-asian="fr" style:country-asian="FR"/>
    </style:style>
    <style:style style:name="T823" style:parent-style-name="Policepardéfaut" style:family="text">
      <style:text-properties style:language-asian="fr" style:country-asian="FR"/>
    </style:style>
    <style:style style:name="T824" style:parent-style-name="Policepardéfaut" style:family="text">
      <style:text-properties style:language-asian="fr" style:country-asian="FR"/>
    </style:style>
    <style:style style:name="T825" style:parent-style-name="Policepardéfaut" style:family="text">
      <style:text-properties style:language-asian="fr" style:country-asian="FR"/>
    </style:style>
    <style:style style:name="T826" style:parent-style-name="Policepardéfaut" style:family="text">
      <style:text-properties style:language-asian="fr" style:country-asian="FR"/>
    </style:style>
    <style:style style:name="T827" style:parent-style-name="Policepardéfaut" style:family="text">
      <style:text-properties style:language-asian="fr" style:country-asian="FR"/>
    </style:style>
    <style:style style:name="T828" style:parent-style-name="Policepardéfaut" style:family="text">
      <style:text-properties style:language-asian="fr" style:country-asian="FR"/>
    </style:style>
    <style:style style:name="T829" style:parent-style-name="Policepardéfaut" style:family="text">
      <style:text-properties style:language-asian="fr" style:country-asian="FR"/>
    </style:style>
    <style:style style:name="T830" style:parent-style-name="Policepardéfaut" style:family="text">
      <style:text-properties style:language-asian="fr" style:country-asian="FR"/>
    </style:style>
    <style:style style:name="T831" style:parent-style-name="Policepardéfaut" style:family="text">
      <style:text-properties style:language-asian="fr" style:country-asian="FR"/>
    </style:style>
    <style:style style:name="T832" style:parent-style-name="Policepardéfaut" style:family="text">
      <style:text-properties style:language-asian="fr" style:country-asian="FR"/>
    </style:style>
    <style:style style:name="T833" style:parent-style-name="Policepardéfaut" style:family="text">
      <style:text-properties style:language-asian="fr" style:country-asian="FR"/>
    </style:style>
    <style:style style:name="T834" style:parent-style-name="Policepardéfaut" style:family="text">
      <style:text-properties style:language-asian="fr" style:country-asian="FR"/>
    </style:style>
    <style:style style:name="T835" style:parent-style-name="Policepardéfaut" style:family="text">
      <style:text-properties fo:font-style="italic" style:font-style-asian="italic" style:language-asian="fr" style:country-asian="FR"/>
    </style:style>
    <style:style style:name="T836" style:parent-style-name="Policepardéfaut" style:family="text">
      <style:text-properties style:language-asian="fr" style:country-asian="FR"/>
    </style:style>
    <style:style style:name="T837" style:parent-style-name="Policepardéfaut" style:family="text">
      <style:text-properties fo:font-style="italic" style:font-style-asian="italic" style:language-asian="fr" style:country-asian="FR"/>
    </style:style>
    <style:style style:name="T838" style:parent-style-name="Policepardéfaut" style:family="text">
      <style:text-properties style:language-asian="fr" style:country-asian="FR"/>
    </style:style>
    <style:style style:name="T839" style:parent-style-name="Policepardéfaut" style:family="text">
      <style:text-properties style:font-size-complex="12pt" style:language-asian="fr" style:country-asian="FR"/>
    </style:style>
    <style:style style:name="T840" style:parent-style-name="Policepardéfaut" style:family="text">
      <style:text-properties style:font-size-complex="12pt" style:language-asian="fr" style:country-asian="FR"/>
    </style:style>
    <style:style style:name="T841" style:parent-style-name="Policepardéfaut" style:family="text">
      <style:text-properties style:font-size-complex="12pt" style:language-asian="fr" style:country-asian="FR"/>
    </style:style>
    <style:style style:name="T842" style:parent-style-name="Policepardéfaut" style:family="text">
      <style:text-properties style:font-size-complex="12pt" style:language-asian="fr" style:country-asian="FR"/>
    </style:style>
    <style:style style:name="T843" style:parent-style-name="Policepardéfaut" style:family="text">
      <style:text-properties fo:font-style="italic" style:font-style-asian="italic" style:font-size-complex="12pt" style:language-asian="fr" style:country-asian="FR"/>
    </style:style>
    <style:style style:name="T844" style:parent-style-name="Policepardéfaut" style:family="text">
      <style:text-properties style:font-size-complex="12pt" style:language-asian="fr" style:country-asian="FR"/>
    </style:style>
    <style:style style:name="T845" style:parent-style-name="Policepardéfaut" style:family="text">
      <style:text-properties fo:font-style="italic" style:font-style-asian="italic" style:font-size-complex="12pt" style:language-asian="fr" style:country-asian="FR"/>
    </style:style>
    <style:style style:name="T846" style:parent-style-name="Policepardéfaut" style:family="text">
      <style:text-properties style:font-size-complex="12pt" style:language-asian="fr" style:country-asian="FR"/>
    </style:style>
    <style:style style:name="T847" style:parent-style-name="Policepardéfaut" style:family="text">
      <style:text-properties style:font-size-complex="12pt" style:language-asian="fr" style:country-asian="FR"/>
    </style:style>
    <style:style style:name="T848" style:parent-style-name="Policepardéfaut" style:family="text">
      <style:text-properties style:font-size-complex="12pt" style:language-asian="fr" style:country-asian="FR"/>
    </style:style>
    <style:style style:name="P849" style:parent-style-name="Corpsdetexte" style:family="paragraph">
      <style:text-properties style:language-asian="fr" style:country-asian="FR"/>
    </style:style>
    <style:style style:name="T850" style:parent-style-name="Policepardéfaut" style:family="text">
      <style:text-properties style:language-asian="fr" style:country-asian="FR"/>
    </style:style>
    <style:style style:name="T851" style:parent-style-name="Policepardéfaut" style:family="text">
      <style:text-properties style:language-asian="fr" style:country-asian="FR"/>
    </style:style>
    <style:style style:name="T852" style:parent-style-name="Policepardéfaut" style:family="text">
      <style:text-properties style:language-asian="fr" style:country-asian="FR"/>
    </style:style>
    <style:style style:name="T853" style:parent-style-name="Policepardéfaut" style:family="text">
      <style:text-properties style:language-asian="fr" style:country-asian="FR"/>
    </style:style>
    <style:style style:name="T854" style:parent-style-name="Policepardéfaut" style:family="text">
      <style:text-properties style:language-asian="fr" style:country-asian="FR"/>
    </style:style>
    <style:style style:name="T855" style:parent-style-name="Policepardéfaut" style:family="text">
      <style:text-properties style:language-asian="fr" style:country-asian="FR"/>
    </style:style>
    <style:style style:name="T856" style:parent-style-name="Policepardéfaut" style:family="text">
      <style:text-properties style:language-asian="fr" style:country-asian="FR"/>
    </style:style>
    <style:style style:name="T857" style:parent-style-name="Policepardéfaut" style:family="text">
      <style:text-properties style:language-asian="fr" style:country-asian="FR"/>
    </style:style>
    <style:style style:name="T858" style:parent-style-name="Policepardéfaut" style:family="text">
      <style:text-properties style:language-asian="fr" style:country-asian="FR"/>
    </style:style>
    <style:style style:name="T859" style:parent-style-name="Policepardéfaut" style:family="text">
      <style:text-properties style:language-asian="fr" style:country-asian="FR"/>
    </style:style>
    <style:style style:name="T860" style:parent-style-name="Policepardéfaut" style:family="text">
      <style:text-properties style:language-asian="fr" style:country-asian="FR"/>
    </style:style>
    <style:style style:name="T861" style:parent-style-name="Policepardéfaut" style:family="text">
      <style:text-properties style:font-size-complex="12pt" style:language-asian="fr" style:country-asian="FR"/>
    </style:style>
    <style:style style:name="T862" style:parent-style-name="Policepardéfaut" style:family="text">
      <style:text-properties style:font-size-complex="12pt" style:language-asian="fr" style:country-asian="FR"/>
    </style:style>
    <style:style style:name="T863" style:parent-style-name="Policepardéfaut" style:family="text">
      <style:text-properties style:font-size-complex="12pt" style:language-asian="fr" style:country-asian="FR"/>
    </style:style>
    <style:style style:name="T864" style:parent-style-name="Policepardéfaut" style:family="text">
      <style:text-properties style:font-size-complex="12pt" style:language-asian="fr" style:country-asian="FR"/>
    </style:style>
    <style:style style:name="T865" style:parent-style-name="Policepardéfaut" style:family="text">
      <style:text-properties style:font-size-complex="12pt" style:language-asian="fr" style:country-asian="FR"/>
    </style:style>
    <style:style style:name="T866" style:parent-style-name="Policepardéfaut" style:family="text">
      <style:text-properties style:font-size-complex="12pt" style:language-asian="fr" style:country-asian="FR"/>
    </style:style>
    <style:style style:name="T867" style:parent-style-name="Policepardéfaut" style:family="text">
      <style:text-properties style:font-size-complex="12pt" style:language-asian="fr" style:country-asian="FR"/>
    </style:style>
    <style:style style:name="T868" style:parent-style-name="Policepardéfaut" style:family="text">
      <style:text-properties style:font-size-complex="12pt" style:language-asian="fr" style:country-asian="FR"/>
    </style:style>
    <style:style style:name="T869" style:parent-style-name="Policepardéfaut" style:family="text">
      <style:text-properties style:font-size-complex="12pt" style:language-asian="fr" style:country-asian="FR"/>
    </style:style>
    <style:style style:name="P870" style:parent-style-name="Corpsdetexte" style:family="paragraph">
      <style:text-properties style:language-asian="fr" style:country-asian="FR"/>
    </style:style>
    <style:style style:name="T871" style:parent-style-name="Policepardéfaut" style:family="text">
      <style:text-properties style:language-asian="fr" style:country-asian="FR"/>
    </style:style>
    <style:style style:name="T872" style:parent-style-name="Policepardéfaut" style:family="text">
      <style:text-properties style:language-asian="fr" style:country-asian="FR"/>
    </style:style>
    <style:style style:name="T873" style:parent-style-name="Policepardéfaut" style:family="text">
      <style:text-properties style:language-asian="fr" style:country-asian="FR"/>
    </style:style>
    <style:style style:name="T874" style:parent-style-name="Policepardéfaut" style:family="text">
      <style:text-properties style:language-asian="fr" style:country-asian="FR"/>
    </style:style>
    <style:style style:name="T875" style:parent-style-name="Policepardéfaut" style:family="text">
      <style:text-properties style:language-asian="fr" style:country-asian="FR"/>
    </style:style>
    <style:style style:name="T876" style:parent-style-name="Policepardéfaut" style:family="text">
      <style:text-properties style:language-asian="fr" style:country-asian="FR"/>
    </style:style>
    <style:style style:name="T877" style:parent-style-name="Policepardéfaut" style:family="text">
      <style:text-properties style:language-asian="fr" style:country-asian="FR"/>
    </style:style>
    <style:style style:name="T878" style:parent-style-name="Policepardéfaut" style:family="text">
      <style:text-properties style:language-asian="fr" style:country-asian="FR"/>
    </style:style>
    <style:style style:name="T879" style:parent-style-name="Policepardéfaut" style:family="text">
      <style:text-properties style:language-asian="fr" style:country-asian="FR"/>
    </style:style>
    <style:style style:name="T880" style:parent-style-name="Policepardéfaut" style:family="text">
      <style:text-properties style:language-asian="fr" style:country-asian="FR"/>
    </style:style>
    <style:style style:name="T881" style:parent-style-name="Policepardéfaut" style:family="text">
      <style:text-properties style:language-asian="fr" style:country-asian="FR"/>
    </style:style>
    <style:style style:name="T882" style:parent-style-name="Policepardéfaut" style:family="text">
      <style:text-properties style:language-asian="fr" style:country-asian="FR"/>
    </style:style>
    <style:style style:name="T883" style:parent-style-name="Policepardéfaut" style:family="text">
      <style:text-properties style:language-asian="fr" style:country-asian="FR"/>
    </style:style>
    <style:style style:name="T884" style:parent-style-name="Policepardéfaut" style:family="text">
      <style:text-properties style:language-asian="fr" style:country-asian="FR"/>
    </style:style>
    <style:style style:name="T885" style:parent-style-name="Policepardéfaut" style:family="text">
      <style:text-properties style:language-asian="fr" style:country-asian="FR"/>
    </style:style>
    <style:style style:name="T886" style:parent-style-name="Policepardéfaut" style:family="text">
      <style:text-properties style:language-asian="fr" style:country-asian="FR"/>
    </style:style>
    <style:style style:name="T887" style:parent-style-name="Policepardéfaut" style:family="text">
      <style:text-properties style:language-asian="fr" style:country-asian="FR"/>
    </style:style>
    <style:style style:name="T888" style:parent-style-name="Policepardéfaut" style:family="text">
      <style:text-properties style:language-asian="fr" style:country-asian="FR"/>
    </style:style>
    <style:style style:name="T889" style:parent-style-name="Policepardéfaut" style:family="text">
      <style:text-properties style:language-asian="fr" style:country-asian="FR"/>
    </style:style>
    <style:style style:name="T890" style:parent-style-name="Policepardéfaut" style:family="text">
      <style:text-properties style:font-size-complex="12pt" style:language-asian="fr" style:country-asian="FR"/>
    </style:style>
    <style:style style:name="T891" style:parent-style-name="Policepardéfaut" style:family="text">
      <style:text-properties style:font-size-complex="12pt" style:language-asian="fr" style:country-asian="FR"/>
    </style:style>
    <style:style style:name="T892" style:parent-style-name="Policepardéfaut" style:family="text">
      <style:text-properties fo:font-style="italic" style:font-style-asian="italic" style:font-size-complex="12pt" style:language-asian="fr" style:country-asian="FR"/>
    </style:style>
    <style:style style:name="T893" style:parent-style-name="Policepardéfaut" style:family="text">
      <style:text-properties style:font-size-complex="12pt" style:language-asian="fr" style:country-asian="FR"/>
    </style:style>
    <style:style style:name="T894" style:parent-style-name="Policepardéfaut" style:family="text">
      <style:text-properties style:font-size-complex="12pt" style:language-asian="fr" style:country-asian="FR"/>
    </style:style>
    <style:style style:name="T895" style:parent-style-name="Policepardéfaut" style:family="text">
      <style:text-properties style:font-size-complex="12pt" style:language-asian="fr" style:country-asian="FR"/>
    </style:style>
    <style:style style:name="T896" style:parent-style-name="Policepardéfaut" style:family="text">
      <style:text-properties style:font-size-complex="12pt" style:language-asian="fr" style:country-asian="FR"/>
    </style:style>
    <style:style style:name="T897" style:parent-style-name="Policepardéfaut" style:family="text">
      <style:text-properties style:font-size-complex="12pt" style:language-asian="fr" style:country-asian="FR"/>
    </style:style>
    <style:style style:name="T898" style:parent-style-name="Policepardéfaut" style:family="text">
      <style:text-properties style:font-size-complex="12pt" style:language-asian="fr" style:country-asian="FR"/>
    </style:style>
    <style:style style:name="T899" style:parent-style-name="Policepardéfaut" style:family="text">
      <style:text-properties style:font-size-complex="12pt" style:language-asian="fr" style:country-asian="FR"/>
    </style:style>
    <style:style style:name="T900" style:parent-style-name="Policepardéfaut" style:family="text">
      <style:text-properties style:language-asian="fr" style:country-asian="FR"/>
    </style:style>
    <style:style style:name="T901" style:parent-style-name="Policepardéfaut" style:family="text">
      <style:text-properties style:language-asian="fr" style:country-asian="FR"/>
    </style:style>
    <style:style style:name="T902" style:parent-style-name="Policepardéfaut" style:family="text">
      <style:text-properties style:language-asian="fr" style:country-asian="FR"/>
    </style:style>
    <style:style style:name="T903" style:parent-style-name="Policepardéfaut" style:family="text">
      <style:text-properties style:font-size-complex="12pt" style:language-asian="fr" style:country-asian="FR"/>
    </style:style>
    <style:style style:name="T904" style:parent-style-name="Policepardéfaut" style:family="text">
      <style:text-properties style:font-size-complex="12pt" style:language-asian="fr" style:country-asian="FR"/>
    </style:style>
    <style:style style:name="P905" style:parent-style-name="Corpsdetexte" style:family="paragraph">
      <style:text-properties style:language-asian="fr" style:country-asian="FR"/>
    </style:style>
    <style:style style:name="T906" style:parent-style-name="Policepardéfaut" style:family="text">
      <style:text-properties style:language-asian="fr" style:country-asian="FR"/>
    </style:style>
    <style:style style:name="T907" style:parent-style-name="Policepardéfaut" style:family="text">
      <style:text-properties style:language-asian="fr" style:country-asian="FR"/>
    </style:style>
    <style:style style:name="T908" style:parent-style-name="Policepardéfaut" style:family="text">
      <style:text-properties style:language-asian="fr" style:country-asian="FR"/>
    </style:style>
    <style:style style:name="T909" style:parent-style-name="Policepardéfaut" style:family="text">
      <style:text-properties style:language-asian="fr" style:country-asian="FR"/>
    </style:style>
    <style:style style:name="T910" style:parent-style-name="Policepardéfaut" style:family="text">
      <style:text-properties fo:font-style="italic" style:font-style-asian="italic" style:language-asian="fr" style:country-asian="FR"/>
    </style:style>
    <style:style style:name="T911" style:parent-style-name="Policepardéfaut" style:family="text">
      <style:text-properties style:language-asian="fr" style:country-asian="FR"/>
    </style:style>
    <style:style style:name="T912" style:parent-style-name="Policepardéfaut" style:family="text">
      <style:text-properties style:language-asian="fr" style:country-asian="FR"/>
    </style:style>
    <style:style style:name="T913" style:parent-style-name="Policepardéfaut" style:family="text">
      <style:text-properties style:language-asian="fr" style:country-asian="FR"/>
    </style:style>
    <style:style style:name="T914" style:parent-style-name="Policepardéfaut" style:family="text">
      <style:text-properties style:font-size-complex="12pt" style:language-asian="fr" style:country-asian="FR"/>
    </style:style>
    <style:style style:name="T915" style:parent-style-name="Policepardéfaut" style:family="text">
      <style:text-properties style:font-size-complex="12pt" style:language-asian="fr" style:country-asian="FR"/>
    </style:style>
    <style:style style:name="T916" style:parent-style-name="Policepardéfaut" style:family="text">
      <style:text-properties fo:font-style="italic" style:font-style-asian="italic" style:font-size-complex="12pt" style:language-asian="fr" style:country-asian="FR"/>
    </style:style>
    <style:style style:name="T917" style:parent-style-name="Policepardéfaut" style:family="text">
      <style:text-properties style:font-size-complex="12pt" style:language-asian="fr" style:country-asian="FR"/>
    </style:style>
    <style:style style:name="T918" style:parent-style-name="Policepardéfaut" style:family="text">
      <style:text-properties style:font-size-complex="12pt" style:language-asian="fr" style:country-asian="FR"/>
    </style:style>
    <style:style style:name="T919" style:parent-style-name="Policepardéfaut" style:family="text">
      <style:text-properties style:language-asian="fr" style:country-asian="FR"/>
    </style:style>
    <style:style style:name="T920" style:parent-style-name="Policepardéfaut" style:family="text">
      <style:text-properties style:language-asian="fr" style:country-asian="FR"/>
    </style:style>
    <style:style style:name="T921" style:parent-style-name="Policepardéfaut" style:family="text">
      <style:text-properties style:language-asian="fr" style:country-asian="FR"/>
    </style:style>
    <style:style style:name="T922" style:parent-style-name="Policepardéfaut" style:family="text">
      <style:text-properties style:language-asian="fr" style:country-asian="FR"/>
    </style:style>
    <style:style style:name="T923" style:parent-style-name="Policepardéfaut" style:family="text">
      <style:text-properties style:language-asian="fr" style:country-asian="FR"/>
    </style:style>
    <style:style style:name="T924" style:parent-style-name="Policepardéfaut" style:family="text">
      <style:text-properties style:language-asian="fr" style:country-asian="FR"/>
    </style:style>
    <style:style style:name="T925" style:parent-style-name="Policepardéfaut" style:family="text">
      <style:text-properties style:language-asian="fr" style:country-asian="FR"/>
    </style:style>
    <style:style style:name="T926" style:parent-style-name="Policepardéfaut" style:family="text">
      <style:text-properties style:language-asian="fr" style:country-asian="FR"/>
    </style:style>
    <style:style style:name="T927" style:parent-style-name="Policepardéfaut" style:family="text">
      <style:text-properties style:language-asian="fr" style:country-asian="FR"/>
    </style:style>
    <style:style style:name="T928" style:parent-style-name="Policepardéfaut" style:family="text">
      <style:text-properties style:language-asian="fr" style:country-asian="FR"/>
    </style:style>
    <style:style style:name="T929" style:parent-style-name="Policepardéfaut" style:family="text">
      <style:text-properties style:language-asian="fr" style:country-asian="FR"/>
    </style:style>
    <style:style style:name="T930" style:parent-style-name="Policepardéfaut" style:family="text">
      <style:text-properties style:font-size-complex="12pt" style:language-asian="fr" style:country-asian="FR"/>
    </style:style>
    <style:style style:name="T931" style:parent-style-name="Policepardéfaut" style:family="text">
      <style:text-properties style:font-size-complex="12pt" style:language-asian="fr" style:country-asian="FR"/>
    </style:style>
    <style:style style:name="T932" style:parent-style-name="Policepardéfaut" style:family="text">
      <style:text-properties style:font-size-complex="12pt" style:language-asian="fr" style:country-asian="FR"/>
    </style:style>
    <style:style style:name="T933" style:parent-style-name="Policepardéfaut" style:family="text">
      <style:text-properties style:font-size-complex="12pt" style:language-asian="fr" style:country-asian="FR"/>
    </style:style>
    <style:style style:name="T934" style:parent-style-name="Policepardéfaut" style:family="text">
      <style:text-properties style:font-size-complex="12pt" style:language-asian="fr" style:country-asian="FR"/>
    </style:style>
    <style:style style:name="T935" style:parent-style-name="Policepardéfaut" style:family="text">
      <style:text-properties style:font-size-complex="12pt" style:language-asian="fr" style:country-asian="FR"/>
    </style:style>
    <style:style style:name="P936" style:parent-style-name="Corpsdetexte" style:family="paragraph">
      <style:text-properties style:language-asian="fr" style:country-asian="FR"/>
    </style:style>
    <style:style style:name="P937" style:parent-style-name="quote.l" style:family="paragraph">
      <style:text-properties fo:font-style="italic" style:font-style-asian="italic" style:language-asian="fr" style:country-asian="FR"/>
    </style:style>
    <style:style style:name="T938" style:parent-style-name="Policepardéfaut" style:family="text">
      <style:text-properties style:language-asian="fr" style:country-asian="FR"/>
    </style:style>
    <style:style style:name="T939" style:parent-style-name="Policepardéfaut" style:family="text">
      <style:text-properties style:language-asian="fr" style:country-asian="FR"/>
    </style:style>
    <style:style style:name="T940" style:parent-style-name="Policepardéfaut" style:family="text">
      <style:text-properties style:font-size-complex="12pt" style:language-asian="fr" style:country-asian="FR"/>
    </style:style>
    <style:style style:name="T941" style:parent-style-name="Policepardéfaut" style:family="text">
      <style:text-properties style:font-size-complex="12pt" style:language-asian="fr" style:country-asian="FR"/>
    </style:style>
    <style:style style:name="T942" style:parent-style-name="Policepardéfaut" style:family="text">
      <style:text-properties style:font-size-complex="12pt" style:language-asian="fr" style:country-asian="FR"/>
    </style:style>
    <style:style style:name="T943" style:parent-style-name="Policepardéfaut" style:family="text">
      <style:text-properties style:language-asian="fr" style:country-asian="FR"/>
    </style:style>
    <style:style style:name="T944" style:parent-style-name="Policepardéfaut" style:family="text">
      <style:text-properties style:language-asian="fr" style:country-asian="FR"/>
    </style:style>
    <style:style style:name="T945" style:parent-style-name="Policepardéfaut" style:family="text">
      <style:text-properties style:language-asian="fr" style:country-asian="FR"/>
    </style:style>
    <style:style style:name="T946" style:parent-style-name="Policepardéfaut" style:family="text">
      <style:text-properties style:language-asian="fr" style:country-asian="FR"/>
    </style:style>
    <style:style style:name="T947" style:parent-style-name="Policepardéfaut" style:family="text">
      <style:text-properties style:language-asian="fr" style:country-asian="FR"/>
    </style:style>
    <style:style style:name="T948" style:parent-style-name="Policepardéfaut" style:family="text">
      <style:text-properties style:language-asian="fr" style:country-asian="FR"/>
    </style:style>
    <style:style style:name="T949" style:parent-style-name="Policepardéfaut" style:family="text">
      <style:text-properties style:language-asian="fr" style:country-asian="FR"/>
    </style:style>
    <style:style style:name="T950" style:parent-style-name="Policepardéfaut" style:family="text">
      <style:text-properties style:font-size-complex="12pt" style:language-asian="fr" style:country-asian="FR"/>
    </style:style>
    <style:style style:name="T951" style:parent-style-name="Policepardéfaut" style:family="text">
      <style:text-properties style:font-size-complex="12pt" style:language-asian="fr" style:country-asian="FR"/>
    </style:style>
    <style:style style:name="T952" style:parent-style-name="Policepardéfaut" style:family="text">
      <style:text-properties style:font-size-complex="12pt" style:language-asian="fr" style:country-asian="FR"/>
    </style:style>
    <style:style style:name="T953" style:parent-style-name="Policepardéfaut" style:family="text">
      <style:text-properties style:font-size-complex="12pt" style:language-asian="fr" style:country-asian="FR"/>
    </style:style>
    <style:style style:name="T954" style:parent-style-name="Policepardéfaut" style:family="text">
      <style:text-properties style:font-size-complex="12pt" style:language-asian="fr" style:country-asian="FR"/>
    </style:style>
    <style:style style:name="T955" style:parent-style-name="Policepardéfaut" style:family="text">
      <style:text-properties style:font-size-complex="12pt" style:language-asian="fr" style:country-asian="FR"/>
    </style:style>
    <style:style style:name="T956" style:parent-style-name="Policepardéfaut" style:family="text">
      <style:text-properties style:language-asian="fr" style:country-asian="FR"/>
    </style:style>
    <style:style style:name="T957" style:parent-style-name="Policepardéfaut" style:family="text">
      <style:text-properties style:language-asian="fr" style:country-asian="FR"/>
    </style:style>
    <style:style style:name="T958" style:parent-style-name="Policepardéfaut" style:family="text">
      <style:text-properties style:language-asian="fr" style:country-asian="FR"/>
    </style:style>
    <style:style style:name="T959" style:parent-style-name="Policepardéfaut" style:family="text">
      <style:text-properties style:language-asian="fr" style:country-asian="FR"/>
    </style:style>
    <style:style style:name="T960" style:parent-style-name="Policepardéfaut" style:family="text">
      <style:text-properties style:language-asian="fr" style:country-asian="FR"/>
    </style:style>
    <style:style style:name="T961" style:parent-style-name="Policepardéfaut" style:family="text">
      <style:text-properties style:language-asian="fr" style:country-asian="FR"/>
    </style:style>
    <style:style style:name="T962" style:parent-style-name="Policepardéfaut" style:family="text">
      <style:text-properties style:font-size-complex="12pt" style:language-asian="fr" style:country-asian="FR"/>
    </style:style>
    <style:style style:name="T963" style:parent-style-name="Policepardéfaut" style:family="text">
      <style:text-properties style:font-size-complex="12pt" style:language-asian="fr" style:country-asian="FR"/>
    </style:style>
    <style:style style:name="T964" style:parent-style-name="Policepardéfaut" style:family="text">
      <style:text-properties style:font-size-complex="12pt" style:language-asian="fr" style:country-asian="FR"/>
    </style:style>
    <style:style style:name="T965" style:parent-style-name="Policepardéfaut" style:family="text">
      <style:text-properties style:font-size-complex="12pt" style:language-asian="fr" style:country-asian="FR"/>
    </style:style>
    <style:style style:name="T966" style:parent-style-name="Policepardéfaut" style:family="text">
      <style:text-properties style:font-size-complex="12pt" style:language-asian="fr" style:country-asian="FR"/>
    </style:style>
    <style:style style:name="T967" style:parent-style-name="Policepardéfaut" style:family="text">
      <style:text-properties style:font-size-complex="12pt" style:language-asian="fr" style:country-asian="FR"/>
    </style:style>
    <style:style style:name="T968" style:parent-style-name="Policepardéfaut" style:family="text">
      <style:text-properties style:font-size-complex="12pt" style:language-asian="fr" style:country-asian="FR"/>
    </style:style>
    <style:style style:name="T969" style:parent-style-name="Policepardéfaut" style:family="text">
      <style:text-properties style:font-size-complex="12pt" style:language-asian="fr" style:country-asian="FR"/>
    </style:style>
    <style:style style:name="P970" style:parent-style-name="Corpsdetexte" style:family="paragraph">
      <style:text-properties style:language-asian="fr" style:country-asian="FR"/>
    </style:style>
    <style:style style:name="T971" style:parent-style-name="Policepardéfaut" style:family="text">
      <style:text-properties fo:font-style="italic" style:font-style-asian="italic"/>
    </style:style>
    <style:style style:name="P972" style:parent-style-name="label" style:family="paragraph">
      <style:paragraph-properties fo:border="0.0069in solid #000000" fo:padding-top="0.0138in" fo:padding-left="0.0555in" fo:padding-bottom="0.0138in" fo:padding-right="0.0555in" style:shadow="none"/>
    </style:style>
    <style:style style:name="T973" style:parent-style-name="Policepardéfaut" style:family="text">
      <style:text-properties fo:font-style="italic" style:font-style-asian="italic"/>
    </style:style>
    <style:style style:name="T974" style:parent-style-name="Policepardéfaut" style:family="text">
      <style:text-properties style:text-position="super 65%"/>
    </style:style>
    <style:style style:name="P975" style:parent-style-name="Corpsdetexte" style:family="paragraph">
      <style:paragraph-properties fo:border="0.0069in solid #000000" fo:padding-top="0.0138in" fo:padding-left="0.0555in" fo:padding-bottom="0.0138in" fo:padding-right="0.0555in" style:shadow="none"/>
    </style:style>
    <style:style style:name="P976" style:parent-style-name="label" style:family="paragraph">
      <style:paragraph-properties fo:border="0.0069in solid #000000" fo:padding-top="0.0138in" fo:padding-left="0.0555in" fo:padding-bottom="0.0138in" fo:padding-right="0.0555in" style:shadow="none"/>
    </style:style>
    <style:style style:name="P977" style:parent-style-name="Corpsdetexte" style:family="paragraph">
      <style:paragraph-properties fo:border="0.0069in solid #000000" fo:padding-top="0.0138in" fo:padding-left="0.0555in" fo:padding-bottom="0.0138in" fo:padding-right="0.0555in" style:shadow="none"/>
    </style:style>
    <style:style style:name="P978" style:parent-style-name="label" style:family="paragraph">
      <style:paragraph-properties fo:border="0.0069in solid #000000" fo:padding-top="0.0138in" fo:padding-left="0.0555in" fo:padding-bottom="0.0138in" fo:padding-right="0.0555in" style:shadow="none"/>
    </style:style>
    <style:style style:name="P979" style:parent-style-name="Corpsdetexte" style:family="paragraph">
      <style:paragraph-properties fo:border="0.0069in solid #000000" fo:padding-top="0.0138in" fo:padding-left="0.0555in" fo:padding-bottom="0.0138in" fo:padding-right="0.0555in" style:shadow="none"/>
    </style:style>
    <style:style style:name="P980" style:parent-style-name="label" style:family="paragraph">
      <style:paragraph-properties fo:border="0.0069in solid #000000" fo:padding-top="0.0138in" fo:padding-left="0.0555in" fo:padding-bottom="0.0138in" fo:padding-right="0.0555in" style:shadow="none"/>
    </style:style>
    <style:style style:name="T981" style:parent-style-name="Policepardéfaut" style:family="text">
      <style:text-properties fo:font-style="italic" style:font-style-asian="italic"/>
    </style:style>
    <style:style style:name="T982" style:parent-style-name="Policepardéfaut" style:family="text">
      <style:text-properties style:text-position="super 65%"/>
    </style:style>
    <style:style style:name="T983" style:parent-style-name="Policepardéfaut" style:family="text">
      <style:text-properties fo:font-style="italic" style:font-style-asian="italic"/>
    </style:style>
    <style:style style:name="P984" style:parent-style-name="Corpsdetexte" style:family="paragraph">
      <style:paragraph-properties fo:border="0.0069in solid #000000" fo:padding-top="0.0138in" fo:padding-left="0.0555in" fo:padding-bottom="0.0138in" fo:padding-right="0.0555in" style:shadow="none"/>
    </style:style>
    <style:style style:name="P985" style:parent-style-name="label" style:family="paragraph">
      <style:paragraph-properties fo:border="0.0069in solid #000000" fo:padding-top="0.0138in" fo:padding-left="0.0555in" fo:padding-bottom="0.0138in" fo:padding-right="0.0555in" style:shadow="none"/>
    </style:style>
    <style:style style:name="P986" style:parent-style-name="Corpsdetexte" style:family="paragraph">
      <style:paragraph-properties fo:border="0.0069in solid #000000" fo:padding-top="0.0138in" fo:padding-left="0.0555in" fo:padding-bottom="0.0138in" fo:padding-right="0.0555in" style:shadow="none"/>
    </style:style>
    <style:style style:name="P987" style:parent-style-name="label" style:family="paragraph">
      <style:paragraph-properties fo:border="0.0069in solid #000000" fo:padding-top="0.0138in" fo:padding-left="0.0555in" fo:padding-bottom="0.0138in" fo:padding-right="0.0555in" style:shadow="none"/>
    </style:style>
    <style:style style:name="P988" style:parent-style-name="Corpsdetexte" style:family="paragraph">
      <style:paragraph-properties fo:border="0.0069in solid #000000" fo:padding-top="0.0138in" fo:padding-left="0.0555in" fo:padding-bottom="0.0138in" fo:padding-right="0.0555in" style:shadow="none"/>
    </style:style>
    <style:style style:name="T989" style:parent-style-name="Policepardéfaut" style:family="text">
      <style:text-properties fo:font-style="italic" style:font-style-asian="italic"/>
    </style:style>
    <style:style style:name="T990" style:parent-style-name="Policepardéfaut" style:family="text">
      <style:text-properties style:language-asian="fr" style:country-asian="FR"/>
    </style:style>
    <style:style style:name="T991" style:parent-style-name="Policepardéfaut" style:family="text">
      <style:text-properties style:language-asian="fr" style:country-asian="FR"/>
    </style:style>
    <style:style style:name="T992" style:parent-style-name="Policepardéfaut" style:family="text">
      <style:text-properties style:language-asian="fr" style:country-asian="FR"/>
    </style:style>
    <style:style style:name="T993" style:parent-style-name="Policepardéfaut" style:family="text">
      <style:text-properties style:language-asian="fr" style:country-asian="FR"/>
    </style:style>
    <style:style style:name="T994" style:parent-style-name="Policepardéfaut" style:family="text">
      <style:text-properties style:language-asian="fr" style:country-asian="FR"/>
    </style:style>
    <style:style style:name="T995" style:parent-style-name="Policepardéfaut" style:family="text">
      <style:text-properties fo:font-style="italic" style:font-style-asian="italic" style:language-asian="fr" style:country-asian="FR"/>
    </style:style>
    <style:style style:name="T996" style:parent-style-name="Policepardéfaut" style:family="text">
      <style:text-properties style:language-asian="fr" style:country-asian="FR"/>
    </style:style>
    <style:style style:name="T997" style:parent-style-name="Policepardéfaut" style:family="text">
      <style:text-properties style:language-asian="fr" style:country-asian="FR"/>
    </style:style>
    <style:style style:name="T998" style:parent-style-name="Policepardéfaut" style:family="text">
      <style:text-properties style:language-asian="fr" style:country-asian="FR"/>
    </style:style>
    <style:style style:name="T999" style:parent-style-name="Policepardéfaut" style:family="text">
      <style:text-properties style:font-size-complex="12pt" style:language-asian="fr" style:country-asian="FR"/>
    </style:style>
    <style:style style:name="T1000" style:parent-style-name="Policepardéfaut" style:family="text">
      <style:text-properties style:font-size-complex="12pt" style:language-asian="fr" style:country-asian="FR"/>
    </style:style>
    <style:style style:name="T1001" style:parent-style-name="Policepardéfaut" style:family="text">
      <style:text-properties style:font-size-complex="12pt" style:language-asian="fr" style:country-asian="FR"/>
    </style:style>
    <style:style style:name="T1002" style:parent-style-name="Policepardéfaut" style:family="text">
      <style:text-properties style:language-asian="fr" style:country-asian="FR"/>
    </style:style>
    <style:style style:name="T1003" style:parent-style-name="Policepardéfaut" style:family="text">
      <style:text-properties style:language-asian="fr" style:country-asian="FR"/>
    </style:style>
    <style:style style:name="T1004" style:parent-style-name="Policepardéfaut" style:family="text">
      <style:text-properties style:language-asian="fr" style:country-asian="FR"/>
    </style:style>
    <style:style style:name="P1005" style:parent-style-name="Corpsdetexte" style:family="paragraph">
      <style:text-properties style:language-asian="fr" style:country-asian="FR"/>
    </style:style>
    <style:style style:name="T1006" style:parent-style-name="Policepardéfaut" style:family="text">
      <style:text-properties style:language-asian="fr" style:country-asian="FR"/>
    </style:style>
    <style:style style:name="T1007" style:parent-style-name="Policepardéfaut" style:family="text">
      <style:text-properties style:language-asian="fr" style:country-asian="FR"/>
    </style:style>
    <style:style style:name="T1008" style:parent-style-name="Appelnotedebasdep." style:family="text">
      <style:text-properties style:language-asian="fr" style:country-asian="FR"/>
    </style:style>
    <style:style style:name="T1009" style:parent-style-name="Policepardéfaut" style:family="text">
      <style:text-properties style:language-asian="fr" style:country-asian="FR"/>
    </style:style>
    <style:style style:name="T1010" style:parent-style-name="Policepardéfaut" style:family="text">
      <style:text-properties style:font-size-complex="12pt" style:language-asian="fr" style:country-asian="FR"/>
    </style:style>
    <style:style style:name="T1011" style:parent-style-name="Policepardéfaut" style:family="text">
      <style:text-properties style:font-size-complex="12pt" style:language-asian="fr" style:country-asian="FR"/>
    </style:style>
    <style:style style:name="T1012" style:parent-style-name="Policepardéfaut" style:family="text">
      <style:text-properties style:font-size-complex="12pt" style:language-asian="fr" style:country-asian="FR"/>
    </style:style>
    <style:style style:name="T1013" style:parent-style-name="Policepardéfaut" style:family="text">
      <style:text-properties style:font-size-complex="12pt" style:language-asian="fr" style:country-asian="FR"/>
    </style:style>
    <style:style style:name="P1014" style:parent-style-name="Corpsdetexte" style:family="paragraph">
      <style:text-properties style:language-asian="fr" style:country-asian="FR"/>
    </style:style>
    <style:style style:name="T1015" style:parent-style-name="Policepardéfaut" style:family="text">
      <style:text-properties style:language-asian="fr" style:country-asian="FR"/>
    </style:style>
    <style:style style:name="T1016" style:parent-style-name="Appelnotedebasdep." style:family="text">
      <style:text-properties style:language-asian="fr" style:country-asian="FR"/>
    </style:style>
    <style:style style:name="T1017" style:parent-style-name="Policepardéfaut" style:family="text">
      <style:text-properties style:language-asian="fr" style:country-asian="FR"/>
    </style:style>
    <style:style style:name="T1018" style:parent-style-name="Policepardéfaut" style:family="text">
      <style:text-properties style:language-asian="fr" style:country-asian="FR"/>
    </style:style>
    <style:style style:name="T1019" style:parent-style-name="Policepardéfaut" style:family="text">
      <style:text-properties style:language-asian="fr" style:country-asian="FR"/>
    </style:style>
    <style:style style:name="T1020" style:parent-style-name="Policepardéfaut" style:family="text">
      <style:text-properties style:language-asian="fr" style:country-asian="FR"/>
    </style:style>
    <style:style style:name="T1021" style:parent-style-name="Policepardéfaut" style:family="text">
      <style:text-properties style:language-asian="fr" style:country-asian="FR"/>
    </style:style>
    <style:style style:name="T1022" style:parent-style-name="Policepardéfaut" style:family="text">
      <style:text-properties style:language-asian="fr" style:country-asian="FR"/>
    </style:style>
    <style:style style:name="T1023" style:parent-style-name="Policepardéfaut" style:family="text">
      <style:text-properties style:language-asian="fr" style:country-asian="FR"/>
    </style:style>
    <style:style style:name="T1024" style:parent-style-name="Policepardéfaut" style:family="text">
      <style:text-properties style:language-asian="fr" style:country-asian="FR"/>
    </style:style>
    <style:style style:name="T1025" style:parent-style-name="Policepardéfaut" style:family="text">
      <style:text-properties style:language-asian="fr" style:country-asian="FR"/>
    </style:style>
    <style:style style:name="T1026" style:parent-style-name="Policepardéfaut" style:family="text">
      <style:text-properties style:language-asian="fr" style:country-asian="FR"/>
    </style:style>
    <style:style style:name="T1027" style:parent-style-name="Policepardéfaut" style:family="text">
      <style:text-properties style:language-asian="fr" style:country-asian="FR"/>
    </style:style>
    <style:style style:name="T1028" style:parent-style-name="Policepardéfaut" style:family="text">
      <style:text-properties style:language-asian="fr" style:country-asian="FR"/>
    </style:style>
    <style:style style:name="T1029" style:parent-style-name="Policepardéfaut" style:family="text">
      <style:text-properties style:language-asian="fr" style:country-asian="FR"/>
    </style:style>
    <style:style style:name="P1030" style:parent-style-name="Corpsdetexte" style:family="paragraph">
      <style:text-properties style:language-asian="fr" style:country-asian="FR"/>
    </style:style>
    <style:style style:name="T1031" style:parent-style-name="Policepardéfaut" style:family="text">
      <style:text-properties style:language-asian="fr" style:country-asian="FR"/>
    </style:style>
    <style:style style:name="T1032" style:parent-style-name="Policepardéfaut" style:family="text">
      <style:text-properties style:font-size-complex="12pt" style:language-asian="fr" style:country-asian="FR"/>
    </style:style>
    <style:style style:name="T1033" style:parent-style-name="Policepardéfaut" style:family="text">
      <style:text-properties style:font-size-complex="12pt" style:language-asian="fr" style:country-asian="FR"/>
    </style:style>
    <style:style style:name="T1034" style:parent-style-name="Policepardéfaut" style:family="text">
      <style:text-properties style:font-size-complex="12pt" style:language-asian="fr" style:country-asian="FR"/>
    </style:style>
    <style:style style:name="T1035" style:parent-style-name="Policepardéfaut" style:family="text">
      <style:text-properties fo:font-style="italic" style:font-style-asian="italic" style:font-size-complex="12pt" style:language-asian="fr" style:country-asian="FR"/>
    </style:style>
    <style:style style:name="T1036" style:parent-style-name="Policepardéfaut" style:family="text">
      <style:text-properties style:font-size-complex="12pt" style:language-asian="fr" style:country-asian="FR"/>
    </style:style>
    <style:style style:name="P1037" style:parent-style-name="Corpsdetexte" style:family="paragraph">
      <style:text-properties style:language-asian="fr" style:country-asian="FR"/>
    </style:style>
    <style:style style:name="T1038" style:parent-style-name="Policepardéfaut" style:family="text">
      <style:text-properties style:language-asian="fr" style:country-asian="FR"/>
    </style:style>
    <style:style style:name="T1039" style:parent-style-name="Policepardéfaut" style:family="text">
      <style:text-properties style:language-asian="fr" style:country-asian="FR"/>
    </style:style>
    <style:style style:name="T1040" style:parent-style-name="Policepardéfaut" style:family="text">
      <style:text-properties style:language-asian="fr" style:country-asian="FR"/>
    </style:style>
    <style:style style:name="T1041" style:parent-style-name="Policepardéfaut" style:family="text">
      <style:text-properties style:font-size-complex="12pt" style:language-asian="fr" style:country-asian="FR"/>
    </style:style>
    <style:style style:name="T1042" style:parent-style-name="Policepardéfaut" style:family="text">
      <style:text-properties style:font-size-complex="12pt" style:language-asian="fr" style:country-asian="FR"/>
    </style:style>
    <style:style style:name="T1043" style:parent-style-name="Policepardéfaut" style:family="text">
      <style:text-properties style:font-size-complex="12pt" style:language-asian="fr" style:country-asian="FR"/>
    </style:style>
    <style:style style:name="T1044" style:parent-style-name="Policepardéfaut" style:family="text">
      <style:text-properties style:font-size-complex="12pt" style:language-asian="fr" style:country-asian="FR"/>
    </style:style>
    <style:style style:name="P1045" style:parent-style-name="Corpsdetexte" style:family="paragraph">
      <style:text-properties style:language-asian="fr" style:country-asian="FR"/>
    </style:style>
    <style:style style:name="T1046" style:parent-style-name="Policepardéfaut" style:family="text">
      <style:text-properties style:language-asian="fr" style:country-asian="FR"/>
    </style:style>
    <style:style style:name="T1047" style:parent-style-name="Policepardéfaut" style:family="text">
      <style:text-properties style:font-size-complex="12pt" style:language-asian="fr" style:country-asian="FR"/>
    </style:style>
    <style:style style:name="T1048" style:parent-style-name="Policepardéfaut" style:family="text">
      <style:text-properties style:font-size-complex="12pt" style:language-asian="fr" style:country-asian="FR"/>
    </style:style>
    <style:style style:name="T1049" style:parent-style-name="Policepardéfaut" style:family="text">
      <style:text-properties style:font-size-complex="12pt" style:language-asian="fr" style:country-asian="FR"/>
    </style:style>
    <style:style style:name="T1050" style:parent-style-name="Policepardéfaut" style:family="text">
      <style:text-properties style:font-size-complex="12pt" style:language-asian="fr" style:country-asian="FR"/>
    </style:style>
    <style:style style:name="T1051" style:parent-style-name="Policepardéfaut" style:family="text">
      <style:text-properties style:font-size-complex="12pt" style:language-asian="fr" style:country-asian="FR"/>
    </style:style>
    <style:style style:name="T1052" style:parent-style-name="Policepardéfaut" style:family="text">
      <style:text-properties style:language-asian="fr" style:country-asian="FR"/>
    </style:style>
    <style:style style:name="T1053" style:parent-style-name="Policepardéfaut" style:family="text">
      <style:text-properties style:language-asian="fr" style:country-asian="FR"/>
    </style:style>
    <style:style style:name="T1054" style:parent-style-name="Policepardéfaut" style:family="text">
      <style:text-properties style:language-asian="fr" style:country-asian="FR"/>
    </style:style>
    <style:style style:name="T1055" style:parent-style-name="Policepardéfaut" style:family="text">
      <style:text-properties style:language-asian="fr" style:country-asian="FR"/>
    </style:style>
    <style:style style:name="P1056" style:parent-style-name="Corpsdetexte" style:family="paragraph">
      <style:text-properties style:language-asian="fr" style:country-asian="FR"/>
    </style:style>
    <style:style style:name="T1057" style:parent-style-name="Policepardéfaut" style:family="text">
      <style:text-properties style:language-asian="fr" style:country-asian="FR"/>
    </style:style>
    <style:style style:name="T1058" style:parent-style-name="Policepardéfaut" style:family="text">
      <style:text-properties style:language-asian="fr" style:country-asian="FR"/>
    </style:style>
    <style:style style:name="T1059" style:parent-style-name="Policepardéfaut" style:family="text">
      <style:text-properties style:language-asian="fr" style:country-asian="FR"/>
    </style:style>
    <style:style style:name="T1060" style:parent-style-name="Appelnotedebasdep." style:family="text">
      <style:text-properties style:language-asian="fr" style:country-asian="FR"/>
    </style:style>
    <style:style style:name="T1061" style:parent-style-name="Policepardéfaut" style:family="text">
      <style:text-properties style:language-asian="fr" style:country-asian="FR"/>
    </style:style>
    <style:style style:name="T1062" style:parent-style-name="Policepardéfaut" style:family="text">
      <style:text-properties style:language-asian="fr" style:country-asian="FR"/>
    </style:style>
    <style:style style:name="T1063" style:parent-style-name="Policepardéfaut" style:family="text">
      <style:text-properties style:language-asian="fr" style:country-asian="FR"/>
    </style:style>
    <style:style style:name="T1064" style:parent-style-name="Policepardéfaut" style:family="text">
      <style:text-properties style:font-size-complex="12pt" style:language-asian="fr" style:country-asian="FR"/>
    </style:style>
    <style:style style:name="T1065" style:parent-style-name="Policepardéfaut" style:family="text">
      <style:text-properties style:font-size-complex="12pt" style:language-asian="fr" style:country-asian="FR"/>
    </style:style>
    <style:style style:name="T1066" style:parent-style-name="Policepardéfaut" style:family="text">
      <style:text-properties style:font-size-complex="12pt" style:language-asian="fr" style:country-asian="FR"/>
    </style:style>
    <style:style style:name="T1067" style:parent-style-name="Policepardéfaut" style:family="text">
      <style:text-properties style:font-size-complex="12pt" style:language-asian="fr" style:country-asian="FR"/>
    </style:style>
    <style:style style:name="T1068" style:parent-style-name="Policepardéfaut" style:family="text">
      <style:text-properties style:font-size-complex="12pt" style:language-asian="fr" style:country-asian="FR"/>
    </style:style>
    <style:style style:name="T1069" style:parent-style-name="Policepardéfaut" style:family="text">
      <style:text-properties style:font-size-complex="12pt" style:language-asian="fr" style:country-asian="FR"/>
    </style:style>
    <style:style style:name="T1070" style:parent-style-name="Policepardéfaut" style:family="text">
      <style:text-properties style:font-size-complex="12pt" style:language-asian="fr" style:country-asian="FR"/>
    </style:style>
    <style:style style:name="T1071" style:parent-style-name="Policepardéfaut" style:family="text">
      <style:text-properties style:font-size-complex="12pt" style:language-asian="fr" style:country-asian="FR"/>
    </style:style>
    <style:style style:name="T1072" style:parent-style-name="Policepardéfaut" style:family="text">
      <style:text-properties style:font-size-complex="12pt" style:language-asian="fr" style:country-asian="FR"/>
    </style:style>
    <style:style style:name="T1073" style:parent-style-name="Policepardéfaut" style:family="text">
      <style:text-properties style:font-size-complex="12pt" style:language-asian="fr" style:country-asian="FR"/>
    </style:style>
    <style:style style:name="T1074" style:parent-style-name="Policepardéfaut" style:family="text">
      <style:text-properties style:font-size-complex="12pt" style:language-asian="fr" style:country-asian="FR"/>
    </style:style>
    <style:style style:name="T1075" style:parent-style-name="Policepardéfaut" style:family="text">
      <style:text-properties style:font-size-complex="12pt" style:language-asian="fr" style:country-asian="FR"/>
    </style:style>
    <style:style style:name="T1076" style:parent-style-name="Policepardéfaut" style:family="text">
      <style:text-properties style:font-size-complex="12pt" style:language-asian="fr" style:country-asian="FR"/>
    </style:style>
    <style:style style:name="T1077" style:parent-style-name="Policepardéfaut" style:family="text">
      <style:text-properties style:language-asian="fr" style:country-asian="FR"/>
    </style:style>
    <style:style style:name="T1078" style:parent-style-name="Policepardéfaut" style:family="text">
      <style:text-properties style:language-asian="fr" style:country-asian="FR"/>
    </style:style>
    <style:style style:name="T1079" style:parent-style-name="Policepardéfaut" style:family="text">
      <style:text-properties style:language-asian="fr" style:country-asian="FR"/>
    </style:style>
    <style:style style:name="T1080" style:parent-style-name="Policepardéfaut" style:family="text">
      <style:text-properties style:text-position="super 66.6%" style:language-asian="fr" style:country-asian="FR"/>
    </style:style>
    <style:style style:name="T1081" style:parent-style-name="Policepardéfaut" style:family="text">
      <style:text-properties style:language-asian="fr" style:country-asian="FR"/>
    </style:style>
    <style:style style:name="T1082" style:parent-style-name="Policepardéfaut" style:family="text">
      <style:text-properties style:language-asian="fr" style:country-asian="FR"/>
    </style:style>
    <style:style style:name="T1083" style:parent-style-name="Policepardéfaut" style:family="text">
      <style:text-properties style:language-asian="fr" style:country-asian="FR"/>
    </style:style>
    <style:style style:name="T1084" style:parent-style-name="Policepardéfaut" style:family="text">
      <style:text-properties style:font-size-complex="12pt" style:language-asian="fr" style:country-asian="FR"/>
    </style:style>
    <style:style style:name="T1085" style:parent-style-name="Policepardéfaut" style:family="text">
      <style:text-properties style:font-size-complex="12pt" style:language-asian="fr" style:country-asian="FR"/>
    </style:style>
    <style:style style:name="P1086" style:parent-style-name="Corpsdetexte" style:family="paragraph">
      <style:text-properties style:language-asian="fr" style:country-asian="FR"/>
    </style:style>
    <style:style style:name="P1087" style:parent-style-name="quote.l" style:family="paragraph">
      <style:text-properties style:language-asian="fr" style:country-asian="FR"/>
    </style:style>
    <style:style style:name="T1088" style:parent-style-name="Policepardéfaut" style:family="text">
      <style:text-properties style:language-asian="fr" style:country-asian="FR"/>
    </style:style>
    <style:style style:name="T1089" style:parent-style-name="Policepardéfaut" style:family="text">
      <style:text-properties style:language-asian="fr" style:country-asian="FR"/>
    </style:style>
    <style:style style:name="T1090" style:parent-style-name="Policepardéfaut" style:family="text">
      <style:text-properties style:language-asian="fr" style:country-asian="FR"/>
    </style:style>
    <style:style style:name="T1091" style:parent-style-name="Policepardéfaut" style:family="text">
      <style:text-properties style:language-asian="fr" style:country-asian="FR"/>
    </style:style>
    <style:style style:name="T1092" style:parent-style-name="Policepardéfaut" style:family="text">
      <style:text-properties style:language-asian="fr" style:country-asian="FR"/>
    </style:style>
    <style:style style:name="T1093" style:parent-style-name="Policepardéfaut" style:family="text">
      <style:text-properties style:font-size-complex="12pt" style:language-asian="fr" style:country-asian="FR"/>
    </style:style>
    <style:style style:name="T1094" style:parent-style-name="Policepardéfaut" style:family="text">
      <style:text-properties style:font-size-complex="12pt" style:language-asian="fr" style:country-asian="FR"/>
    </style:style>
    <style:style style:name="T1095" style:parent-style-name="Policepardéfaut" style:family="text">
      <style:text-properties fo:font-style="italic" style:font-style-asian="italic" style:font-size-complex="12pt" style:language-asian="fr" style:country-asian="FR"/>
    </style:style>
    <style:style style:name="T1096" style:parent-style-name="Policepardéfaut" style:family="text">
      <style:text-properties style:font-size-complex="12pt" style:language-asian="fr" style:country-asian="FR"/>
    </style:style>
    <style:style style:name="T1097" style:parent-style-name="Policepardéfaut" style:family="text">
      <style:text-properties style:font-size-complex="12pt" style:language-asian="fr" style:country-asian="FR"/>
    </style:style>
    <style:style style:name="T1098" style:parent-style-name="Policepardéfaut" style:family="text">
      <style:text-properties style:language-asian="fr" style:country-asian="FR"/>
    </style:style>
    <style:style style:name="T1099" style:parent-style-name="Policepardéfaut" style:family="text">
      <style:text-properties style:language-asian="fr" style:country-asian="FR"/>
    </style:style>
    <style:style style:name="T1100" style:parent-style-name="Policepardéfaut" style:family="text">
      <style:text-properties style:language-asian="fr" style:country-asian="FR"/>
    </style:style>
    <style:style style:name="T1101" style:parent-style-name="Policepardéfaut" style:family="text">
      <style:text-properties style:language-asian="fr" style:country-asian="FR"/>
    </style:style>
    <style:style style:name="T1102" style:parent-style-name="Policepardéfaut" style:family="text">
      <style:text-properties fo:font-style="italic" style:font-style-asian="italic" style:language-asian="fr" style:country-asian="FR"/>
    </style:style>
    <style:style style:name="T1103" style:parent-style-name="Policepardéfaut" style:family="text">
      <style:text-properties style:language-asian="fr" style:country-asian="FR"/>
    </style:style>
    <style:style style:name="T1104" style:parent-style-name="Policepardéfaut" style:family="text">
      <style:text-properties fo:font-style="italic" style:font-style-asian="italic" style:language-asian="fr" style:country-asian="FR"/>
    </style:style>
    <style:style style:name="T1105" style:parent-style-name="Policepardéfaut" style:family="text">
      <style:text-properties style:language-asian="fr" style:country-asian="FR"/>
    </style:style>
    <style:style style:name="T1106" style:parent-style-name="Policepardéfaut" style:family="text">
      <style:text-properties style:language-asian="fr" style:country-asian="FR"/>
    </style:style>
    <style:style style:name="T1107" style:parent-style-name="Policepardéfaut" style:family="text">
      <style:text-properties fo:font-style="italic" style:font-style-asian="italic" style:language-asian="fr" style:country-asian="FR"/>
    </style:style>
    <style:style style:name="T1108" style:parent-style-name="Policepardéfaut" style:family="text">
      <style:text-properties style:language-asian="fr" style:country-asian="FR"/>
    </style:style>
    <style:style style:name="T1109" style:parent-style-name="Policepardéfaut" style:family="text">
      <style:text-properties style:language-asian="fr" style:country-asian="FR"/>
    </style:style>
    <style:style style:name="T1110" style:parent-style-name="Policepardéfaut" style:family="text">
      <style:text-properties fo:font-style="italic" style:font-style-asian="italic" style:language-asian="fr" style:country-asian="FR"/>
    </style:style>
    <style:style style:name="T1111" style:parent-style-name="Policepardéfaut" style:family="text">
      <style:text-properties style:language-asian="fr" style:country-asian="FR"/>
    </style:style>
    <style:style style:name="T1112" style:parent-style-name="Policepardéfaut" style:family="text">
      <style:text-properties style:language-asian="fr" style:country-asian="FR"/>
    </style:style>
    <style:style style:name="T1113" style:parent-style-name="Policepardéfaut" style:family="text">
      <style:text-properties style:language-asian="fr" style:country-asian="FR"/>
    </style:style>
    <style:style style:name="T1114" style:parent-style-name="Policepardéfaut" style:family="text">
      <style:text-properties style:font-size-complex="12pt" style:language-asian="fr" style:country-asian="FR"/>
    </style:style>
    <style:style style:name="T1115" style:parent-style-name="Policepardéfaut" style:family="text">
      <style:text-properties style:font-size-complex="12pt" style:language-asian="fr" style:country-asian="FR"/>
    </style:style>
    <style:style style:name="T1116" style:parent-style-name="Policepardéfaut" style:family="text">
      <style:text-properties style:font-size-complex="12pt" style:language-asian="fr" style:country-asian="FR"/>
    </style:style>
    <style:style style:name="T1117" style:parent-style-name="Policepardéfaut" style:family="text">
      <style:text-properties style:language-asian="fr" style:country-asian="FR"/>
    </style:style>
    <style:style style:name="T1118" style:parent-style-name="Appelnotedebasdep." style:family="text">
      <style:text-properties style:language-asian="fr" style:country-asian="FR"/>
    </style:style>
    <style:style style:name="T1119" style:parent-style-name="Policepardéfaut" style:family="text">
      <style:text-properties style:language-asian="fr" style:country-asian="FR"/>
    </style:style>
    <style:style style:name="T1120" style:parent-style-name="Policepardéfaut" style:family="text">
      <style:text-properties style:language-asian="fr" style:country-asian="FR"/>
    </style:style>
    <style:style style:name="T1121" style:parent-style-name="Policepardéfaut" style:family="text">
      <style:text-properties style:language-asian="fr" style:country-asian="FR"/>
    </style:style>
    <style:style style:name="T1122" style:parent-style-name="Policepardéfaut" style:family="text">
      <style:text-properties style:language-asian="fr" style:country-asian="FR"/>
    </style:style>
    <style:style style:name="T1123" style:parent-style-name="Policepardéfaut" style:family="text">
      <style:text-properties style:language-asian="fr" style:country-asian="FR"/>
    </style:style>
    <style:style style:name="T1124" style:parent-style-name="Policepardéfaut" style:family="text">
      <style:text-properties style:language-asian="fr" style:country-asian="FR"/>
    </style:style>
    <style:style style:name="T1125" style:parent-style-name="Policepardéfaut" style:family="text">
      <style:text-properties style:language-asian="fr" style:country-asian="FR"/>
    </style:style>
    <style:style style:name="T1126" style:parent-style-name="Policepardéfaut" style:family="text">
      <style:text-properties style:language-asian="fr" style:country-asian="FR"/>
    </style:style>
    <style:style style:name="T1127" style:parent-style-name="Policepardéfaut" style:family="text">
      <style:text-properties style:language-asian="fr" style:country-asian="FR"/>
    </style:style>
    <style:style style:name="T1128" style:parent-style-name="Policepardéfaut" style:family="text">
      <style:text-properties style:language-asian="fr" style:country-asian="FR"/>
    </style:style>
    <style:style style:name="T1129" style:parent-style-name="Policepardéfaut" style:family="text">
      <style:text-properties style:font-size-complex="12pt" style:language-asian="fr" style:country-asian="FR"/>
    </style:style>
    <style:style style:name="T1130" style:parent-style-name="Policepardéfaut" style:family="text">
      <style:text-properties style:font-size-complex="12pt" style:language-asian="fr" style:country-asian="FR"/>
    </style:style>
    <style:style style:name="T1131" style:parent-style-name="Policepardéfaut" style:family="text">
      <style:text-properties style:font-size-complex="12pt" style:language-asian="fr" style:country-asian="FR"/>
    </style:style>
    <style:style style:name="T1132" style:parent-style-name="Policepardéfaut" style:family="text">
      <style:text-properties style:language-asian="fr" style:country-asian="FR"/>
    </style:style>
    <style:style style:name="T1133" style:parent-style-name="Policepardéfaut" style:family="text">
      <style:text-properties style:language-asian="fr" style:country-asian="FR"/>
    </style:style>
    <style:style style:name="T1134" style:parent-style-name="Policepardéfaut" style:family="text">
      <style:text-properties style:language-asian="fr" style:country-asian="FR"/>
    </style:style>
    <style:style style:name="T1135" style:parent-style-name="Policepardéfaut" style:family="text">
      <style:text-properties style:language-asian="fr" style:country-asian="FR"/>
    </style:style>
    <style:style style:name="T1136" style:parent-style-name="Policepardéfaut" style:family="text">
      <style:text-properties style:language-asian="fr" style:country-asian="FR"/>
    </style:style>
    <style:style style:name="T1137" style:parent-style-name="Policepardéfaut" style:family="text">
      <style:text-properties style:language-asian="fr" style:country-asian="FR"/>
    </style:style>
    <style:style style:name="T1138" style:parent-style-name="Policepardéfaut" style:family="text">
      <style:text-properties style:language-asian="fr" style:country-asian="FR"/>
    </style:style>
    <style:style style:name="T1139" style:parent-style-name="Policepardéfaut" style:family="text">
      <style:text-properties style:language-asian="fr" style:country-asian="FR"/>
    </style:style>
    <style:style style:name="T1140" style:parent-style-name="Policepardéfaut" style:family="text">
      <style:text-properties style:language-asian="fr" style:country-asian="FR"/>
    </style:style>
    <style:style style:name="T1141" style:parent-style-name="Policepardéfaut" style:family="text">
      <style:text-properties style:language-asian="fr" style:country-asian="FR"/>
    </style:style>
    <style:style style:name="T1142" style:parent-style-name="Policepardéfaut" style:family="text">
      <style:text-properties style:font-size-complex="12pt" style:language-asian="fr" style:country-asian="FR"/>
    </style:style>
    <style:style style:name="T1143" style:parent-style-name="Policepardéfaut" style:family="text">
      <style:text-properties style:font-size-complex="12pt" style:language-asian="fr" style:country-asian="FR"/>
    </style:style>
    <style:style style:name="T1144" style:parent-style-name="Policepardéfaut" style:family="text">
      <style:text-properties style:font-size-complex="12pt" style:language-asian="fr" style:country-asian="FR"/>
    </style:style>
    <style:style style:name="T1145" style:parent-style-name="Policepardéfaut" style:family="text">
      <style:text-properties style:font-size-complex="12pt" style:language-asian="fr" style:country-asian="FR"/>
    </style:style>
    <style:style style:name="T1146" style:parent-style-name="Policepardéfaut" style:family="text">
      <style:text-properties style:font-size-complex="12pt" style:language-asian="fr" style:country-asian="FR"/>
    </style:style>
    <style:style style:name="T1147" style:parent-style-name="Policepardéfaut" style:family="text">
      <style:text-properties style:font-size-complex="12pt" style:language-asian="fr" style:country-asian="FR"/>
    </style:style>
    <style:style style:name="T1148" style:parent-style-name="Policepardéfaut" style:family="text">
      <style:text-properties style:font-size-complex="12pt" style:language-asian="fr" style:country-asian="FR"/>
    </style:style>
    <style:style style:name="T1149" style:parent-style-name="Policepardéfaut" style:family="text">
      <style:text-properties style:font-size-complex="12pt" style:language-asian="fr" style:country-asian="FR"/>
    </style:style>
    <style:style style:name="T1150" style:parent-style-name="Policepardéfaut" style:family="text">
      <style:text-properties style:font-size-complex="12pt" style:language-asian="fr" style:country-asian="FR"/>
    </style:style>
    <style:style style:name="T1151" style:parent-style-name="Policepardéfaut" style:family="text">
      <style:text-properties fo:font-style="italic" style:font-style-asian="italic" style:font-size-complex="12pt" style:language-asian="fr" style:country-asian="FR"/>
    </style:style>
    <style:style style:name="T1152" style:parent-style-name="Policepardéfaut" style:family="text">
      <style:text-properties style:font-size-complex="12pt" style:language-asian="fr" style:country-asian="FR"/>
    </style:style>
    <style:style style:name="T1153" style:parent-style-name="Policepardéfaut" style:family="text">
      <style:text-properties fo:font-style="italic" style:font-style-asian="italic" style:font-size-complex="12pt" style:language-asian="fr" style:country-asian="FR"/>
    </style:style>
    <style:style style:name="T1154" style:parent-style-name="Policepardéfaut" style:family="text">
      <style:text-properties style:font-size-complex="12pt" style:language-asian="fr" style:country-asian="FR"/>
    </style:style>
    <style:style style:name="T1155" style:parent-style-name="Policepardéfaut" style:family="text">
      <style:text-properties style:font-size-complex="12pt" style:language-asian="fr" style:country-asian="FR"/>
    </style:style>
    <style:style style:name="T1156" style:parent-style-name="Policepardéfaut" style:family="text">
      <style:text-properties style:font-size-complex="12pt" style:language-asian="fr" style:country-asian="FR"/>
    </style:style>
    <style:style style:name="T1157" style:parent-style-name="Policepardéfaut" style:family="text">
      <style:text-properties style:language-asian="fr" style:country-asian="FR"/>
    </style:style>
    <style:style style:name="T1158" style:parent-style-name="Policepardéfaut" style:family="text">
      <style:text-properties style:language-asian="fr" style:country-asian="FR"/>
    </style:style>
    <style:style style:name="P1159" style:parent-style-name="Corpsdetexte" style:family="paragraph">
      <style:text-properties style:language-asian="fr" style:country-asian="FR"/>
    </style:style>
    <style:style style:name="T1160" style:parent-style-name="Policepardéfaut" style:family="text">
      <style:text-properties style:language-asian="fr" style:country-asian="FR"/>
    </style:style>
    <style:style style:name="T1161" style:parent-style-name="Policepardéfaut" style:family="text">
      <style:text-properties style:language-asian="fr" style:country-asian="FR"/>
    </style:style>
    <style:style style:name="T1162" style:parent-style-name="Policepardéfaut" style:family="text">
      <style:text-properties style:language-asian="fr" style:country-asian="FR"/>
    </style:style>
    <style:style style:name="T1163" style:parent-style-name="Policepardéfaut" style:family="text">
      <style:text-properties style:language-asian="fr" style:country-asian="FR"/>
    </style:style>
    <style:style style:name="T1164" style:parent-style-name="Policepardéfaut" style:family="text">
      <style:text-properties style:language-asian="fr" style:country-asian="FR"/>
    </style:style>
    <style:style style:name="T1165" style:parent-style-name="Policepardéfaut" style:family="text">
      <style:text-properties style:language-asian="fr" style:country-asian="FR"/>
    </style:style>
    <style:style style:name="T1166" style:parent-style-name="Policepardéfaut" style:family="text">
      <style:text-properties style:font-size-complex="12pt" style:language-asian="fr" style:country-asian="FR"/>
    </style:style>
    <style:style style:name="T1167" style:parent-style-name="Policepardéfaut" style:family="text">
      <style:text-properties style:font-size-complex="12pt" style:language-asian="fr" style:country-asian="FR"/>
    </style:style>
    <style:style style:name="T1168" style:parent-style-name="Policepardéfaut" style:family="text">
      <style:text-properties style:font-size-complex="12pt" style:language-asian="fr" style:country-asian="FR"/>
    </style:style>
    <style:style style:name="T1169" style:parent-style-name="Policepardéfaut" style:family="text">
      <style:text-properties style:font-size-complex="12pt" style:language-asian="fr" style:country-asian="FR"/>
    </style:style>
    <style:style style:name="T1170" style:parent-style-name="Policepardéfaut" style:family="text">
      <style:text-properties style:language-asian="fr" style:country-asian="FR"/>
    </style:style>
    <style:style style:name="T1171" style:parent-style-name="Appelnotedebasdep." style:family="text">
      <style:text-properties style:language-asian="fr" style:country-asian="FR"/>
    </style:style>
    <style:style style:name="T1172" style:parent-style-name="Policepardéfaut" style:family="text">
      <style:text-properties style:language-asian="fr" style:country-asian="FR"/>
    </style:style>
    <style:style style:name="T1173" style:parent-style-name="Policepardéfaut" style:family="text">
      <style:text-properties style:language-asian="fr" style:country-asian="FR"/>
    </style:style>
    <style:style style:name="T1174" style:parent-style-name="Policepardéfaut" style:family="text">
      <style:text-properties style:language-asian="fr" style:country-asian="FR"/>
    </style:style>
    <style:style style:name="T1175" style:parent-style-name="Policepardéfaut" style:family="text">
      <style:text-properties style:language-asian="fr" style:country-asian="FR"/>
    </style:style>
    <style:style style:name="T1176" style:parent-style-name="Policepardéfaut" style:family="text">
      <style:text-properties style:language-asian="fr" style:country-asian="FR"/>
    </style:style>
    <style:style style:name="T1177" style:parent-style-name="Policepardéfaut" style:family="text">
      <style:text-properties style:language-asian="fr" style:country-asian="FR"/>
    </style:style>
    <style:style style:name="T1178" style:parent-style-name="Policepardéfaut" style:family="text">
      <style:text-properties style:text-position="super 66.6%" style:language-asian="fr" style:country-asian="FR"/>
    </style:style>
    <style:style style:name="T1179" style:parent-style-name="Policepardéfaut" style:family="text">
      <style:text-properties style:language-asian="fr" style:country-asian="FR"/>
    </style:style>
    <style:style style:name="T1180" style:parent-style-name="Policepardéfaut" style:family="text">
      <style:text-properties style:font-size-complex="12pt" style:language-asian="fr" style:country-asian="FR"/>
    </style:style>
    <style:style style:name="T1181" style:parent-style-name="Policepardéfaut" style:family="text">
      <style:text-properties style:font-size-complex="12pt" style:language-asian="fr" style:country-asian="FR"/>
    </style:style>
    <style:style style:name="T1182" style:parent-style-name="Policepardéfaut" style:family="text">
      <style:text-properties style:text-position="super 66.6%" style:font-size-complex="12pt" style:language-asian="fr" style:country-asian="FR"/>
    </style:style>
    <style:style style:name="T1183" style:parent-style-name="Policepardéfaut" style:family="text">
      <style:text-properties style:font-size-complex="12pt" style:language-asian="fr" style:country-asian="FR"/>
    </style:style>
    <style:style style:name="T1184" style:parent-style-name="Policepardéfaut" style:family="text">
      <style:text-properties style:font-size-complex="12pt" style:language-asian="fr" style:country-asian="FR"/>
    </style:style>
    <style:style style:name="T1185" style:parent-style-name="Policepardéfaut" style:family="text">
      <style:text-properties style:font-size-complex="12pt" style:language-asian="fr" style:country-asian="FR"/>
    </style:style>
    <style:style style:name="T1186" style:parent-style-name="Policepardéfaut" style:family="text">
      <style:text-properties style:font-size-complex="12pt" style:language-asian="fr" style:country-asian="FR"/>
    </style:style>
    <style:style style:name="T1187" style:parent-style-name="Policepardéfaut" style:family="text">
      <style:text-properties style:language-asian="fr" style:country-asian="FR"/>
    </style:style>
    <style:style style:name="T1188" style:parent-style-name="Policepardéfaut" style:family="text">
      <style:text-properties style:language-asian="fr" style:country-asian="FR"/>
    </style:style>
    <style:style style:name="T1189" style:parent-style-name="Policepardéfaut" style:family="text">
      <style:text-properties style:language-asian="fr" style:country-asian="FR"/>
    </style:style>
    <style:style style:name="T1190" style:parent-style-name="Policepardéfaut" style:family="text">
      <style:text-properties style:language-asian="fr" style:country-asian="FR"/>
    </style:style>
    <style:style style:name="T1191" style:parent-style-name="Policepardéfaut" style:family="text">
      <style:text-properties style:font-size-complex="12pt" style:language-asian="fr" style:country-asian="FR"/>
    </style:style>
    <style:style style:name="T1192" style:parent-style-name="Policepardéfaut" style:family="text">
      <style:text-properties style:font-size-complex="12pt" style:language-asian="fr" style:country-asian="FR"/>
    </style:style>
    <style:style style:name="T1193" style:parent-style-name="Policepardéfaut" style:family="text">
      <style:text-properties style:font-size-complex="12pt" style:language-asian="fr" style:country-asian="FR"/>
    </style:style>
    <style:style style:name="T1194" style:parent-style-name="Policepardéfaut" style:family="text">
      <style:text-properties style:font-size-complex="12pt" style:language-asian="fr" style:country-asian="FR"/>
    </style:style>
    <style:style style:name="T1195" style:parent-style-name="Policepardéfaut" style:family="text">
      <style:text-properties style:font-size-complex="12pt" style:language-asian="fr" style:country-asian="FR"/>
    </style:style>
    <style:style style:name="T1196" style:parent-style-name="Policepardéfaut" style:family="text">
      <style:text-properties style:font-size-complex="12pt" style:language-asian="fr" style:country-asian="FR"/>
    </style:style>
    <style:style style:name="T1197" style:parent-style-name="Policepardéfaut" style:family="text">
      <style:text-properties style:font-size-complex="12pt" style:language-asian="fr" style:country-asian="FR"/>
    </style:style>
    <style:style style:name="T1198" style:parent-style-name="Policepardéfaut" style:family="text">
      <style:text-properties style:font-size-complex="12pt" style:language-asian="fr" style:country-asian="FR"/>
    </style:style>
    <style:style style:name="T1199" style:parent-style-name="Policepardéfaut" style:family="text">
      <style:text-properties style:language-asian="fr" style:country-asian="FR"/>
    </style:style>
    <style:style style:name="T1200" style:parent-style-name="Policepardéfaut" style:family="text">
      <style:text-properties style:font-size-complex="12pt" style:language-asian="fr" style:country-asian="FR"/>
    </style:style>
    <style:style style:name="T1201" style:parent-style-name="Policepardéfaut" style:family="text">
      <style:text-properties style:font-size-complex="12pt" style:language-asian="fr" style:country-asian="FR"/>
    </style:style>
    <style:style style:name="T1202" style:parent-style-name="Policepardéfaut" style:family="text">
      <style:text-properties style:font-size-complex="12pt" style:language-asian="fr" style:country-asian="FR"/>
    </style:style>
    <style:style style:name="T1203" style:parent-style-name="Policepardéfaut" style:family="text">
      <style:text-properties style:font-size-complex="12pt" style:language-asian="fr" style:country-asian="FR"/>
    </style:style>
    <style:style style:name="T1204" style:parent-style-name="Policepardéfaut" style:family="text">
      <style:text-properties style:font-size-complex="12pt" style:language-asian="fr" style:country-asian="FR"/>
    </style:style>
    <style:style style:name="T1205" style:parent-style-name="Policepardéfaut" style:family="text">
      <style:text-properties style:text-position="super 66.6%" style:font-size-complex="12pt" style:language-asian="fr" style:country-asian="FR"/>
    </style:style>
    <style:style style:name="T1206" style:parent-style-name="Policepardéfaut" style:family="text">
      <style:text-properties style:font-size-complex="12pt" style:language-asian="fr" style:country-asian="FR"/>
    </style:style>
    <style:style style:name="T1207" style:parent-style-name="Policepardéfaut" style:family="text">
      <style:text-properties style:font-size-complex="12pt" style:language-asian="fr" style:country-asian="FR"/>
    </style:style>
    <style:style style:name="T1208" style:parent-style-name="Policepardéfaut" style:family="text">
      <style:text-properties style:font-size-complex="12pt" style:language-asian="fr" style:country-asian="FR"/>
    </style:style>
    <style:style style:name="T1209" style:parent-style-name="Policepardéfaut" style:family="text">
      <style:text-properties style:language-asian="fr" style:country-asian="FR"/>
    </style:style>
    <style:style style:name="T1210" style:parent-style-name="Policepardéfaut" style:family="text">
      <style:text-properties fo:font-style="italic" style:font-style-asian="italic" style:language-asian="fr" style:country-asian="FR"/>
    </style:style>
    <style:style style:name="T1211" style:parent-style-name="Policepardéfaut" style:family="text">
      <style:text-properties style:language-asian="fr" style:country-asian="FR"/>
    </style:style>
    <style:style style:name="T1212" style:parent-style-name="Policepardéfaut" style:family="text">
      <style:text-properties style:language-asian="fr" style:country-asian="FR"/>
    </style:style>
    <style:style style:name="T1213" style:parent-style-name="Policepardéfaut" style:family="text">
      <style:text-properties style:language-asian="fr" style:country-asian="FR"/>
    </style:style>
    <style:style style:name="T1214" style:parent-style-name="Policepardéfaut" style:family="text">
      <style:text-properties style:font-size-complex="12pt" style:language-asian="fr" style:country-asian="FR"/>
    </style:style>
    <style:style style:name="T1215" style:parent-style-name="Policepardéfaut" style:family="text">
      <style:text-properties style:font-size-complex="12pt" style:language-asian="fr" style:country-asian="FR"/>
    </style:style>
    <style:style style:name="T1216" style:parent-style-name="Policepardéfaut" style:family="text">
      <style:text-properties style:language-asian="fr" style:country-asian="FR"/>
    </style:style>
    <style:style style:name="T1217" style:parent-style-name="Policepardéfaut" style:family="text">
      <style:text-properties style:language-asian="fr" style:country-asian="FR"/>
    </style:style>
    <style:style style:name="T1218" style:parent-style-name="Policepardéfaut" style:family="text">
      <style:text-properties style:text-position="super 66.6%" style:language-asian="fr" style:country-asian="FR"/>
    </style:style>
    <style:style style:name="T1219" style:parent-style-name="Policepardéfaut" style:family="text">
      <style:text-properties style:language-asian="fr" style:country-asian="FR"/>
    </style:style>
    <style:style style:name="T1220" style:parent-style-name="Policepardéfaut" style:family="text">
      <style:text-properties style:language-asian="fr" style:country-asian="FR"/>
    </style:style>
    <style:style style:name="T1221" style:parent-style-name="Policepardéfaut" style:family="text">
      <style:text-properties style:language-asian="fr" style:country-asian="FR"/>
    </style:style>
    <style:style style:name="T1222" style:parent-style-name="Policepardéfaut" style:family="text">
      <style:text-properties style:language-asian="fr" style:country-asian="FR"/>
    </style:style>
    <style:style style:name="T1223" style:parent-style-name="Policepardéfaut" style:family="text">
      <style:text-properties style:font-size-complex="12pt" style:language-asian="fr" style:country-asian="FR"/>
    </style:style>
    <style:style style:name="T1224" style:parent-style-name="Policepardéfaut" style:family="text">
      <style:text-properties style:font-size-complex="12pt" style:language-asian="fr" style:country-asian="FR"/>
    </style:style>
    <style:style style:name="T1225" style:parent-style-name="Policepardéfaut" style:family="text">
      <style:text-properties style:font-size-complex="12pt" style:language-asian="fr" style:country-asian="FR"/>
    </style:style>
    <style:style style:name="T1226" style:parent-style-name="Policepardéfaut" style:family="text">
      <style:text-properties style:font-size-complex="12pt" style:language-asian="fr" style:country-asian="FR"/>
    </style:style>
    <style:style style:name="P1227" style:parent-style-name="quote.l" style:family="paragraph">
      <style:text-properties style:language-asian="fr" style:country-asian="FR"/>
    </style:style>
    <style:style style:name="T1228" style:parent-style-name="Policepardéfaut" style:family="text">
      <style:text-properties style:language-asian="fr" style:country-asian="FR"/>
    </style:style>
    <style:style style:name="T1229" style:parent-style-name="Policepardéfaut" style:family="text">
      <style:text-properties style:language-asian="fr" style:country-asian="FR"/>
    </style:style>
    <style:style style:name="T1230" style:parent-style-name="Policepardéfaut" style:family="text">
      <style:text-properties style:font-size-complex="12pt" style:language-asian="fr" style:country-asian="FR"/>
    </style:style>
    <style:style style:name="T1231" style:parent-style-name="Policepardéfaut" style:family="text">
      <style:text-properties style:font-size-complex="12pt" style:language-asian="fr" style:country-asian="FR"/>
    </style:style>
    <style:style style:name="T1232" style:parent-style-name="Policepardéfaut" style:family="text">
      <style:text-properties style:font-size-complex="12pt" style:language-asian="fr" style:country-asian="FR"/>
    </style:style>
    <style:style style:name="T1233" style:parent-style-name="Policepardéfaut" style:family="text">
      <style:text-properties style:font-size-complex="12pt" style:language-asian="fr" style:country-asian="FR"/>
    </style:style>
    <style:style style:name="T1234" style:parent-style-name="Policepardéfaut" style:family="text">
      <style:text-properties style:font-size-complex="12pt" style:language-asian="fr" style:country-asian="FR"/>
    </style:style>
    <style:style style:name="T1235" style:parent-style-name="Policepardéfaut" style:family="text">
      <style:text-properties style:font-size-complex="12pt" style:language-asian="fr" style:country-asian="FR"/>
    </style:style>
    <style:style style:name="T1236" style:parent-style-name="Policepardéfaut" style:family="text">
      <style:text-properties style:font-size-complex="12pt" style:language-asian="fr" style:country-asian="FR"/>
    </style:style>
    <style:style style:name="T1237" style:parent-style-name="Policepardéfaut" style:family="text">
      <style:text-properties style:font-size-complex="12pt" style:language-asian="fr" style:country-asian="FR"/>
    </style:style>
    <style:style style:name="T1238" style:parent-style-name="Policepardéfaut" style:family="text">
      <style:text-properties style:font-size-complex="12pt" style:language-asian="fr" style:country-asian="FR"/>
    </style:style>
    <style:style style:name="T1239" style:parent-style-name="Policepardéfaut" style:family="text">
      <style:text-properties style:font-size-complex="12pt" style:language-asian="fr" style:country-asian="FR"/>
    </style:style>
    <style:style style:name="T1240" style:parent-style-name="Policepardéfaut" style:family="text">
      <style:text-properties style:language-asian="fr" style:country-asian="FR"/>
    </style:style>
    <style:style style:name="T1241" style:parent-style-name="Policepardéfaut" style:family="text">
      <style:text-properties style:language-asian="fr" style:country-asian="FR"/>
    </style:style>
    <style:style style:name="T1242" style:parent-style-name="Policepardéfaut" style:family="text">
      <style:text-properties style:font-size-complex="12pt" style:language-asian="fr" style:country-asian="FR"/>
    </style:style>
    <style:style style:name="P1243" style:parent-style-name="quote.l" style:family="paragraph">
      <style:text-properties style:language-asian="fr" style:country-asian="FR"/>
    </style:style>
    <style:style style:name="P1244" style:parent-style-name="noindent" style:family="paragraph">
      <style:text-properties style:language-asian="fr" style:country-asian="FR"/>
    </style:style>
    <style:style style:name="P1245" style:parent-style-name="quote.l" style:family="paragraph">
      <style:text-properties style:language-asian="fr" style:country-asian="FR"/>
    </style:style>
    <style:style style:name="P1246" style:parent-style-name="noindent" style:family="paragraph">
      <style:text-properties style:language-asian="fr" style:country-asian="FR"/>
    </style:style>
    <style:style style:name="P1247" style:parent-style-name="Corpsdetexte" style:family="paragraph">
      <style:text-properties style:language-asian="fr" style:country-asian="FR"/>
    </style:style>
    <style:style style:name="T1248" style:parent-style-name="Policepardéfaut" style:family="text">
      <style:text-properties style:language-asian="fr" style:country-asian="FR"/>
    </style:style>
    <style:style style:name="T1249" style:parent-style-name="Policepardéfaut" style:family="text">
      <style:text-properties style:language-asian="fr" style:country-asian="FR"/>
    </style:style>
    <style:style style:name="T1250" style:parent-style-name="Policepardéfaut" style:family="text">
      <style:text-properties style:language-asian="fr" style:country-asian="FR"/>
    </style:style>
    <style:style style:name="P1251" style:parent-style-name="Corpsdetexte" style:family="paragraph">
      <style:text-properties style:language-asian="fr" style:country-asian="FR"/>
    </style:style>
    <style:style style:name="P1252" style:parent-style-name="quote.l" style:family="paragraph">
      <style:text-properties style:language-asian="fr" style:country-asian="FR"/>
    </style:style>
    <style:style style:name="T1253" style:parent-style-name="Policepardéfaut" style:family="text">
      <style:text-properties style:language-asian="fr" style:country-asian="FR"/>
    </style:style>
    <style:style style:name="T1254" style:parent-style-name="Policepardéfaut" style:family="text">
      <style:text-properties style:text-position="super 66.6%" style:language-asian="fr" style:country-asian="FR"/>
    </style:style>
    <style:style style:name="T1255" style:parent-style-name="Policepardéfaut" style:family="text">
      <style:text-properties style:language-asian="fr" style:country-asian="FR"/>
    </style:style>
    <style:style style:name="T1256" style:parent-style-name="Policepardéfaut" style:family="text">
      <style:text-properties style:language-asian="fr" style:country-asian="FR"/>
    </style:style>
    <style:style style:name="T1257" style:parent-style-name="Policepardéfaut" style:family="text">
      <style:text-properties style:language-asian="fr" style:country-asian="FR"/>
    </style:style>
    <style:style style:name="T1258" style:parent-style-name="Policepardéfaut" style:family="text">
      <style:text-properties style:language-asian="fr" style:country-asian="FR"/>
    </style:style>
    <style:style style:name="T1259" style:parent-style-name="Policepardéfaut" style:family="text">
      <style:text-properties style:language-asian="fr" style:country-asian="FR"/>
    </style:style>
    <style:style style:name="T1260" style:parent-style-name="Policepardéfaut" style:family="text">
      <style:text-properties style:language-asian="fr" style:country-asian="FR"/>
    </style:style>
    <style:style style:name="T1261" style:parent-style-name="Policepardéfaut" style:family="text">
      <style:text-properties style:font-size-complex="12pt" style:language-asian="fr" style:country-asian="FR"/>
    </style:style>
    <style:style style:name="P1262" style:parent-style-name="quote.l" style:family="paragraph">
      <style:text-properties style:language-asian="fr" style:country-asian="FR"/>
    </style:style>
    <style:style style:name="P1263" style:parent-style-name="Corpsdetexte" style:family="paragraph">
      <style:text-properties style:language-asian="fr" style:country-asian="FR"/>
    </style:style>
    <style:style style:name="P1264" style:parent-style-name="Corpsdetexte" style:family="paragraph">
      <style:text-properties style:language-asian="fr" style:country-asian="FR"/>
    </style:style>
    <style:style style:name="T1265" style:parent-style-name="Policepardéfaut" style:family="text">
      <style:text-properties style:language-asian="fr" style:country-asian="FR"/>
    </style:style>
    <style:style style:name="T1266" style:parent-style-name="Policepardéfaut" style:family="text">
      <style:text-properties style:text-position="super 66.6%" style:language-asian="fr" style:country-asian="FR"/>
    </style:style>
    <style:style style:name="T1267" style:parent-style-name="Policepardéfaut" style:family="text">
      <style:text-properties style:language-asian="fr" style:country-asian="FR"/>
    </style:style>
    <style:style style:name="T1268" style:parent-style-name="Policepardéfaut" style:family="text">
      <style:text-properties style:language-asian="fr" style:country-asian="FR"/>
    </style:style>
    <style:style style:name="T1269" style:parent-style-name="Policepardéfaut" style:family="text">
      <style:text-properties style:text-position="super 66.6%" style:language-asian="fr" style:country-asian="FR"/>
    </style:style>
    <style:style style:name="T1270" style:parent-style-name="Policepardéfaut" style:family="text">
      <style:text-properties style:language-asian="fr" style:country-asian="FR"/>
    </style:style>
    <style:style style:name="T1271" style:parent-style-name="Policepardéfaut" style:family="text">
      <style:text-properties style:language-asian="fr" style:country-asian="FR"/>
    </style:style>
    <style:style style:name="T1272" style:parent-style-name="Policepardéfaut" style:family="text">
      <style:text-properties style:font-size-complex="12pt" style:language-asian="fr" style:country-asian="FR"/>
    </style:style>
    <style:style style:name="T1273" style:parent-style-name="Policepardéfaut" style:family="text">
      <style:text-properties style:language-asian="fr" style:country-asian="FR"/>
    </style:style>
    <style:style style:name="T1274" style:parent-style-name="Policepardéfaut" style:family="text">
      <style:text-properties style:language-asian="fr" style:country-asian="FR"/>
    </style:style>
    <style:style style:name="P1275" style:parent-style-name="epigraph" style:family="paragraph">
      <style:text-properties fo:font-style="italic" style:font-style-asian="italic" style:language-asian="fr" style:country-asian="FR"/>
    </style:style>
    <style:style style:name="T1276" style:parent-style-name="Policepardéfaut" style:family="text">
      <style:text-properties style:language-asian="fr" style:country-asian="FR"/>
    </style:style>
    <style:style style:name="T1277" style:parent-style-name="Policepardéfaut" style:family="text">
      <style:text-properties style:language-asian="fr" style:country-asian="FR"/>
    </style:style>
    <style:style style:name="T1278" style:parent-style-name="Policepardéfaut" style:family="text">
      <style:text-properties style:language-asian="fr" style:country-asian="FR"/>
    </style:style>
    <style:style style:name="T1279" style:parent-style-name="Policepardéfaut" style:family="text">
      <style:text-properties style:language-asian="fr" style:country-asian="FR"/>
    </style:style>
    <style:style style:name="T1280" style:parent-style-name="Policepardéfaut" style:family="text">
      <style:text-properties style:language-asian="fr" style:country-asian="FR"/>
    </style:style>
    <style:style style:name="T1281" style:parent-style-name="Policepardéfaut" style:family="text">
      <style:text-properties style:language-asian="fr" style:country-asian="FR"/>
    </style:style>
    <style:style style:name="T1282" style:parent-style-name="Policepardéfaut" style:family="text">
      <style:text-properties style:language-asian="fr" style:country-asian="FR"/>
    </style:style>
    <style:style style:name="T1283" style:parent-style-name="Policepardéfaut" style:family="text">
      <style:text-properties style:language-asian="fr" style:country-asian="FR"/>
    </style:style>
    <style:style style:name="T1284" style:parent-style-name="Policepardéfaut" style:family="text">
      <style:text-properties style:language-asian="fr" style:country-asian="FR"/>
    </style:style>
    <style:style style:name="T1285" style:parent-style-name="Policepardéfaut" style:family="text">
      <style:text-properties style:font-size-complex="12pt" style:language-asian="fr" style:country-asian="FR"/>
    </style:style>
    <style:style style:name="T1286" style:parent-style-name="Policepardéfaut" style:family="text">
      <style:text-properties style:font-size-complex="12pt" style:language-asian="fr" style:country-asian="FR"/>
    </style:style>
    <style:style style:name="T1287" style:parent-style-name="Policepardéfaut" style:family="text">
      <style:text-properties style:font-size-complex="12pt" style:language-asian="fr" style:country-asian="FR"/>
    </style:style>
    <style:style style:name="T1288" style:parent-style-name="Policepardéfaut" style:family="text">
      <style:text-properties style:language-asian="fr" style:country-asian="FR"/>
    </style:style>
    <style:style style:name="T1289" style:parent-style-name="Policepardéfaut" style:family="text">
      <style:text-properties style:language-asian="fr" style:country-asian="FR"/>
    </style:style>
    <style:style style:name="T1290" style:parent-style-name="Policepardéfaut" style:family="text">
      <style:text-properties style:language-asian="fr" style:country-asian="FR"/>
    </style:style>
    <style:style style:name="T1291" style:parent-style-name="Policepardéfaut" style:family="text">
      <style:text-properties style:language-asian="fr" style:country-asian="FR"/>
    </style:style>
    <style:style style:name="T1292" style:parent-style-name="Policepardéfaut" style:family="text">
      <style:text-properties style:language-asian="fr" style:country-asian="FR"/>
    </style:style>
    <style:style style:name="T1293" style:parent-style-name="Policepardéfaut" style:family="text">
      <style:text-properties style:language-asian="fr" style:country-asian="FR"/>
    </style:style>
    <style:style style:name="T1294" style:parent-style-name="Policepardéfaut" style:family="text">
      <style:text-properties style:language-asian="fr" style:country-asian="FR"/>
    </style:style>
    <style:style style:name="T1295" style:parent-style-name="Policepardéfaut" style:family="text">
      <style:text-properties style:font-size-complex="12pt" style:language-asian="fr" style:country-asian="FR"/>
    </style:style>
    <style:style style:name="T1296" style:parent-style-name="Policepardéfaut" style:family="text">
      <style:text-properties style:font-size-complex="12pt" style:language-asian="fr" style:country-asian="FR"/>
    </style:style>
    <style:style style:name="T1297" style:parent-style-name="Policepardéfaut" style:family="text">
      <style:text-properties style:language-asian="fr" style:country-asian="FR"/>
    </style:style>
    <style:style style:name="T1298" style:parent-style-name="Policepardéfaut" style:family="text">
      <style:text-properties style:language-asian="fr" style:country-asian="FR"/>
    </style:style>
    <style:style style:name="T1299" style:parent-style-name="Policepardéfaut" style:family="text">
      <style:text-properties style:language-asian="fr" style:country-asian="FR"/>
    </style:style>
    <style:style style:name="T1300" style:parent-style-name="Appelnotedebasdep." style:family="text">
      <style:text-properties style:language-asian="fr" style:country-asian="FR"/>
    </style:style>
    <style:style style:name="T1301" style:parent-style-name="Policepardéfaut" style:family="text">
      <style:text-properties style:language-asian="fr" style:country-asian="FR"/>
    </style:style>
    <style:style style:name="T1302" style:parent-style-name="Policepardéfaut" style:family="text">
      <style:text-properties style:language-asian="fr" style:country-asian="FR"/>
    </style:style>
    <style:style style:name="T1303" style:parent-style-name="Policepardéfaut" style:family="text">
      <style:text-properties fo:font-style="italic" style:font-style-asian="italic" style:language-asian="fr" style:country-asian="FR"/>
    </style:style>
    <style:style style:name="T1304" style:parent-style-name="Policepardéfaut" style:family="text">
      <style:text-properties style:language-asian="fr" style:country-asian="FR"/>
    </style:style>
    <style:style style:name="T1305" style:parent-style-name="Policepardéfaut" style:family="text">
      <style:text-properties style:language-asian="fr" style:country-asian="FR"/>
    </style:style>
    <style:style style:name="T1306" style:parent-style-name="Policepardéfaut" style:family="text">
      <style:text-properties style:language-asian="fr" style:country-asian="FR"/>
    </style:style>
    <style:style style:name="P1307" style:parent-style-name="Corpsdetexte" style:family="paragraph">
      <style:text-properties style:language-asian="fr" style:country-asian="FR"/>
    </style:style>
    <style:style style:name="T1308" style:parent-style-name="Policepardéfaut" style:family="text">
      <style:text-properties style:language-asian="fr" style:country-asian="FR"/>
    </style:style>
    <style:style style:name="T1309" style:parent-style-name="Policepardéfaut" style:family="text">
      <style:text-properties style:font-size-complex="12pt" style:language-asian="fr" style:country-asian="FR"/>
    </style:style>
    <style:style style:name="T1310" style:parent-style-name="Policepardéfaut" style:family="text">
      <style:text-properties style:font-size-complex="12pt" style:language-asian="fr" style:country-asian="FR"/>
    </style:style>
    <style:style style:name="T1311" style:parent-style-name="Policepardéfaut" style:family="text">
      <style:text-properties style:font-size-complex="12pt" style:language-asian="fr" style:country-asian="FR"/>
    </style:style>
    <style:style style:name="T1312" style:parent-style-name="Policepardéfaut" style:family="text">
      <style:text-properties style:font-size-complex="12pt" style:language-asian="fr" style:country-asian="FR"/>
    </style:style>
    <style:style style:name="T1313" style:parent-style-name="Policepardéfaut" style:family="text">
      <style:text-properties style:font-size-complex="12pt" style:language-asian="fr" style:country-asian="FR"/>
    </style:style>
    <style:style style:name="T1314" style:parent-style-name="Policepardéfaut" style:family="text">
      <style:text-properties style:font-size-complex="12pt" style:language-asian="fr" style:country-asian="FR"/>
    </style:style>
    <style:style style:name="T1315" style:parent-style-name="Policepardéfaut" style:family="text">
      <style:text-properties style:font-size-complex="12pt" style:language-asian="fr" style:country-asian="FR"/>
    </style:style>
    <style:style style:name="T1316" style:parent-style-name="Policepardéfaut" style:family="text">
      <style:text-properties style:font-size-complex="12pt" style:language-asian="fr" style:country-asian="FR"/>
    </style:style>
    <style:style style:name="T1317" style:parent-style-name="Policepardéfaut" style:family="text">
      <style:text-properties style:font-size-complex="12pt" style:language-asian="fr" style:country-asian="FR"/>
    </style:style>
    <style:style style:name="T1318" style:parent-style-name="Policepardéfaut" style:family="text">
      <style:text-properties style:language-asian="fr" style:country-asian="FR"/>
    </style:style>
    <style:style style:name="T1319" style:parent-style-name="Policepardéfaut" style:family="text">
      <style:text-properties style:language-asian="fr" style:country-asian="FR"/>
    </style:style>
    <style:style style:name="T1320" style:parent-style-name="Policepardéfaut" style:family="text">
      <style:text-properties style:text-position="super 66.6%" style:language-asian="fr" style:country-asian="FR"/>
    </style:style>
    <style:style style:name="T1321" style:parent-style-name="Policepardéfaut" style:family="text">
      <style:text-properties style:language-asian="fr" style:country-asian="FR"/>
    </style:style>
    <style:style style:name="T1322" style:parent-style-name="Policepardéfaut" style:family="text">
      <style:text-properties style:language-asian="fr" style:country-asian="FR"/>
    </style:style>
    <style:style style:name="T1323" style:parent-style-name="Policepardéfaut" style:family="text">
      <style:text-properties style:language-asian="fr" style:country-asian="FR"/>
    </style:style>
    <style:style style:name="T1324" style:parent-style-name="Policepardéfaut" style:family="text">
      <style:text-properties style:font-size-complex="12pt" style:language-asian="fr" style:country-asian="FR"/>
    </style:style>
    <style:style style:name="T1325" style:parent-style-name="Policepardéfaut" style:family="text">
      <style:text-properties style:language-asian="fr" style:country-asian="FR"/>
    </style:style>
    <style:style style:name="T1326" style:parent-style-name="Policepardéfaut" style:family="text">
      <style:text-properties style:text-position="super 66.6%" style:language-asian="fr" style:country-asian="FR"/>
    </style:style>
    <style:style style:name="T1327" style:parent-style-name="Policepardéfaut" style:family="text">
      <style:text-properties style:language-asian="fr" style:country-asian="FR"/>
    </style:style>
    <style:style style:name="T1328" style:parent-style-name="Policepardéfaut" style:family="text">
      <style:text-properties style:language-asian="fr" style:country-asian="FR"/>
    </style:style>
    <style:style style:name="T1329" style:parent-style-name="Policepardéfaut" style:family="text">
      <style:text-properties style:language-asian="fr" style:country-asian="FR"/>
    </style:style>
    <style:style style:name="T1330" style:parent-style-name="Policepardéfaut" style:family="text">
      <style:text-properties style:text-position="super 66.6%" style:language-asian="fr" style:country-asian="FR"/>
    </style:style>
    <style:style style:name="T1331" style:parent-style-name="Policepardéfaut" style:family="text">
      <style:text-properties style:language-asian="fr" style:country-asian="FR"/>
    </style:style>
    <style:style style:name="T1332" style:parent-style-name="Policepardéfaut" style:family="text">
      <style:text-properties style:language-asian="fr" style:country-asian="FR"/>
    </style:style>
    <style:style style:name="T1333" style:parent-style-name="Policepardéfaut" style:family="text">
      <style:text-properties style:language-asian="fr" style:country-asian="FR"/>
    </style:style>
    <style:style style:name="T1334" style:parent-style-name="Policepardéfaut" style:family="text">
      <style:text-properties style:text-position="super 66.6%" style:language-asian="fr" style:country-asian="FR"/>
    </style:style>
    <style:style style:name="T1335" style:parent-style-name="Policepardéfaut" style:family="text">
      <style:text-properties style:language-asian="fr" style:country-asian="FR"/>
    </style:style>
    <style:style style:name="T1336" style:parent-style-name="Policepardéfaut" style:family="text">
      <style:text-properties style:language-asian="fr" style:country-asian="FR"/>
    </style:style>
    <style:style style:name="T1337" style:parent-style-name="Policepardéfaut" style:family="text">
      <style:text-properties style:text-position="super 66.6%" style:language-asian="fr" style:country-asian="FR"/>
    </style:style>
    <style:style style:name="T1338" style:parent-style-name="Policepardéfaut" style:family="text">
      <style:text-properties style:language-asian="fr" style:country-asian="FR"/>
    </style:style>
    <style:style style:name="T1339" style:parent-style-name="Policepardéfaut" style:family="text">
      <style:text-properties style:text-position="super 66.6%" style:language-asian="fr" style:country-asian="FR"/>
    </style:style>
    <style:style style:name="T1340" style:parent-style-name="Policepardéfaut" style:family="text">
      <style:text-properties style:language-asian="fr" style:country-asian="FR"/>
    </style:style>
    <style:style style:name="T1341" style:parent-style-name="Policepardéfaut" style:family="text">
      <style:text-properties style:language-asian="fr" style:country-asian="FR"/>
    </style:style>
    <style:style style:name="T1342" style:parent-style-name="Policepardéfaut" style:family="text">
      <style:text-properties style:text-position="super 66.6%" style:language-asian="fr" style:country-asian="FR"/>
    </style:style>
    <style:style style:name="T1343" style:parent-style-name="Policepardéfaut" style:family="text">
      <style:text-properties style:language-asian="fr" style:country-asian="FR"/>
    </style:style>
    <style:style style:name="T1344" style:parent-style-name="Policepardéfaut" style:family="text">
      <style:text-properties style:language-asian="fr" style:country-asian="FR"/>
    </style:style>
    <style:style style:name="T1345" style:parent-style-name="Policepardéfaut" style:family="text">
      <style:text-properties style:text-position="super 66.6%" style:language-asian="fr" style:country-asian="FR"/>
    </style:style>
    <style:style style:name="T1346" style:parent-style-name="Policepardéfaut" style:family="text">
      <style:text-properties style:language-asian="fr" style:country-asian="FR"/>
    </style:style>
    <style:style style:name="T1347" style:parent-style-name="Policepardéfaut" style:family="text">
      <style:text-properties style:text-position="super 66.6%" style:language-asian="fr" style:country-asian="FR"/>
    </style:style>
    <style:style style:name="T1348" style:parent-style-name="Policepardéfaut" style:family="text">
      <style:text-properties style:language-asian="fr" style:country-asian="FR"/>
    </style:style>
    <style:style style:name="T1349" style:parent-style-name="Policepardéfaut" style:family="text">
      <style:text-properties style:language-asian="fr" style:country-asian="FR"/>
    </style:style>
    <style:style style:name="T1350" style:parent-style-name="Policepardéfaut" style:family="text">
      <style:text-properties style:text-position="super 66.6%" style:language-asian="fr" style:country-asian="FR"/>
    </style:style>
    <style:style style:name="T1351" style:parent-style-name="Policepardéfaut" style:family="text">
      <style:text-properties style:language-asian="fr" style:country-asian="FR"/>
    </style:style>
    <style:style style:name="T1352" style:parent-style-name="Policepardéfaut" style:family="text">
      <style:text-properties style:font-size-complex="12pt" style:language-asian="fr" style:country-asian="FR"/>
    </style:style>
    <style:style style:name="T1353" style:parent-style-name="Policepardéfaut" style:family="text">
      <style:text-properties style:font-size-complex="12pt" style:language-asian="fr" style:country-asian="FR"/>
    </style:style>
    <style:style style:name="T1354" style:parent-style-name="Policepardéfaut" style:family="text">
      <style:text-properties style:text-position="super 66.6%" style:font-size-complex="12pt" style:language-asian="fr" style:country-asian="FR"/>
    </style:style>
    <style:style style:name="T1355" style:parent-style-name="Policepardéfaut" style:family="text">
      <style:text-properties style:font-size-complex="12pt" style:language-asian="fr" style:country-asian="FR"/>
    </style:style>
    <style:style style:name="T1356" style:parent-style-name="Policepardéfaut" style:family="text">
      <style:text-properties style:font-size-complex="12pt" style:language-asian="fr" style:country-asian="FR"/>
    </style:style>
    <style:style style:name="T1357" style:parent-style-name="Policepardéfaut" style:family="text">
      <style:text-properties style:font-size-complex="12pt" style:language-asian="fr" style:country-asian="FR"/>
    </style:style>
    <style:style style:name="T1358" style:parent-style-name="Policepardéfaut" style:family="text">
      <style:text-properties style:font-size-complex="12pt" style:language-asian="fr" style:country-asian="FR"/>
    </style:style>
    <style:style style:name="P1359" style:parent-style-name="Corpsdetexte" style:family="paragraph">
      <style:text-properties style:language-asian="fr" style:country-asian="FR"/>
    </style:style>
    <style:style style:name="T1360" style:parent-style-name="Policepardéfaut" style:family="text">
      <style:text-properties style:language-asian="fr" style:country-asian="FR"/>
    </style:style>
    <style:style style:name="T1361" style:parent-style-name="Policepardéfaut" style:family="text">
      <style:text-properties style:language-asian="fr" style:country-asian="FR"/>
    </style:style>
    <style:style style:name="T1362" style:parent-style-name="Policepardéfaut" style:family="text">
      <style:text-properties style:language-asian="fr" style:country-asian="FR"/>
    </style:style>
    <style:style style:name="T1363" style:parent-style-name="Policepardéfaut" style:family="text">
      <style:text-properties fo:font-style="italic" style:font-style-asian="italic" style:language-asian="fr" style:country-asian="FR"/>
    </style:style>
    <style:style style:name="T1364" style:parent-style-name="Policepardéfaut" style:family="text">
      <style:text-properties style:language-asian="fr" style:country-asian="FR"/>
    </style:style>
    <style:style style:name="T1365" style:parent-style-name="Policepardéfaut" style:family="text">
      <style:text-properties style:language-asian="fr" style:country-asian="FR"/>
    </style:style>
    <style:style style:name="T1366" style:parent-style-name="Policepardéfaut" style:family="text">
      <style:text-properties style:text-position="super 66.6%" style:language-asian="fr" style:country-asian="FR"/>
    </style:style>
    <style:style style:name="T1367" style:parent-style-name="Policepardéfaut" style:family="text">
      <style:text-properties style:language-asian="fr" style:country-asian="FR"/>
    </style:style>
    <style:style style:name="T1368" style:parent-style-name="Policepardéfaut" style:family="text">
      <style:text-properties style:language-asian="fr" style:country-asian="FR"/>
    </style:style>
    <style:style style:name="T1369" style:parent-style-name="Policepardéfaut" style:family="text">
      <style:text-properties style:font-size-complex="12pt" style:language-asian="fr" style:country-asian="FR"/>
    </style:style>
    <style:style style:name="T1370" style:parent-style-name="Policepardéfaut" style:family="text">
      <style:text-properties style:text-position="super 66.6%" style:font-size-complex="12pt" style:language-asian="fr" style:country-asian="FR"/>
    </style:style>
    <style:style style:name="T1371" style:parent-style-name="Policepardéfaut" style:family="text">
      <style:text-properties style:font-size-complex="12pt" style:language-asian="fr" style:country-asian="FR"/>
    </style:style>
    <style:style style:name="T1372" style:parent-style-name="Policepardéfaut" style:family="text">
      <style:text-properties style:text-position="super 66.6%" style:font-size-complex="12pt" style:language-asian="fr" style:country-asian="FR"/>
    </style:style>
    <style:style style:name="T1373" style:parent-style-name="Policepardéfaut" style:family="text">
      <style:text-properties style:font-size-complex="12pt" style:language-asian="fr" style:country-asian="FR"/>
    </style:style>
    <style:style style:name="T1374" style:parent-style-name="Policepardéfaut" style:family="text">
      <style:text-properties style:font-size-complex="12pt" style:language-asian="fr" style:country-asian="FR"/>
    </style:style>
    <style:style style:name="T1375" style:parent-style-name="Policepardéfaut" style:family="text">
      <style:text-properties style:font-size-complex="12pt" style:language-asian="fr" style:country-asian="FR"/>
    </style:style>
    <style:style style:name="T1376" style:parent-style-name="Policepardéfaut" style:family="text">
      <style:text-properties style:language-asian="fr" style:country-asian="FR"/>
    </style:style>
    <style:style style:name="T1377" style:parent-style-name="Policepardéfaut" style:family="text">
      <style:text-properties style:language-asian="fr" style:country-asian="FR"/>
    </style:style>
    <style:style style:name="T1378" style:parent-style-name="Policepardéfaut" style:family="text">
      <style:text-properties style:language-asian="fr" style:country-asian="FR"/>
    </style:style>
    <style:style style:name="T1379" style:parent-style-name="Policepardéfaut" style:family="text">
      <style:text-properties style:language-asian="fr" style:country-asian="FR"/>
    </style:style>
    <style:style style:name="T1380" style:parent-style-name="Policepardéfaut" style:family="text">
      <style:text-properties style:language-asian="fr" style:country-asian="FR"/>
    </style:style>
    <style:style style:name="T1381" style:parent-style-name="Policepardéfaut" style:family="text">
      <style:text-properties style:language-asian="fr" style:country-asian="FR"/>
    </style:style>
    <style:style style:name="T1382" style:parent-style-name="Policepardéfaut" style:family="text">
      <style:text-properties style:language-asian="fr" style:country-asian="FR"/>
    </style:style>
    <style:style style:name="T1383" style:parent-style-name="Policepardéfaut" style:family="text">
      <style:text-properties style:language-asian="fr" style:country-asian="FR"/>
    </style:style>
    <style:style style:name="T1384" style:parent-style-name="Policepardéfaut" style:family="text">
      <style:text-properties style:language-asian="fr" style:country-asian="FR"/>
    </style:style>
    <style:style style:name="T1385" style:parent-style-name="Policepardéfaut" style:family="text">
      <style:text-properties style:language-asian="fr" style:country-asian="FR"/>
    </style:style>
    <style:style style:name="T1386" style:parent-style-name="Policepardéfaut" style:family="text">
      <style:text-properties style:language-asian="fr" style:country-asian="FR"/>
    </style:style>
    <style:style style:name="T1387" style:parent-style-name="Policepardéfaut" style:family="text">
      <style:text-properties style:language-asian="fr" style:country-asian="FR"/>
    </style:style>
    <style:style style:name="T1388" style:parent-style-name="Policepardéfaut" style:family="text">
      <style:text-properties style:language-asian="fr" style:country-asian="FR"/>
    </style:style>
    <style:style style:name="T1389" style:parent-style-name="Policepardéfaut" style:family="text">
      <style:text-properties style:language-asian="fr" style:country-asian="FR"/>
    </style:style>
    <style:style style:name="T1390" style:parent-style-name="Policepardéfaut" style:family="text">
      <style:text-properties style:font-size-complex="12pt" style:language-asian="fr" style:country-asian="FR"/>
    </style:style>
    <style:style style:name="T1391" style:parent-style-name="Policepardéfaut" style:family="text">
      <style:text-properties style:font-size-complex="12pt" style:language-asian="fr" style:country-asian="FR"/>
    </style:style>
    <style:style style:name="T1392" style:parent-style-name="Policepardéfaut" style:family="text">
      <style:text-properties style:font-size-complex="12pt" style:language-asian="fr" style:country-asian="FR"/>
    </style:style>
    <style:style style:name="T1393" style:parent-style-name="Policepardéfaut" style:family="text">
      <style:text-properties style:font-size-complex="12pt" style:language-asian="fr" style:country-asian="FR"/>
    </style:style>
    <style:style style:name="T1394" style:parent-style-name="Policepardéfaut" style:family="text">
      <style:text-properties style:language-asian="fr" style:country-asian="FR"/>
    </style:style>
    <style:style style:name="T1395" style:parent-style-name="Policepardéfaut" style:family="text">
      <style:text-properties style:language-asian="fr" style:country-asian="FR"/>
    </style:style>
    <style:style style:name="T1396" style:parent-style-name="Policepardéfaut" style:family="text">
      <style:text-properties style:language-asian="fr" style:country-asian="FR"/>
    </style:style>
  </office:automatic-styles>
  <office:body>
    <office:text text:use-soft-page-breaks="true">
      <text:p text:style-name="P1"><text:bookmark-start text:name="bookmark3"/><text:bookmark-end text:name="bookmark3"/>title : Lettres sur la littérature dramatique [XVII-XXIX]</text:p>
      <text:p text:style-name="P2">creator : Saint-Marc Girardin (1801-1873)</text:p>
      <text:p text:style-name="P3">copyeditor : Éric Thiébaud (OCR, XML-TEI)</text:p>
      <text:p text:style-name="P4">publisher : Sorbonne Université, LABEX<text:s/>OBVIL</text:p>
      <text:p text:style-name="P5">issued : 2018</text:p>
      <text:p text:style-name="P6">idno : http://obvil.paris-sorbonne.fr/corpus/critique/saint-marc-girardin_lettres-sur-la-litterature-dramatique_1827/</text:p>
      <text:p text:style-name="P7">source : Saint-Marc Girardin (1801-1873), « Lettres sur la littérature dramatique » [XVII-XXIX],<text:s/><text:span text:style-name="title">Le Mercure du dix-neu</text:span><text:span text:style-name="title">vième siècle</text:span>, 1827, tome XVI, p. 216-224 [XVII], 316-324 [XVIII], 457-465 [XIX], 592-598 [XX] ; tome XVII, p. 15-24 [XXI], 367-376 [XXII], 514-522 [XXIII] ; tome XVIII, p. 78-90 [XXIV], 219-223 [XXV] 261-267 [XXVI] ;<text:s/><text:span text:style-name="title">Le Mercure de France au dix-neuvième si</text:span><text:span text:style-name="title">ècle</text:span>, tome XIX, p. 66-73 [XXVII], 223-232 [XXVIII], 468-475 [XXIX]. Sources : Gallica (<text:a xlink:href="https://gallica.bnf.fr/ark:/12148/bpt6k97741765" office:target-frame-name="_top" xlink:show="replace"><text:span text:style-name="Lienhypertexte">tome XVI</text:span></text:a>,<text:s/><text:a xlink:href="https://gallica.bnf.fr/ark:/12148/bpt6k96721391" office:target-frame-name="_top" xlink:show="replace"><text:span text:style-name="Lienhypertexte">tome XVII</text:span></text:a>,<text:s/><text:a xlink:href="https://gallica.bnf.fr/ark:/12148/bpt6k9668605j" office:target-frame-name="_top" xlink:show="replace"><text:span text:style-name="Lienhypertexte">tome XVIII</text:span></text:a>,<text:s/><text:a xlink:href="https://gallica.bnf.fr/ark:/12148/bpt6k9611253p" office:target-frame-name="_top" xlink:show="replace"><text:span text:style-name="Lienhypertexte">tome XIX</text:span></text:a>).</text:p>
      <text:p text:style-name="P8">created : 1827</text:p>
      <text:p text:style-name="P9">language : fre</text:p>
      <text:h text:style-name="Titre1" text:outline-level="1">Tome XVI</text:h>
      <text:h text:style-name="Titre2" text:outline-level="2"><text:span text:style-name="pb">[p. 216]<text:s/></text:span>[XVII]</text:h>
      <text:p text:style-name="argument"><text:span text:style-name="T10">De la critique. — Un mot sur<text:s/></text:span><text:span text:style-name="title">le Mariage de Raison</text:span><text:span text:style-name="T11">. — Bertrand. — D</text:span><text:span text:style-name="T12">e la révolution. — Système littéraire. — </text:span><text:span text:style-name="title">La Mère au bal</text:span><text:span text:style-name="T13">. — </text:span><text:span text:style-name="title">Césarine</text:span><text:span text:style-name="T14">. — </text:span><text:span text:style-name="title">Les Deux Élèves</text:span><text:span text:style-name="T15">. — — </text:span><text:span text:style-name="title">Le Télégraphe</text:span><text:span text:style-name="T16">. — </text:span><text:span text:style-name="title">Le Tasse</text:span><text:span text:style-name="T17">. — Goethe. — Sophocle. — De l’enthousiasme chez les Allemands et chez les Italiens.</text:span></text:p>
      <text:p text:style-name="P18">Qu’est-ce que la critique, Monsieur ? est-elle chargée<text:s/>de tenir les registres de l’état civil de la littérature, et d’inscrire jour par jour les naissances et les décès ? Non certes : elle n’a rien à faire, ni avec les morts, ni même avec les moribonds. Aussi quand une pièce traîne son dernier soupir pendant<text:s/>cinq ou six représentations, entourée d’amis qui consolent ses derniers moments par quelques bravos de complaisance, pourquoi la critique viendrait-elle troubler les gens qui meurent doucement tout en croyant vivre ? Laissez faire la nature : en dépit des<text:s/>douces paroles et des prédictions rassurantes, l’oubli entrouvre déjà ses cartons ; le caissier, qui remplit dans nos théâtres le rôle des parques de la Mythologie, coupe le fil fatal, et le moribond va chez les morts rejoindre ses devanciers et attendre ses successeurs.</text:p>
      <text:p text:style-name="Corpsdetexte"><text:span text:style-name="T19">Aussi, Monsieur, ne parlons ni de<text:s/></text:span><text:span text:style-name="title">Thomas Morus</text:span><text:span text:style-name="T20"><text:s/>qui fut une tragédie, ni du<text:s/></text:span><text:span text:style-name="title">Cachemire</text:span><text:span text:style-name="T21"><text:s/>qui fut une comédie ; parlons des vivants ; encore un mot sur<text:s/></text:span><text:span text:style-name="title">le Mariage de Raison</text:span><text:span text:style-name="T22"> ; voilà bientôt cent fois qu’elle a été jouée devant la bonne compagnie<text:s/></text:span><text:span text:style-name="T23">pendant la semaine,<text:s/></text:span><text:span text:style-name="pb">[p. 217]<text:s/></text:span><text:span text:style-name="T24">devant le peuple le dimanche, et elle plaît à tout le monde. Les moralistes aiment cette pièce, parce qu’elle réfute ingénieusement les préjugés d’égalité romanesque répandus dans les drames et<text:s/></text:span><text:soft-page-break/><text:span text:style-name="T25">mélodrames ; le peuple, qu’eût pu</text:span><text:span text:style-name="T26"><text:s/>blesser l’idée mère de cette comédie, se laisse prendre au charme du caractère de Bertrand ; ce brave Bertrand ! c’est un des siens ; voilà un homme comme il en sortait des rangs du peuple, bons soldats, qui se plaignaient<text:s/></text:span><text:span text:style-name="T27">qu’il n’y eût pas de boulets pou</text:span><text:span text:style-name="T28">r tout le monde</text:span><text:span text:style-name="T29">, et qui, un beau jour, la croix sur la poitrine et le bras en écharpe, revenaient dans leur village raconter Marengo ou Austerlitz ; rapportant des camps le langage militaire, brusque, hardi, moins naïf que le patois des champs, mais déjà p</text:span><text:span text:style-name="T30">lus civilisé, et qui sentait son homme qui avait parcouru, tambour battant, les capitales de l’Europe. Dieu sait combien de soldats nos vaudevillistes ont mis sur la scène ! À peine y en avait-il autant à Wagram ! Mais peignez-moi quelque grenadier comme B</text:span><text:span text:style-name="T31">éranger sait les peindre, gardez-vous des exagérations patriotiques ou chevaleresques ; soyez vrai enfin, et vous plairez ; car le peuple aime à voir les soldats de la révolution ou de l’empire ; ce sont là ses héros ; c’est là sa poésie épique, son<text:s/></text:span><text:span text:style-name="title">Iliade</text:span><text:span text:style-name="T32"><text:s/>et son<text:s/></text:span><text:span text:style-name="title">Odyssée</text:span><text:span text:style-name="T33"> ; elle commence à Jemmapes et finit à Waterloo.</text:span></text:p>
      <text:p text:style-name="Corpsdetexte"><text:span text:style-name="T34">On nous parle du moyen âge ! Voilà, dit-on, les temps héroïques de la France ; mais qu’importe au peuple ? Quelle sympathie a-t-il avec les héros du onzième ou du douzième siècle ? Que<text:s/></text:span><text:span text:style-name="T35">disent-ils à son cœur ? Châtelains et châtelaines, qui étiez nos aïeux, qui vivez dans les livres, mais non plus dans l’imagination des hommes, qu’y a-t-il entre vous et moi ? Rien ; la chaîne<text:s/></text:span><text:span text:style-name="pb">[p. 218]<text:s/></text:span><text:span text:style-name="T36">des temps est rompue ; vous avez eu voire règne ; le T</text:span><text:span text:style-name="T37">asse a chanté vos jours de prouesse ; alors vous n’étiez pas encore oubliés. Mais quand vint Milton, vous étiez déjà cendre et poussière ? Qui de son temps s’inquiétait des passe d’armes de la chevalerie ? Qui songeait aux Coucy sous Cromwell</text:span><text:span text:style-name="T38"><text:note text:note-class="footnote" text:id="_ftn0"><text:note-citation>1</text:note-citation><text:note-body><text:p text:style-name="Notedebasdepage"><text:s/>[NdE] Orthographié<text:s/><text:span text:style-name="T39">Cromwel.</text:span></text:p></text:note-body></text:note></text:span><text:span text:style-name="T40"> ? Il invoqua la muse de Luther et de Calvin ; il divinisa les passions de ses contemporains ; aussi vit-il dans l’avenir ! Nous, disons aussi adieu aux siècles chevaleresques ; ils sont beaux ; mais ils sont morts. Si nous ne datons que d</text:span><text:span text:style-name="T41">e la révolution, chose fâcheuse, mais irrévocable, eh bien ! soyons de notre temps ; plus de vains regrets, plus de capricieux essais de régénération. Voyez Béranger ; il chante ce que sait le peuple, nos victoires et nos revers. Quand Homère chantait Ajax</text:span><text:span text:style-name="T42">, Agamemnon, Achille, Diomède, ce n’était pas des noms oubliés qu’il exhumait à grand-peine, c’était des noms vivants dans la bouche des peuples. Eh bien ! nous, nous avons aussi les nôtres. Fi ! dira-t-on, des fils de savetiers ou de paysans ! Fi nous-mêm</text:span><text:span text:style-name="T43">es de la bégueulerie académique ! Ne soyons pas plus dédaigneux que la fortune qui en a fait des rois.</text:span></text:p>
      <text:p text:style-name="Corpsdetexte"><text:span text:style-name="T44">Voilà une digression, Monsieur ; mais que voulez-vous ? chacun a sa manie, son<text:s/></text:span><text:span text:style-name="T45">dada</text:span><text:span text:style-name="T46">, comme dit Sterne, et quand il y monte à califourchon, il risque de s</text:span><text:span text:style-name="T47">’emporter ; mon dada, c’est de croire que la littérature chez nous doit se rattacher à la révolution, et que c’est là qu’il<text:s/></text:span><text:soft-page-break/><text:span text:style-name="T48">faut chercher nos dieux, nos héros et nos inspirations, puisqu’enfin, à tort ou à raison, c’est là le seul événement populaire de no</text:span><text:span text:style-name="T49">s jours, notre guerre de Troie en quelque sorte, et il n’y manque ni de gloire, ni de crimes, ni d’Achilles, ni de Thersites : attendons Homère.</text:span></text:p>
      <text:p text:style-name="Corpsdetexte"><text:span text:style-name="pb">[p. 219]<text:s/></text:span><text:span text:style-name="T50">Soyons de notre temps : pendant [de] longues années les beaux-arts et la poésie se sont faits à grand-</text:span><text:span text:style-name="T51">peine contemporains de Rome, de la Table-Ronde, de la chevalerie, de tous les peuples enfin, excepté du nôtre ; c’est là pourtant la seule planche de salut. C’est en peignant les mœurs et les habitudes de notre temps que plaisent les petits théâtres ; c’es</text:span><text:span text:style-name="T52">t là ce qui aux Français a fait la réussite du<text:s/></text:span><text:span text:style-name="title">Jeune Mari</text:span><text:span text:style-name="T53"> ; au Vaudeville, de<text:s/></text:span><text:span text:style-name="title">la Mère au bal</text:span><text:span text:style-name="T54"> ; de là aussi la chute de<text:s/></text:span><text:span text:style-name="title">Césarine</text:span><text:span text:style-name="T55"> ; au Gymnase, le sort insignifiant des<text:s/></text:span><text:span text:style-name="title">Deux Élèves</text:span><text:span text:style-name="T56">, et la médiocre réussite du<text:s/></text:span><text:span text:style-name="title">Télégraphe</text:span><text:span text:style-name="T57">.</text:span></text:p>
      <text:p text:style-name="Corpsdetexte"><text:span text:style-name="T58">Venons au<text:s/></text:span><text:span text:style-name="title">Tasse</text:span><text:span text:style-name="T59">. Goethe a fait aussi<text:s/></text:span><text:span text:style-name="T60">un<text:s/></text:span><text:span text:style-name="title">Torquato Tasso</text:span><text:span text:style-name="T61">. Nos auteurs français réfléchissent peu ; il est rare qu’ils aient quelque idée mère qu’ils songent à exprimer ; ils se contentent de préparer des scènes, et se soucient beaucoup plus de dénouer leur intrigue que de développer un principe</text:span><text:span text:style-name="T62"><text:s/>abstrait. Les Allemands au contraire réfléchissent beaucoup, et souvent leurs pièces ne sont que des conférences philosophiques. Il y a plus : quand elles ne sont pas empreintes de cet esprit, quand elles se bornent à mettre sur la scène la suite des évén</text:span><text:span text:style-name="T63">ements, on sent encore une intention systématique ; c’est par réflexion qu’ils ne réfléchissent pas, et ils s’arrangent pour être simples.<text:s/></text:span><text:span text:style-name="title">Le Tasse</text:span><text:span text:style-name="T64"><text:s/>appartient surtout à ce genre de drames sans action et sans intrigue, qui ressemblent aux dialogues de Plato</text:span><text:span text:style-name="T65">n.</text:span></text:p>
      <text:p text:style-name="Corpsdetexte"><text:span text:style-name="T66">Figurez-vous, Monsieur, le désappointement d’un parterre français qui, au lever du rideau, verrait une princesse et sa confidente errer dans de beaux jardins, en s’entretenant de rêveries platoniciennes, en dissertant sur l’amitié ; puis vient le Tasse,</text:span><text:span text:style-name="T67"><text:s/>et la conversation continue, avec un nouveau surcroît d’enthousiasme<text:s/></text:span><text:span text:style-name="pb">[p. 220]<text:s/></text:span><text:span text:style-name="T68">poétique ; puis arrive Antonio, homme du monde, courtisan délié, qui a l’air de s’être fait philosophe dans une cour où la sœur du prince aime la philosophie ; la conversation c</text:span><text:span text:style-name="T69">ontinue encore ; seulement Antonio vante l’Arioste, et paraît moins enthousiaste que le Tasse. Il n’y a pas sympathie entre eux. Faites attention, Monsieur ; c’est ce léger désaccord qui fait presque le nœud de la pièce. Antonio n’est pas, comme dans la pi</text:span><text:span text:style-name="T70">èce française, un courtisan perfide, ennemi du Tasse, et qui veut le perdre ; c’est un honnête homme, un homme d’esprit et de goût ; mais il ne sympathise pas avec l’âme ardente du Tasse : c’est ici la quintessence la plus raffinée du platonisme italien du</text:span><text:span text:style-name="T71"><text:s/>quinzième siècle mêlée à la sentimentalité allemande. Goethe semble vouloir montrer jusqu’à quel point, quand deux âmes ne s’entendent pas, elles sont promptes à se choquer. Certes ce serait là en France un pauvre sujet de drame ; mais en Allemagne, où il</text:span><text:span text:style-name="T72"><text:s/>y a moins d’impatience, où les<text:s/></text:span><text:soft-page-break/><text:span text:style-name="T73">spectateurs ne disent pas sans cesse à l’action : Marche, marche, les poètes peuvent se hasarder à mettre en scène des analyses délicates de passions.</text:span></text:p>
      <text:p text:style-name="Corpsdetexte"><text:span text:style-name="T74">Sous ce rapport la pièce de Goethe est un chef-d’œuvre ; il n’y a pas un<text:s/></text:span><text:span text:style-name="T75">mot qui ne fasse ressortir l’antipathie du Tasse et d’Antonio ; c’est de là qu’il a tiré toute son intrigue : la princesse voit avec peine ce dissentiment entre le poète et l’homme d’État : elle voulait établir une sorte d’Arcadie sentimentale dans les jar</text:span><text:span text:style-name="T76">dins de<text:s/></text:span><text:span text:style-name="T77">Belriguardo</text:span><text:span text:style-name="T78">, et réaliser à la fois l’académie de Platon et les bergeries chimériques de l’</text:span><text:span text:style-name="title">Aminte</text:span><text:span text:style-name="T79"><text:s/>et-du<text:s/></text:span><text:span text:style-name="title">Pastor fido</text:span><text:span text:style-name="T80">, genre qui alors était de mode en Italie ; mais que deviendront ces rêves délicieux si le Tasse et Antonio sont ennemis ? Elle veut l</text:span><text:span text:style-name="T81">es réconcilier ; mais dans une<text:s/></text:span><text:span text:style-name="pb">[p. 221]<text:s/></text:span><text:span text:style-name="T82">entre</text:span><text:span text:style-name="T83">vue les deux rivaux s’aigrissent davantage, et le Tasse en vient jusqu’à mettre l’épée à la main.</text:span></text:p>
      <text:p text:style-name="P84">Ici, Monsieur, remarquez quelle différence de conception dans l’auteur allemand et dans l’auteur français. Sur la<text:s/>scène française, quand le Tasse tire son épée, c’est pour protéger l’honneur de la-princesse. Éléonore est venue le visiter dans sa prison ; si elle est vue, elle sera compromise ; le poète défend le seuil de la porte. Dans Goethe rien de semblable ; le sang-froid d’Antonio irrite le Tasse, et il le provoque au combat ; pourquoi ? pour venger son honneur ? Non. Celui de la princesse ? Non, c’est tout bonnement par antipathie ; leurs âmes n’ont pas été prédestinées l’une pour l’autre, voilà pourquoi ils se<text:s/>battent. Singulier motif ! dira-t-on ; oui, dans une froide analyse ; mais lisez Goethe ; voyez comme chaque mot d’Antonio, tout mesuré qu’il est, est calculé pour aigrir le Tasse, comme il blesse son rival sans jamais donner prise ; il n’a pas cessé d’être poli, et pourtant le Tasse, on le voit, doit avoir soif de vengeance ; il en appelle au fer ; c’est par là seulement qu’il rétablira entre eux l’égalité ; il le sent, et c’est cette supériorité qu’il est forcé d’avouer, c’est d’elle surtout qu’il veut se<text:s/>venger.</text:p>
      <text:p text:style-name="Corpsdetexte"><text:span text:style-name="T85">Chose singulière ! quoique poète, Goethe n’a pas fait du Tasse le héros de sa pièce ; c’est Antonio, c’est l’homme d’État qui a le beau rôle : le Tasse est une sorte de fou sublime, plein d’enthousiasme et vide de bon sens ; Antonio est toujours c</text:span><text:span text:style-name="T86">alme et juste ; il n’abuse pas de ses avantages ; il plaint le Tasse quand il le voit malheureux, non par orgueil, mais par modération et par sagesse. Enfin, ce qui achève de montrer l’intention de Goethe, c’est que le Tasse lui-même, malgré<text:s/></text:span><text:span text:style-name="pb">[p. 222]<text:s/></text:span><text:span text:style-name="T87">ses h</text:span><text:span text:style-name="T88">aines et ses soupçons, finit par rendre justice à Antonio :<text:s/></text:span><text:span text:style-name="quote.c">« Ô noble Antonio, dit-il, tu restes ferme et immobile, et je ne semble auprès de toi que la vague remuée par les orages ; je ne me reconnais plus dans le péril ; je ne rougis pas de l’avouer : le</text:span><text:span text:style-name="quote.c"><text:s/>gouvernail est brisé ; le vaisseau crie de toutes parts ; le plancher s’ouvre brusquement sous mes pas ! Antonio, mes deux bras te saisissent ! Ainsi le matelot s’attache<text:s/></text:span><text:soft-page-break/><text:span text:style-name="quote.c">enfin avec effort au roc contre lequel il devait échouer. »</text:span><text:span text:style-name="T89"><text:s/>C’est ainsi que finit pa</text:span><text:span text:style-name="T90">r une comparaison cette pièce qui n’a pas d’intrigue. Antonio devient en quelque sorte le sauveur du Tasse. Ici, Monsieur, permettez-moi de remarquer une espèce d’analogie entre l’Antonio de Goethe et l’Ulysse de Sophocle dans son<text:s/></text:span><text:span text:style-name="title">Ajax</text:span><text:span text:style-name="T91"> ; c’est Ulysse aussi</text:span><text:span text:style-name="T92"><text:s/>qui a le beau rôle, toujours calme et juste, tandis que son rival se livre à son délire ; c’est lui aussi qui à la fin défend Ajax et obtient pour son corps la sépulture que lui refusaient les Atrides ; car il paraît que, dès ce temps-là, les refus de sép</text:span><text:span text:style-name="T93">ulture étaient de grandes affaires : aussi Sophocle y a-t-il consacré un acte tout entier.</text:span></text:p>
      <text:p text:style-name="Corpsdetexte"><text:span text:style-name="T94">Pourquoi de la part de Goethe cette prédilection pour l’homme d’État ? Serait-ce scrupule de ministre ? car Goethe est conseiller intime d’un petit prince d’Allemagn</text:span><text:span text:style-name="T95">e ; dans sa jeunesse, quand il ne se défiait pas encore ni de la philosophie ni de la liberté, Goethe n’eût pas sacrifié au courtisan le poète épris des nobles illusions du platonisme et de l’indépendance. Alors il faisait Werther, Werther ennemi des étiqu</text:span><text:span text:style-name="T96">ettes et des préjugés politiques. Aujourd’hui, il a encore l’imagination de la jeunesse ; mais il ne s’y livre plus tout entier ; il la soumet au joug de la raison d’État. C’est<text:s/></text:span><text:span text:style-name="pb">[p. 223]<text:s/></text:span><text:span text:style-name="T97">l’ef</text:span><text:span text:style-name="T98">fet de l’expérience et de l’âge ; soit : mais Schiller n’eût pas<text:s/></text:span><text:span text:style-name="T99">vieilli de cette façon-là.</text:span></text:p>
      <text:p text:style-name="Corpsdetexte"><text:span text:style-name="T100">Encore une réflexion, et je finis cette longue lettre : Goethe a voulu peindre l’Italie au quinzième siècle, époque de poésie et d’érudition, où l’enthousiasme se montait jusqu’à la pédanterie, où par un reste des souvenirs de la</text:span><text:span text:style-name="T101"><text:s/>chevalerie, mêlés aux idées du platonisme, les poètes et les philosophes, comme naguère les paladins, avaient une dame de leurs pensées ; on songeait en même temps à renouveler les sublimes entretiens de Platon au cap Sunium, et à mettre en action les égl</text:span><text:span text:style-name="T102">ogues de Sannazar. Goethe, dans sa pièce, a saisi le caractère de ce siècle. Qu’y manque-t-il donc ? l’éclat du beau ciel, d’Italie. Mysticisme, enthousiasme, raffinements de sentiments et de pensées, Goethe a tout retracé ; mais tout est allemand, rien n’</text:span><text:span text:style-name="T103">est plus italien ; tout y sent la pensée et la réflexion ; point de grâce enfantine ni d’enthousiasme naïf. Ce n’est point là le réveil d’une jeune imagination qui respire le premier parfum des arts et de la civilisation renaissante. Le Tasse fut ardent et</text:span><text:span text:style-name="T104"><text:s/>impétueux ; mais il ne connaissait pas cette mélancolie vague qui, dans nos vieilles sociétés, fait le génie de quelques poètes et la prétention de tant d’autres : dans Goethe, le Tasse est un Jean-Jacques ou un Werther inquiet et soupçonneux ; Éléonore e</text:span><text:span text:style-name="T105">st elle-même faible et souffrante ; car avec un corps robuste elle eût paru moins touchante, et la sentimentalité moderne s’accommode mieux de la maladie que de la santé. La poésie de Goethe est belle, sans doute, mais ce n’est pas l’allure vive et naturel</text:span><text:span text:style-name="T106">le de la poésie italienne : il y a de la métaphysique jusque dans<text:s/></text:span><text:soft-page-break/><text:span text:style-name="T107">l’enthousiasme lyrique des Allemands.<text:s/></text:span><text:span text:style-name="quote.c">« Gonfle-toi, mon cœur, dit le Tasse allemand dans un moment<text:s/></text:span><text:span text:style-name="pb">[p. 224]<text:s/></text:span><text:span text:style-name="quote.c">d’exaltation. Atmosphère du bonheur, une fois au moins favorise cette plante génér</text:span><text:span text:style-name="quote.c">euse ; elle s’élance vers le ciel ; mille rameaux sortent de sa tige, ils se déploient en fleurs brillantes. »</text:span><text:span text:style-name="T108"><text:s/>Ah ! ce n’est pas l’essor libre et gracieux des chants lyriques du Tasse. Écoutez une de ses<text:s/></text:span><text:span text:style-name="T109">canzone</text:span><text:span text:style-name="T110"><text:s/>prise au hasard :</text:span></text:p>
      <text:p text:style-name="P111">« Voici que l’étoile qui baille des feux d’amour dore de sa lumière la douce sérénité des cieux ; la nuit en rougissant entrouvre son sein, déploie sa chevelure parfumée et abaisse son voile brillant. L’Hyménée descend dans nos plaines ; il agite dans les airs ses ailes étincelantes, il secoue sa torche enflammée et lance au loin ses brûlants rayons : alors la terre se tourne en souriant vers le ciel, et l’air exhale ses tendres soupirs. Aux feux des célestes flambeaux s’enflamment d’un saint amour les campagnes et les ruisseaux ; il s’étend de bosquets en bosquets, comme un doux roucoulement qu’interrompt le murmure des baisers. Le lierre presse le chêne, la vigne embrasse l’ormeau, et il n’est plus ni tanières ou nids qui soient solitaires. »</text:p>
      <text:p text:style-name="P112">Voilà la poésie ! Voilà le beau soleil<text:s/>d’Italie ! Voilà le Tasse tel que Goethe ne l’a pas fait ; mais excusons l’erreur du génie ; tout divin qu’il est, il a une patrie terrestre dont il prend, malgré lui, l’empreinte. Goethe fait du Tasse un rêveur allemand ; Racine fait d’Achille un chevalier français. Pardonnons à Goethe en faveur de Racine, espérant qu’à leur tour bien des gens pardonneront à Racine en faveur de Goethe.</text:p>
      <text:p text:style-name="salute">Agréez, etc.</text:p>
      <text:h text:style-name="Titre2" text:outline-level="2"><text:span text:style-name="pb">[p. 316]<text:s/></text:span>[XVIII]</text:h>
      <text:p text:style-name="argument"><text:span text:style-name="T113">Mercier. — </text:span><text:span text:style-name="title">La Mort de Louis XI</text:span><text:span text:style-name="T114">. — Béranger.</text:span></text:p>
      <text:p text:style-name="P115">Mercier n’est connu du public que comme l’auteur<text:s/>de quelques drames déclamatoires et le défenseur de quelques paradoxes ridicules ; c’est là la réputation qu’il a laissée, et personne, je crois, ne s’est soucié jusqu’ici de défendre sa mémoire.</text:p>
      <text:p text:style-name="Corpsdetexte"><text:span text:style-name="T116">Il eut un grand tort ; c’est de venir trop tôt et de contre</text:span><text:span text:style-name="T117">dire trop vivement les idées reçues de son temps ; c’est le premier apôtre de la réforme théâtrale ; il prêcha la liberté du théâtre à une époque où la scène appartenait aux faibles héritiers de Voltaire, à La Harpe</text:span><text:span text:style-name="T118"><text:note text:note-class="footnote" text:id="_ftn1"><text:note-citation>2</text:note-citation><text:note-body><text:p text:style-name="Notedebasdepage"><text:s/>[NdE] Orthographié Laharpe.</text:p></text:note-body></text:note></text:span><text:span text:style-name="T119">, à Chamfo</text:span><text:span text:style-name="T120">rt</text:span><text:span text:style-name="T121"><text:note text:note-class="footnote" text:id="_ftn2"><text:note-citation>3</text:note-citation><text:note-body><text:p text:style-name="Notedebasdepage"><text:s/>[NdE] Orthographié Champfort.</text:p></text:note-body></text:note></text:span><text:span text:style-name="T122">, à Dorat, qui, à défaut du génie de leur devancier, imitaient fidèlement ses tirades philosophiques, et s’inquiétaient aussi peu que leur maître des mœurs et des coutumes locales.<text:s/></text:span><text:soft-page-break/><text:span text:style-name="T123">Ce n’est pas que Mercier soit exempt de<text:s/></text:span><text:span text:style-name="T124">morgue et d’emphase ; c’est, comme la plupart de ses contemporains, un auteur sentencieux, ami des grands sentiments, prônant sans cesse la nature et vantant l’humanité ; mais en même temps le ton guindé de notre tragédie lui déplaît, et<text:s/></text:span><text:span text:style-name="pb">[p. 317]<text:s/></text:span><text:span text:style-name="T125">seul peut</text:span><text:span text:style-name="T126">-être de tous les novateurs qui, en politique, prétendaient ramener les gouvernements aux lois de la nature, il essaya d’y rappeler non pas la société tout entière, mais seulement la tragédie et les auteurs tragiques. Chose remarquable en effet, la révolut</text:span><text:span text:style-name="T127">ion changea tout, excepté le théâtre, et Aristote survécut à la monarchie : la France devint libre ; la scène resta esclave, et les vieilles règles de la tragédie échappèrent seules à la destruction des corporations, des jurandes, des privilèges, des préro</text:span><text:span text:style-name="T128">gatives et de toutes les vieilles institutions. C’est que, disons-le, notre révolution eut toujours quelque chose d’emphatique et de théâtral qui ne s’accommodait guère de la vérité simple et naturelle. Certes il y avait de la vérité, et une vérité effraya</text:span><text:span text:style-name="T129">nte, dans les séditions populaires ; mais les orateurs qui racontaient ces journées leur donnaient je ne sais quelle couleur<text:s/></text:span><text:span text:style-name="T130">classique</text:span><text:span text:style-name="T131">, et la terrible originalité des actions disparaissait sous l’emphase du récit.</text:span></text:p>
      <text:p text:style-name="Corpsdetexte"><text:span text:style-name="T132">Ceci, dit Mercier dans sa préface de<text:s/></text:span><text:span text:style-name="title">Charl</text:span><text:span text:style-name="title">es II</text:span><text:span text:style-name="T133">, en certains lieux pièce pleine de gaîté et de franchise, que M. Duval a imitée et affaiblie dans<text:s/></text:span><text:span text:style-name="title">la Jeunesse de Henri V</text:span><text:span text:style-name="T134">,<text:s/></text:span><text:span text:style-name="T135">ceci n’est point une tragédie, car on n’y dit pas une seule fois : Holà ! gardes, à moi !</text:span><text:span text:style-name="T136"><text:s/>Il voulait que la tragédie abjurât sa<text:s/></text:span><text:span text:style-name="T137">fausse grandeur, son langage apprêté, et ses sentiments de convention.<text:s/></text:span><text:span text:style-name="T138">Je n’aime pas</text:span><text:span text:style-name="quote.c">, dit-il dans son<text:s/></text:span><text:span text:style-name="title">Montesquieu à Marseille</text:span><text:span text:style-name="quote.c">,<text:s/></text:span><text:span text:style-name="T139">je n’aime pas ces tragiques qui passent leur vie à chercher la nature et la manquent toujours, et qui font des héros aussi étrang</text:span><text:span text:style-name="T140">es que les dragons ailés et les hippocentaures.</text:span><text:span text:style-name="T141"><text:s/>Il frondait impitoyablement les unités de temps et de lieu, méprisait l’alexandrin, et appelait de tous<text:s/></text:span><text:span text:style-name="pb">[p. 318]<text:s/></text:span><text:span text:style-name="T142">ses vœux le drame historique. Enfin c’était l’aïeul de nos réformateurs ; il demandait il y a t</text:span><text:span text:style-name="T143">rente ans ce qu’ils demandent aujourd’hui ; c’est peu, il prêchait d’exemple ; il ne se contentait pas de la théorie, qui souvent n’est qu’un genre de paresse orgueilleux, il venait à la pratique ; il met l’histoire en drame, et semble vouloir imiter les p</text:span><text:span text:style-name="T144">ièces historiques de Shakespeare. Louis XI, Philippe II, la Saint-Barthélemy, la destruction de la Ligue, la cour de Charles II, sont peints par lui dans différentes pièces, et il n’y en a aucune où il n’y ait des scènes pleines de vérité et de force. Cito</text:span><text:span text:style-name="T145">ns-en deux tirées de<text:s/></text:span><text:span text:style-name="title">la Mort de Louis XI</text:span><text:span text:style-name="T146"> : cette citation aura le mérite de l’à-propos. La scène est au Plessis-lez-Tours</text:span><text:span text:style-name="T147"><text:note text:note-class="footnote" text:id="_ftn3"><text:note-citation>4</text:note-citation><text:note-body><text:p text:style-name="Notedebasdepage"><text:s/>[NdE] Orthographié Plessis-les-Tours.</text:p></text:note-body></text:note></text:span><text:span text:style-name="T148">.</text:span></text:p>
      <text:p text:style-name="P149">SCÈNE VI.</text:p>
      <text:p text:style-name="P150"><text:span text:style-name="T151">Tristan,<text:s/></text:span><text:span text:style-name="T152">avec des gardes</text:span><text:span text:style-name="T153">.</text:span></text:p>
      <text:soft-page-break/>
      <text:p text:style-name="P154"><text:span text:style-name="T155">Tristan</text:span><text:span text:style-name="T156">. — Éloignez-vous jusqu’à l’autre garde, et n’en<text:s/></text:span><text:span text:style-name="T157">bougez pas, sous peine de la vie. (</text:span><text:span text:style-name="T158">Aux autres.</text:span><text:span text:style-name="T159">) Vous, faites la ronde ici.</text:span></text:p>
      <text:p text:style-name="P160"><text:span text:style-name="T161">(</text:span><text:span text:style-name="T162">Ils s’en vont. Tristan reste avec quelques gardes ; il en arrive d’autres qui se rangent avec les derniers. Arrivent ensuite huit soldats qui portent une guérite de fer percée à jo</text:span><text:span text:style-name="T163">ur, la posent sur le devant du théâtre et se retirent. Tristan l’ouvre avec une clef, et aide avec Coctier le roi à en sortir. On retire de la guérite le fauteuil, sur lequel le roi s’assied.</text:span><text:span text:style-name="T164">)</text:span></text:p>
      <text:p text:style-name="P165">SCÈNE VIII.</text:p>
      <text:p text:style-name="P166">Louis XI, Tristan, Coctier.</text:p>
      <text:p text:style-name="P167"><text:span text:style-name="T168">Louis XI</text:span><text:span text:style-name="T169">,<text:s/></text:span><text:span text:style-name="T170">sortant de la</text:span><text:span text:style-name="T171"><text:s/>guérite, et à demi armé, la visière du casque rabattue</text:span><text:span text:style-name="T172">. — Prenez garde à moi… Ah que je souffre ! Doucement…</text:span></text:p>
      <text:p text:style-name="P173"><text:span text:style-name="pb">[p. 319]<text:s/></text:span><text:span text:style-name="T174">Tristan</text:span><text:span text:style-name="T175">. — Vous voyez par vous-même que tout est en bon ordre. N’est-il pas vrai, sire ?</text:span></text:p>
      <text:p text:style-name="P176"><text:span text:style-name="T177">Louis XI</text:span><text:span text:style-name="T178">. — Paix. Ne prononcez pas ici ce titre-</text:span><text:span text:style-name="T179">là… Ne dites rien surtout qui puisse me faire connaître. Parlons bas… Médecin, vous croyez donc que cette tournée ne me fera pas de mal ?</text:span></text:p>
      <text:p text:style-name="P180"><text:span text:style-name="T181">Coctier</text:span><text:span text:style-name="T182">,<text:s/></text:span><text:span text:style-name="T183">médecin, déguisé en guerrier ; il a le casque et la cuirasse</text:span><text:span text:style-name="T184">. — Au contraire : l’air du matin vous rafraîchir</text:span><text:span text:style-name="T185">a le sang, et votre esprit sera moins tourmenté, en voyant de près comment les dehors sont exactement gardés… Renfermé dans un même lieu depuis quinze jours, cette promenade vous sera salutaire.</text:span></text:p>
      <text:p text:style-name="P186"><text:span text:style-name="T187">Louis XI</text:span><text:span text:style-name="T188">. — Êtes-vous bien sûr de tout votre monde, grand pré</text:span><text:span text:style-name="T189">vôt ?</text:span></text:p>
      <text:p text:style-name="P190"><text:span text:style-name="T191">Tristan</text:span><text:span text:style-name="T192">. — Je réponds de tout sur ma tête. Calmez vos craintes, et reposez-vous sur mes soins, je vous en supplie Entendez-vous comme les sentinelles veillent et se répondent ? (</text:span><text:span text:style-name="T193">On entend les voix jusque dans l’éloignement, qui crient :</text:span><text:span text:style-name="T194"><text:s/>Sentinelles,<text:s/></text:span><text:span text:style-name="T195">prenez garde à vous !)</text:span></text:p>
      <text:p text:style-name="P196"><text:span text:style-name="T197">Louis XI</text:span><text:span text:style-name="T198">. — C’est que je m’expose furieusement à pareille heure, et l’on ne peut jamais savoir tout ce qui se passe.</text:span></text:p>
      <text:p text:style-name="P199"><text:span text:style-name="T200">Tristan</text:span><text:span text:style-name="T201">. — Qui pourrait vous soupçonner sous ce déguisement ? On pensera que c’est un vieux capitaine malade, que le</text:span><text:span text:style-name="T202"><text:s/>roi envoie avec moi pour faire la ronde.</text:span></text:p>
      <text:p text:style-name="P203"><text:span text:style-name="T204">Louis XI</text:span><text:span text:style-name="T205">. — Vous avez aussi beaucoup d’ennemis, vous…</text:span></text:p>
      <text:p text:style-name="P206"><text:span text:style-name="T207">Tristan</text:span><text:span text:style-name="T208">. — Je remplis vos ordres… Plus je m’acquitte rigoureusement de mes devoirs, plus je suis haï ; mais que m’importe, pourvu que l’obéissance<text:s/></text:span><text:span text:style-name="pb">[p. 320]<text:s/></text:span><text:span text:style-name="T209">rè</text:span><text:span text:style-name="T210">gn</text:span><text:span text:style-name="T211">e ? Ce n’est que de<text:s/></text:span><text:soft-page-break/><text:span text:style-name="T212">vous seul que je m’inquiète ; et je ferais pendre jusqu’au dernier Français, s’il devenait importun à Votre Majesté. Je suis prêt à tout faire, pour que rien ne chagrine votre autorité royale. Je ne connais ni parents ni amis, quand il<text:s/></text:span><text:span text:style-name="T213">s’agit de vous servir : parlez. Plus le nombre des réfractaires à vos ordres s’accroîtra, plus je trouverai une heureuse occasion d’exercer mon zèle. Je vous l’ai prouvé, je pense. Vous savez que je ne ménage pas les mutins. Le nombre et le rang des rebell</text:span><text:span text:style-name="T214">es ne m’ont jamais effrayé ; le sexe ni l’âge ne m’ont jamais touché. On connaît ma sévérité, et j’ose dire qu’elle ne se ralentira point, tant qu’une tête grande ou petite vous sera suspecte.</text:span></text:p>
      <text:p text:style-name="P215"><text:span text:style-name="T216">Louis XI</text:span><text:span text:style-name="T217">. — Vous êtes vigilant ; mais vous ne sauriez jamais tr</text:span><text:span text:style-name="T218">op l’être à mon gré. J’ai eu des idées cette nuit, et j’ai noté de mémoire certaines gens dont il faut que vous me fassiez prompte justice. Il y a tant de séditieux sous le masque, de rebelles cachés ! Je vous laisse le soin de commencer leur procès, de l’</text:span><text:span text:style-name="T219">achever en dernier ressort, et sans appel : je le veux ainsi. Vous aurez part dans la confiscation des biens… Mais, qu’est-ce que ce bruit-là ?</text:span></text:p>
      <text:p text:style-name="P220"><text:span text:style-name="T221">Tristan</text:span><text:span text:style-name="T222">. — Rien du tout.</text:span></text:p>
      <text:p text:style-name="P223"><text:span text:style-name="T224">Louis XI</text:span><text:span text:style-name="T225">,<text:s/></text:span><text:span text:style-name="T226">épouvanté</text:span><text:span text:style-name="T227">. — Oh ! j’ai entendu… j’en suis sûr… J’ai entendu comme si… Prenez<text:s/></text:span><text:span text:style-name="T228">garde à moi !</text:span></text:p>
      <text:p text:style-name="P229"><text:span text:style-name="T230">Tristan</text:span><text:span text:style-name="T231">. — C’est la patrouille qui fait sa ronde.</text:span></text:p>
      <text:p text:style-name="P232"><text:span text:style-name="T233">Louis XI</text:span><text:span text:style-name="T234">. — Avancez toujours un peu, pour voir par vous-même ce que c’est, et revenez tout de suite, car je ne veux pas rester longtemps si éloigné. (</text:span><text:span text:style-name="T235">Le prévôt fait quelques pas.</text:span><text:span text:style-name="T236">) Je ne me sen</text:span><text:span text:style-name="T237">s pas bien ici,<text:s/></text:span><text:span text:style-name="pb">[p. 321]<text:s/></text:span><text:span text:style-name="T238">médecin ; je suis mal à mon aise ; je souffre… Tâtez mon pouls.</text:span></text:p>
      <text:p text:style-name="P239"><text:span text:style-name="T240">Coctier</text:span><text:span text:style-name="T241">. — Imagination que tout cela ! Il faut demeurer ici, pour recevoir tranquillement le baume de la rosée.</text:span></text:p>
      <text:p text:style-name="P242">Louis XI. — Ah ! que je suis malheureux ! Pas un moment<text:s/>de relâche. Depuis que je suis sorti, toutes mes douleurs augmentent, je le sens bien.</text:p>
      <text:p text:style-name="P243"><text:span text:style-name="T244">Coctier</text:span><text:span text:style-name="T245">. — Ce n’est pas ma faute ; au lieu d’avoir en moi une confiance entière, vous vous occuper de mille chimères, vous vous tourmentez.</text:span></text:p>
      <text:p text:style-name="P246"><text:span text:style-name="T247">Louis XI</text:span><text:span text:style-name="T248">. — Comment<text:s/></text:span><text:span text:style-name="T249">voulez-vous que je fasse ? Voilà tant de temps que je souffre et au lieu d’être soulagé de vos remèdes, je suis beaucoup plus mal. À la fin, ma patience se lasse ; et si vous ne me guérissez pas…</text:span></text:p>
      <text:p text:style-name="P250"><text:span text:style-name="T251">Coctier</text:span><text:span text:style-name="T252">. — Oh ! des menaces ! Je ne vous crains pas ; je sai</text:span><text:span text:style-name="T253">s bien que vous êtes capable de me traiter comme bien d’autres… Mais ne vous y trompez pas ; une fois privé de moi, vous<text:s/></text:span><text:soft-page-break/><text:span text:style-name="T254">ne vivrez pas huit jours après ; je connais votre état et votre maladie mieux que personne : c’est moi qui vous soutiens.</text:span></text:p>
      <text:p text:style-name="P255"><text:span text:style-name="T256">Louis XI</text:span><text:span text:style-name="T257">,<text:s/></text:span><text:span text:style-name="T258">bai</text:span><text:span text:style-name="T259">sant la petite Notre-Dame de plomb qui pend auprès de sa tête</text:span><text:span text:style-name="T260">. — Au nom de Notre-Dame de Madère, ayez pitié de moi ; je ne songe point à vous jouer un mauvais tour, je vous le jure.</text:span></text:p>
      <text:p text:style-name="P261"><text:span text:style-name="T262">Coctier</text:span><text:span text:style-name="T263">. — Tant mieux pour vous ; car il retomberait sur vous-même, je vou</text:span><text:span text:style-name="T264">s en avertis.</text:span></text:p>
      <text:p text:style-name="P265"><text:span text:style-name="T266">Louis XI</text:span><text:span text:style-name="T267">. — Ne vous fâchez point. Ma confiance est en vous ; je veux vous accorder tout ce que vous me demanderez. Que désirez-vous ? parlez… La seigneurie de Saint-Germain-en-Laye vous ferait plaisir, je le sais ; eh bien ! je vous la donne,</text:span><text:span text:style-name="T268"><text:s/>avec celle de<text:s/></text:span><text:span text:style-name="pb">[p. 322]<text:s/></text:span><text:span text:style-name="T269">Trielle ; j’y ajoute encore celle de la conciergerie du palais, et faites-vous payer soixante mille écus à mon trésor, je vous en signerai l’ordre en rentrant. Mais guérissez-moi, guérissez-moi ; il n’y a rien que je ne vous donne,<text:s/></text:span><text:span text:style-name="T270">quand vous m’aurez guéri : je ne veux plus souffrir, et je sais que cela dépend de vous.</text:span></text:p>
      <text:p text:style-name="P271"><text:span text:style-name="T272">Coctier. — </text:span><text:span text:style-name="T273">Voyons votre pouls… Vous souffrez ; vraiment, je le crois bien ; la fièvre est revenue de plus belle ; mais c’est la peur que vous prenez qui fait tout cela</text:span><text:span text:style-name="T274">.</text:span></text:p>
      <text:p text:style-name="P275"><text:span text:style-name="T276">Louis XI</text:span><text:span text:style-name="T277">,<text:s/></text:span><text:span text:style-name="T278">à demi-voix</text:span><text:span text:style-name="T279">. —Le saint homme n’arrive donc point !… Qu’il tarde à venir !… J’espère beaucoup en lui.</text:span></text:p>
      <text:p text:style-name="P280"><text:span text:style-name="T281">Coctier</text:span><text:span text:style-name="T282">. — Le saint homme ! le saint homme ! à la bonne heure ; nous verrons ce qu’il fera… On attend de jour en jour ; mais il y a loin d’ici<text:s/></text:span><text:span text:style-name="T283">Naples… Cet ermite s’est fait beaucoup prier ; il est fort heureux que le pape l’ait supplié de vouloir bien faire le voyage, pour qu’il daignât rendre visite à Votre Majesté.</text:span></text:p>
      <text:p text:style-name="P284"><text:span text:style-name="T285">Tristan</text:span><text:span text:style-name="T286">,<text:s/></text:span><text:span text:style-name="T287">revenant</text:span><text:span text:style-name="T288">. — Tout est dans le meilleur ordre, la plus parfaite tranquill</text:span><text:span text:style-name="T289">ité règne dans les environs. J’ai donné ordre qu’on laissât passer la troupe de paysannes qui ont coutume de traverser ce sentier pour se rendre au marché voisin. Il n’y a rien à craindre de ces filles ; et comme on a coutume de les faire danser sous vos f</text:span><text:span text:style-name="T290">enêtres, j’ai pensé que vous ne seriez pas fâché de les voir de plus près.</text:span></text:p>
      <text:p text:style-name="P291"><text:span text:style-name="T292">Louis XI</text:span><text:span text:style-name="T293">. — Non, pas à présent ; je souffre trop, je suis dans un état… Je ne me soucie point qu’elles m’approchent aujourd’hui.</text:span></text:p>
      <text:p text:style-name="P294"><text:span text:style-name="T295">Coctier</text:span><text:span text:style-name="T296">. — Eh ! pourquoi ?… Voyez cette jeunesse<text:s/></text:span><text:span text:style-name="pb">[p.</text:span><text:span text:style-name="pb"><text:s/>323]<text:s/></text:span><text:span text:style-name="T297">en passant ; elle pourra vous égayer ; cela ne nuit pas à la circulation ; rien que la vue vous causera peut-être une émotion salutaire.</text:span></text:p>
      <text:soft-page-break/>
      <text:p text:style-name="P298"><text:span text:style-name="T299">Louis XI</text:span><text:span text:style-name="T300">. — Mais !</text:span></text:p>
      <text:p text:style-name="P301"><text:span text:style-name="T302">Coctier</text:span><text:span text:style-name="T303">. — Mais ! Vous en savez plus que moi sans doute ! Eh bien, guérissez-vous vous-même, p</text:span><text:span text:style-name="T304">uisque vous ne voulez pas m’écouter.</text:span></text:p>
      <text:p text:style-name="P305"><text:span text:style-name="T306">Louis XI</text:span><text:span text:style-name="T307">. —Allons, allons, ne vous fâchez pas… Il n’y a qu’à les laisser passer.</text:span></text:p>
      <text:p text:style-name="P308"><text:span text:style-name="T309">Tristan</text:span><text:span text:style-name="T310">. — Je les entends, les voici.</text:span></text:p>
      <text:p text:style-name="P311"><text:span text:style-name="T312">Louis XI</text:span><text:span text:style-name="T313">. — Mais pour Dieu ! au nom de Notre-Dame de Madère, vous les connaissez bien, grand prévôt </text:span><text:span text:style-name="T314">?</text:span></text:p>
      <text:p text:style-name="P315"><text:span text:style-name="T316">Tristan</text:span><text:span text:style-name="T317">. — Oui ; elles sont toutes des environs, et j’aurai l’œil sur elles ; et puis, n’avez-vous pas votre pique en main ? Qui vous reconnaîtra sous ce déguisement ?… Rassurez-vous ; elles seront loin de se douter qui vous êtes.</text:span></text:p>
      <text:p text:style-name="P318"><text:span text:style-name="T319">Coctier</text:span><text:span text:style-name="T320">. — Un peu de fa</text:span><text:span text:style-name="T321">miliarité, au contraire, afin de ne leur donner aucun soupçon. Elles savent bien que vous ne sortez jamais de votre château, et que vous ne voyez leurs danses qu’à travers de gros barreaux de fer : elles vous croiront toujours bien loin.</text:span></text:p>
      <text:p text:style-name="P322"><text:span text:style-name="T323">Louis XI</text:span><text:span text:style-name="T324">. — Ah ! j</text:span><text:span text:style-name="T325">e souffre ! et j’ai bien peur.</text:span></text:p>
      <text:p text:style-name="Corpsdetexte"><text:span text:style-name="T326">Voilà de la vie et de l’action ! C’est bien là Louis XI, malade et superstitieux ; malheureusement c’est le seul côté de son caractère que Mercier ait songé à peindre. Le politique habile et profond, le roi qui mit les rois<text:s/></text:span><text:span text:style-name="pb">[</text:span><text:span text:style-name="pb">p. 324]<text:s/></text:span><text:span text:style-name="T327">hors de page est oublié. Cette scène est le sujet de la belle chanson de Béranger,</text:span></text:p>
      <text:p text:style-name="P328">Notre vieux roi, caché sous ces tourelles…</text:p>
      <text:p text:style-name="Corpsdetexte"><text:span text:style-name="T329">Ainsi deux hommes de talent différent se sont tous deux rencontrés pour traiter la même scène ; car je ne crois pas que Bé</text:span><text:span text:style-name="T330">ranger connût<text:s/></text:span><text:span text:style-name="title">la Mort de Louis XI</text:span><text:span text:style-name="T331">, pièce assez rare. Ils ont tous deux été frappés du contraste dramatique de la joie des villageois et de la sombre mélancolie du roi ; dans Béranger il y a plus de poésie : ce vieux roi caché, ces paysans qui entonnent à p</text:span><text:span text:style-name="T332">leine voix le refrain destiné à égayer le monarque et disent tout bas le couplet où ils s’entretiennent du prince mourant, tout concourt à frapper vivement l’imagination ; dans Mercier il y a plus de vérité et de simplicité. En se montrant, le roi perd que</text:span><text:span text:style-name="T333">lque chose de sa mystérieuse majesté, il est moins roi ; mais c’est mieux l’homme faible et malade qui ne vit plus que par son médecin, c’est mieux le tyran inquiet qui ne règne plus que par son grand prévôt.</text:span></text:p>
      <text:p text:style-name="P334">Nous verrons samedi prochain comment M. Mely-Janin a mis en scène ce terrible et bizarre<text:s/><text:soft-page-break/>personnage de Louis XI, et si dans un siècle où tout le monde appelle la réforme, il a été aussi hardi que le vieux dramaturge Mercier à une époque où tout le monde à l’envi se moquait des novateurs.</text:p>
      <text:p text:style-name="salute">Agréez, etc.</text:p>
      <text:h text:style-name="Titre2" text:outline-level="2">[XIX]</text:h>
      <text:p text:style-name="argument"><text:span text:style-name="pb">[p. 457]<text:s/></text:span><text:span text:style-name="title">Louis XI</text:span><text:span text:style-name="T335">.</text:span></text:p>
      <text:p text:style-name="Corpsdetexte"><text:span text:style-name="T336">Un homme d’esprit me disait qu’il ne lisait jamais un ouvrage que six mois ou un an après qu’il avait paru. — Pourquoi ? — Pour mieux juger. Quand un ouvrage paraît, chacun crie à l’envi :<text:s/></text:span><text:span text:style-name="T337">C’est bien ! c’est mal ! oui ! non !</text:span><text:span text:style-name="T338"><text:s/>Bient</text:span><text:span text:style-name="T339">ôt le bruit s’apaise ; alors c’est le moment de la justice. Ce sont les longues instructions qui font les bons arrêts. Et puis l’empereur Auguste disait : « Hâtez-vous lentement » ; et puis, enfin, je suis un peu négligent : car à quoi bon chercher des rai</text:span><text:span text:style-name="T340">sons où il ne faut qu’un simple aveu ?</text:span></text:p>
      <text:p text:style-name="Corpsdetexte"><text:span text:style-name="T341">Je suis en retard, monsieur, je l’avoue ; mais, pendant ce retard, les critiques ont parlé, et j’ai pu profiter. J’ai vu l’Aristarque du<text:s/></text:span><text:span text:style-name="title">Journal des Débats</text:span><text:span text:style-name="T342">, partagé entre son amitié pour M. Mely-Janin</text:span><text:span text:style-name="T343"><text:note text:note-class="footnote" text:id="_ftn4"><text:note-citation>5</text:note-citation><text:note-body><text:p text:style-name="Notedebasdepage"><text:s/>[NdE]<text:s/>Orthographié Mély-Janin.</text:p></text:note-body></text:note></text:span><text:span text:style-name="T344"><text:s/>et sa ferveur pour Aristote, protester d’abord au nom de l’unité de temps et de lieu, indignement violée dans la pièce nouvelle ; puis, ses réserves faites, louer de fort bonne grâce. Cette contradiction innocente m’a rappelé nos a</text:span><text:span text:style-name="T345">nciens procureurs généraux du<text:s/></text:span><text:span text:style-name="pb">[p. 458]<text:s/></text:span><text:span text:style-name="T346">parle</text:span><text:span text:style-name="T347">ment de Paris, quand, aux lits de justice, pour satisfaire à leur conscience de magistrats, ils réclamaient contre les édits, dont ils requéraient en même temps l’enregistrement, pour satisfaire, comme ils le dis</text:span><text:span text:style-name="T348">aient, au devoir de leur charge. Ici, le critique, qui semble s’être fait le procureur général d’Aristote, protestait par devoir et approuvait par opinion.</text:span></text:p>
      <text:p text:style-name="Corpsdetexte"><text:span text:style-name="T349">Et le public, qu’a-t-il fait ? — Rien. Il s’est laissé transporter du Plessis-lez-Tours à Péronne, s</text:span><text:span text:style-name="T350">ans paraître s’en apercevoir. — Quoi ! quatre-vingts lieues en cinq minutes ! Et le public n’a pas sifflé ? — Non. — J’entends ; le public est perverti par les docteurs romantiques : il a applaudi. — Non. Il n’a pas eu l’air de se douter que c’était une ré</text:span><text:span text:style-name="T351">volution ; et cette grande innovation, cette atteinte téméraire portée au symbole sacré de l’unité de temps et de lieu, ce crime de lèse-majesté n’a pas même eu l’honneur de l’émouvoir de colère ou de plaisir : il n’en a su ni bon ni mauvais gré. Après mad</text:span><text:span text:style-name="T352">ame de La Vallière</text:span><text:span text:style-name="T353"><text:note text:note-class="footnote" text:id="_ftn5"><text:note-citation>6</text:note-citation><text:note-body><text:p text:style-name="Notedebasdepage"><text:s/>[NdE] Orthographié Lavallière.</text:p></text:note-body></text:note></text:span><text:span text:style-name="T354"><text:s/>et madame de Montespan, vint une époque où le grand roi, disait tristement madame de Maintenon, n’était plus<text:s/></text:span><text:span text:style-name="T355">amusable</text:span><text:span text:style-name="T356">. Il paraît que le public d’aujourd’hui n’est plus<text:s/></text:span><text:span text:style-name="T357">révolutionnable</text:span><text:span text:style-name="T358">. Il est homme<text:s/></text:span><text:soft-page-break/><text:span text:style-name="T359">en qu</text:span><text:span text:style-name="T360">elque sorte à passer d’Aristote à Shakespeare, ou de la monarchie à la république, sans remuer ni bouger, saluant tous les événements d’un grand<text:s/></text:span><text:span text:style-name="T361">ainsi soit-il !</text:span><text:span text:style-name="T362"><text:s/>et résigné à être le serviteur de la Providence. C’est une triste expérience, monsieur ; mais q</text:span><text:span text:style-name="T363">u’y faire ? En prendre son parti, et surtout s’abstenir de déclamer pour ou contre. Il y avait, j’imagine, beaucoup d’honnêtes novateurs qui pensaient que ce serait un grand jour que celui où tomberait la puissance d’Aristote. Que de fois<text:s/></text:span><text:span text:style-name="pb">[p. 459]<text:s/></text:span><text:span text:style-name="T364">ai-je en</text:span><text:span text:style-name="T365">tendu dire : Viendra un homme de génie qui changera tout, donnera à tout une face imprévue. Alors il y aura de grandes joies d’un côté, et de l’autre des pleurs et des grincements de dents. Eh bien ! Aristote est tombé, et ça n’a pas été un homme de génie<text:s/></text:span><text:span text:style-name="T366">qui a porté le premier coup : c’est tout simplement un homme d’esprit et de goût et cet homme, chose bizarre, n’est pas sorti des rangs des novateurs : il semblait attaché au culte des muses classiques. N’est-ce pas le cas de dire avec Virgile : "</text:span></text:p>
      <text:p text:style-name="P367">                       Via prima salutis,</text:p>
      <text:p text:style-name="P368">Quod minimè reris ; graià pandetur ab urbe.</text:p>
      <text:p text:style-name="Corpsdetexte"><text:span text:style-name="T369">Enfin, pour achever le désappointement, il n’y a eu ni bruit ni fracas. Ces unités de temps et de lieu, tant attaquées, tant défendues, sont mortes doucement dans un entracte de<text:s/></text:span><text:span text:style-name="T370">cinq minutes, sans que personne semblât se soucier de leur vie ou de leur mort. C’est l’histoire des bâtons flottants, qui de loin ne sont rien moins que des vaisseaux de haut bord. Chacun, selon son parti, se faisait des unités un monstre ou une merveille</text:span><text:span text:style-name="T371">. Ici, on maudissait leur tyrannie ; là, on bénissait leur pouvoir tutélaire ; amis, ennemis, tous croyaient que c’était quelque chose : ce n’était rien. Je me souviens qu’un Parisien de mes amis attachait une signification mystérieuse au mot de frontière </text:span><text:span text:style-name="T372">: La frontière ! disait-il ; et, sans trop débrouiller ses idées à ce sujet, il se représentait des tours, des remparts, ou tout au moins un large fossé. Un jour il part de Lille, et arrive à Tournay</text:span><text:span text:style-name="T373"><text:note text:note-class="footnote" text:id="_ftn6"><text:note-citation>7</text:note-citation><text:note-body><text:p text:style-name="Notedebasdepage"><text:s/>[NdE] Orthographié Tournay.</text:p></text:note-body></text:note></text:span><text:span text:style-name="T374">. Ni ponts-levis, ni fossé</text:span><text:span text:style-name="T375">s sur sa route ; partout un chemin uni ; dans la campagne, le même sillon poussé, sans être<text:s/></text:span><text:span text:style-name="pb">[p. 460]<text:s/></text:span><text:span text:style-name="T376">interrompu, de France en Belgique et de Belgique en France ; dans les forêts, les mêmes arbres ici et là : pourtant il avait passé la frontière. Eh bien !<text:s/></text:span><text:span text:style-name="T377">la comédie et la tragédie ont aussi passé la frontière, et elles ont pu se dire, comme mon Parisien : Eh quoi ! ce n’est que cela !</text:span></text:p>
      <text:p text:style-name="Corpsdetexte"><text:span text:style-name="T378">Mais il y a une autre unité plus importante que ses sœurs, et qui n’est ni systématique ni factice : c’est l’unité d’action.</text:span><text:span text:style-name="T379"><text:s/>Celle-là ne l’a pas qui veut. Peut-être M. Mely-Janin, qui n’a pas voulu des autres, et avec raison, a-t-il négligé de chercher celle-là. Dans<text:s/></text:span><text:span text:style-name="title">Louis XI</text:span><text:span text:style-name="T380">, l’intérêt<text:s/></text:span><text:soft-page-break/><text:span text:style-name="T381">est parfois vague et incertain. À qui nous intéresser, de bonne foi ? Nous ne demanderions p</text:span><text:span text:style-name="T382">as mieux ; mais les amours ne servent qu’à nouer l’intrigue : c’est le ressort plutôt que le sujet de la pièce. Est-ce Louis XI et son voyage à Péronne qui nous occuperont ? Sans doute, dans les deux derniers actes, c’est là ce qui fait l’intérêt ; mais, d</text:span><text:span text:style-name="T383">ans les trois premiers, nous pensions plus à Quentin qu’à Louis XI. De là quelque chose d’indécis, qui tient le spectateur en suspens, et qui éveille sa curiosité de plusieurs côtés sans l’attirer tout entière quelque part.</text:span></text:p>
      <text:p text:style-name="Corpsdetexte"><text:span text:style-name="T384">C’est ici, selon moi, qu’on sent</text:span><text:span text:style-name="T385"><text:s/>que l’auteur a été trompé par Walter Scott</text:span><text:span text:style-name="T386"><text:note text:note-class="footnote" text:id="_ftn7"><text:note-citation>8</text:note-citation><text:note-body><text:p text:style-name="Notedebasdepage"><text:s/>[NdE] Orthographié Walter-Scott.</text:p></text:note-body></text:note></text:span><text:span text:style-name="T387">. Walter Scott s’inquiète peu de son intrigue principale ; il en prend une comme par nécessité : c’est le fil qui le conduira à travers le vaste labyrinthe d’événements et de ca</text:span><text:span text:style-name="T388">ractères historiques qu’il va parcourir ; c’est la sibylle indispensable qui le guidera dans le royaume des morts, où il descend pour choisir qui il lui plaît de ressusciter, Wamba ou Marie Stuart, Gurth</text:span><text:span text:style-name="T389"><text:note text:note-class="footnote" text:id="_ftn8"><text:note-citation>9</text:note-citation><text:note-body><text:p text:style-name="Notedebasdepage"><text:s/>[NdE] Orthographié Gurtz.</text:p></text:note-body></text:note></text:span><text:span text:style-name="T390"><text:s/>le gardeur de porcs,<text:s/></text:span><text:span text:style-name="pb">[p</text:span><text:span text:style-name="pb">. 461]<text:s/></text:span><text:span text:style-name="T391">ou Charles II, ou Leicester ; mais ce n’est qu’un<text:s/></text:span><text:span text:style-name="T392">cicerone</text:span><text:span text:style-name="T393"><text:s/>insignifiant. Qui songe à la belle Rowena</text:span><text:span text:style-name="T394"><text:note text:note-class="footnote" text:id="_ftn9"><text:note-citation>10</text:note-citation><text:note-body><text:p text:style-name="Notedebasdepage"><text:s/>[NdE] Orthographié Rovena.</text:p></text:note-body></text:note></text:span><text:span text:style-name="T395"><text:s/>dans<text:s/></text:span><text:span text:style-name="title">Ivanhoé</text:span><text:span text:style-name="T396"><text:note text:note-class="footnote" text:id="_ftn10"><text:note-citation>11</text:note-citation><text:note-body><text:p text:style-name="Notedebasdepage"><text:s/>[NdE] Orthographié Ivanhoë.</text:p></text:note-body></text:note></text:span><text:span text:style-name="T397"> ? Walter Scott peint une époque et des caractères : c’est là son but. Auss</text:span><text:span text:style-name="T398">i c’est son sujet et son héros qui souvent nous intéressent le moins. Vienne maintenant quelqu’un qui d’un de ses romans veuille faire une comédie : il commence par prendre l’action principale ; mais cette action n’est rien ; alors il prend quelqu’un des g</text:span><text:span text:style-name="T399">rands caractères esquissés dans le roman. Qu’arrive-t-il de là ? C’est que le spectateur, qui au théâtre s’occupe avant tout du sujet, qui se demande toujours : Que va-t-il se passer ? fatigué alors de l’insuffisance de l’action principale, finit par s’int</text:span><text:span text:style-name="T400">éresser à quelqu’un des caractères épisodiques, sans pouvoir cependant oublier tout à fait l’intrigue, qui ne fait plus que le distraire sans l’amuser. Il court en quelque sorte de l’un à l’autre, et se fatigue de ces allées et venues perpétuelles.</text:span></text:p>
      <text:p text:style-name="P401">Ajoutez<text:s/>que dans un roman vous avez vos coudées franches. Faut-il un volume de plus ; vous le faites. Dans Walter Scott, Quentin Durward paraît à chaque instant ; il n’est éclipsé par Louis XI que lorsqu’il est près de lui : ce qui était d’étiquette et de convenance. Mais dans son voyage avec la jeune comtesse, mais à Liège, c’est lui qui fait tout ; il est toujours sur le premier plan. Dans la pièce nouvelle, au contraire, il occupe le premier acte ; mais au second, au troisième, son importance décroît ; au quatrième, à peine est-il question de lui, et, s’il reparaît au cinquième pour délivrer Louis, c’est presque comme le Dieu dans sa machine : il semble tomber des nues. Ainsi, il n’y a guère unité d’action et d’intérêt ; et c’est là, selon moi,<text:s/><text:soft-page-break/>ce qui nuit à la<text:s/>pièce.</text:p>
      <text:p text:style-name="Corpsdetexte"><text:span text:style-name="pb">[p. 462]<text:s/></text:span><text:span text:style-name="T402">Voilà faite la part des reproches ; voyons maintenant ce qui fait le succès et le mérite de la pièce. C’est la vérité, c’est le charme de voir et d’entendre un roi qui parle comme tout le monde, qui n’est pas guindé sur des échasses, qui en</text:span><text:span text:style-name="T403">fin, selon l’expression de Mercier, ne crie pas toujours :<text:s/></text:span><text:span text:style-name="T404">Holà ! gardes, à moi !</text:span><text:span text:style-name="T405"><text:s/>c’est le caractère de Louis XI fidèlement représenté ; ce sont quelques circonstances de la vie de ce roi bizarre mises sur la scène sans les défigurer par une fausse<text:s/></text:span><text:span text:style-name="T406">grandeur. Louis XI fut, dit-on, le Tibère de la France : soit ; mais un Tibère bourgeois, car il n’y a rien d’empereur romain dans Louis XI : c’est un roi dissimulé, cruel, superstitieux — Jugez-en à votre aise ; je ne le défends pas ; seulement n’en faite</text:span><text:span text:style-name="T407">s pas, à force d’épithètes de haine et de colère, un tyran du grand ton, un despote orgueilleux, car il fut simple et presque trivial. Dans un siècle de chevalerie, au temps des grands coups de sabre, il prisait plus les chicanes de la diplomatie que la lo</text:span><text:span text:style-name="T408">yauté de la guerre ; aux jours de la puissance de la noblesse et du néant du tiers-état, il prisait les petites gens. Laissons-le s’arranger avec l’histoire ; qu’elle prononce à son gré sur sa mémoire : ce n’est pas notre affaire ; disons seulement qu’avec</text:span><text:span text:style-name="T409"><text:s/>son caractère tracassier, défiant, inquiet, avec sa croyance aux bonnes vierges, son allure bourgeoise et roturière, Louis XI est l’homme qui convient à la scène ; car il excite sans cesse le rire, la surprise, la curiosité, la haine. Comme il n’a ni les<text:s/></text:span><text:span text:style-name="T410">idées ni les vertus de son temps, il ressort aisément au milieu de tous ses contemporains ; il contraste avec tout le monde : de là mille oppositions. Son siècle et lui ne s’approchent et ne se<text:s/></text:span><text:span text:style-name="pb">[p. 463]<text:s/></text:span><text:span text:style-name="T411">touchent que pour se choquer, et du choc jaillissent<text:s/></text:span><text:span text:style-name="T412">les lumières. C’est par là que Louis XI est dramatique plus qu’un bon roi peut-être, mais surtout plus qu’un mauvais qui n’aurait pas ces disparates, d’où naissent l’intérêt et la curiosité. Le comique veut des contrastes. Mettez un roi bourgeois dans un â</text:span><text:span text:style-name="T413">ge chevaleresque, un roi dévot dans une époque irréligieuse, et la comédie est toute faite.</text:span></text:p>
      <text:p text:style-name="P414">C’est la fidèle représentation de ce caractère bizarre de Louis XI qui fait le charme de la pièce de M. Mely-Janin. Sans doute, l’auteur a beaucoup emprunté à Walter Scott ; mais qu’importe ? il ne s’agit pas de savoir ce qu’il aurait fait sans Walter Scott. Sa comédie est-elle amusante ? Oui. Donne-t-elle une idée juste des mœurs du temps ? Oui. Que voulez-vous donc de plus ?</text:p>
      <text:p text:style-name="salute">Agréez, etc.</text:p>
      <text:h text:style-name="Titre2" text:outline-level="2"><text:span text:style-name="pb">[p. 592]<text:s/></text:span>[XX]</text:h>
      <text:p text:style-name="argument"><text:span text:style-name="title">Julien dans l</text:span><text:span text:style-name="title">es Gaules</text:span><text:span text:style-name="T415">, tragédie de M. Jouy. — </text:span><text:span text:style-name="title">Lambert Simnel</text:span><text:span text:style-name="T416">, comédie.</text:span></text:p>
      <text:soft-page-break/>
      <text:p text:style-name="P417">M. de Jouy est un poète tragique de l’école de Voltaire ; il aime à mettre en scène les idées philosophiques. Il ne croit pas qu’un drame doive être une sorte de miroir indifférent qui réfléchisse<text:s/>le bien et le mal, la tyrannie et la liberté, sans que le poète marque jamais sa préférence pour l’un ou pour l’autre ; il ne goûte pas cette abstinence de réflexions, ce désintéressement de l’esprit, qui est devenu un système dans l’histoire, et qui risque de devenir une des nouvelles règles de l’art dramatique. Voilà, j’imagine, quelques-unes des opinions de M. de Jouy ; mais, en même temps, il a trop de talent pour s’en tenir, comme un écolier, à suivre timidement le maître. Il n’y a que les pilotes qui<text:s/>n’ont point de boussole qui côtoient le rivage. Voyons donc quels pas a faits la tragédie sous M. de Jouy.</text:p>
      <text:p text:style-name="Corpsdetexte"><text:span text:style-name="T418">Je ne crois pas à la perfectibilité indéfinie de 1 art<text:s/></text:span><text:span text:style-name="pb">[p. 593]<text:s/></text:span><text:span text:style-name="T419">tragique ; je ne pense pas que pour vivre plus tard on en vaille mieux ; mais, ce qu’</text:span><text:span text:style-name="T420">il y a de sûr, c’est qu’en fait de tragédie ; comme de civilisation, il n’y a pas de<text:s/></text:span><text:span text:style-name="T421">statu quo</text:span><text:span text:style-name="T422"> ; il faut marcher, quoi qu’on veuille faire.</text:span></text:p>
      <text:p text:style-name="Corpsdetexte"><text:span text:style-name="T423">M. de Jouy aime à tirer ses pièces de l’histoire ; ce ne sont plus, comme dans Voltaire, des sujets romanesques, rat</text:span><text:span text:style-name="T424">tachés de loin à l’histoire, ce sont des noms, des actions véritables : voyez<text:s/></text:span><text:span text:style-name="title">Sylla</text:span><text:span text:style-name="T425">,<text:s/></text:span><text:span text:style-name="title">Julien</text:span><text:span text:style-name="T426">,<text:s/></text:span><text:span text:style-name="title">Bélisaire</text:span><text:span text:style-name="T427">. Dans ses tragédies d’invention, Voltaire exposait à son aise ses maximes philosophiques ; il pouvait mouler sa pièce sur ses idées ; il ne s’inquiétait<text:s/></text:span><text:span text:style-name="T428">ni des mœurs ni des faits : il sacrifiait tout à une pensée philosophique qu’il mettait sur la scène ; aussi, ses pièces ne sont souvent qu’une maxime, dialoguée pendant cinq actes. C’est par là, c’est par cette préméditation abstraite d’une idée principal</text:span><text:span text:style-name="T429">e, qu’il y a, entre la mobilité de l’esprit de Voltaire et la méditation inquiète de Schiller, un rapport bizarre et inattendu : le genre des idées est différent, mais ils ont tous deux une arrière-pensée qu’ils marquent à chaque instant. C’est une opinion</text:span><text:span text:style-name="T430">, c’est une vue de leur esprit qu’ils mettent en action ; tout est connu et combiné d’avance pour produire un effet attendu ; tout, enfin, est systématique. Ils ne laissent pas aux événements leur allure libre et hasardeuse. Il y a de l’arrangement jusque<text:s/></text:span><text:span text:style-name="T431">dans<text:s/></text:span><text:span text:style-name="title">Guillaume Tell</text:span><text:span text:style-name="T432"> ; mais qu’on dise ce qu’on voudra, j’aime mieux cette subordination des événements à quelque pensée dominante, cette suite dans les idées, cet esprit de système, enfin, que cette simplicité décousue, ce laisser-aller qui se pique d’être</text:span><text:span text:style-name="T433"><text:s/>naturel, et qui, de nos jours, n’est qu’une affectation prétentieuse.</text:span></text:p>
      <text:p text:style-name="Corpsdetexte"><text:span text:style-name="pb">[p. 594]<text:s/></text:span><text:span text:style-name="T434">M. de Jouy n’invente point de sujets ; c’est par là qu’il a commencé à s’éloigner de Voltaire. Ses héros peuvent encore, de temps à autre, parler au nom de la philosophie, cont</text:span><text:span text:style-name="T435">re les préjugés et les erreurs ; mais ce n’est plus quelque grande maxime philosophique qui fait le fond de l’ouvrage : la philosophie n’est plus que l’accessoire, et la vérité historique reprend son rang. C’est un autre genre d’intérêt ; voyez<text:s/></text:span><text:span text:style-name="title">Sylla</text:span><text:span text:style-name="T436">, c’es</text:span><text:span text:style-name="T437">t un caractère transporté tout vivant<text:s/></text:span><text:soft-page-break/><text:span text:style-name="T438">de l’histoire sur la scène. La philosophie a sa part dans l’ouvrage, sans doute, mais quelle est cependant l’impression qu’emporte en sortant le spectateur ? Est-ce la haine de la tyrannie ? peut-être, mais Sylla fut u</text:span><text:span text:style-name="T439">n bien grand homme. Est-ce l’horreur des guerres civiles ? peut-être ; mais après tout ce sont les guerres civiles qui produisent les grands caractères. La philosophie est peu de chose dans l’idée qui reste au spectateur ; l’histoire est tout : il sort ple</text:span><text:span text:style-name="T440">in du caractère de Sylla ; il a en quelque sorte vécu avec lui pendant deux heures, et la pratique des grands hommes est toujours salutaire.</text:span></text:p>
      <text:p text:style-name="Corpsdetexte"><text:span text:style-name="T441">Dans<text:s/></text:span><text:span text:style-name="title">Sylla</text:span><text:span text:style-name="T442"><text:s/>tout est vrai ; ce n’est pas un héros monté sur des échasses, il est grand sans se hausser ; rien<text:s/></text:span><text:span text:style-name="T443">d’affecté ni de faux. Est-il imité de Plutarque et de Montesquieu, ou de Bonaparte ? qu’importe ? c’est un grand homme, noble, simple, sans vaine dignité de roman. Soucions-nous peu d’où il vient. S’il a été notre contemporain, eh bien ! ne sachons mauvais</text:span><text:span text:style-name="T444"><text:s/>gré ni à notre siècle d’avoir fourni un pareil modèle, ni à M. de Jouy de l’avoir pris. Quand le conquérant de l’Europe aurait servi, à son insu, à détruire le vieil empire de la morgue tragique ; quand on devrait<text:s/></text:span><text:span text:style-name="pb">[p. 595]<text:s/></text:span><text:span text:style-name="T445">compter un empereur au nombre de</text:span><text:span text:style-name="T446">s réformateurs du théâtre, où serait le malheur et le scandale ?</text:span></text:p>
      <text:p text:style-name="Corpsdetexte"><text:span text:style-name="T447">J’aimais à voir Sylla causant avec Roscius, recevant les ambassadeurs, homme et dictateur tour à tour, avec la même simplicité et la même assurance. C’est que Sylla, disons-le, n’est pas seul</text:span><text:span text:style-name="T448">ement un personnage transporté fidèlement de l’histoire sur la scène, ce fut aussi un homme vrai, qui n’affecta rien, qui laissa à ses passions et à son génie leur allure libre et naturelle ; qui dédaigna de feindre, et fut le moins hypocrite de tous les t</text:span><text:span text:style-name="T449">yrans. Jamais homme peut-être n’a moins altéré l’empreinte originelle de son caractère, et ne s’est mieux servi de sa puissance pour assurer à sa nature toute son indépendance. En est-il de même de Julien ? non ; on peut en faire un portrait fille, mais ce</text:span><text:span text:style-name="T450"><text:s/>n’est point un caractère vrai, ce n’est point un de ces grands hommes qui sortent tout faits des mains de la nature ; c’est un de ces caractères qui ont besoin d’étude et de système, qui se font leurs vertus et leurs passions, qui n’ont rien de<text:s/></text:span><text:span text:style-name="T451">prime-fact</text:span><text:span text:style-name="T452">ie</text:span><text:span text:style-name="T453">, comme dit Montaigne, et qui risquent d’arriver à être de grands hommes, sans jamais pourtant inspirer l’enthousiasme. Voilà Julien ; de là dans l’histoire une allure équivoque ; de là au théâtre un intérêt faible et indécis.</text:span></text:p>
      <text:p text:style-name="Corpsdetexte"><text:span text:style-name="T454">Au temps de Julien, l’empir</text:span><text:span text:style-name="T455">e romain et la civilisation païenne vieillissaient pour bientôt mourir. Deux cultes rivaux : l’un qui cherchait à prolonger son agonie ; l’autre, jeune et plein de force, mais qui déjà tourmenté par les subtilités du génie grec allait peut-être se perdre d</text:span><text:span text:style-name="T456">ans ses innombrables sectes, comme le Rhin dans les sables, si l’Église latine, aidée de la<text:s/></text:span><text:span text:style-name="pb">[p. 596]<text:s/></text:span><text:span text:style-name="T457">foi vive et neuve des barbares du Nord, n’eût sauvé la religion des raffinements de l’hérésie.<text:s/></text:span><text:soft-page-break/><text:span text:style-name="T458">Julien, arrivé dans ces temps de décrépitude, voulut régénér</text:span><text:span text:style-name="T459">er le monde. C’était au christianisme qu’il appartenait de tenter et d’accomplir cette œuvre, mais Julien rejeta son alliance ; enthousiaste d’Homère et de Platon, il se fit un Jupiter corrigé par la philosophie, et crut ressusciter le paganisme. C’était i</text:span><text:span text:style-name="T460">nnover à reculons, tentative toujours malheureuse. Le christianisme poussait le monde en avant vers des mœurs et des institutions nouvelles. Julien voulut le ramener en arrière aux beaux jours d’Athènes et de Rome. De là tant de jugements divers sur son co</text:span><text:span text:style-name="T461">mpte. Quand on croit que le christianisme et le moyen âge, tant blâmé et si peu connu, furent heureux pour la civilisation, on doit censurer Julien, il s’opposait à la marche de l’esprit humain ; quand on a pensé que la civilisation ne fut guère favorisée<text:s/></text:span><text:span text:style-name="T462">par le christianisme et qu’elle fut retardée par le moyen âge, on doit louer Julien, il arrêtait la décadence de l’humanité.</text:span></text:p>
      <text:p text:style-name="Corpsdetexte"><text:span text:style-name="T463">Défions-nous des illusions et des souvenirs : c’est un beau spectacle que Louis XIV, à Versailles, entouré de Racine et de Bossuet,</text:span><text:span text:style-name="T464"><text:s/>de Turenne et de Condé ; mais ne poussons pas l’enthousiasme littéraire jusqu’à vouloir revenir à la monarchie absolue. Ce fut là le tort de Julien : il prit, comme l’a dit M</text:span><text:span text:style-name="T465">me</text:span><text:span text:style-name="T466"> de Staël de Rienzi, il prit ses souvenirs pour des espérances ; il sembla croi</text:span><text:span text:style-name="T467">re que le monde était une école de sophistes prêts à se passionner pour des idées : aussi il eut des vertus et des talents, mais il n’eut pas ce qui prend les hommes, une grandeur simple et naturelle.</text:span></text:p>
      <text:p text:style-name="Corpsdetexte"><text:span text:style-name="pb">[p. 597]<text:s/></text:span><text:span text:style-name="T468">Comment inspirer l’intérêt avec un pareil héro</text:span><text:span text:style-name="T469">s ? En ressuscitant ses illusions d’étude, son enthousiasme laborieux, ses chimères et tout ce monde d’idées mystérieuses et poétiques que son âme habitait : mais d’un autre côté comment mettre en action ces exaltations méditatives, ces caprices de foi et<text:s/></text:span><text:span text:style-name="T470">d’imagination, cette ferveur de croyance aux rêves brillants de la poésie et de la philosophie ? Mettrez-vous ces rêveries en monologues ? moyen usé ; et puis quelle monotonie ! C’est ici que M. de Jouy s’est montré hardi comme il convient de l’être aux ge</text:span><text:span text:style-name="T471">ns de talent : il a osé donner un corps et un visage à ces vagues idées ; il a osé les personnifier : Julien a près de lui une jeune esclave, belle, née dans la Grèce, enthousiaste, ardente, nourrie des fables gracieuses de la poésie mythologique et des su</text:span><text:span text:style-name="T472">blimes méditations de la pensée de Platon ; c’est le génie tutélaire de Julien : c’est son âme elle-même : il y a, dans ce personnage de Théora, une pensée profonde qui n’a point été comprise : le public s’est laissé duper, en quelque sorte, par la grâce d</text:span><text:span text:style-name="T473">e cette jeune esclave : il n’y a vu qu’une amante ; c’est une Minerve qui veille sur Julien, et qui le quitte quand il va monter sur le trône.</text:span></text:p>
      <text:p text:style-name="Corpsdetexte"><text:span text:style-name="T474">C’est à la lecture, c’est dans son cabinet qu’on doit aimer Théora ; c’est alors qu’on doit<text:s/></text:span><text:soft-page-break/><text:span text:style-name="T475">mieux sentir le charm</text:span><text:span text:style-name="T476">e et la profondeur de ce caractère. Il faut du recueillement pour sympathiser avec les mystérieux amours de la jeune Grecque ; alors on croit la voir errer dans les jardins d’Académus, ou plutôt, pourquoi aller si loin, sur les rives de notre Seine, dans l</text:span><text:span text:style-name="T477">es champs de Lutèce ; et je ne sais si c’est une<text:s/></text:span><text:span text:style-name="pb">[p. 596]<text:s/></text:span><text:span text:style-name="T478">illu</text:span><text:span text:style-name="T479">sion, mais avant-hier, dans cette rue de la Harpe, sale, obscure et étroite, sous les débris des Thermes de Julien, il m’a semblé, grâce à M. de Jouy, voir errer le gracieux fantôme de Théora ;<text:s/></text:span><text:span text:style-name="T480">elle visitait un instant, pour les embellir de sa présence, ces ruines respectées par le temps, et délabrées par les tentatives maladroites de l’architecture moderne.</text:span></text:p>
      <text:p text:style-name="Corpsdetexte"><text:span text:style-name="T481">Je voulais parler de<text:s/></text:span><text:span text:style-name="title">Lambert Simnel</text:span><text:span text:style-name="T482">, mais la pièce a été corrigée, dit-on ; elle est main</text:span><text:span text:style-name="T483">tenant plus vive et plus rapide ; c’est sous cette nouvelle forme que je veux la revoir avant d’en rien dire ; elle était jouée au bénéfice d’Armand, qui, par un heureux privilège, a le jeu d’un acteur consommé et le visage d’un jeune homme.</text:span></text:p>
      <text:p text:style-name="salute">Agréez, etc.</text:p>
      <text:h text:style-name="Titre1" text:outline-level="1">Tome XVII</text:h>
      <text:h text:style-name="Titre2" text:outline-level="2"><text:span text:style-name="pb">[p. 15]<text:s/></text:span>[XXI]</text:h>
      <text:p text:style-name="argument"><text:span text:style-name="title">L’Homme habile</text:span><text:span text:style-name="T484">. — </text:span><text:span text:style-name="title">L’Argent</text:span><text:span text:style-name="T485">. — </text:span><text:span text:style-name="title">Lambert Simnel</text:span><text:span text:style-name="T486">.</text:span></text:p>
      <text:p text:style-name="Corpsdetexte"><text:span text:style-name="T487">Il y a un genre de pièces qui semblent n’être faites encore qu’à moitié quand on les joue ; c’est le parterre qui les achève : jusque-là leur intention était indécise ; c’était en quelque</text:span><text:span text:style-name="T488"><text:s/>sorte des lettres qui n’avaient pas d’adresse ; c’est le public qui la met ; c’est lui qui se charge de les envoyer : c’est surtout dans la comédie, monsieur, que cette observation me semble juste : qu’un auteur peigne les travers du jour, qu’il lise sa p</text:span><text:span text:style-name="T489">ièce à ses amis, comme il a eu soin de leur dire quel était le ridicule qu’il prétend peindre, il n’y a de garde qu’ils ne le reconnaissent pas : Quel portrait frappant ! s’écrient-ils ; quelle ressemblance ! Vient le jour de la représentation. Si le publi</text:span><text:span text:style-name="T490">c dit à son tour :<text:s/></text:span><text:span text:style-name="T491">Oui, c’est bien cela ! je le reconnais !</text:span><text:span text:style-name="T492"><text:s/>eh bien ! monsieur, quelque bizarre que puisse paraître cette idée, la pièce n’y gagne pas seulement d’être applaudie ; elle devient meilleure : le public y met du sien ; et ce n’est pas ici effet</text:span><text:span text:style-name="T493"><text:s/>d’engouement et de mode, c’est une véritable main-d’œuvre ; le public<text:s/></text:span><text:span text:style-name="pb">[p. 16]<text:s/></text:span><text:span text:style-name="T494">travaille ; il n’écrit pas, mais il conçoit, ajoute ses idées aux idées de l’auteur, donne la clef de l’ouvrage, et a une manière d’entendre les choses qui est une sorte de créa</text:span><text:span text:style-name="T495">tion.</text:span></text:p>
      <text:p text:style-name="P496">Est-ce faire tort aux auteurs ? À Dieu ne plaise ; car, en vérité, les ouvrages réussissent<text:s/><text:soft-page-break/>surtout par les idées qu’ils réveillent : le livre d’un homme est l’occasion des pensées de plusieurs ; voilà son mérite. Voyez la poésie ; pourquoi plaît-elle tant ? c’est qu’elle fait beaucoup penser et beaucoup sentir. Voyez Tacite ; qu’est-ce qui fait sa force ? c’est de donner encore plus à penser qu’à lire. Les bons auteurs ressemblent presque aux banquiers ; c’est leur crédit qui fait surtout leur fortune ; mais ce qu’il y a de beau et de difficile, c’est d’inspirer le crédit ; c’est de ne pas faire sentir un esprit court et étroit ; c’est d’amener les gens à croire qu’ils ne prêtent qu’à plus riche qu’eux, et qu’ils ne mettent pas dans l’ouvrage une seule idée qui n’y soit déjà.</text:p>
      <text:p text:style-name="Corpsdetexte"><text:span text:style-name="T497">Cherchez-vous un exemple, monsieur ? Je ne veux pas empiéter sur les droits d’un dc nos collaborateurs ; permettez-moi, cependant, un mot sur<text:s/></text:span><text:span text:style-name="title">l’Homme habile</text:span><text:span text:style-name="T498"> : oublions, pour un instant, les intentions et les arrière-pensées. Que v</text:span><text:span text:style-name="T499">oyons-nous ? un homme qui est de l’avis de tout le monde, et qui ne heurte les opinions de personne. Combien de gens ont cette pacifique habitude, et n’en sont pas moins fort honnêtes. Est-ce chez eux plan de conduite, moyen de réussir ? Non, c’est tout si</text:span><text:span text:style-name="T500">mplement amour de la paix ; tel est le vieil ami de la maison dans le roman de M. Delaville. Qu’est-ce qui distingue ces bonnes gens de l’homme habile ? le fond de la pensée.</text:span></text:p>
      <text:p text:style-name="Corpsdetexte"><text:span text:style-name="pb">[p. 17]<text:s/></text:span><text:span text:style-name="T501">L’homme habile catéchise Durand ; il lui prêche l’indifférence et l’égoïs</text:span><text:span text:style-name="T502">me. Combien de gens d’esprit se piquent en morale d’un scepticisme orgueilleux ! Combien disent tout haut que l’intérêt personnel est notre unique règle ! Sont-ce des intrigants ? Non, ce sont souvent des hommes qui n’ont d’autre tort que d’avoir essayé de</text:span><text:span text:style-name="T503"><text:s/>tous les systèmes, et d’avoir fini par le plus mauvais. Qu’est-ce qui distingue ces honnêtes rêveurs de l’homme habile ? encore le fond de la pensée.</text:span></text:p>
      <text:p text:style-name="Corpsdetexte"><text:span text:style-name="T504">Eh bien ! c’est à l’auteur à mettre en lumière ce sentiment caché. — Oui, mais comment s’y prendra-t-il ?</text:span><text:span text:style-name="T505"><text:s/>Aura-t-il recours aux<text:s/></text:span><text:span text:style-name="T506">a parte</text:span><text:span text:style-name="T507"> ? Après une tirade de probité et d’honneur, son personnage dira-t-il à part au public : « Remarquez que je ne suis qu’un fripon ; je dissimule » ? C’est un ressort un peu usé. Peut-il, comme dans Molière, s’affubler du masque</text:span><text:span text:style-name="T508"><text:s/>de la dévotion, et par ses pieuses grimaces tenir sans cesse le spectateur averti ? L’hypocrisie, aujourd’hui, a d’autres allures ; elle est polie et décente ; elle a renoncé aux contorsions et aux parades dévotes. Tartuffe, aujourd’hui, n’est plus un por</text:span><text:span text:style-name="T509">te-guenilles de sacristie ; c’est un homme du monde. Voyez l’embarras. Sera-ce un dévot grimacier ? mais ce ne sont pas là les hommes d’aujourd’hui ; un homme poli, mielleux, prêchant la probité ? c’est un personnage vague et indécis.</text:span></text:p>
      <text:p text:style-name="Corpsdetexte"><text:span text:style-name="T510">Tel était l’homme hab</text:span><text:span text:style-name="T511">ile avant le lever du rideau ; il a paru devant le public ; tout a changé.<text:s/></text:span><text:soft-page-break/><text:span text:style-name="T512">Cet homme, qui semblait n’avoir pas de caractère particulier, qui paraissait tenir à la fois du Tartuffe de Molière, du Franc Honnête Homme de Sheridan</text:span><text:span text:style-name="T513"><text:note text:note-class="footnote" text:id="_ftn11"><text:note-citation>12</text:note-citation><text:note-body><text:p text:style-name="Notedebasdepage"><text:s/>[NdE] Orthographié Shéridan.</text:p></text:note-body></text:note></text:span><text:span text:style-name="T514">, et du Méchant<text:s/></text:span><text:span text:style-name="pb">[p. 18]<text:s/></text:span><text:span text:style-name="T515">de Gresset, a trouvé tout à coup une nature et un nom qui n’est qu’à lui ; c’est la congrégation personnifiée, a dit le public. Alors plus rien d’obscur ni d’incertain ; tout s’explique, tout s’entend, tout intéresse ; tout est cr</text:span><text:span text:style-name="T516">éé de nouveau. Voilà, monsieur, de ces pièces que le public achève quand il trouve des auteurs qui savent commencer ; car enfin c’est un excellent collaborateur, mais il faut qu’on lui prépare la besogne.</text:span></text:p>
      <text:p text:style-name="Corpsdetexte"><text:span text:style-name="T517">Ici il y a quelques règles importantes. Ne demandez</text:span><text:span text:style-name="T518"><text:s/>jamais au public des efforts de réflexion : quand il met du sien dans les ouvrages, c’est par instinct. Voulez-vous qu’il travaille avec vous, consultez la portée ordinaire de son esprit ; voyez quels sont ses intérêts du jour. Voilà ce qu’il aime, ce qu’</text:span><text:span text:style-name="T519">il hait, ce qu’il regarde avec colère ou avec indifférence, car il y a tels travers qui le choquent ; il applaudit parfois ceux qui s’en moquent ; mais il ne se met pas de moitié dans les railleries ; il n’y ajoute rien ; il reste oisif. Prenons pour exemp</text:span><text:span text:style-name="T520">le<text:s/></text:span><text:span text:style-name="title">l’Argent</text:span><text:span text:style-name="T521"><text:s/>de M. Casimir Bonjour : il y a dans la pièce de l’esprit et du talent. Qu’est-ce donc qui lui a manqué ? la dernière main du public. Le public n’a pas voulu aider au sens de la pièce, pourquoi ? C’est que la manie des spéculations déplaît moins</text:span><text:span text:style-name="T522"><text:s/>que l’hypocrisie ; c’est que peut-être, aimant peu la piété, même sincère, nous avons moins de chemin à faire pour détester la fausse dévotion, tandis que notre ferveur pour le commerce et l’industrie nous fait volontiers fermer les yeux sur les témérités</text:span><text:span text:style-name="T523"><text:s/>des banquiers ; c’est qu’enfin, depuis que la civilisation a passé son râteau sur la société, il y a encore des parvenus, mais ils ne sont plus ridicules.<text:s/></text:span><text:span text:style-name="pb">[p. 19]<text:s/></text:span><text:span text:style-name="T524">Il faut maintenant de la sagacité et de la réflexion pour être choqué de l’insolence d’un no</text:span><text:span text:style-name="T525">uveau riche, car l’usage du monde lui a appris à cacher sa morgue : ainsi, jouez maintenant les parvenus ; le public, qui n’est pas dans la confidence de leurs ridicules, n’entend plus à demi-mot comme lorsqu’il s’agit d’un vice qu’il déteste ou qu’il crai</text:span><text:span text:style-name="T526">nt. C’est jouer une parodie devant des gens qui n’ont pas vu la tragédie en question.</text:span></text:p>
      <text:p text:style-name="Corpsdetexte"><text:span text:style-name="T527">Lisez ou représentez<text:s/></text:span><text:span text:style-name="title">l’Argent</text:span><text:span text:style-name="T528"><text:s/>dans un salon, devant des gens d’un esprit fin, habitués à discerner les ridicules quelque soin qu’ils prennent de se cacher, à percer la pr</text:span><text:span text:style-name="T529">emière peau de politesse et d’éducation pour mettre le doigt sur la plaie secrète ; alors chacun entendra à demi-mot ; chacun aura la clef de l’ouvrage ; chacun y retravaillera à son insu et s’empressera d’applaudir. Jouez-le au théâtre, tout change ; l’au</text:span><text:span text:style-name="T530">ditoire n’a plus cette pénétration maligne du public des salons ; il ne se contente plus d’esquisses ni d’ébauches : devant le parterre, il faut toujours sculpter en relief ; M. Casimir Bonjour l’a senti ; aussi n’a-t-il point épargné les<text:s/></text:span><text:span text:style-name="T531">a<text:s/></text:span><text:soft-page-break/><text:span text:style-name="T532">parte</text:span><text:span text:style-name="T533"> : de là u</text:span><text:span text:style-name="T534">n autre défaut.</text:span></text:p>
      <text:p text:style-name="Corpsdetexte"><text:span text:style-name="T535">Chaque personnage semble craindre sans cesse que le public ne prenne le change sur son compte ; il a soin de dévoiler le motif secret qui le fait agir à chaque instant ; et ce motif, c’est toujours l’argent. Chaque caractère, chaque action,</text:span><text:span text:style-name="T536"><text:s/>vient aboutir là : l’argent est en quelque sorte le bout-rimé nécessaire de tous les rôles et de tous les sentiments ; c’est un arrangement trop symétrique : autre chose est la comédie, autre chose est la satire. Dans la<text:s/></text:span><text:span text:style-name="pb">[p. 20]<text:s/></text:span><text:span text:style-name="T537">comé</text:span><text:span text:style-name="T538">die chaque personnage<text:s/></text:span><text:span text:style-name="T539">doit agir et parler selon son caractère, mais sans jamais dire<text:s/></text:span><text:span text:style-name="T540">je suis un tartuffe</text:span><text:span text:style-name="T541">, ou<text:s/></text:span><text:span text:style-name="T542">je suis un fripon</text:span><text:span text:style-name="T543"> : c’est au spectateur à juger. Dans la satire le poète juge les gens ; il dit à l’un : toi, tu as pillé les fonds de l’état ; à l’autre : toi, tu as ve</text:span><text:span text:style-name="T544">ndu ta conscience ; ainsi, la vérité a diverses manières : tantôt dans la satire elle prend le vice nu et sans vêtement ; tantôt dans la comédie elle le peint sous le costume qu’il a dans le monde.</text:span></text:p>
      <text:p text:style-name="Corpsdetexte"><text:span text:style-name="T545">Dans<text:s/></text:span><text:span text:style-name="title">l’Argent</text:span><text:span text:style-name="T546">, chaque personnage, grâce à ses confidences,</text:span><text:span text:style-name="T547"><text:s/>fait sa propre satire, et se déshabille en quelque sorte aux yeux du public : c’est là le grand défaut de l’ouvrage. Ce n’est pas pourtant que la vérité de la comédie soit toujours sacrifiée à la satire. Voyez au quatrième acte la scène du contrat de mari</text:span><text:span text:style-name="T548">age ; c’est, je crois, une des scènes les plus vraies du théâtre ; ces effusions de tendresse à ces mots :</text:span></text:p>
      <text:p text:style-name="P549">… La dot est de deux millions ;</text:p>
      <text:p text:style-name="P550">cette discussion d’intérêt, qui vient troubler l’attendrissement général, quand le notaire continue à lire,</text:p>
      <text:p text:style-name="P551">… Est de<text:s/>deux millions, dont on paiera la rente</text:p>
      <text:p text:style-name="P552">À trois pour cent par an.</text:p>
      <text:p text:style-name="P553">CHALET.</text:p>
      <text:p text:style-name="P554">                           Quel galimatias !</text:p>
      <text:p text:style-name="P555">La rente à trois pour cent, je ne vous comprends pas ;</text:p>
      <text:p text:style-name="P556">ce ton d’un homme qui fait une affaire de commerce,</text:p>
      <text:p text:style-name="P557">CHALET.</text:p>
      <text:p text:style-name="P558">J’apporte un capital ;<text:s/>j’en veux un :</text:p>
      <text:p text:style-name="P559"><text:span text:style-name="pb">[p. 21]<text:s/></text:span><text:span text:style-name="T560">DALINCOURT.</text:span></text:p>
      <text:p text:style-name="P561">                                        Mon ami !</text:p>
      <text:p text:style-name="P562">CHALET.</text:p>
      <text:soft-page-break/>
      <text:p text:style-name="P563">C’est clair : un mariage est un compte à demi.</text:p>
      <text:p text:style-name="noindent"><text:span text:style-name="T564">ces scènes de famille hardiment mises sur le théâtre, voilà de l’excellente comédie ; et M. Casimir Bonjour n’a, je<text:s/></text:span><text:span text:style-name="T565">crois, rien écrit encore qui vaille la fin de ce quatrième acte : il a fait de meilleures pièces que<text:s/></text:span><text:span text:style-name="title">l’Argent</text:span><text:span text:style-name="T566">, mais il n’a pas fait de meilleure scène que celle-là.</text:span></text:p>
      <text:p text:style-name="Corpsdetexte"><text:span text:style-name="T567">Il n’est guère à croire que dans les tragédies et dans les comédies historiques le public p</text:span><text:span text:style-name="T568">uisse venir mettre la main à l’ouvrage, et travailler de concert avec l’auteur ; le public n’aime et ne refait que ce qu’il sait. Il n’y a que Louis XI qui, grâce à Walter Scott et à Béranger, était connu avant que la toile se levât ; mais Lambert Simnel,<text:s/></text:span><text:span text:style-name="T569">caché dans l’histoire d’Angleterre, risquait de trouver peu de gens qui se souciassent de lui : est-ce pour lui éviter ce désagrément que les auteurs n’ont pas voulu le montrer ? Il donne son nom à la pièce, mais il ne s’y montre pas ; c’est, à ce qu’il pa</text:span><text:span text:style-name="T570">raît, une singulière destinée que celle de Lambert Simnel : sous Henri VII, fils de boulanger, il sort du four de son père pour prêter sa personne à la révolte ; mais étranger au sort de sa cause, il n’a pas même l’honneur d’imiter les craintes de Henri VI</text:span><text:span text:style-name="T571">I, et va finir sa royauté dans les cuisines et dans la fauconnerie du roi ; aujourd’hui encore voilà que nos auteurs prennent son nom pour faire une comédie, comme autrefois les partisans de<text:s/></text:span><text:span text:style-name="pb">[p. 22]<text:s/></text:span><text:span text:style-name="T572">la<text:s/></text:span><text:span text:style-name="T573">rose blanche</text:span><text:span text:style-name="T574"><text:s/>avaient pris sa personne pour faire une r</text:span><text:span text:style-name="T575">évolte ; et il n’a pas plus d’importance dans la pièce de MM. Picard et Empis que dans la rébellion de la duchesse de Norfolk.</text:span></text:p>
      <text:p text:style-name="Corpsdetexte"><text:span text:style-name="T576">Il est bon parfois de montrer le contrecoup des révolutions politiques. Ces grandes catastrophes des empires mettent en mouvement</text:span><text:span text:style-name="T577"><text:s/>toutes les petites passions des hommes : que des craintes, que d’espérances, que de pertes, que de gains inattendus ! Les avocats deviennent magistrats, les officiers deviennent lieutenants-généraux, le second rang pousse le premier ; il est poussé par le</text:span><text:span text:style-name="T578"><text:s/>troisième : ainsi, les révolutions sont justiciables de l’histoire dans leur ensemble, et de la comédie dans leurs détails. M. Picard, dans ses romans, a peint aussi de profil l’histoire de la France sons la république, sous l’empire et sous la restaurati</text:span><text:span text:style-name="T579">on ; c’est là qu’il nous montre, dans chacun de ses personnages, le contrecoup des grands événements ; certes, cette méthode est ingénieuse et piquante ; mais se risque-t-elle pas d’être promptement monotone ? N’est-ce pas rapetisser les révolutions que de</text:span><text:span text:style-name="T580"><text:s/>les réduire à n’être plus que l’occasion du mouvement de nos petites passions ? Un héritage imprévu, comme dans<text:s/></text:span><text:span text:style-name="title">les Marionnettes</text:span><text:span text:style-name="T581">, un changement soudain de gouvernement, comme dans<text:s/></text:span><text:span text:style-name="title">Lambert Simnel</text:span><text:span text:style-name="T582">, éveillent-ils dans l’homme des craintes du même genre ? Voi</text:span><text:span text:style-name="T583">là quelques doutes ; c’est à vous, messieurs, d’en décider.</text:span></text:p>
      <text:p text:style-name="Corpsdetexte"><text:span text:style-name="T584">Il y a dans<text:s/></text:span><text:span text:style-name="title">Lambert Simnel</text:span><text:span text:style-name="T585"><text:s/>des scènes hardies et quelques caractères heureusement<text:s/></text:span><text:soft-page-break/><text:span text:style-name="T586">imaginés : j’aime surtout ce jeune exalté, si fier et si heureux de se<text:s/></text:span><text:span text:style-name="pb">[p. 23]<text:s/></text:span><text:span text:style-name="T587">ma</text:span><text:span text:style-name="T588">rier le jour d’une révolution. C’</text:span><text:span text:style-name="T589">est double plaisir ; à l’église ; il sera le marié ; sur la place publique, il sera le tribun du peuple. Plein de ces belles idées, il part pour quelques heures. À son retour, son beau-père est en prison ; sa fiancée dans les larmes, sa ville livrée aux fu</text:span><text:span text:style-name="T590">reurs de la populace. Ce jeune homme du quinzième siècle est, j’imagine, un des ancêtres de<text:s/></text:span><text:span text:style-name="title">Desodry, ou l’Exalté</text:span><text:span text:style-name="T591">.</text:span></text:p>
      <text:p text:style-name="Corpsdetexte"><text:span text:style-name="T592">En finissant, disons deux mots de deux petites pièces du Gymnase :<text:s/></text:span><text:span text:style-name="title">la Chatte métamorphosée en femme</text:span><text:span text:style-name="T593">, et<text:s/></text:span><text:span text:style-name="title">les Élèves du Conservatoire</text:span><text:span text:style-name="T594">. Rien n’es</text:span><text:span text:style-name="T595">t en même temps plus fou ni plus gracieux que<text:s/></text:span><text:span text:style-name="title">la Chatte métamorphosée en femme</text:span><text:span text:style-name="T596"> ; c’est l’extravagance la plus gaie et la plus aimable du monde. Ce n’est pas une féerie, sorte de pièces toujours un peu froides de notre temps ; car, dans ce siècle ironique,<text:s/></text:span><text:span text:style-name="T597">on goûte mieux l’imagination qui se moque d’elle-même que l’imagination qui croit précisément à ses propres créations.<text:s/></text:span><text:span text:style-name="title">Zadig</text:span><text:span text:style-name="T598"><text:s/>plaît plus que les romans d’Anne Radcliffe</text:span><text:span text:style-name="T599"><text:note text:note-class="footnote" text:id="_ftn12"><text:note-citation>13</text:note-citation><text:note-body><text:p text:style-name="Notedebasdepage"><text:s/>[NdE] Orthographié Radtcliff.</text:p></text:note-body></text:note></text:span><text:span text:style-name="T600"> : dans<text:s/></text:span><text:span text:style-name="title">la Chatte métamorphosée en femme</text:span><text:span text:style-name="T601">, c’est le trans</text:span><text:span text:style-name="T602">cendantalisme allemand et la métempsycose indienne qui servent de ressort et d’intrigue. Voilà, certes, des idées étonnées d’être mises en scènes et en couplets de vaudeville. Mais ne cherchez là ni vérité ni vraisemblance, n’y cherchez que de l’esprit et<text:s/></text:span><text:span text:style-name="T603">de la grâce.</text:span></text:p>
      <text:p text:style-name="Corpsdetexte"><text:span text:style-name="T604">Si tout est romanesque dans<text:s/></text:span><text:span text:style-name="title">la Chatte métamorphosée en femme</text:span><text:span text:style-name="T605">, rien n’est si naturel que<text:s/></text:span><text:span text:style-name="title">les Élèves du Conservatoire</text:span><text:span text:style-name="T606"> : dans<text:s/></text:span><text:span text:style-name="title">la Chatte</text:span><text:span text:style-name="T607">, nous sommes aux bords du Gange et de la Spree</text:span><text:span text:style-name="T608"><text:note text:note-class="footnote" text:id="_ftn13"><text:note-citation>14</text:note-citation><text:note-body><text:p text:style-name="Notedebasdepage"><text:s/>[NdE] Orthographié Sprée.</text:p></text:note-body></text:note></text:span><text:span text:style-name="T609"> ; tout est rêveur et fantastique :</text:span><text:span text:style-name="T610"><text:s/>dans<text:s/></text:span><text:span text:style-name="title">les Élèves du Conservatoire</text:span><text:span text:style-name="T611">, nous sommes rue Bergère. Voilà ces jeunes filles destinées<text:s/></text:span><text:span text:style-name="pb">[p. 24]<text:s/></text:span><text:span text:style-name="T612">au théâtre, grisettes jusqu’au jour du début, mais qui parlent déjà de leurs voitures et de leurs cachemires. Ici rendons justice à M. Scribe et à ses spi</text:span><text:span text:style-name="T613">rituels collaborateurs : jamais ils ne tombent dans la trivialité ; ils ont toujours le talent d’ennoblir leurs personnages par quelque sentiment délicat et vrai. Voyez<text:s/></text:span><text:span text:style-name="title">les Élèves du Conservatoire</text:span><text:span text:style-name="T614">, elles ne sont ni sévères ni prudes ; elles auront des aman</text:span><text:span text:style-name="T615">ts, elles le disent ; mais elles chantent en chœur :</text:span></text:p>
      <text:p text:style-name="P616">Point de chagrin qui ne soit oublié,</text:p>
      <text:p text:style-name="P617">     Avec les arts et l’amitié.</text:p>
      <text:p text:style-name="P618">Allons, monsieur, ne désespérons pas des gens qui ont le cœur capable d’amitié. Quand je ferai des sermons, je ne dirai pas : Ayez des<text:s/>vertus, mais, Ayez des amis ; qui a l’un, aurait l’autre. Il est impossible de s’aimer longtemps sans devenir meilleurs.</text:p>
      <text:soft-page-break/>
      <text:h text:style-name="Titre2" text:outline-level="2"><text:span text:style-name="pb">[p. 367]<text:s/></text:span>[XXII]</text:h>
      <text:p text:style-name="argument"><text:span text:style-name="title">Virginie</text:span><text:span text:style-name="T619">. — </text:span><text:span text:style-name="title">Perkin Warbeck</text:span><text:span text:style-name="T620">. — </text:span><text:span text:style-name="title">L’Arbitre</text:span><text:span text:style-name="T621">.</text:span></text:p>
      <text:p text:style-name="Corpsdetexte"><text:span text:style-name="T622">Je me souviens toujours que quatre mois après ma rhétorique, me trouvant avec</text:span><text:span text:style-name="T623"><text:s/>six de mes camarades de collège, nous nous confiions mutuellement nos projets de littérature et de gloire ; chacun avait sa tragédie en portefeuille ou en idée, et sur six, il y avait cinq<text:s/></text:span><text:span text:style-name="title">Virginie</text:span><text:span text:style-name="T624"> ; la sixième était plus hardie et plus originale ; c’étai</text:span><text:span text:style-name="T625">t une<text:s/></text:span><text:span text:style-name="title">Mort de Lucrèce</text:span><text:span text:style-name="T626">. Je ne suis guère étonné de cette rencontre ; car la mort de Virginie est un des plus beaux passages de Tite-Live, et Tite-Live lui-même, avec sa gravité majestueuse, avec la pompe de son style, et la marche tant soit peu théâtrale de</text:span><text:span text:style-name="T627"><text:s/>son histoire, s’accorde merveilleusement avec les principes de notre tragédie classique.</text:span></text:p>
      <text:p text:style-name="Corpsdetexte"><text:span text:style-name="T628">Il y a, d’ailleurs, dans ce sujet de Virginie, de quoi enflammer le génie et le cœur de la jeunesse ; c’est<text:s/></text:span><text:span text:style-name="pb">[p. 368]<text:s/></text:span><text:span text:style-name="T629">une jeune vierge romaine, belle et innocente, fil</text:span><text:span text:style-name="T630">le d’un vieux soldat, immolée au milieu du Forum, dans le sanctuaire même de la liberté romaine, opprimée par les Décemvirs ; c’est Icilius, jeune tribun, intrépide défenseur des droits du, peuple, amant de Virginie, et qui s’élève contre Appius au nom de<text:s/></text:span><text:span text:style-name="T631">son amour et de la liberté ; c’est un vieux père qui aime mieux tuer sa fille que la voir déshonorée : amour, liberté, voilà de quoi séduire un poète, voilà de quoi enthousiasmer un parterre. Aussi je ne suis surpris ni du choix que M. Guiraud a fait d’un<text:s/></text:span><text:span text:style-name="T632">pareil sujet, ni des applaudissements qu’a reçus sa pièce ; jamais M. Guiraud n’a eu que de nobles inspirations : il a chanté les malheurs de la Grèce, il a flétri de ses vers la coupable indolence des monarques d’Europe, et c’est un des privilèges de cett</text:span><text:span text:style-name="T633">e noble cause de la Grèce, de n’avoir pas été inutile enfin à la réconciliation des hommes de cœur de tous les partis ; c’est pour elle que les partisans de la monarchie et les amis de la liberté ont commencé à avoir des sentiments communs de pitié et d’in</text:span><text:span text:style-name="T634">dignation ; le ministère a achevé l’œuvre. C’est cette généreuse chaleur de sentiment qui a entraîné M. Guiraud dans sa première jeunesse ; et pressé d’exprimer sa passion pour la liberté et sa haine de la tyrannie, il a pris pour inspiration l’ardeur de s</text:span><text:span text:style-name="T635">on âge plutôt que l’étude attentive de Tite-Live. Et nous, à notre tour, qui avons applaudi, nous nous sommes laissé prendre au charme de ces mots de patrie et de liberté : il y a tant de gens qui ne demanderaient pas mieux que de nous croire indifférents<text:s/></text:span><text:span text:style-name="T636">à ce sujet, que nous outrons un peu notre enthousiasme. Donnez-nous moins<text:s/></text:span><text:span text:style-name="pb">[p. 369]<text:s/></text:span><text:span text:style-name="T637">d’in</text:span><text:span text:style-name="T638">quiétude pour nos libertés publiques, et nous serons moins empressés au théâtre à applaudir les discours du tribun Icilius.</text:span></text:p>
      <text:p text:style-name="P639">Examinons d’abord les caractères que Tite-Live prête aux différents personnages ; nous verrons ensuite quelles altérations ils ont subi sur notre théâtre.</text:p>
      <text:soft-page-break/>
      <text:p text:style-name="Corpsdetexte"><text:span text:style-name="T640">C’est une chose singulière que la marche de la tyrannie ; on débute par l’ambition et on finit par la débauche. Ce n’est d’abord que l’amour du po</text:span><text:span text:style-name="T641">uvoir ; le pouvoir obtenu, vient l’amour des plaisirs, car il faut faire quelque chose de son pouvoir, et à quoi l’employer mieux qu’à satisfaire ses passions ? Dans Tite-Live, Appius commence par être un patricien qui veut faire prévaloir la noblesse sur<text:s/></text:span><text:span text:style-name="T642">le peuple, puis un décemvir qui veut renfermer le pouvoir entre ses collègues et lui, puis un ambitieux qui songe à régner seul, puis enfin un débauché qui veut du plaisir. Tite-Live ne fait pas de façons :<text:s/></text:span><text:span text:style-name="T643">Appium virginis plebeiæ stuprandæ libido cepit</text:span><text:span text:style-name="quote.c"> :<text:s/></text:span><text:span text:style-name="quote.c">Appius voulut avoir une jeune fille plébéienne</text:span><text:span text:style-name="T644"> : voilà son caractère établi ; ce n’est pas de l’amour, c’est de la débauche. Patricien insolent, habitué à mépriser le peuple, et qui a rendu une loi pour défendre les mariages entre patriciens et plébéiens,<text:s/></text:span><text:span text:style-name="T645">Appius rappelle les châtelains féodaux du moyen âge ; c’est le même mépris des vilains ; jamais dans Tite-Live Appius ne perd ce caractère, et ne prend le ton d’un amant.</text:span></text:p>
      <text:p text:style-name="Corpsdetexte"><text:span text:style-name="T646">En passant sur notre théâtre, Appius s’est trouvé embarrassé : que faire d’une pareil</text:span><text:span text:style-name="T647">le passion, toute brutale, devant un parterre aussi délicat que le nôtre ? De là la gêne des auteurs ; bon gré, mal gré, Appius est devenu un amant ; ce n’a plus été une sorte de<text:s/></text:span><text:span text:style-name="pb">[p. 370]<text:s/></text:span><text:span text:style-name="T648">sultan ; sa passion s’est civilisée ; il a même parlé de mariage, ta</text:span><text:span text:style-name="T649">nt il s’est fait honnête homme ! Alors aussi l’intérêt a changé ; ce n’a plus été qu’un amant puissant qui veut épouser une jeune fille en dépit d’elle-même et en dépit de l’amant qu’elle préfère : c’est l’histoire de tous les amours de théâtre. En affai</text:span><text:span text:style-name="T650">bl</text:span><text:span text:style-name="T651">issant le caractère d’Appius, l’intérêt du sujet se trouve affaibli ; il faut que cette terrible phrase<text:s/></text:span><text:span text:style-name="T652">stuprandæ virginis libido</text:span><text:span text:style-name="T653"><text:s/>se découvre dans chacune des paroles d’Appius ; c’est sa passion brutale qui, dans cette pièce, est chargée du rôle de la fata</text:span><text:span text:style-name="T654">lité antique, poussant tout vers le terrible dénouement ; il faut qu’elle soit grandement dessinée, sinon ce qu’il y a de pathétique dans le sujet risque de disparaître : peignez vivement Appius et son amour forcené, tout ira bien ; mais par malheur, dans<text:s/></text:span><text:span text:style-name="T655">toutes les<text:s/></text:span><text:span text:style-name="title">Virginie</text:span><text:span text:style-name="T656">, c’est précisément le rôle d’Appius qui est vague et indécis ; on a craint sans doute de représenter dans toute sa vérité ce caractère de la brutalité amoureuse mêlée à l’orgueil du patriciat ; l’étiquette des bienséances théâtrales a é</text:span><text:span text:style-name="T657">té gardée scrupuleusement, tant mieux peut-être pour la morale ; mais, comme les bienséances historiques sont moins rigoureuses, Tite-Live a raconté l’histoire sans pruderie : de là l’admirable vérité et l’intérêt de son récit.</text:span></text:p>
      <text:p text:style-name="Corpsdetexte"><text:span text:style-name="T658">Avouez aussi, monsieur, que<text:s/></text:span><text:span text:style-name="T659">nos règles de convenances sont bizarres et capricieuses : nous voyons au théâtre, sans être choqués, le comte Almaviva poursuivre Susanne ; nous laissons mettre sur la scène beaucoup de grands seigneurs libertins, nous en rions, et pourtant nous ne permett</text:span><text:span text:style-name="T660">rions pas à un auteur tragique de peindre Appius avec toute<text:s/></text:span><text:span text:style-name="pb">[p. 371]<text:s/></text:span><text:span text:style-name="T661">l’ardeur de la<text:s/></text:span><text:soft-page-break/><text:span text:style-name="T662">passion ; dans<text:s/></text:span><text:span text:style-name="title">le Petit Chaperon rouge</text:span><text:span text:style-name="T663">, il est libre au seigneur loup de séduire les paysannes de son domaine, sans que la morale, assise au parterre, songea s’en offenser </text:span><text:span text:style-name="T664">; mais Appius doit être plus réservé ; n’est-ce pas juste, monsieur ? Appius est un personnage de tragédie, le seigneur loup un rôle d’opéra-comique ! Voilà qui répond à tout, car enfin la vérité ne peut pas être la même rue de Richelieu et rue Feydeau ; c</text:span><text:span text:style-name="T665">’est une chose singulière que ces cases qui se font dans l’esprit du public : les sentiments de la tragédie ont leur case avec cette étiquette :<text:s/></text:span><text:span text:style-name="T666">pompe</text:span><text:span text:style-name="T667">,<text:s/></text:span><text:span text:style-name="T668">majesté</text:span><text:span text:style-name="T669"> : essayez de changer de demeure ces pauvres sentiments claquemurés depuis si longtemps dans leur</text:span><text:span text:style-name="T670"><text:s/>case, et de les transporter ailleurs, dans la case de la vérité et du naturel, que de crises, de plaintes, bon Dieu ! Cependant il ne faut pas s’effrayer ; le public refuse les libertés qu’on lui demande, mais il approuve celles qu’on prend.</text:span></text:p>
      <text:p text:style-name="Corpsdetexte"><text:span text:style-name="T671">Dans Tite-Liv</text:span><text:span text:style-name="T672">e, Icilius n’est pas seulement un amant outragé, c’est un tribun qui défend la liberté romaine ; c’est un côté de caractère que M. Guiraud a mieux vu que ses devanciers ; mais il a donné trop de place à cette idée, et dans sa pièce le tribun fait parfois o</text:span><text:span text:style-name="T673">ublier l’amant ; dans Tite-Live, ces deux sentiments, son amour et son zèle pour sa patrie, sont admirablement mêlés : d’ailleurs, dans l’historien, ce qui donne aux discours d’Icilius une force singulière, c’est qu’il connaît les desseins d’Appius, et son</text:span><text:span text:style-name="T674"><text:s/>infâme passion ; ainsi ce caractère d’Appius une fois annoncé, anime et enflamme tout ; entendez comme Icilius s’écrie dans Tite-Live :<text:s/></text:span><text:span text:style-name="quote.c">« Je dois épouser cette jeune fille, mais vierge et pure ; ainsi<text:s/></text:span><text:span text:style-name="pb">[p. 372]<text:s/></text:span><text:span text:style-name="quote.c">appelle les licteurs de tous tes collègues ;<text:s/></text:span><text:span text:style-name="quote.c">qu’ils viennent avec leurs haches et leurs faisceaux : la fiancée d’Icilius restera dans la maison de son père. »</text:span><text:span text:style-name="T675"><text:s/>Voyez comme ce ton est ferme est simple ; quelle idée il se fait de l’honneur des femmes ! Ce n’est pas le ton d’un jeune amant, c’est le lang</text:span><text:span text:style-name="T676">age d’une âme grave et forte.<text:s/></text:span><text:span text:style-name="quote.c">« Si Virginius, dit-il encore, cède aux réclamations de Claudius, qu’il cherche un autre époux pour sa fille. »</text:span><text:span text:style-name="T677"><text:s/>Il y a dans ces paroles mieux que de l’amour, il y a le sentiment profond de la dignité humaine ; c’est un homme m</text:span><text:span text:style-name="T678">aître de ses passions y tout énergiques qu’elles sont, et qui les fait plier sous la loi de l’honneur ; c’est ce caractère de force contenue qui agrandit Icilius ; il défend sa fiancée sans paraître oublier sa patrie, et réclame la liberté sans paraître ou</text:span><text:span text:style-name="T679">blier son amour : on sent qu’il y a dans cette âme assez de puissance pour suffire à ces deux nobles sentiments.</text:span></text:p>
      <text:p text:style-name="Corpsdetexte"><text:span text:style-name="T680">Voilà comme il est dans Tite-Live ; dans nos tragédies modernes, avant M. Giraud, c’est un amant taillé sur le patron des amants de notre scène</text:span><text:span text:style-name="T681"><text:s/>française ; il se laisse emporter à sa fougue : aussi Icilius n’est plus qu’une passion personnifiée, c’est l’amour tendre et ardent ; ce n’est pas un caractère. Essayez donc de lui faire prononcer ces paroles :<text:s/></text:span><text:span text:style-name="quote.c">« La fiancée<text:s/></text:span><text:soft-page-break/><text:span text:style-name="quote.c">d’Icilius restera dans la mais</text:span><text:span text:style-name="quote.c">on de son père, ou si elle en sort, qu’elle cherche un autre époux. »</text:span><text:span text:style-name="T682"><text:s/>Fi ! monsieur, diront nos dames, est-ce là aimer ? Quoi ! il parle de renoncera Virginie ! il ose concevoir un pareil sentiment, il ose l’exprimer : ce n’est pas là le véritable amour :<text:s/></text:span><text:span text:style-name="T683">que ne s’écrie-t-il qu’on le tuera plutôt que d’arracher Virginie de ses bras ? Voilà qui<text:s/></text:span><text:span text:style-name="pb">[p. 374]<text:s/></text:span><text:span text:style-name="T684">est attendrissant et nouveau ! Il est vrai, dans Tite-Live, Icilius est peu galant ; mais que voulez-vous ? les mœurs romaines n’avaient pas la courtoisie ro</text:span><text:span text:style-name="T685">manesque de nos mœurs de théâtre, et Tite-Live, qui n’a pas craint de faire d’Appius un patricien débauché, ce que nous avons grâce à Dieu corrigé, n’a pas hésité non plus à faire d’Icilius un homme de cœur qui veut que sa fiancée soit chaste de fait et de</text:span><text:span text:style-name="T686"><text:s/>nom, plutôt qu’un amant romanesque. M. Guiraud n’est pas tombé dans ce ridicule ; mais dans sa pièce, Icilius est tribun et orateur plus qu’il n’est amant.</text:span></text:p>
      <text:p text:style-name="P687">Imaginez-vous, monsieur, Virginie arrêtée au milieu du Forum, le peuple s’assemblant, Icilius accourant, défendant sa fiancée, s’écriant qu’il l’aime, qu’il doit l’épouser, qu’il la protégera jusqu’à l’arrivée de son père. « Une fois arrivé, Virginius verra ce qu’il doit faire ; mais si elle entre un instant dans la maison de Claudius, j’y renonce. » Ne<text:s/>sentez-vous pas qu’il y a dans la fermeté d’un pareil homme, prêt à sacrifier l’amour à son honneur, une force invincible, et qu’avec un semblable protecteur Virginie n’a rien à craindre jusqu’à l’arrivée de son père ? Mais aussi, pour expliquer l’énergie<text:s/>de ces paroles, ne faut-il pas que le caractère d’Appius soit annoncé d’abord ? Pourquoi cette sourde et violente indignation, si Icilius n’avait pas pénétré les desseins d’Appius ? Avais-je tort, monsieur, de prétendre que tout dans cette histoire dépend<text:s/>du caractère du décemvir.</text:p>
      <text:p text:style-name="Corpsdetexte"><text:span text:style-name="T688">Dans Tite-Live, Virginius arrive le soir à Rome, et le lendemain, au lever du jour, il est au Forum, en habit de deuil, demandant aux Romains s’ils souffriront que<text:s/></text:span><text:span text:style-name="quote.c">« dans Rome libre et tranquille, leurs<text:s/></text:span><text:span text:style-name="pb">[p. 374]<text:s/></text:span><text:span text:style-name="quote.c">enfants essuient<text:s/></text:span><text:span text:style-name="quote.c">les injures réservées aux habitants des villes prises d’assaut »</text:span><text:span text:style-name="T689">. Il n’a pas d’entrevue avec Appius ; dans la pièce de M. Guiraud, cet entretien est, je crois, une grande faute, car Appius ose entretenir Virginius de son amour pour sa fille et ne parle de<text:s/></text:span><text:span text:style-name="T690">mariage qu’à la fin et comme forcé par les refus de Virginius. Cependant cette faute amène une belle scène : Appius a gagné la nourrice de Virginie, elle a déclaré que Virginie n’est pas la fille de Virginius, qu’elle appartient à Claudius, comme née d’une</text:span><text:span text:style-name="T691"><text:s/>de ses esclaves ; mais amenée devant Virginie, elle ne peut résister à sa tendresse pour cet enfant nourri de son lait, et elle rétracte ses aveux. Cette scène est vive et touchante, elle s’accorde avec les mœurs de l’antiquité, où les nourrices paraissen</text:span><text:span text:style-name="T692">t sans cesse à côté des enfants qu’elles ont élevés.</text:span></text:p>
      <text:soft-page-break/>
      <text:p text:style-name="Corpsdetexte"><text:span text:style-name="T693">Le défaut des<text:s/></text:span><text:span text:style-name="title">Virginie</text:span><text:span text:style-name="T694"><text:s/>jouées jusqu’ici, c’est de ne pas se rapprocher assez des mœurs de l’antiquité, c’est d’avoir trop sacrifié aux usages de la tragédie classique ; peut-être n’y avait-il qu’un moyen</text:span><text:span text:style-name="T695"><text:s/>de rajeunir ce sujet traité si souvent : c’était d’étudier Tite-Live, d’écarter même cette majesté imposante qui est le caractère de son histoire, et de surprendre la vérité simple et naïve des mœurs de l’ancienne Rome, sous ce vernis de grandeur qu’il le</text:span><text:span text:style-name="T696">ur a donné. Voilà, dira-t-on, un conseil qui vient bien tard ; non, car je suis sûr, au moment où j’écris, qu’il y a encore bien des<text:s/></text:span><text:span text:style-name="title">Virginie</text:span><text:span text:style-name="T697"><text:s/>naissantes dans nos collèges.</text:span></text:p>
      <text:p text:style-name="Corpsdetexte"><text:span text:style-name="T698">— On a joué au Gymnase deux pièces qui n’auront pas, je crois, grand succès ni l’une</text:span><text:span text:style-name="T699"><text:s/>ni l’autre,<text:s/></text:span><text:span text:style-name="title">l’Arbitre</text:span><text:span text:style-name="T700"><text:s/>et<text:s/></text:span><text:span text:style-name="title">Perkin Warbeck</text:span><text:span text:style-name="T701"> : l’arbitre est un colonel choisi pour juger une contestation entre deux<text:s/></text:span><text:span text:style-name="pb">[p. 375]<text:s/></text:span><text:span text:style-name="T702">familles, et qui, sans le savoir, prononce contre une jeune femme qu’il a aimée autrefois et qu’il retrouve quand sa décision est déj</text:span><text:span text:style-name="T703">à prise : l’intrigue est faible et commune ; les détails n’ont rien de piquant ; peu d’observations de mœurs ; il n’y a que le rôle d’un baron de l’ancien régime qui soit vrai et amusant ; ce n’est point une caricature comme celle de M. de la Jobardière ;<text:s/></text:span><text:span text:style-name="T704">c’est une peinture plus fidèle et plus juste, Le baron de<text:s/></text:span><text:span text:style-name="title">l’Arbitre</text:span><text:span text:style-name="T705"><text:s/>est un émigré, brave homme au fond, mais disposé à croire au mal comme quelqu’un qui a perdu à la révolution, et qui voit son procès dépendre d’un colonel de l’empire. C’est dans cette piè</text:span><text:span text:style-name="T706">ce que, pour la première fois depuis douze ans, j’ai entendu parler de l’armée de Condé sans vaine déclamation, et que j’ai vu faire rire, non à ses dépens, mais à son sujet :<text:s/></text:span><text:span text:style-name="quote.c">« Avez-vous connu l’amour ? dit le colonel au baron. — Oui, autrefois, à l’armée</text:span><text:span text:style-name="quote.c"><text:s/>de Condé. »</text:span><text:span text:style-name="T707"><text:s/>Et la jeunesse de rire. Je sais, monsieur, qu’il est ridicule de faire un système à propos d’un mot ; mais ne voyez-vous pas poindre, parmi la génération nouvelle, je ne sais quelle impatience moqueuse contre les vieux ! C’est une remarque que</text:span><text:span text:style-name="T708"><text:s/>je soumets à la commission<text:s/></text:span><text:span text:style-name="T709">La Boëssière</text:span><text:span text:style-name="T710"><text:note text:note-class="footnote" text:id="_ftn14"><text:note-citation>15</text:note-citation><text:note-body><text:p text:style-name="Notedebasdepage"><text:s/>[NdE] Orthographié<text:s/><text:span text:style-name="T711">Laboessière.</text:span></text:p></text:note-body></text:note></text:span><text:span text:style-name="T712">.</text:span></text:p>
      <text:p text:style-name="Corpsdetexte"><text:span text:style-name="title">Perkin Warbeck</text:span><text:span text:style-name="T713"><text:s/>est la contrepartie de<text:s/></text:span><text:span text:style-name="title">Lambert Simnel</text:span><text:span text:style-name="T714">. C’est le second de ces princes supposés que les partisans des York excitèrent contre Henri VII. Il n’y a dans la pièce ni<text:s/></text:span><text:span text:style-name="T715">intérêt ni gaîté ; c’est une bouffonnerie, mais qui n’amuse pas : de là son peu de succès. Le Vaudeville a donné sur le même sujet une pièce qui n’a pas été plus heureuse. Soyez donc encore prince pour rire ! comme dit le Warbeck du<text:s/></text:span><text:span text:style-name="pb">[p. 376]<text:s/></text:span><text:span text:style-name="T716">Gymnase ; le p</text:span><text:span text:style-name="T717">ublic ne rit pas et siffle. Autant vaut, aux mêmes conditions, être prince tout de bon.</text:span></text:p>
      <text:p text:style-name="salute">Agréez, etc.</text:p>
      <text:soft-page-break/>
      <text:h text:style-name="Titre2" text:outline-level="2"><text:span text:style-name="pb">[p. 514]<text:s/></text:span>*[XXIII]</text:h>
      <text:p text:style-name="argument"><text:span text:style-name="title">Les Trois Quartiers</text:span><text:span text:style-name="T718">, de<text:s/></text:span><text:span text:style-name="T719">MM. </text:span><text:span text:style-name="T720">Picard</text:span><text:span text:style-name="T721"><text:s/>et<text:s/></text:span><text:span text:style-name="T722">Mazères</text:span><text:span text:style-name="T723">.</text:span></text:p>
      <text:p text:style-name="Corpsdetexte"><text:span text:style-name="T724">Commençons, monsieur, par rendre justice à qui ne la rend guère, à la censure dramatique.<text:s/></text:span><text:span text:style-name="T725">Les censeurs ont fait preuve d’esprit, en faisant grâce pour cette fois à la vérité ; ils ne se sont pas laissé effrayer par quelques épigrammes sur le temps d’aujourd’hui et le temps d’autrefois. Ils ont eu raison : ce n’est pas la comédie qui a jamais pe</text:span><text:span text:style-name="T726">rdu les empires, et<text:s/></text:span><text:span text:style-name="title">le Mariage de Figaro</text:span><text:span text:style-name="T727"><text:s/>serait joué aujourd’hui pour la première fois, que, grâce à la liberté de la presse et de la tribune, il aurait moitié moins d’importance ; ce ne serait que la plus spirituelle et la plus amusante des comédies d’int</text:span><text:span text:style-name="T728">rigue ; autrefois c’était une sorte de manifeste politique, que le peuple venait signer tous les soirs par ses applaudissements.</text:span></text:p>
      <text:p text:style-name="Corpsdetexte"><text:span text:style-name="T729">Cette bonne action de la censure est-elle seulement une faveur particulière accordée aux auteurs des<text:s/></text:span><text:span text:style-name="title">Trois Quartiers</text:span><text:span text:style-name="T730"> ? Non, il<text:s/></text:span><text:span text:style-name="T731">y a mieux que cela : c’est une juste appréciation du caractère et du genre de la pièce nouvelle ; en effet, dans<text:s/></text:span><text:span text:style-name="title">les Trois Quartiers</text:span><text:span text:style-name="T732"><text:s/>la vérité n’est jamais haineuse ni violente ; elle n’a<text:s/></text:span><text:span text:style-name="pb">[p. 515]<text:s/></text:span><text:span text:style-name="T733">pas le fiel de la satire, elle s’en tient gaîment au ton de</text:span><text:span text:style-name="T734"><text:s/>la comédie, elle est spirituelle et indulgente ; c’est par là qu’elle convient mieux aux mœurs de notre siècle : car de notre temps, avec notre politesse et notre civilisation, on ne peut plus guère, au théâtre, faire de la comédie satirique ; nos ridicul</text:span><text:span text:style-name="T735">es ne sont plus ni rudes ni saillants : comment voulez-vous avoir prise sur eux ? — J’ôterai ce vernis imposteur. — Prenez garde qu’en arrachant ce beau masque, vous ne défiguriez vos personnages : car ce masque aujourd’hui fait partie de nous-mêmes ; c’es</text:span><text:span text:style-name="T736">t notre physionomie, c’est par là qu’on nous reconnaît ; ôtez-le, nous devenons méconnaissables aux yeux de nos contemporains. Ainsi, plus de ridicules saillants, plus de comédie satirique ; il n’y a que la politique qui aujourd’hui, puisse encore se prête</text:span><text:span text:style-name="T737">r à ce genre de comédie. Pourquoi ? C’est que, dans la satire politique, on ne voit jamais qu’un côté des choses : je n’examine un homme que comme électeur, et je le flétris s’il vend sa voix ; comme ministre, et je le dénonce s’il prévarique ; comme orate</text:span><text:span text:style-name="T738">ur, et je le voue au mépris s’il est vénal. Je ne m’inquiète guère si cet électeur ou ce député corrompu est, du reste, bon père de famille ; que m’importent ses vertus domestiques ? je ne vois et je ne veux voir qu’une face des objets, aussi j’écarte tout</text:span><text:span text:style-name="T739"><text:s/>ce qui n’est pas de mon sujet, et je n’observe l’homme que sous un seul aspect.</text:span></text:p>
      <text:p text:style-name="Corpsdetexte"><text:span text:style-name="T740">Faites une pièce intitulée<text:s/></text:span><text:span text:style-name="title">le Ministre</text:span><text:span text:style-name="T741">,<text:s/></text:span><text:span text:style-name="title">le Député</text:span><text:span text:style-name="T742"><text:s/>ou<text:s/></text:span><text:span text:style-name="title">l’Homme de la Congrégation</text:span><text:span text:style-name="T743">, comme M. d’Épagny ; chacun a dans l’esprit l’idée et le type d’un pareil caractère, et il se p</text:span><text:span text:style-name="T744">orte volontiers à cette personnification d’un état ou d’un rang de la société politique ;<text:s/></text:span><text:span text:style-name="pb">[p. 516]<text:s/></text:span><text:span text:style-name="T745">faites, au contraire, une pièce intitulée<text:s/></text:span><text:span text:style-name="title">le Banquier</text:span><text:span text:style-name="T746"><text:s/>ou<text:s/></text:span><text:span text:style-name="title">le Médecin</text:span><text:span text:style-name="T747"> : comme de nos jours les médecins<text:s/></text:span><text:soft-page-break/><text:span text:style-name="T748">et les banquiers n’ont pas d’allure distinctive, comme<text:s/></text:span><text:span text:style-name="T749">la civilisation a fait rentrer les traits de leur état dans l’uniformité des physionomies contemporaines, vous risquez de faire des portraits et des caractères de fantaisie.</text:span></text:p>
      <text:p text:style-name="Corpsdetexte"><text:span text:style-name="T750">Jusqu’à l’avènement de la comédie politique sur notre théâtre, renonçons, quand no</text:span><text:span text:style-name="T751">us peignons notre société domestique, à ce genre de comédie ; c’est ce qu’a parfaitement senti M. Picard ; lisez son théâtre : il a saisi les ridicules de notre siècle, il a mis en scène les différentes nuances de caractère qui se rencontrent dans le monde</text:span><text:span text:style-name="T752"><text:s/>de nos jours ; mais il est rare qu’il prenne un caractère isolé pour y tout rapporter ; ses pièces, vivant mémorial de notre époque, sont des tableaux où viennent tour à tour figurer les vices contemporains ; mais il se garde bien de donner la prééminence</text:span><text:span text:style-name="T753"><text:s/>à un défaut aux dépens de tous les autres. Grâce à la civilisation, les vices aujourd’hui s’alignent, pour ainsi dire, les uns sur les autres, et il y en a peu qui osent sortir de rang. Il faut peut-être un esprit plus philosophique pour écarter ainsi tou</text:span><text:span text:style-name="T754">s les accessoires, et pénétrer jusqu’à la passion qu’on veut peindre, que pour choisir dans le monde des scènes vives et piquantes, qu’on transporte sur le théâtre sans déranger leurs rapports et leur ensemble ; mais cette méthode-ci me semble plus vraie e</text:span><text:span text:style-name="T755">t plus naturelle, surtout avec l’uniformité de nos mœurs modernes ; elle est même plus impartiale : l’homme de nos jours y est montré sous toutes ses faces, du beau comme du vilain côté ; c’est un portrait<text:s/></text:span><text:span text:style-name="pb">[p. 517]<text:s/></text:span><text:span text:style-name="T756">com</text:span><text:span text:style-name="T757">plet ; ce n’est plus cette lumière de<text:s/></text:span><text:span text:style-name="T758">vérité qui tombe exclusivement sur un seul personnage ; c’est un jour égal répandu sur tous ; le spectateur conserve un jugement plus libre, car on ne désigne personne à sa haine et à sa risée : on lui montre les gens, puis c’est à lui de juger. Voilà des<text:s/></text:span><text:span text:style-name="T759">hommes, lui dit-on, c’est-à-dire des êtres bons et mauvais, ridicules et aimables ; réfléchis.</text:span></text:p>
      <text:p text:style-name="P760">Cette heureuse impartialité qui, sans être froide et ennuyeuse, sans cesser d’exciter le rire, fait sa part à chacun ; qui n’est pas le scepticisme moqueur de Candide, mais la fidélité piquante d’un peintre ingénieux, c’est là le caractère de la pièce nouvelle. De là deux effets remarquables : d’abord le parterre applaudit à ce blâme également partagé, notable amélioration dans nos idées ; car nous commençons à croire que les gens de notre parti peuvent aussi être ridicules : ainsi l’esprit de parti devient au théâtre aussi débonnaire que l’amour propre, et le Whig rit du Whig comme l’avare rit de l’avare : c’est beaucoup de gagné. Seconde remarque : Cette impartialité semble désarmer la censure. Allons, hommes de l’opposition, livrez vos ridicules ; laissez-les jouer en plein théâtre : si la liberté de la scène est à ce prix, il est digne de vous d’y consentir ; tendez la joue de bonne grâce et consolez-vous ; car,<text:s/>pour un soufflet qu’on vous donnera, vos adversaires en recevront deux ou trois, aux<text:s/><text:soft-page-break/>grands applaudissements du parterre,</text:p>
      <text:p text:style-name="P761">                  Ridere potest qui</text:p>
      <text:p text:style-name="P762">Mamercorum alapas.</text:p>
      <text:p text:style-name="Corpsdetexte"><text:span text:style-name="T763">Après avoir cherché le caractère général de la pièce<text:s/></text:span><text:span text:style-name="pb">[p. 518]<text:s/></text:span><text:span text:style-name="T764">nouvelle,<text:s/></text:span><text:span text:style-name="T765">examinons quelques-uns des personnages principaux :</text:span></text:p>
      <text:p text:style-name="Corpsdetexte"><text:span text:style-name="T766">Au premier acte nous sommes dans la rue Saint-Denis : M. Bertrand est marchand de nouveautés, mais il a gardé l’empreinte des mœurs bourgeoises ; il n’a pas ce ton leste et brillant, cette allure dégagée<text:s/></text:span><text:span text:style-name="T767">de quelques-uns de nos jeunes marchands de nouveautés : c’est par là que les auteurs ont su marquer la différence entre la rue Saint-Denis et la Chaussée-d’Antin. Le caractère de M. Bertrand est finement saisi ; il est fier de ses vingt commis, de son comm</text:span><text:span text:style-name="T768">erce, de son droit d’électeur ; il est fier de son gendre futur, M. Desrosiers, nouvellement arrivé d’Amérique, et<text:s/></text:span><text:span text:style-name="T769">qui a vu Bolivar !</text:span><text:span text:style-name="T770"><text:s/>Bolivar et l’Amérique éveillent dans la tête de M. Bertrand des idées confuses de liberté, de commerce et d’aventures qui<text:s/></text:span><text:span text:style-name="T771">l’enchantent. À voir M. Bertrand, à l’entendre parler, je dirais à coup sûr quelles sont ses habitudes, quel journal il lit, quels spectacles il fréquente, tant c’est un personnage vivant ! Il ne lit ni les<text:s/></text:span><text:span text:style-name="title">Débats</text:span><text:span text:style-name="T772"><text:s/>ni le<text:s/></text:span><text:span text:style-name="title">Courrier Français</text:span><text:span text:style-name="T773"> ; il a quitté le<text:s/></text:span><text:span text:style-name="title">Journal de Paris</text:span><text:span text:style-name="T774"><text:s/>pour s’abonner au<text:s/></text:span><text:span text:style-name="title">Constitutionnel</text:span><text:span text:style-name="T775">. Il va à Feydeau et au Vaudeville ; il a pleuré autrefois au<text:s/></text:span><text:span text:style-name="title">Soldat Laboureur</text:span><text:span text:style-name="T776"> ; il n’a eu qu’en dernier sa carte d’électeur aux élections de 1823, et même il a eu, je crois, quelques difficultés au tourniq</text:span><text:span text:style-name="T777">uet ; enfin il a illuminé sa maison quand la loi de la presse a été retirée, et il a acheté un équipement neuf pour la revue du Champ-de-Mars. Dites-moi, monsieur, si ce n’est pas là M. Bertrand ?</text:span></text:p>
      <text:p text:style-name="Corpsdetexte"><text:span text:style-name="T778">Au deuxième acte nous sommes à la Chaussée-d’Antin ; Desros</text:span><text:span text:style-name="T779">iers a vu doubler sa fortune, et il veut<text:s/></text:span><text:span text:style-name="pb">[p. 519]<text:s/></text:span><text:span text:style-name="T780">maintenant épouser la sœur du banquier Martigny : c’est un personnage fort gai que cet homme qui n’a ni passion ni esprit, mais qui, selon la morale du monde, calcule tout simplement que s’il apporte beauco</text:span><text:span text:style-name="T781">up d’argent il doit en trouver beaucoup. Il est malaisé de rendre amusant un homme aussi insignifiant ; mais en le jetant au milieu d’une intrigue vive et piquante, cette impassibilité calculatrice, cette naïveté financière, produit le plus piquant contras</text:span><text:span text:style-name="T782">te. Desrosiers est le sot tel que nous le rencontrons dans le monde, non plus comme M. Pourceaugnac ou Danières ; c’est un sot prudent et modeste, qui sait calculer, et qui ne fera pas de sottises dans sa vie parce qu’il a pris l’arithmétique pour règle de</text:span><text:span text:style-name="T783"><text:s/>conduite ; un mariage, pour lui, c’est une simple addition ; enfin c’est un homme<text:s/></text:span><text:span text:style-name="T784">convenable</text:span><text:span text:style-name="T785">, car c’est là le nom des sots à notre époque.</text:span></text:p>
      <text:soft-page-break/>
      <text:p text:style-name="Corpsdetexte"><text:span text:style-name="T786">Passons au banquier Martigny. Depuis quelque temps les banquiers sont à la mode sur notre scène : voyez<text:s/></text:span><text:span text:style-name="title">l’Argent</text:span><text:span text:style-name="T787">,<text:s/></text:span><text:span text:style-name="title">le</text:span><text:span text:style-name="title"><text:s/>Roman</text:span><text:span text:style-name="T788">, etc. C’est un rôle dont l’histoire est curieuse au théâtre et dans le monde. C’est là que je découvre mieux qu’ailleurs la marche de la société et le cours de la civilisation. Autrefois il n’y avait pas de banquiers, il n’y avait que des traitants </text:span><text:span text:style-name="T789">: c’était, disait-on, des parvenus ; qu’entendait-on par ce mot ? quelque homme grossier et sans éducation, enrichi par de basses usures. La fortune ne faisait que mettre en relief ses vices et ses ridicules. Le parvenu, au dix-septième siècle, c’est Turca</text:span><text:span text:style-name="T790">ret. Passons au dix-huitième siècle : ce traitant, ce maltôtier a déjà été poli par la civilisation ; il reçoit les philosophes à sa table ; il aime la littérature ; c’est<text:s/></text:span><text:span text:style-name="pb">[p. 520]<text:s/></text:span><text:span text:style-name="T791">La Popelinière</text:span><text:span text:style-name="T792"><text:s/>des<text:s/></text:span><text:span text:style-name="title">Mémoires</text:span><text:span text:style-name="T793"><text:s/>de Marmontel. Il y a bien encore dans ses forme</text:span><text:span text:style-name="T794">s quelque arrière-goût du parvenu, quelque trace de l’homme enrichi aux dépens du peuple ; mais ce n’est qu’une nuance qui se perd chaque jour. Enfin, venons à notre temps : qu’est-ce qu’un parvenu aujourd’hui ? y a-t-il encore des parvenus, quand chacun,<text:s/></text:span><text:span text:style-name="T795">grâce à la liberté, peut parvenir à tout ? non, c’est un mot qui n’a plus d’idée qui lui corresponde. Je connais des banquiers, des négociants noblement enrichis par le commerce, mais je ne connais pas de parvenus. Voyez la différence des époques. Qu’au di</text:span><text:span text:style-name="T796">x-septième siècle un gentilhomme traite un banquier de parvenu, on rira aux dépens du banquier ; qu’aujourd’hui un roi même appelle parvenu M. Laffitte</text:span><text:span text:style-name="T797"><text:note text:note-class="footnote" text:id="_ftn15"><text:note-citation>16</text:note-citation><text:note-body><text:p text:style-name="Notedebasdepage"><text:s/>[NdE] Orthographié Lafitte.</text:p></text:note-body></text:note></text:span><text:span text:style-name="T798"><text:s/>ou M. Casimir Périer</text:span><text:span text:style-name="T799"><text:note text:note-class="footnote" text:id="_ftn16"><text:note-citation>17</text:note-citation><text:note-body><text:p text:style-name="Notedebasdepage"><text:s/>[NdE] Orthographié Périer.</text:p></text:note-body></text:note></text:span><text:span text:style-name="T800">, on rira aux dépens du</text:span><text:span text:style-name="T801"><text:s/>roi.</text:span></text:p>
      <text:p text:style-name="Corpsdetexte"><text:span text:style-name="T802">Quel intervalle l’opinion publique met-elle aujourd’hui entre un banquier honnête homme et un comte ou un marquis ? Aucun, en vérité. Aussi les auteurs des<text:s/></text:span><text:span text:style-name="title">Trois Quartiers</text:span><text:span text:style-name="T803"><text:s/>ont montré un jeune vicomte qui est l’ami du banquier Martigny, et une comtess</text:span><text:span text:style-name="T804">e qui devient sa femme sans croire se mésallier. Ici pourtant qu’ils me permettent une critique : le vicomte et le banquier parlent trop, je pense, de la distance de rang qui les sépare. C’est comme une victoire remportée tout à l’heure sur les préjugés ;<text:s/></text:span><text:span text:style-name="T805">nous n’en sommes plus là ; ceci c’était le temps de Nanine : de nos jours la confusion de la noblesse et de roture, c’est chose faite et dont on ne parle plus. Les phrases d’égalité que débite le jeune vicomte sont une leçon, j’imagine, donnée à certaines<text:s/></text:span><text:span text:style-name="T806">gens, plutôt qu’elles ne sont l’expression de la société<text:s/></text:span><text:span text:style-name="pb">[p. 521]<text:s/></text:span><text:span text:style-name="T807">mo</text:span><text:span text:style-name="T808">derne ; comme préceptes, c’est fort bien, car nous avons encore, dit-on, de vieux enfants qui ont besoin d’aller à l’école.</text:span></text:p>
      <text:p text:style-name="P809">À part ce léger sacrifice fait à l’esprit de parti, quelle vérité exquise dans les deux rôles du banquier et du vicomte ! Le jeune noble emprunte dix mille francs à Martigny : quel embarras<text:s/><text:soft-page-break/>délicat dans sa manière d’emprunter ! quel plaisir sans faste dans l’empressement du banquier ! En voyant cette scène, je me rappelais tout bas nos vieilles comédies ou quelque gentilhomme vient emprunter à quelque argentier, c’est l’ancien nom des banquiers. Ce jeune vicomte, si noblement timide, ce banquier si généreux, sont pourtant de la même nation que ce jeune marquis si insolent et si dédaigneux, que cet usurier si avide et si bas ; c’est sur le même théâtre que se jouent les deux scènes : que de siècles, croyez-vous, entre ces deux tableaux du monde ! Non, à peine cent années : mais, parmi elles, il y en a une qui se nomme l’année 89 !</text:p>
      <text:p text:style-name="Corpsdetexte"><text:span text:style-name="T810">C’est là ce qui fait le charme des<text:s/></text:span><text:span text:style-name="title">Trois Quartiers</text:span><text:span text:style-name="T811"> ; c’est qu’on y reconnaît l’image de la société telle que nous la voyons aujourd’hui ; ce n’est pas la vérité d’hier, c’est celle de nos jours : voyez notre jeune vicomte, est-ce un de ces jeunes</text:span><text:span text:style-name="T812"><text:s/>militaires fringants que nous voyons sur la scène, ou bien un de ces officiers à phrases patriotiques dont nous avons été fatigués sur nos théâtres ? Non ; colonel d’un régiment, il a été rappelé à Paris par le ministre de la guerre ; il est de l’oppositi</text:span><text:span text:style-name="T813">on, et décidé à sacrifier son grade plutôt que sa conscience ; ce caractère de militaire est nouveau sur la scène et il a plu du premier coup :<text:s/></text:span><text:span text:style-name="pb">[p. 522]<text:s/></text:span><text:span text:style-name="T814">car c’est l’avènement de nos gens d’épée aux idées constitutionnelles. Eh bien ! c’est là surtout qu’on</text:span><text:span text:style-name="T815"><text:s/>peut apprécier cette vérité scrupuleuse et cette fidélité de dates : il y a trois ans, ce caractère était-il vrai ? Non : il l’est aujourd’hui. Le jeune colonel des<text:s/></text:span><text:span text:style-name="title">Trois Quartiers</text:span><text:span text:style-name="T816"><text:s/>est, j’aime à le croire, le rôle de prédilection de M. Mazères, et si je s</text:span><text:span text:style-name="T817">ervais, je lui en saurais gré.</text:span></text:p>
      <text:p text:style-name="Corpsdetexte"><text:span text:style-name="T818">Je voudrais pouvoir examiner encore le caractère de la marquise et de Després : l’une qui ne manque ni une messe ni une revue, qui intrigue au nom de la<text:s/></text:span><text:span text:style-name="T819">fidélité malheureuse</text:span><text:span text:style-name="T820"> : elle mérite d’être la femme d’un<text:s/></text:span><text:span text:style-name="T821">indemnisé</text:span><text:span text:style-name="T822"> ; l’au</text:span><text:span text:style-name="T823">tre, espèce d’intrigant parlant commerce rue Saint-Denis, plaisirs rue Caumartin, et dévotion au faubourg Saint-Germain ; mais le temps me manque. Au surplus, j’y reviendrai ; je ferai comme le public.</text:span></text:p>
      <text:h text:style-name="Titre1" text:outline-level="1">Tome XVIII</text:h>
      <text:h text:style-name="Titre2" text:outline-level="2"><text:span text:style-name="pb">[p. 78]<text:s/></text:span>[XXIV]</text:h>
      <text:p text:style-name="argument"><text:span text:style-name="title">Trente Ans, ou la Vie d’un J</text:span><text:span text:style-name="title">oueur</text:span><text:span text:style-name="T824">. — </text:span><text:span text:style-name="title">Sainte-Périne</text:span><text:span text:style-name="T825">.</text:span></text:p>
      <text:p text:style-name="Corpsdetexte"><text:span text:style-name="T826">J’ai vu<text:s/></text:span><text:span text:style-name="title">Trente Ans</text:span><text:span text:style-name="T827">, et je vous demande la permission de vous en dire la vérité. Peut-être sera-ce une sorte de dissertation ; mais que voulez-vous ? cette pièce vient d’inspirer à un journal une sorte de dithyrambe romantique. Après</text:span><text:span text:style-name="T828"><text:s/>l’ode, le commentaire est de rigueur ;<text:s/></text:span><text:soft-page-break/><text:span text:style-name="T829">commentons donc.</text:span></text:p>
      <text:p text:style-name="Corpsdetexte"><text:span text:style-name="T830">Il y a deux choses dans un pareil sujet, le succès et la pièce. Examinons d’abord pourquoi et comment<text:s/></text:span><text:span text:style-name="title">Trente Ans</text:span><text:span text:style-name="T831"><text:s/>a réussi ; puis nous verrons la pièce. Ce n’est peut-être pas ; l’ordre le plus méthod</text:span><text:span text:style-name="T832">ique ; mais c’est, j’ose le dire, le plus naturel.</text:span></text:p>
      <text:p text:style-name="Corpsdetexte"><text:span text:style-name="T833">Aujourd’hui il y a bien plus à gagner qu’autrefois à mettre des horreurs sur la scène. Naguère le peuple seul courait vers ces émotions violentes ; aujourd’hui la bonne compagnie y va comme le peuple. Pour</text:span><text:span text:style-name="T834">quoi ? nos mœurs sont-elles plus cruelles ? Non. Notre esprit plus sombre ? Non. D’où vient donc cet amour du<text:s/></text:span><text:span text:style-name="T835">laid</text:span><text:span text:style-name="T836"><text:s/>et de l’</text:span><text:span text:style-name="T837">horrible</text:span><text:span text:style-name="T838"><text:s/>qui nous a pris tout à coup ? C’est l’ennui de nos tragédies qui a fait tout le<text:s/></text:span><text:span text:style-name="pb">[p. 79]<text:s/></text:span><text:span text:style-name="T839">mal. La bonne compagnie s’est<text:s/></text:span><text:span text:style-name="T840">longtemps ennuyée de bonne grâce à nos conversations tragiques ; mais enfin un beau jour elle s’est dit que c’était trop fort, et elle a cherché du nouveau ; mais n’en trouve pas qui veut. Elle demandait de la vérité simple et naturelle, du véritable entho</text:span><text:span text:style-name="T841">usiasme : une trivialité dégoûtante, de basses et sales horreurs, la tragédie de la Grève, voilà ce qu’on lui a donné pour la vérité ; de l’exaltation sans raison, de la tristesse factice, du galimatias biblique ou sentimental, voilà pour l’enthousiasme. C</text:span><text:span text:style-name="T842">ependant, malgré nos déconvenues, nous ne sommes pas tout à fait corrigés de notre goût du<text:s/></text:span><text:span text:style-name="T843">laid</text:span><text:span text:style-name="T844"><text:s/>et de l’</text:span><text:span text:style-name="T845">horrible</text:span><text:span text:style-name="T846"> ; nous espérons encore : car enfin c’est peut-être une source nouvelle d’émotions et de plaisirs. Peut-être n’a-t-il manqué jusqu’ici qu’un hom</text:span><text:span text:style-name="T847">me de talent. Attendons… Eh bien !<text:s/></text:span><text:span text:style-name="title">le Joueur</text:span><text:span text:style-name="T848"><text:s/>est venu. Qu’en pense-t-on ? Est-ce la naissance ou la fin d’un nouveau genre, son premier ou son dernier effort ?</text:span></text:p>
      <text:p text:style-name="P849">En 89, chaque plan de constitution, chaque projet de déclaration des droits de l’homme, juste ou<text:s/>faux, trouvait des lecteurs. Pourquoi ? C’est qu’on se sentait à la veille d’une réforme. Chacun se disait, à l’apparition d’un nouveau réformateur : Voyons quelles sont ses idées. Eh bien ! monteur, en fait de littérature dramatique, nous sommes en 89, à<text:s/>la veille de la réforme. Comment se fera-t-elle ? On ne sait trop ; chacun dit son avis. C’est l’image d’un parterre, le soir d’une première représentation, avant le rideau levé : chacun fait le plan de la pièce nouvelle ; c’est ceci, c’est cela. Le rideau se lève, et la pièce est souvent tout autre chose.</text:p>
      <text:p text:style-name="Corpsdetexte"><text:span text:style-name="pb">[p. 80]<text:s/></text:span><text:span text:style-name="T850">Pourtant, avec une pareille incertitude et une pareille impatience, il n’est pas étonnant qu’aussitôt qu’une pièce paraît avec quelques prétentions d’être neuve et indépendante, elle excite la cu</text:span><text:span text:style-name="T851">riosité et l’intérêt ; de là la vogue de<text:s/></text:span><text:span text:style-name="title">Trente Ans</text:span><text:span text:style-name="T852">. Ainsi, de la part de la bonne compagnie, satiété de tragédies monotones, désir et même goût systématique de nouveautés, impatience de réforme, voilà les causes qui l’entraînent aux boulevards. Qu’elle y<text:s/></text:span><text:span text:style-name="T853">aille, c’est fort bien ; car en tout il faut voir et juger. Y retournera-t-elle ? voilà toute la question.</text:span></text:p>
      <text:soft-page-break/>
      <text:p text:style-name="Corpsdetexte"><text:span text:style-name="T854">Quant au peuple, c’est tout autre chose. Il aime franchement les mélodrames ; il ne met dans son empressement ni esprit de système ni intérêt de part</text:span><text:span text:style-name="T855">i. S’il va voir<text:s/></text:span><text:span text:style-name="title">Trente Ans</text:span><text:span text:style-name="T856">, c’est qu’il s’y amuse ; mais il y a pourtant une chose que je voudrais savoir, c’est s’il faut désormais de pareilles pièces pour l’émouvoir, et s’il n’est plus capable de se laisser toucher par quelque honnête mélodrame, où l’â</text:span><text:span text:style-name="T857">me ne serait pas froissée par de dégoûtantes horreurs, où la vertu serait récompensée et le vice puni au dénouement, le tout avec un peu d’adresse et de nouveauté dans l’intrigue, de naturel dans les caractères et de simplicité dans le style ; ce que je vo</text:span><text:span text:style-name="T858">udrais savoir enfin, c’est si le parterre des boulevards est tourmenté par la satiété comme le parterre de nos grands théâtres. Est-on là dégoûté du vieux mélodrame comme ailleurs de la vieille tragédie ? Eh bien ! soit. Alors naît une autre question digne</text:span><text:span text:style-name="T859"><text:s/>d’examen. Qu’est-ce que l’horrible en littérature ? Dans quelle proportion doit-il être admis ? Suffit-il seul pour inspirer le talent ?</text:span></text:p>
      <text:p text:style-name="Corpsdetexte"><text:span text:style-name="T860">Quelques courtes observations, à défaut d’examen ;<text:s/></text:span><text:span text:style-name="pb">[p. 81]<text:s/></text:span><text:span text:style-name="T861">après Voltaire, qui donna plus de mouvement à notre tragédi</text:span><text:span text:style-name="T862">e, la mode vint sur la scène des coups de théâtre. Chaque auteur préparait à l’envi des effets de surprise, quelques péripéties inattendues : de là une sorte de tragédie plus agitée et plus bruyante que la tragédie classique, sans être au fond plus vive et</text:span><text:span text:style-name="T863"><text:s/>plus hardie ; c’est ce que j’appellerais volontiers la tragédie mécanique. Son mérite, c’était d’avoir de brusques changements et des scènes qui fissent tableau. Aussi, voulait-on louer une tragédie : Il y a, disait-on, de belles situations et de beaux ve</text:span><text:span text:style-name="T864">rs. Aujourd’hui nous voulons autre chose ; le plaisir de la surprise ne nous suffit plus, s’il ne s’y joint l’intérêt de la vérité et des caractères historiques. Eh bien ! monsieur, il en est de l’horreur comme de la surprise. Seuls, ces deux moyens s’usen</text:span><text:span text:style-name="T865">t bien vite : la surprise tombe dans la monotonie, l’horreur finit par ennuyer. Je ne prétends pas qu’on doive toujours s’abstenir de détails horribles et rebutants. Il ne faut pas s’en passer quand ils peuvent peindre plus fidèlement les mœurs et les usag</text:span><text:span text:style-name="T866">es ; mais ce n’est qu’un accessoire ; n’en faites jamais le but de vos ouvrages. Quel talent y a-t-il à combiner des scènes horribles et dégoûtantes, si elles n’ont d’autre fin que d’émouvoir péniblement le spectateur ? Ce sont des débauches d’imagination<text:s/></text:span><text:span text:style-name="T867">qui révoltent un instant un auditoire blasé, et qui bientôt tombent dans le mépris et l’oubli. En fait de littérature, je n’apprécie guère plus de pareils ouvrages que l’histoire de Croquemitaine. Ce sont choses bonnes toutes deux à effrayer les enfants ou</text:span><text:span text:style-name="T868"><text:s/>les bonnes, et qui s’adressent au corps plutôt qu’à l’esprit. À ces spectacles-là c’est le trouble des sens qui finit par troubler l’âme ; mais,<text:s/></text:span><text:span text:style-name="pb">[p. 82]<text:s/></text:span><text:span text:style-name="T869">en vérité, ce n’est pas plus de la littérature, plaisir brutal n’est de l’amour.</text:span></text:p>
      <text:p text:style-name="P870">Il y a aussi des moralistes qui trouvent dangereux ce genre de spectacle. C’est par là,<text:s/><text:soft-page-break/>disent-ils, qu’on corrompt et qu’on avilit le peuple. Il ne remporte de ces pièces que des impressions flétrissante, qui altèrent dans son âme la pureté de sentiment, qui est la meilleure sauvegarde des bonnes mœurs. Ces inquiétudes sont nobles et patriotiques. Voici pourtant quelques idées à ce sujet ; ce sont plutôt des observations qu’une réponse :</text:p>
      <text:p text:style-name="Corpsdetexte"><text:span text:style-name="T871">On se fait, je crois, une fausse idée des effets produits par la comédie.<text:s/></text:span><text:span text:style-name="title">Le Mariage de Fig</text:span><text:span text:style-name="title">aro</text:span><text:span text:style-name="T872"><text:s/>et<text:s/></text:span><text:span text:style-name="title">l’École des Maris</text:span><text:span text:style-name="T873"><text:s/>n’apprennent point aux jeunes filles à tromper leurs tuteurs, parce qu’elles n’y voient qu’un spectacle et non une leçon. On prend les choses pour ce qu’elles se donnent. C’est une comédie, dites-vous ? Eh bien ! soit ; ne craignez</text:span><text:span text:style-name="T874"><text:s/>pas que je voie là autre chose qu’une fiction. La perspective théâtrale a ses lois comme l’autre ; et la première de ces lois, c’est l’idée invariable que tout ceci n’est qu’un jeu et qu’une illusion. L’esprit veut bien se laisser duper ; mais, comme en s</text:span><text:span text:style-name="T875">’y prêtant il sait bien que ce n’est qu’une erreur, il est décidé à ne pas prendre au sérieux ce qu’il voit et ce qu’il entend. Il n’y a guère moyen de lui ôter cette persuasion. Aussi l’esprit d’application, celui qui fait qu’on s’applique ce qui se dit s</text:span><text:span text:style-name="T876">ur la scène, est de tous le plus rare. Ainsi, à mon avis, le théâtre n’a jamais ni corrigé ni corrompu personne. Blâmons avec l’Église la dissipation que causent les spectacles, soit ; mais ne croyons pas que le théâtre inspire les passions qu’il représent</text:span><text:span text:style-name="T877">e.</text:span></text:p>
      <text:p text:style-name="Corpsdetexte"><text:span text:style-name="pb">[p. 83]<text:s/></text:span><text:span text:style-name="T878">Il en est, selon moi, des comédies comme des statues de marbre étalées sans danger dans nos jardins publics aux yeux de la jeunesse. Ce n’est pas l’idée de la nudité qui s’offre la première à l’esprit, c’est celle du marbre ; et celle-là corrige</text:span><text:span text:style-name="T879"><text:s/>et amortit l’autre. Pour y trouver de l’indécence, il faut en mettre ; il faut que l’imagination anime et colore la pierre. Le fait-elle souvent ? Non. Et pourquoi ? C’est qu’en cela, comme en tout, l’habitude émousse la vivacité des impressions. Qu’une j</text:span><text:span text:style-name="T880">eune fille qui n’a jamais vu ni une statue ni une comédie, soit tout à coup amenée devant l’Apollon du Belvédère ou au<text:s/></text:span><text:span text:style-name="title">Mariage de Figaro</text:span><text:span text:style-name="T881">, l’impression sera vive le premier jour ; elle risque même de le devenir davantage, si, mal à propos effrayé, son tuteu</text:span><text:span text:style-name="T882">r ne la mène plus ni au Musée ni au théâtre ; mais qu’elle y retourne, il n’y a plus de danger. Voyez nos petites filles jouer au cerceau devant l’Hercule et le Méléagre des Tuileries : est-ce ce beau chasseur qui éveille leur imagination ? Non ; ce beau c</text:span><text:span text:style-name="T883">hasseur n’est, que de marbre. C’est l’habitude qui détermine le cours des idées ; c’est par elle que l’Apollon du Belvédère n’est qu’un morceau de marbre sans séduction, et la comédie qu’un amusement sans danger.</text:span></text:p>
      <text:p text:style-name="Corpsdetexte"><text:span text:style-name="T884">Voici bien des digressions, monsieur, sur l</text:span><text:span text:style-name="T885">e succès de<text:s/></text:span><text:span text:style-name="title">Trente Ans</text:span><text:span text:style-name="T886"><text:s/>et sur son effet ; arrivons enfin à l’examen de la nièce.</text:span></text:p>
      <text:p text:style-name="Corpsdetexte"><text:span text:style-name="T887">Les caractères sont-ils neufs ? Non ; ils sont jetés dans le moule ordinaire des personnages<text:s/></text:span><text:soft-page-break/><text:span text:style-name="T888">de mélodrame. Germancy est un misérable qui fait mourir de chagrin son vieux père.</text:span><text:span text:style-name="T889"><text:s/>La passion du jeu est son moindre vice. Pourquoi en avoir fait un joueur de préférence ? Avec sa nature corrompue, il est propre<text:s/></text:span><text:span text:style-name="pb">[p. 84]<text:s/></text:span><text:span text:style-name="T890">à tout ce sera un libertin, ce sera un ambitieux f ce que vous voudrez, excepté un honnête homme. A-t-il au moins quel</text:span><text:span text:style-name="T891">que bonne qualité au milieu de ses vices, quelque lueur de vertu au milieu de ses désordres ? Non ; c’est un homme<text:s/></text:span><text:span text:style-name="T892">tout d’une pièce</text:span><text:span text:style-name="T893">, comme nos héros de tragédie classique, gens qui ne semblent guère appartenir à la nature humaine, puisqu’ils sont tout bons</text:span><text:span text:style-name="T894"><text:s/>ou tout mauvais. Et pourtant ces contrastes et ces inégalités de caractère intéressent et émeuvent. C’est un des secrets de Walter Scott ; il a toujours quelque vertu en réserve pour en faire au besoin l’aumône à quelques-uns de ses coquins. C’est par là<text:s/></text:span><text:span text:style-name="T895">qu’il les relève de leur dégradation ; c’est par là qu’il peint fidèlement la nature, qui ne déshérite jamais entièrement personne. Aussi Germancy n’est pas un coquin de nature, mais de roman. Entraîné par ses vices, qui lui servent de fatalité, il va de c</text:span><text:span text:style-name="T896">rime en crime sans que nous nous y intéressions. Pas le moindre retour de bons sentiments ; toujours une brutale monotonie de violences et de vices. Voyez dans<text:s/></text:span><text:span text:style-name="title">le Joueur</text:span><text:span text:style-name="T897"><text:s/>de notre vieux Regnard comme, à chaque instant, selon le gain ou la perte, il change d</text:span><text:span text:style-name="T898">e caractère et d’esprit. Quelle variété de sentiments ! en même temps quelle unité de dessin ! C’est que Regnard peignait le joueur avec toutes ses inégalités d’humeur et ses vicissitudes de fortune. Ici je ne vois qu’un misérable. Regnard faisait naître l</text:span><text:span text:style-name="T899">’intérêt du caractère de son joueur ; ici, dans le mélodrame il naît seulement des événements précipités l’un sur l’autre.</text:span></text:p>
      <text:p text:style-name="Corpsdetexte"><text:span text:style-name="T900">Parlerai-je de Mme de Germancy ? C’est une héroïne de mélodrame, une femme vertueuse et malheureuse. L’ami du joueur ? C’est le traît</text:span><text:span text:style-name="T901">re obligé.<text:s/></text:span><text:span text:style-name="pb">[p. 85]<text:s/></text:span><text:span text:style-name="T902">Ajou</text:span><text:span text:style-name="T903">tez à cela un aubergiste intéressé, un voyageur confiant et qui se laisse assassiner, un bon serviteur qu’on insulte : voilà la liste des personnages, et certes il n’a pas fallu grand effort d’invention pour créer de pareils caractèr</text:span><text:span text:style-name="T904">es. Pardon, monsieur, j’oubliais un père outragé qui maudit son fils.</text:span></text:p>
      <text:p text:style-name="P905">À défaut de l’invention des caractères, y a-t-il au moins de la vérité de mœurs ? Quelles mœurs et de quelle époque ? En vérité je n’en sais rien. Ce sont des mœurs de théâtre, où tout est de convention, où tout est exagéré, le vice comme la vertu. Avez-vous jamais rencontré un Germancy ailleurs que dans les romans ? Sont-ce là les mœurs d’autrefois ? C’est calomnier l’ancien régime. Il y avait peut-être plus de frivolité encore que de perversité. Sont-ce les nôtres ? Nous valons mieux.</text:p>
      <text:p text:style-name="Corpsdetexte"><text:span text:style-name="T906">Jusqu’ici, monsieur, j’ai été sévère ; mais ce n’est pas assez, il faut aussi être juste. Cette pièce ne se distingue, selon moi, des autres mélodrames, ni par l’invention des caractères ni par la vérité<text:s/></text:span><text:span text:style-name="T907">des mœurs ; quel est donc son mérite ? Celui des pièces que j’ai appelées<text:s/></text:span><text:soft-page-break/><text:span text:style-name="T908">mécaniques ; quelques situations fortes, naissant d’événements jetés pêle-mêle sur la scène : c’est à ce titre que me plaît le troisième acte, et cette préférence de ma part montre q</text:span><text:span text:style-name="T909">ue je n’ai pas de haine puérile pour<text:s/></text:span><text:span text:style-name="T910">l’horrible</text:span><text:span text:style-name="T911"> ; car il est impossible de porter plus loin l’horreur et le dégoût. Ce joueur brillant du premier acte, cet escroc fastueux du second, n’est plus au troisième qu’un misérable caché dans une méchante cabane du</text:span><text:span text:style-name="T912"><text:s/>Tyrol, assassinant bassement les voyageurs pour s’emparer de leur or : c’est là que le rencontre son ancien complice de jeux et de<text:s/></text:span><text:span text:style-name="pb">[p. 86]<text:s/></text:span><text:span text:style-name="T913">plai</text:span><text:span text:style-name="T914">sirs, réduit aussi à la mendicité :cette reconnaissance effroyable, cette confrontation du crime avec le crime f</text:span><text:span text:style-name="T915">ait un bel effet : j’aime cet infernal tête-à-tête de ces deux joueurs devenus brigands ; cette incurable crédulité qui fait tressaillir Germancy, quand son complice lui parle d’un secret pour<text:s/></text:span><text:span text:style-name="T916">faire sauter les banques d’Italie</text:span><text:span text:style-name="T917"> : j’aime même ces souvenirs d</text:span><text:span text:style-name="T918">e leur splendeur passée, et ces restes de jargon de société, sous le toit de cette vieille cabane, et entre ces deux hommes vêtus de haillons ; il y a là de la vérité et de l’énergie.</text:span></text:p>
      <text:p text:style-name="Corpsdetexte"><text:span text:style-name="T919">Ce dernier acte rappelle<text:s/></text:span><text:span text:style-name="title">la Nuit du 13 février</text:span><text:span text:style-name="T920">, drame allemand d’un effe</text:span><text:span text:style-name="T921">t sombre et terrible ; c’est aussi un père tuant son fils qui vient, sans se faire connaître, demander l’hospitalité ; mais dans<text:s/></text:span><text:span text:style-name="title">la Nuit du 13 février</text:span><text:span text:style-name="T922">, la pièce, dès le commencement, est empreinte d’une sorte de fatalité superstitieux qui donne à des crime</text:span><text:span text:style-name="T923">s de cabaret je ne sais quelle dignité tragique. Il y a un sombre mystère répandu dès la prière scène, sur cette famille d’Atrides en sabots, et le dégoût finit par s’effacer dans l’horreur : dans le troisième acte de<text:s/></text:span><text:span text:style-name="title">Trente Ans</text:span><text:span text:style-name="T924">, la vérité est nue et hideu</text:span><text:span text:style-name="T925">se ; rien qui annonce une prédestination surnaturelle et un entraînement fatal au crime ; c’est un vil brigand qui tue pour voler. Le drame allemand, malgré la bassesse de ses personnages, garde encore un reste d’idéal poétique ; il y a là plus que l’homme</text:span><text:span text:style-name="T926"><text:s/>et que ses passions ; dans<text:s/></text:span><text:span text:style-name="title">Trente Ans</text:span><text:span text:style-name="T927">, il n’y a ni destinée irrésistible ni puissance superstitieuse ; il n’y a que la méchanceté de l’homme et son profond avilissement.</text:span></text:p>
      <text:p text:style-name="Corpsdetexte"><text:span text:style-name="T928">J’allais oublier, monsieur, de vous parler de la<text:s/></text:span><text:span text:style-name="pb">[p. 87]<text:s/></text:span><text:span text:style-name="T929">vio</text:span><text:span text:style-name="T930">lation de l’unité de<text:s/></text:span><text:span text:style-name="T931">temps ; cette pièce, et son titre l’annonce, dure trente années : cette facile témérité a fait bondir de joie quelques critiques ; c’est en vérité trop d’honneur pour l’unité de temps que de se réjouir ainsi de sa défaite ; quant à moi je n’en ferai jamais</text:span><text:span text:style-name="T932"><text:s/>ni un sujet de blâme ni un sujet d’éloge : votre sujet se renferme aisément en 24 heures, respectez l’unité ; vous avez besoin de plus de temps, prenez-en, violez l’unité ; qu’importe au mérite de la pièce ? Ici l’auteur voulait montrer le même homme tour</text:span><text:span text:style-name="T933"><text:s/>à tour joueur, escroc et brigand ; il avait besoin de trente ans, il les a pris ; c’est fort bien ; mais ses deux premiers actes m’ont ennuyé malgré la violation des règles, et son dernier m’a intéressé malgré l’horreur et le dégoût des tableaux. Certes,<text:s/></text:span><text:span text:style-name="T934">on ne<text:s/></text:span><text:soft-page-break/><text:span text:style-name="T935">peut guère, après cela, m’accuser d’être formaliste.</text:span></text:p>
      <text:p text:style-name="P936">Détruisez les règles si vous voulez, mais mettez quelque chose à la place. Ce serait grande pitié que notre ennui changeât seulement de forme, et, pour tout profit, de classique qu’il était se fît<text:s/>romantique. J’aime les révolutions pourvu qu’elles amènent quelque chose de mieux, sans ce point je ne m’en soucie guères. Ce qui m’effraie aujourd’hui, ce n’est pas la timidité de nos auteurs, c’est leur parcimonie d’idées neuves. Comptez combien de pièces animées du souffle d’une idée neuve !</text:p>
      <text:p text:style-name="P937">Apparent rari nantes in gurgite vasto.</text:p>
      <text:p text:style-name="Corpsdetexte"><text:span text:style-name="T938">Aussi, qu’il paraisse quelque ouvrage qui ait ce genre de mérite et de succès ; aussitôt, sans trop regarder si la pensée-mère de l’ouvrage se prête ou ne se prête pas à la form</text:span><text:span text:style-name="T939">e dramatique, nos auteurs s’en emparent : histoire, roman, conte, nouvelle, peu importe ; le<text:s/></text:span><text:span text:style-name="pb">[p. 88]<text:s/></text:span><text:span text:style-name="T940">pauvre livre a beau résister ; tu seras, bon gré, mal gré, vaudeville ou comédie. Mais, Messieurs, voyez, je ne conviens pas à la scène. — Mauvaise volonté</text:span><text:span text:style-name="T941"> ! et le roman devient vaudeville : qui en souffre ? l’auteur du roman ? non, certes ; car, pour avoir mis un fils au monde, si ce fils à son tour fait un bâtard, on n’est pas, j’imagine, responsable de cette fredaine. Qui en souffre donc ? le public. En e</text:span><text:span text:style-name="T942">ffet, il n’est juge qu’à condition de s’ennuyer souvent : c’est par là qu’il ressemble aux magistrats.</text:span></text:p>
      <text:p text:style-name="Corpsdetexte"><text:span text:style-name="T943">Ces réflexions me viennent à propos de<text:s/></text:span><text:span text:style-name="title">Sainte-Périne</text:span><text:span text:style-name="T944">, petit vaudeville joué dernièrement au Gymnase. Il y a à peu près un an, M. Valery publia une nouvel</text:span><text:span text:style-name="T945">le sous ce titre ; l’idée principale était neuve et naturelle, les détails gracieux et délicats, c’est un tableau des dernières amours ; deux personnes sont arrivées à la vieillesse sans avoir pu trouver ni l’un ni l’autre qui les aimât comme ils auraient<text:s/></text:span><text:span text:style-name="T946">voulu l’être. Jusque-là, toujours mal assortis, et toujours malheureux, ils se racontent leurs déconvenues et leurs peines : il se trouve qu’ils se sont rencontrés autrefois dans la société, et bientôt l’amour naît de ces confidences. Il n’y a dans ce roma</text:span><text:span text:style-name="T947">n ni événements extraordinaires, car à soixante ans on n’est guère propre à courir l’un après l’autre comme des amoureux de vingt ans ; ni des sentiments exaltés, car l’âge a adouci pour eux le feu des passions ; mais il y a un charme singulier à voir ces<text:s/></text:span><text:span text:style-name="T948">deux vieillards se raconter leurs méprises et leurs malheurs ; il n’y a d’autre intérêt que celui de leurs souvenirs et de leurs réflexions ; mais ces souvenirs sont ranimés par un sentiment doux et tendre ; c’est, après tout, une idée si<text:s/></text:span><text:span text:style-name="pb">[p. 89]<text:s/></text:span><text:span text:style-name="T949">natu</text:span><text:span text:style-name="T950">relle</text:span><text:span text:style-name="T951"><text:s/>de penser que peut-être au déclin de la vie nous retrouverons déjà vieille, et vieux nous-même, quelque femme que nous avons aimée dans notre premier âge. Séparés par la société ou par la fortune, à soixante ans, quand il n’y a<text:s/></text:span><text:soft-page-break/><text:span text:style-name="T952">plus de danger et qu’il ne<text:s/></text:span><text:span text:style-name="T953">reste que du plaisir, on se rencontrera, on se dira qu’on s’aimait, et ces aveux d’un ancien amour auront encore toute la grâce de la jeunesse, avec, de plus, le charme des vieux souvenirs. Il y a, à ce sujet, un délicieux sonnet de Pétrarque ; il se repré</text:span><text:span text:style-name="T954">sente la vieillesse de sa dame : « Ses beaux yeux auront perdu leur éclat, il ne craindra plus ces regards qui le faisaient mourir ; alors peut-être il aura la hardiesse de lui découvrir ses peines ; il lui dira les années, les jours, les heures de ses sou</text:span><text:span text:style-name="T955">ffrances, et si l’âge est contraire à ses désirs, au moins sa douleur trouvera quelque consolation à exprimer, quoique si tard, son amour. »</text:span></text:p>
      <text:p text:style-name="Corpsdetexte"><text:span text:style-name="T956">Voilà les sentiments que M. Valery a mis en action dans sa nouvelle de<text:s/></text:span><text:span text:style-name="title">Sainte-Périne</text:span><text:span text:style-name="T957">. Il s’est bien gardé d’en alté</text:span><text:span text:style-name="T958">rer la divine simplicité. Quelques personnes pourtant l’ont accusé de manquer de naturel : des amants de soixante ans ! s’est-on écrié ; pourquoi pas ? L’amour ne messied aux vieillards que lorsqu’ils veulent singer les airs évaporés de la jeunesse ; qu’il</text:span><text:span text:style-name="T959">s ne cherchent pas à couvrir leurs cheveux blancs d’une perruque blonde, ils plairont encore. M. Valery n’a pas rajeuni ses héros ; ils gardent précieusement le caractère de leur âge ; ils se souviennent, c’est là leur manière d’aimer : de là une ingénieus</text:span><text:span text:style-name="T960">e délicatesse de sentiments, exempte de recherche parce qu’il y a au fond une passion vraie et naturelle ; de là une source d’observations spirituelles sur l’effet de l’amour<text:s/></text:span><text:span text:style-name="pb">[p. 90]<text:s/></text:span><text:span text:style-name="T961">cor</text:span><text:span text:style-name="T962">rigé par l’âge. Ajoutez-y ce ton du monde et de la société, qui risque</text:span><text:span text:style-name="T963"><text:s/>d’être blâmé de ceux qui ne le connaissent pas, et dont la rapidité et le tour élégant passent pour de l’affectation jusqu’à ce qu’on y soit initié. Dans<text:s/></text:span><text:span text:style-name="title">Sainte-Périne</text:span><text:span text:style-name="T964">, ce langage n’est qu’un trait de vérité de plus ; nés dans la bonne compagnie, ce n’est</text:span><text:span text:style-name="T965"><text:s/>pas la faute des héros s’ils en parlent la langue Eh bien ! monsieur, concevez-vous que ce soit un pareil roman, avec ce genre de mérite et d’intérêt, qu’on ait essayé de mettre à la scène ? Comment ne pas voir que ces nuances délicates de sentiments, que</text:span><text:span text:style-name="T966"><text:s/>ces souvenirs gracieux ont besoin du demi-jour de la lecture, où rien ne se voit qu’à moitié, et qu’au grand jour de la représentation ils vont pâlir et s’effacer ? Dans le roman, Sainte-Périne est une maison de refuge pour la noblesse ruinée ; ici, c’est</text:span><text:span text:style-name="T967"><text:s/>en quelque sorte l’hospice des ménages, avec tous les bavardages de vieilles femmes. J’entends, au lever du rideau, un chœur de vieillards qui, d’une voix chevrotante, entonnent les louanges de la cuisine de Sainte-Périne ; bientôt je vois un vieux mousqu</text:span><text:span text:style-name="T968">etaire, sorte de ci-devant jeune homme, caricature triviale, qui apprend à rire des vieillards, et dont le voisinage doit nuire aux deux vieux amants ; car avec un amour de soixante ans, qui prête par lui-même au ridicule, il faut, pour s’en préserver, don</text:span><text:span text:style-name="T969">ner du sérieux et de la dignité à tout l’entourage : et, si le rire se met une fois de la partie, c’est fait du tout.</text:span></text:p>
      <text:soft-page-break/>
      <text:p text:style-name="P970">Voilà une bien longue lettre, monsieur ; je termine brusquement en faisant mes excuses au peu de lecteurs qui ont eu la patience de m’accompagner jusqu’ici.</text:p>
      <text:p text:style-name="salute">Agréez, etc.</text:p>
      <text:h text:style-name="Titre2" text:outline-level="2"><text:span text:style-name="pb">[p. 219]<text:s/></text:span>*[XXV]</text:h>
      <text:p text:style-name="argument">Le Classique et le Romantique. — <text:span text:style-name="title">Les Proverbes au Château</text:span>.</text:p>
      <text:p text:style-name="Corpsdetexte">Toutes les poétiques ont raison, parce que toutes les poétiques sont faites sur les œuvres du génie. Le rôle d’un rhéteur, c’est d’examiner par quels<text:s/>moyens Euripide et Racine, Shakespeare et Goethe ont réussi, ceux-ci à Londres et à Weimar<text:span text:style-name="Appelnotedebasdep."><text:note text:note-class="footnote" text:id="_ftn17"><text:note-citation>18</text:note-citation><text:note-body><text:p text:style-name="Notedebasdepage"><text:s/>[NdE] Orthographié Weymar.</text:p></text:note-body></text:note></text:span>, ceux-là en Grèce et en France. Classique ou romantique, le rhéteur n’a jamais tort : il se règle sur le succès ; mais que devient la<text:s/>théorie, lorsque la pratique la compromet chaque jour ?<text:s/></text:p>
      <text:p text:style-name="Corpsdetexte">Le romantique aura le sort des meilleures choses ; il périra par les mains de ceux même qui le veulent propager. Pendant trois longues années, le public a été harcelé par les héritiers de M. Schlegel; on lui a fait honte de ses vieilles croyances. Jamais cause ne fut plaidée avec plus de chaleur; mais les guêpes de La Fontaine plaidaient fort bien aussi : elles se mirent à l’œuvre, et vous savez ce qu’il advint.</text:p>
      <text:p text:style-name="Corpsdetexte">Il est des auteurs qui ne voient le système romantique que dans la faculté de locomotion. Ils estiment qu’en changeant de lieu à chaque scène, ils ont conçu<text:s/><text:span text:style-name="pb">[p. 220]<text:s/></text:span>un ouvrage romantique ; il en est d’autres qui ne voient le système classique que dans l’immobilité ; quand ils ont fait un événement qui s’accomplit dans l’enceinte d’un palais, ils se disent classiques. Hélas ! monsieur, ils n’ont fait tous deux qu’un<text:s/><text:span text:style-name="T971">je ne sais quoi</text:span><text:s/>qui n’a de nom ni dans Aristote ni dans Jean-Paul : ils n’ont fait qu’un ouvrage ennuyeux. Les deux genres sont moins ennemis qu’on le pense. Ne vous arrêtez pas à la forme, allez au fond des choses, vous verrez qu’ils tendent tous deux au même but. Le beau est partout le même ; les genres ne différent que dans la manière de l’atteindre. Celui-ci prend une route, celui-là une autre. Si le ciel nous envoie un homme de génie, il en prendra une troisième, et il verra loin, bien loin derrière lui, les rhéteurs s’évertuer à prouver que cette route est la seule bonne. Nous autres, journalistes, nous sommes un peu le trompette<text:s/>du régiment.</text:p>
      <text:p text:style-name="Corpsdetexte">Les<text:s/><text:span text:style-name="title">Proverbes au Château</text:span><text:s/>sont une poétique mise en action; aussi a-t-elle été froidement accueillie. L’éducation du public est achevée ; à chaque nouveau raisonnement il semble dire : Je tiens cela pour accordé ; mais passez à l’exécution. Toutefois, à la première représentation,<text:s/><text:soft-page-break/>son attitude était admirable. Pour opposer les deux genres l’un à l’autre, les auteurs des<text:s/><text:span text:style-name="title">Proverbes</text:span><text:s/>avaient ramassé toutes les niaiseries des Géronte, les fourberies des Crispin, les propos un peu lestes des Nérine de la vieille comédie; le parterre en a ri comme un bienheureux ; il était aux anges ; il a pris la parodie pour l’ouvrage et l’ouvrage pour la parodie. Le classique nous paraît bien enraciné chez lui. Rassurez-vous, monsieur ; amusez-le<text:s/><text:span text:style-name="pb">[p. 221]<text:s/></text:span>demain, et<text:s/>il passera sous vos drapeaux. Il y aurait un volume de commentaires à faire sur cette comédie ; je me bornerai à soumettre aux auteurs quelques observations.</text:p>
      <text:p text:style-name="Corpsdetexte">Et d’abord<text:s/><text:span text:style-name="title">le Valet plus spirituel que son Maître</text:span><text:s/>est-il un ouvrage classique ? Depuis longtemps<text:s/>les valets ont été déshérités du rôle brillant qu’ils jouaient sur notre scène. M. Andrieux nous a appris, il y a quelque quarante ans, à nous en passer ; depuis<text:s/><text:span text:style-name="title">les Étourdis</text:span>, on les a laissés épousseter les habits et porter les lettres ; ils sont enfin à<text:s/>leur place. Mais les Crispin, les Frontin n’étaient pas au temps de Molière ce que sont de nos jours les Pierre et les François. Lisez les Mémoires de l’époque, et vous verrez quelle intimité existait entre le valet et le maître, et quelles causes faisaient naître et entretenaient cette intimité. Le valet était alors ce que Sterne en voulait faire, un humble ami, Un jeune seigneur lui confiait tout le soin des affaires d’intrigue ; c’était un courtier en livrée, mais un courtier propre à toute espèce de commerce. Qu’attaquez-vous donc? Les auteurs de l’an de grâce 1827 ? Ils ont répudié ces mœurs. Est-ce à Molière que vous en voulez ? C’est s’en prendre au miroir de la laideur de l’image.</text:p>
      <text:p text:style-name="Corpsdetexte">L’exposition faite entre deux personnages qui s’apprennent ce qu’ils savent déjà vous choque ; vous la critiquez dans Regnard et dans Destouches, rien de plus juste ; mais pourquoi l’approuver dans M. Mérimée ? L’exposition de<text:s/><text:span text:style-name="title">l’Amour africain</text:span><text:s/>est exactement celle du<text:s/><text:span text:style-name="title">Valet plus spirituel que son Maître</text:span>. Les voici toutes deux. Je ne garantis que le sens ; l’expression m’échappe.</text:p>
      <text:p text:style-name="P972">DORANTE<text:span text:style-name="Appelnotedebasdep."><text:note text:note-class="footnote" text:id="_ftn18"><text:note-citation>19</text:note-citation><text:note-body><text:p text:style-name="Notedebasdepage"><text:s/><text:span text:style-name="T973">Les Proverbes au Château</text:span> : 2<text:span text:style-name="T974">e</text:span> partie.</text:p></text:note-body></text:note></text:span>.</text:p>
      <text:p text:style-name="P975">Maraud ! veux-tu bien m’écouter quand je te parle de mon amour !</text:p>
      <text:p text:style-name="P976">FRONTIN.</text:p>
      <text:p text:style-name="P977">Eh ! monsieur, vous me l’avez déjà raconté cent fois.</text:p>
      <text:p text:style-name="P978">DORANTE.</text:p>
      <text:p text:style-name="P979">N’importe.<text:s/>Écoute-moi pour la cent et unième.</text:p>
      <text:soft-page-break/>
      <text:p text:style-name="Corpsdetexte">Le pauvre classique, vous le voyez, est condamné avec dépens. Passons au romantique. Notez bien qu’on nous le donne comme un modèle à suivre.<text:s/></text:p>
      <text:p text:style-name="P980">SIDI NOUMAN<text:span text:style-name="Appelnotedebasdep."><text:note text:note-class="footnote" text:id="_ftn19"><text:note-citation>20</text:note-citation><text:note-body><text:p text:style-name="Notedebasdepage"><text:s/><text:span text:style-name="T981">Les Proverbes au Château</text:span> : 3<text:span text:style-name="T982">e</text:span> partie.<text:s/><text:span text:style-name="T983">Théâtre de Clara Gazul</text:span>.</text:p></text:note-body></text:note></text:span>.</text:p>
      <text:p text:style-name="P984">Te rappelles-tu comment nous avons fait connaissance ?</text:p>
      <text:p text:style-name="P985">ZEYN.</text:p>
      <text:p text:style-name="P986">Mon cœur s’en souvient assez.</text:p>
      <text:p text:style-name="P987">SIDI NOUMAN.</text:p>
      <text:p text:style-name="P988">J’étais seul… (<text:span text:style-name="T989">Suit la narration.</text:span>)</text:p>
      <text:p text:style-name="Corpsdetexte">J’ai beau chercher, je ne vois pas en quoi Dorante vaut moins que Sidi Nouman : ils me semblent taillés en même étoffe.</text:p>
      <text:p text:style-name="Corpsdetexte">N’accusons pas, monsieur, les auteurs des<text:s/><text:span text:style-name="title">Proverbes</text:span> ; ils ont mis dans leurs attaques plus de mesure qu’on n’en devait raisonnablement espérer.<text:s/><text:span text:style-name="pb">[p. 223]<text:s/></text:span>Quand un poète classique a rimé trois grands actes pour prouver au dénouement qu’un romantique est un escroc, il est bien permis à un romantique de rire un peu de la friperie de Destouches.</text:p>
      <text:p text:style-name="Corpsdetexte"><text:span text:style-name="title">Les Proverbes</text:span><text:s/>sont une comédie de bon goût ; la première partie étincelle d’esprit et de gaîté, et c’est la seule qui appartienne en propre aux auteurs. Comme poétique, la pièce manque le but ; comme œuvre dramatique, elle plaît par l’air d’étrangeté qui y règne. Mais, faut-il le dire, monsieur ? je crois qu’aujourd’hui tous les rôles sont changés. Les romantiques, ces grands chercheurs d’idées, ces ennemis de toute imitation, vivent depuis trois ans sur l’idée de<text:s/><text:span text:style-name="title">Julien ou Vingt-cinq ans d’entracte</text:span> ; ils l’ont flétrie à force de la remanier. Les classiques, de leur côté, s’opposent à toute innovation, et c’est d’eux que nous viennent les conceptions les plus originales. N’oublions pas que<text:s/><text:span text:style-name="title">Sylla</text:span><text:s/>a été tracé par la main d’un classique.</text:p>
      <text:p text:style-name="Corpsdetexte">Eh ! messieurs des deux oppositions, trêve, trêve à toutes ces querelles. Il n’y a qu’un genre au monde : c’est celui qui fait faire de bons ouvrages. Réunissez-vous contre l’ennemi commun : l’ennemi commun c’est l’ennui.</text:p>
      <text:h text:style-name="Titre2" text:outline-level="2"><text:span text:style-name="pb">[p. 261]<text:s/></text:span>[XXVI]</text:h>
      <text:p text:style-name="argument"><text:span text:style-name="title">Le Paysan perverti</text:span><text:span text:style-name="T990">. — Réflexions générales.</text:span></text:p>
      <text:soft-page-break/>
      <text:p text:style-name="Corpsdetexte"><text:span text:style-name="T991">Si je voulais me faire passer pour prophète, j’aurais, Monsieur, une belle occasion : il y a tantôt un an, je vous disais que j’attendais avec grande impatience le</text:span><text:span text:style-name="T992"><text:s/>jour où le romantisme abandonnerait les théories pour en venir à la pratique ; c’est alors, disais-je, que les classiques prendront leur revanche. Eh bien ! ce que je prévoyais est arrivé ; depuis quelque temps nous avons eu force pièces romantiques ; il<text:s/></text:span><text:span text:style-name="T993">n’est auteur de vaudevilles et de mélodrames qui n’ait rompu en visière à Aristote : avec toutes ces grandes témérités, avons-nous eu au moins quelque chose de bon ? non : nous nous sommes ennuyés sans les unités comme autrefois avec les unités. Je n’aime<text:s/></text:span><text:span text:style-name="T994">guère nos grandes tragédies classiques avec leurs interminables tirades ; mais si c’est là ce qu’on nous donne à la place,<text:s/></text:span><text:span text:style-name="T995">ramenez-moi aux carrières !</text:span><text:span text:style-name="T996"><text:s/>Peut-être, après tout, aimé-je mieux l’ennui pompeux et déclamatoire que l’ennui trivial et souillon.</text:span></text:p>
      <text:p text:style-name="Corpsdetexte"><text:span text:style-name="T997">Triste déconvenue ! il y a encore un an, quand les classiques avaient le privilège et le monopole de<text:s/></text:span><text:span text:style-name="pb">[p. 262]<text:s/></text:span><text:span text:style-name="T998">l’ennui ; pa</text:span><text:span text:style-name="T999">tience, vous n’avez pas encore goûté des pièces romantiques ; l’arbre croît, les fruits poussent ; vous venez ! Et nous, bonnes gens,<text:s/></text:span><text:span text:style-name="T1000">dont cette moisson d’espèce nouvelle était la dernière ressource, nous soupirions après ce délicieux lotos ; nous en avons goûté, est-il de nature à nous faire perdre le souvenir de notre patrie ? En attendant, voici notre dernière espérance détruite ; car</text:span><text:span text:style-name="T1001"><text:s/>quel recours avons-nous encore ? nous en appelions du classique au romantique, a qui en appeler aujourd’hui ?</text:span></text:p>
      <text:p text:style-name="Corpsdetexte"><text:span text:style-name="T1002">Voyez où nous en sommes ; quand les classiques font des pièces, et les romantiques des théories, c’est le romantisme qui triomphe : il promet<text:s/></text:span>monts et mervei<text:span text:style-name="T1003">lles, il se fait croire ; il met enfin la main à l’œuvre ; qu’arrive-t-il ? le triomphe des classiques, de jugés devenus juges, et qui ont raison contre leurs adversaires, comme ceux-ci l’avaient contre eux ; déplorable état de la littérature d</text:span><text:span text:style-name="T1004">ramatique, si désormais les critiques ont toujours raison et les œuvres toujours tort !</text:span></text:p>
      <text:p text:style-name="P1005">Cependant, ne devenons pas injustes à force de mauvaise humeur ; ne nous en prenons pas aux auteurs des torts d’un système, ni au système de la légèreté des auteurs. — Qu’est-ce à dire ? pas de coupable ? — Oui, Monsieur, et voici comment je trouve le moyen d’absoudre tout le monde : veuillez écouter :</text:p>
      <text:p text:style-name="Corpsdetexte"><text:span text:style-name="T1006">Nos vaudevillistes, gens d’esprit et de goût, ne sont, à mon avis, que des romantiques d’occasion : ils n’abandonnent pa</text:span><text:span text:style-name="T1007">s Aristote pour Schlegel</text:span><text:span text:style-name="T1008"><text:note text:note-class="footnote" text:id="_ftn20"><text:note-citation>21</text:note-citation><text:note-body><text:p text:style-name="Notedebasdepage"><text:s/>[NdE] Orthographié Schlégel.</text:p></text:note-body></text:note></text:span><text:span text:style-name="T1009"><text:s/>par foi et par conviction ; ils vont où va la mode, et comme le public avait l’air de vouloir du romantique : eh bien ! soit, se sont-ils dit, je fais du romantique ;<text:s/></text:span><text:span text:style-name="pb">[p. 263]<text:s/></text:span><text:span text:style-name="T1010">ce n’est pas plus<text:s/></text:span><text:span text:style-name="T1011">difficile qu’autre chose ! Gardons-</text:span><text:soft-page-break/><text:span text:style-name="T1012">nous de laisser chômer nos théâtres : des nouveautés, toujours des nouveautés ! Ce disant, plus soigneux peut-être d’accroître leurs revenus que leur gloire, ils ont pris du romantique la première chose venue, sans trop p</text:span><text:span text:style-name="T1013">énétrer le fond du système. Qu’est-il arrivé de là ? le voici : les systèmes, quand ils se font, sont comme les pots au feu de nos ménagères, ils écument à la surface ; eh bien ! jusqu’ici, par trop de hâte, on a pris l’écume pour le bouillon.</text:span></text:p>
      <text:p text:style-name="P1014">C’est de cette manière, Monsieur, que les pièces d’aujourd’hui, prétendues romantiques, valent moins que les auteurs qui les font, et que le système auquel elles semblent appartenir.</text:p>
      <text:p text:style-name="Corpsdetexte"><text:span text:style-name="T1015">Car enfin, quand Goethe</text:span><text:span text:style-name="T1016"><text:note text:note-class="footnote" text:id="_ftn21"><text:note-citation>22</text:note-citation><text:note-body><text:p text:style-name="Notedebasdepage"><text:s/>[NdE] Orthographié Gœthe.</text:p></text:note-body></text:note></text:span><text:span text:style-name="T1017"><text:s/>et Schiller, en Allemagne, voulu</text:span><text:span text:style-name="T1018">rent fonder une nouvelle école dramatique, où croyez-vous qu’ils allèrent chercher des inspirations ? dans l’histoire, dans les souvenirs du moyen âge, ou dans les greffes des tribunaux et dans les registres des galères ? Ils crurent que le premier attribu</text:span><text:span text:style-name="T1019">t de la littérature c’est d’élever l’âme, de là le ton noble et grand de leurs ouvrages : ils aimèrent la vérité, mais la vérité pure et chaste, et s’ils la débarrassèrent du lourd attirail des oripeaux tragiques, ce ne fut pas pour l’affubler des haillons</text:span><text:span text:style-name="T1020"><text:s/>d’une sale et criminelle misère ; c’est par là qu’il y a de l’idéal dans leurs pièces ; ce sont les vieilles traditions de la vieille Allemagne, ce sont les sentiments et les passions de l’humanité mises en action par une imagination vive et forte ; mais<text:s/></text:span><text:span text:style-name="T1021">jamais rien de bas, jamais rien qui flétrisse et dégrade l’âme. Voilà comment ils se firent romantiques.</text:span></text:p>
      <text:p text:style-name="Corpsdetexte"><text:span text:style-name="pb">[p. 264]<text:s/></text:span><text:span text:style-name="T1022">Comment le sommes-nous, au contraire, à en juger par notre théâtre du moment ? Des voleurs, des banqueroutiers, des vols, des assassinats, voi</text:span><text:span text:style-name="T1023">là nos héros et nos sujets ; ce n’est pas dans l’histoire, c’est à une cour d’assises que nous allons chercher des inspirations ; et le matin nous lisons la<text:s/></text:span><text:span text:style-name="title">Gazette des Tribunaux</text:span><text:span text:style-name="T1024">, le soir nous voyons<text:s/></text:span><text:span text:style-name="title">le Joueur</text:span><text:span text:style-name="T1025"><text:s/>ou<text:s/></text:span><text:span text:style-name="title">le Paysan perverti</text:span><text:span text:style-name="T1026">. Quand en 89 nous commen</text:span><text:span text:style-name="T1027">çâmes notre révolution politique, nous laissâmes l’histoire pour les théories, et nous nous fîmes libres au nom de la philosophie plutôt qu’au nom des vieilles franchises du pays, aujourd’hui, à l’heure de notre révolution dramatique, même dédain de l’hist</text:span><text:span text:style-name="T1028">oire ; anciens preux, gothiques chevaliers, gens qui parleriez peut-être à notre imagination, mais dont il faudrait étudier les mœurs et les idées, restez dans les vieilles chroniques ! Nos auteurs n’ont pas besoin de vous ; nous avons nos preux de la plac</text:span><text:span text:style-name="T1029">e de Grève, nos chevaliers de Toulon ou de Rochefort, et si parfois nous consentons à remonter vers les siècles passés, ce n’est que pour Mandrin et Cartouche.</text:span></text:p>
      <text:p text:style-name="P1030">Avouez que les mots sont une pitoyable chose, puisqu’ils dépendent ainsi des oreilles où ils tombent. Vérité ! vérité ! criait-on partout. — Oh, oh ! se sont dit les uns, la vérité, c’est le<text:s/><text:soft-page-break/>jargon de Bicêtre et l’argot des filous : de là la littérature de ruisseaux, de prisons et de mélodrames. — La vérité, ont dit les autres, c’est le vague de la pensée rêveuse ; de là les froides méditations des imitateurs de Lamartine, et l’incurable ennui des poètes vaporeux.</text:p>
      <text:p text:style-name="Corpsdetexte"><text:span text:style-name="T1031">Liberté, pauvre mot aussi mal compris : — Courons de Pékin à Rome et de Mexico à Paris : à ce coup<text:s/></text:span><text:span text:style-name="pb">[p. 265]<text:s/></text:span><text:span text:style-name="T1032">vous nous avouerez libres. — Eh</text:span><text:span text:style-name="T1033"> ! messieurs, ce ne sont pas vos jambes, c’est votre esprit que je voudrais voir libre et hardi : inventez quelque situation neuve, trouvez quelque caractère nouveau, mettez en scène les mœurs d’une époque, à ce prix je vous déclarerai libres et très digne</text:span><text:span text:style-name="T1034">s de l’être ; mais si vous ne faites que courir la poste, vraiment ce n’est pas là de la liberté, c’est du vagabondage, et quant à moi je ne fais nul cas de cette littérature<text:s/></text:span><text:span text:style-name="T1035">aérostatique</text:span><text:span text:style-name="T1036">.</text:span></text:p>
      <text:p text:style-name="P1037">On entre dans un profond dégoût des formes en voyant le peu d’importance de leur maintien ou de leur abolition ; les belles formes de la tragédie classique, si graves et si régulières, ne l’ont pas empêchée de périr, et l’allure sautillante et inégale du drame romantique ne le fera pas vivre plus longtemps : quand il n’y<text:s/>a que des formes, maintenez-les, détruisez-les, peu importe ; vous ne gagnerez pas plus à les abolir qu’à les conserver ; ce ne sont ni nos bras, ni nos jambes, ni notre organisation extérieure, qui font que nous vivons ; ce qui nous anime c’est la vie intérieure, c’est le souffle vital, c’est le je ne sais quoi enfin qui respire en nous. Il en est de même au théâtre, les pièces vivent, non parce qu’elles sont de forme classique ou romantique, elles vivent par une certaine force que leur prête le talent.</text:p>
      <text:p text:style-name="Corpsdetexte"><text:span text:style-name="T1038">Av</text:span><text:span text:style-name="T1039">ez-vous vu quelquefois ces paillasses qui crient tout à coup : Rangez-vous, messieurs, je vais sauter ? Ils prennent beaucoup de place, et sautent… à peine à un pied de distance : voilà l’emblème du romantique. — Donnez-moi vingt ou trente ans, et vous ver</text:span><text:span text:style-name="T1040">rez. — Les voilà ; qu’en allez-vous faire ? — Je vous présenterai des changements et des contrastes d’état ; un<text:s/></text:span><text:span text:style-name="pb">[p. 266]<text:s/></text:span><text:span text:style-name="T1041">clerc d’avoué deviendra banquier, et de banquier officier de paix. — Quoi ! voilà tout ? mais avant l’ère du romantisme nous avions aus</text:span><text:span text:style-name="T1042">si des changements et des contrastes ; c’était même là d’où naissait toujours l’intérêt, seulement c’étaient des changements et des contrastes de passions, de caractères et de sentiments ; des retours de crainte et d’espérance, de joie et de chagrin, d’amo</text:span><text:span text:style-name="T1043">ur et de dépit : rapides vicissitudes qui pouvaient aisément se rassembler dans le cercle de vingt-quatre heures, mais qui n’en avaient pas moins leur intérêt ; car que fait le temps à cette affaire, et qu’importe au spectateur qui aime la variété des péri</text:span><text:span text:style-name="T1044">péties, que ces péripéties accomplissent ces trente ans en un jour ?</text:span></text:p>
      <text:p text:style-name="P1045">Ajoutez que dans ces pièces trentenaires il ne peut y avoir d’autre genre de changements et de contrastes que ceux qui résultent des événements ; car comment s’occuper de la vraie étude<text:s/><text:soft-page-break/>des sentiments et des passions qui remplissant chaque heure de la vie, lorsque, au lieu de peindre l’humanité heure à heure et passion à passion, on rassemble brusquement trois ou quatre époques ? Le temps qu’un auteur, dans les pièces de notre ancienne école, donne au développement des sentiments et des caractères, vous êtes forcé aujourd’hui, quand vous sautez de trente ans à quarante et de quarante à soixante, de le donner à l’explication des événements : aussi vous substituez à l’intérêt qu’excite toujours la peinture du cœur de l’homme, l’intérêt subalterne qu’excitent quelquefois les événements : c’est mettre la curiosité à la place de la sympathie.</text:p>
      <text:p text:style-name="Corpsdetexte"><text:span text:style-name="T1046">Après une révolution qui en trente ans a changé<text:s/></text:span><text:span text:style-name="pb">[p. 267]<text:s/></text:span><text:span text:style-name="T1047">nos mœurs, nos lois et nos idées, c’était pour p</text:span><text:span text:style-name="T1048">eindre ce prodigieux changement qu’il fallait user des libertés romantiques : ainsi, dans<text:s/></text:span><text:span text:style-name="title">Julien ou Vingt-cinq ans d’entracte</text:span><text:span text:style-name="T1049">, nous voyons 89 et 1810 ; ainsi, dans les romans de M. Picard, dans<text:s/></text:span><text:span text:style-name="title">Desodry ou l’Exalté</text:span><text:span text:style-name="T1050">, nous suivons les différentes époques de n</text:span><text:span text:style-name="T1051">otre siècle. Alors chacun eût goûté une témérité heureuse et nécessaire, chacun de bon cœur eût permis trente ans d’entracte, puisque c’eût été le seul moyen de représenter au théâtre ce que nous voyons dans le monde.</text:span></text:p>
      <text:p text:style-name="Corpsdetexte"><text:span text:style-name="T1052">Voilà bien des maximes générales ; mai</text:span><text:span text:style-name="T1053">s j’ai mis à dessein sous cette forme quelques-unes des observations que j’avais à faire sur<text:s/></text:span><text:span text:style-name="title">le Paysan perverti</text:span><text:span text:style-name="T1054"> : car le système mérite plus de reproches que la pièce.</text:span></text:p>
      <text:p text:style-name="salute">Agréez, etc.</text:p>
      <text:h text:style-name="Titre1" text:outline-level="1">Tome XIX</text:h>
      <text:h text:style-name="Titre2" text:outline-level="2"><text:span text:style-name="pb">[p. 66]<text:s/></text:span>[XXVII]</text:h>
      <text:p text:style-name="argument">Genève, Annecy, Chambéry, Lyon. — <text:span text:style-name="title">L’Ami de tout le</text:span><text:span text:style-name="title"><text:s/>monde</text:span><text:span text:style-name="T1055">.</text:span></text:p>
      <text:p text:style-name="P1056">Je me hâte, monsieur, de revenir à Paris, car le théâtre anglais fait, dit-on, merveille, et je suis curieux de voir jouer Shakespeare, non pas tel que Ducis nous l’a fait, mais tel qu’il est dans sa patrie ; en attendant, permettez-moi de vous donner quelques détails sur les théâtres des villes que j’ai parcourues.</text:p>
      <text:p text:style-name="Corpsdetexte"><text:span text:style-name="T1057">À Genève, en dépit de l’éloquente réclamation de Rousseau, les lois ne défendent plus les représentations théâtrales, mais il n’y a ni théâtre ni acteurs ; quelquefois la troupe de Chamb</text:span><text:span text:style-name="T1058">éry vient y jouer, mais comme elle est assez mauvaise, il n’y a rien là qui puisse<text:s/></text:span><text:soft-page-break/><text:span text:style-name="T1059">inspirer aux Genevois</text:span><text:span text:style-name="T1060"><text:note text:note-class="footnote" text:id="_ftn22"><text:note-citation>23</text:note-citation><text:note-body><text:p text:style-name="Notedebasdepage"><text:s/>[NdE] Orthographié Génevois.</text:p></text:note-body></text:note></text:span><text:span text:style-name="T1061"><text:s/>le goût du spectacle ; et grâce à cette heureuse circonstance, la république de Calvin est encore à l’abri de ce genre<text:s/></text:span><text:span text:style-name="T1062">de corruption. Cependant au premier coup d’œil Genève semble faite pour avoir un théâtre : c’est un rendez-vous d’étrangers et d’oisifs ; pourquoi d’ailleurs une ville qui a une si belle part dans la littérature philosophique de la France, n’aurait-elle pa</text:span><text:span text:style-name="T1063">s aussi sa part dans notre littérature dramatique ?<text:s/></text:span><text:span text:style-name="T1064">Mais à examiner de plus près la chose, on voit bientôt<text:s/></text:span><text:span text:style-name="pb">[p. 67]<text:s/></text:span><text:span text:style-name="T1065">pourquoi le théâtre aura peine à s’acclimater à Genève : le ton de l’esprit est en général grave et sérieux ; le génie de Calvin a passé par<text:s/></text:span><text:span text:style-name="T1066">là ; la société s’occupe, hommes et femmes, de politique, de morale, de religion et de sciences ; et les étrangers qui viennent à Genève, s’ils ont eux-mêmes l’esprit serein et attentif, trouvent dans cette société des plaisirs assez attachants pour n’y po</text:span><text:span text:style-name="T1067">int regretter les babioles de nos vaudevilles. La littérature dramatique a deux côtés ; son côté de réflexion : aussi elle est la représentation idéale de l’humanité ; elle est l’expression poétique de nos passions, de nos idées, de nos sentiments : par ce</text:span><text:span text:style-name="T1068"><text:s/>côté-là elle plaît à tous les penseurs, elle fait travailler leur esprit. Shakespeare, Racine, Corneille, Molière, n’ont pas besoin d’être joués tous les soirs sur un théâtre pour être le plaisir et l’étude des hommes graves et sérieux ; c’est encore par<text:s/></text:span><text:span text:style-name="T1069">ce côté que la littérature dramatique devient immortelle ; mais elle a aussi un autre côté, son côté d’amusement ; c’est par là qu’elle charme les désœuvrés et les gens du monde qui n’ont qu’une demi-littérature : le plaisir qu’y prennent ces gens-là n’est</text:span><text:span text:style-name="T1070"><text:s/>pas un plaisir de méditation, d’étude ou de raisonnement, c’est un plaisir d’émotion. Ils vont au théâtre rire ou pleurer, s’émouvoir enfin. Pour eux, la littérature dramatique veut être jouée, tandis qu’aux autres il suffit qu’elle soit imprimée. Les uns</text:span><text:span text:style-name="T1071"><text:s/>n’ont besoin que de la lire pour s’y plaire, les autres ont besoin de la voir ; car le plaisir qu’elle leur procure dépend autant des accessoires que du principal, et une jolie actrice, un jeu plaisant de scène, font partie pour eux de la littérature dram</text:span><text:span text:style-name="T1072">atique ; ce sont ces gens-là qui font vivre les théâtres. Eh bien ! quand, grâce à la disposition naturelle de l’esprit, la littérature sérieuse, comme<text:s/></text:span><text:span text:style-name="pb">[p. 68]<text:s/></text:span><text:span text:style-name="T1073">ailleurs la littérature superficielle, est un plaisir, le théâtre n’est guère nécessaire : telle</text:span><text:span text:style-name="T1074"><text:s/>est Genève. Les Genevois lisent nos pièces, et c’est assez pour leur esprit réfléchi et sérieux : il n’y aura de spectacle à Genève que lorsque la classe des désœuvrés et des gens du monde demi-littérateurs se sera augmentée. Lorsque la littérature ne ces</text:span><text:span text:style-name="T1075">sera pas d’être pour eux une occupation attachante et un plaisir sérieux, tant qu’elle ne tournera pas en simple amusement, comme ont tourné chez nous certains genres de littérature, Genève pourra se passer de théâtre, et offrira l’exemple d’une capitale o</text:span><text:span text:style-name="T1076">ù les lois ne défendent pas le théâtre, mais où les mœurs n’en veulent pas.</text:span></text:p>
      <text:soft-page-break/>
      <text:p text:style-name="Corpsdetexte"><text:span text:style-name="T1077">À Dieu ne plaise que je donne aux Genevois plus de mérite qu’ils n’en ont ; mais le goût des lectures sérieuses leur est naturel. Je me rappelle que, faisant à pied le tour de leur</text:span><text:span text:style-name="T1078"><text:s/>beau lac, j’entrais souvent dans des maisons de paysan ; j’y trouvais presque toujours une petite bibliothèque ; et ce n’étaient pas seulement des livres de prières ou des livres d’agriculture, c’étaient des ouvrages de discussion religieuse, c’étaient le</text:span><text:span text:style-name="T1079">s œuvres in-folio de Calvin ou de Bullinger, ou des docteurs de la réforme du 16</text:span><text:span text:style-name="T1080">e</text:span><text:span text:style-name="T1081"> siècle. Au surplus le protestantisme n’a jamais été favorable au développement de la littérature dramatique, et ce n’est pas seulement parce qu’il l’a souvent condamnée et<text:s/></text:span><text:span text:style-name="T1082">proscrite, car Bossuet condamne aussi le théâtre ; mais c’est que la réforme livrant la religion au libre examen de l’esprit humain, s’en saisit tout entier par une si grande occupation, et ne lui laisse plus ni le temps ni la volonté de prendre des distra</text:span><text:span text:style-name="T1083">ctions : tandis que le catholicisme, qui exige le pieux sacrifice de la raison à la foi, donne en revanche a l’homme<text:s/></text:span><text:span text:style-name="pb">[p. 69]<text:s/></text:span><text:span text:style-name="T1084">non plus de liberté, mais plus de loisir d’esprit. Ainsi Genève, zélée protestante, n’a pas de théâtre même aujourd’hui, et l’Espag</text:span><text:span text:style-name="T1085">ne, zélée catholique, a eu des spectacles au temps même de l’inquisition.</text:span></text:p>
      <text:p text:style-name="P1086">En Savoie, partout des théâtres, et si l’on ne se plaît pas dans ce pays, ce n’est pas du moins faute de spectacles. Annecy, petite ville de cinq mille âmes, a son théâtre, et quand<text:s/>vous arrivez le soir, à la nuit fermée, vous apercevez tout à coup sur une belle place, à droite d’une magnifique allée de peupliers et à côté d’un joli lac doucement éclairé par</text:p>
      <text:p text:style-name="P1087">Cette obscure clarté qui tombe des étoiles,</text:p>
      <text:p text:style-name="noindent"><text:span text:style-name="T1088">vous apercevez un bel édifice qui</text:span><text:span text:style-name="T1089"><text:s/>ressemble à la Bourse de Paris ; c’est le même style d’architecture ; un portique soutenu par des colonnes : il n’y manque que la colonnade circulaire. Je demandai quel était ce beau monument ? — Monsieur, c’est le théâtre, me répondit avec orgueil un hab</text:span><text:span text:style-name="T1090">itant d’Annecy. Parbleu, j’irai demain soir, disais-je en moi-même, car un si beau théâtre doit avoir de bons acteurs. Les fenêtres de mon hôtel donnaient sur la place, et je me couchai en réfléchissant comment il se faisait qu’une si petite ville eût un s</text:span><text:span text:style-name="T1091">i beau théâtre ; mais il avait été bâti l’année dernière, m’avait-t-on dit, pour le voyage du roi de Sardaigne, qui visitait Annecy ; et avec du zèle on peut faire bien des merveilles, surtout dans un pays où il n’y a pas de chambre des députés pour discut</text:span><text:span text:style-name="T1092">er le budget : aussi cessai-je de m’étonner et je m’endormis. Le lendemain je me réveille et cours à ma fenêtre : le théâtre était de bois peint en blanc. Quelle déconvenue ! et voyez, monsieur, à quoi vous étiez exposé, si je n’avais fait que<text:s/></text:span><text:span text:style-name="pb">[p. 70]<text:s/></text:span><text:span text:style-name="T1093">pass</text:span><text:span text:style-name="T1094">er pendant la nuit ; je n’aurais pourtant pas manqué de vous parler du beau théâtre d’Annecy,<text:s/></text:span><text:span text:style-name="T1095">qui ressemble à la Bourse de Paris</text:span><text:span text:style-name="T1096"> : et voilà comme on<text:s/></text:span><text:soft-page-break/><text:span text:style-name="T1097">voyage !</text:span></text:p>
      <text:p text:style-name="Corpsdetexte"><text:span text:style-name="T1098">Détrompé sur le théâtre, je voulus voir si les acteurs répondaient au marbre blanc que je me<text:s/></text:span><text:span text:style-name="T1099">figurais la veille au soir, ou au bois peint que j’avais vu le matin. Me voilà donc assis aux premières loges, écoutant<text:s/></text:span><text:span text:style-name="title">Ivanhoé</text:span><text:span text:style-name="T1100">, mal joué et mal chanté ; mais ce qui me parut le plus curieux, c’est qu’au lieu de donner à Beaumanoir le titre de grand maître</text:span><text:span text:style-name="T1101"><text:s/>des templiers, on l’appelait simplement le commandant. Je demandai à quelqu’un par quel motif on avait ainsi dépouillé Beaumanoir de sa grande-maîtrise. — </text:span><text:span text:style-name="T1102">Parce que !</text:span><text:span text:style-name="T1103"><text:s/>me répondit-on. Partout ailleurs j’aurais insisté, mais en Savoie le mot<text:s/></text:span><text:span text:style-name="T1104">parce que</text:span><text:span text:style-name="T1105"><text:s/>a, j’</text:span><text:span text:style-name="T1106">imagine, un sens particulier. La veille, à la douane, on m’avait pris des itinéraires et des cartes de géographie que je portais avec moi. Pourquoi me prendre ces livres ? — </text:span><text:span text:style-name="T1107">Parce que !</text:span><text:span text:style-name="T1108"><text:s/>m’avait-on répondu. À Chambéry je les réclamai : on vous les rendra pa</text:span><text:span text:style-name="T1109">ssé la frontière, m’avait-on dit. — Mais pourquoi ?<text:s/></text:span><text:span text:style-name="T1110">Parce que !</text:span></text:p>
      <text:p text:style-name="Corpsdetexte"><text:span text:style-name="T1111">Au surplus, j’ai appris depuis qu’un jeune poète lauréat, qui voyageait avec armes et bagages, c’est-à-dire avec quelques exemplaires de ses poésies, avait vu ses ouvrages arrêtés à la douane,</text:span><text:span text:style-name="T1112"><text:s/>ficelés et plombés, pour le tout être envoyé à la frontière de France : arrivé là, le paquet fut déficelé et déplombé, moyennant un droit ; mais comme la douane n’est jamais sur l’extrême frontière, et qu’il restait encore près d’un quart de lieu jusqu’à<text:s/></text:span><text:span text:style-name="T1113">la borne qui sépare les deux états, deux douaniers montèrent sur les marchepieds des portières en se tenant suspendus aux courroies de la diligence, et firent ainsi un quart de lieue escortant les poésies du<text:s/></text:span><text:span text:style-name="pb">[p. 71]<text:s/></text:span><text:span text:style-name="T1114">lauréat ; ils ne quittèrent qu’après s’ê</text:span><text:span text:style-name="T1115">tre assurés que la diligence, les poésies et le poète étaient sur les terres de France. Platon voulait que les poètes fussent bannis de sa république, en les couronnant de fleurs et en les escortant par honneur jusqu’à la frontière ; il n’avait pas pensé a</text:span><text:span text:style-name="T1116">u plomb, à la ficelle et aux commis de la douane.</text:span></text:p>
      <text:p text:style-name="Corpsdetexte"><text:span text:style-name="T1117">À Chambéry, le théâtre est vaste et beau ; et, ici, ce n’était pas une illusion de la nuit : il est bâti en belles pierres de taille ; c’est M. de Boigne</text:span><text:span text:style-name="T1118"><text:note text:note-class="footnote" text:id="_ftn23"><text:note-citation>24</text:note-citation><text:note-body><text:p text:style-name="Notedebasdepage"><text:s/>[NdE] Orthographié<text:s/><text:span text:style-name="T1119">Boigni.</text:span></text:p></text:note-body></text:note></text:span><text:span text:style-name="T1120"><text:s/>qui l’a fait construir</text:span><text:span text:style-name="T1121">e à ses frais : M. de Boigne joue aujourd’hui à Chambéry le rôle que jouaient dans les villes de la Grèce ces riches citoyens qui se plaisaient à embellir leur patrie de temples et de portiques ; il a fait bâtir un hôtel-Dieu, un hôpital, un couvent, un mo</text:span><text:span text:style-name="T1122">nt-de-piété ; il fait maintenant bâtir une rue tout entière : sa fortune est énorme et toute nouvelle. Arrivé dans l’Inde comme simple soldat, et devenu général des armées d’un raja qui faisait la guerre contre les Anglais, il a, dit-on, vendu à l’Angleter</text:span><text:span text:style-name="T1123">re son armée et son maître. De là tant de beaux édifices ! Voilà un raja dont le souvenir ne périra pas à Chambéry.</text:span></text:p>
      <text:soft-page-break/>
      <text:p text:style-name="Corpsdetexte"><text:span text:style-name="T1124">À Lyon, il y a déjà deux théâtres, le grand théâtre et les Célestins. J’allai voir au grand théâtre<text:s/></text:span><text:span text:style-name="title">les Trois Quartiers</text:span><text:span text:style-name="T1125"> ; j’étais curieux d’</text:span><text:span text:style-name="T1126">examiner quel effet ferait à Lyon ce spirituel ouvrage : ce qu’il y a de remarquable dans<text:s/></text:span><text:span text:style-name="title">les Trois Quartiers</text:span><text:span text:style-name="T1127">, c’est que c’est une pièce impartiale et gaie, chose rare ; car l’impartialité, toujours utile, n’est pas toujours amusante. Je voulais observer c</text:span><text:span text:style-name="T1128">omment à Lyon on s’arrangerait des épigrammes du premier acte où les ridicules des commerçants sont gaîment mis en scène ; cet acte fit rire d’un bout à l’autre ;<text:s/></text:span><text:span text:style-name="pb">[p. 72]<text:s/></text:span><text:span text:style-name="T1129">car les commerçants n’ont pas plus mauvais caractère que les marquis de l’ancien régi</text:span><text:span text:style-name="T1130">me joués sur notre théâtre : il n’y a que Tartuffe qui ne pardonne pas son portrait ; et puis, après tout, pourquoi se fâcher d’être mis en scène ; c’est plutôt honneur qu’outrage. La comédie ne nous prend pour ses héros que lorsque nous sortons de ligne :</text:span><text:span text:style-name="T1131"><text:s/>autrefois les marquis étaient joués ; c’est qu’ils étaient importants dans le monde : aujourd’hui les commerçants ; c’est qu’ils ont pris rang. La comédie, comme la foudre, ne frappe que sur les hauteurs.</text:span></text:p>
      <text:p text:style-name="Corpsdetexte"><text:span text:style-name="T1132">Une chose que j’ai observée dans les théâtres de p</text:span><text:span text:style-name="T1133">rovince, à Lyon, à Bruxelles, c’est que les plaisanteries qui se rattachent à la connaissance des quartiers et des rues de Paris font peut-être rire davantage en province qu’à Paris même : ainsi, dans<text:s/></text:span><text:span text:style-name="title">les Trois Quartiers</text:span><text:span text:style-name="T1134">, à la fin du deuxième acte, Desrosi</text:span><text:span text:style-name="T1135">ers prend son essor vers le faubourg Saint-Germain, et Dupuis lui dit, en le quittant :<text:s/></text:span><text:span text:style-name="quote.c">« Demain, au café Desmares</text:span><text:span text:style-name="Appelnotedebasdep."><text:note text:note-class="footnote" text:id="_ftn24"><text:note-citation>25</text:note-citation><text:note-body><text:p text:style-name="Notedebasdepage"><text:s/>[NdE] Orthographié Desmarre.</text:p></text:note-body></text:note></text:span><text:span text:style-name="quote.c">, rue du Bac. »</text:span><text:span text:style-name="T1136"><text:s/>Jamais ces mots n’ont fait autant rire rue de Richelieu à Paris qu’à Lyon sur la place des Ter</text:span><text:span text:style-name="T1137">reaux : en même temps, je voyais force spectateurs donner à leurs voisins une explication officieuse, et rire de ce rire privilégié qui annonçait qu’on connaissait Paris.</text:span></text:p>
      <text:p text:style-name="Corpsdetexte"><text:span text:style-name="T1138">Depuis mon retour à Paris, j’ai déjà vu au théâtre anglais<text:s/></text:span><text:span text:style-name="title">School for Scandal</text:span><text:span text:style-name="T1139">, et aux</text:span><text:span text:style-name="T1140"><text:s/>Français<text:s/></text:span><text:span text:style-name="title">l’Ami de tout le monde</text:span><text:span text:style-name="T1141"> : quant à la pièce de Sheridan, je me réserve de vous en parler dans ma prochaine lettre ; mais je</text:span><text:span text:style-name="T1142"><text:s/>veux régler de suite mes comptes avec<text:s/></text:span><text:span text:style-name="title">l’Ami de tout le monde</text:span><text:span text:style-name="T1143"> ; l’idée première est piquante et ingénieuse ; c’est même une b</text:span><text:span text:style-name="T1144">onne leçon de morale, et qui convient à notre temps, que de montrer qu’à force de<text:s/></text:span><text:span text:style-name="pb">[p. 73]<text:s/></text:span><text:span text:style-name="T1145">vouloir ménager tout le monde on finit par blesser tout le monde. Il n’y aurait pas de mal que chacun restât persuadé, en sortant de la pièce, que la franchise est la</text:span><text:span text:style-name="T1146"><text:s/>meilleure règle de savoir-vivre dans la société, c’est surtout à nos nouvelles mœurs politiques que cette leçon convenait ; mais alors il fallait, je crois, élever un peu le ton et faire un tableau d’histoire plutôt qu’un tableau d’intérieur. Entre madame</text:span><text:span text:style-name="T1147"><text:s/>Desronais, qui veut acheter une terre superbe, et M. Desronais qui ne s’en soucie guère, M. d’Olban, l’ami de tout le monde, est assez embarrassé : chargé par la femme de faire cette acquisition, que fera-t-il ? à qui déplaira-t-il ? à madame ou à M. Desr</text:span><text:span text:style-name="T1148">onais ? Il<text:s/></text:span><text:soft-page-break/><text:span text:style-name="T1149">vend à un tiers ; aussitôt, il choque le mari et la femme ; car Desronais avait consenti plus tard à l’acquisition. La leçon est bonne, surtout pour les gens d’affaires ; mais qu’au lieu d’une terre à acheter, il s’agisse d’une loi à voter ; que</text:span><text:span text:style-name="T1150"><text:s/>d’Olban se trouve aussi entre un<text:s/></text:span><text:span text:style-name="T1151">oui</text:span><text:span text:style-name="T1152"><text:s/>ou un<text:s/></text:span><text:span text:style-name="T1153">non</text:span><text:span text:style-name="T1154"><text:s/>très décidé ; et qu’enfin, voulant ménager tout le monde, il imagine, par complaisance pour un tiers, de ne dire ni oui ni non ; qu’avec cet expédient il ne serve personne et nuise à tous : alors la leçon ser</text:span><text:span text:style-name="T1155">a, je pense, plus vive et plus efficace, c’est-à-dire plus comique et plus vraie. Au surplus, jugeons l’auteur d’après son intention, qui a été plus discrète ; il s’est borné à peindre la société domestique : il attaque avec esprit l’ami de tout le monde ;</text:span><text:span text:style-name="T1156"><text:s/>avec plus de hardiesse il eût attaqué l’ami de tous les partis.</text:span></text:p>
      <text:h text:style-name="Titre2" text:outline-level="2"><text:span text:style-name="pb">[p. 223]<text:s/></text:span>[XXVIII]</text:h>
      <text:p text:style-name="argument"><text:span text:style-name="title">L’Homme du Monde</text:span><text:span text:style-name="T1157">. — </text:span><text:span text:style-name="title">Blanche d’Aquitaine</text:span><text:span text:style-name="T1158">.</text:span></text:p>
      <text:p text:style-name="P1159">Voici quelques-unes des plaintes des gens qui crient aujourd’hui à la décadence de l’art dramatique en France. Je les rapporte sans<text:s/>les approuver, le public jugera s’ils ont raison.</text:p>
      <text:p text:style-name="Corpsdetexte"><text:span text:style-name="T1160">« On ne s’inquiète plus, disent-ils, de peindre les caractères et les mœurs, ce qui est pourtant la tâche et le mérite de l’art dramatique. On se contente d’entasser les uns sur les autres des événements pl</text:span><text:span text:style-name="T1161">us ou moins invraisemblables ; on tire de là des situations plus ou moins naturelles, et quand on a produit une sorte d’émotion pénible qui tient plus de la fatigue que du plaisir, qui naît de l’ébranlement des sens plutôt que du mouvement de l’esprit, on<text:s/></text:span><text:span text:style-name="T1162">appelle cela du succès. » Ils citaient naguère<text:s/></text:span><text:span text:style-name="title">Trente Ans ou la Vie d’un Joueur</text:span><text:span text:style-name="T1163"> ; ils citent aujourd’hui<text:s/></text:span><text:span text:style-name="title">l’Homme du Monde</text:span><text:span text:style-name="T1164">. « Voyez, disent-ils encore, cette pièce qui va faire courir tout Paris, et qui semble renouveler le succès de<text:s/></text:span><text:span text:style-name="title">Misanthropie et Repenti</text:span><text:span text:style-name="title">r</text:span><text:span text:style-name="T1165"> ; quel mérite a-t-elle, sinon de déchirer violemment l’âme du spectateur ? Ces mœurs-là,<text:s/></text:span><text:span text:style-name="pb">[p. 224]<text:s/></text:span><text:span text:style-name="T1166">sont-elles vraies et naturelles ? Ne sont-ce pas des mœurs de convention et de roman ? Quel est cet homme du monde, cet amoureux de quarante ans, ce vétéran</text:span><text:span text:style-name="T1167"><text:s/>des hommes à bonnes fortunes, qui poursuit je ne sais quelle chimère appelée un état dans le monde, un rang dans la société, et qui sacrifie à cette idée vague son honneur et celui des autres ? Cet égoïste systématique a-t-il au moins le ton décidé et moq</text:span><text:span text:style-name="T1168">ueur ? Est-ce un de ces hommes ironiques qui, insouciants de tout ce qui est sentiment et morale, ne pensent qu’à leur intérêt, et sont assez francs pour le dire ? Non. Eh bien ! est-ce un hypocrite à double langage, prodiguant les phrases de philanthropie</text:span><text:span text:style-name="T1169"><text:s/>ou de dévotion, un tartuffe de mœurs ou de religion qui séduit une jeune fille innocente ?<text:s/></text:span><text:span text:style-name="T1170">Non encore. Le comte de Selmar</text:span><text:span text:style-name="T1171"><text:note text:note-class="footnote" text:id="_ftn25"><text:note-citation>26</text:note-citation><text:note-body><text:p text:style-name="Notedebasdepage"><text:s/>[NdE] Orthographié Selmare.</text:p></text:note-body></text:note></text:span><text:span text:style-name="T1172">, l’homme du monde n’est ni un moqueur ni un hypocrite ; car il<text:s/></text:span><text:soft-page-break/><text:span text:style-name="T1173">a le langage sentimental et déclamatoir</text:span><text:span text:style-name="T1174">e, mais ce n’est pas pour tromper les autres ; c’est avec lui-même qu’il parle sur ce ton ; il se fait des reproches, il semble avoir des remords ; enfin, c’est un personnage de roman, vague et indécis, et déclamant à tout propos ; quant aux autres personn</text:span><text:span text:style-name="T1175">ages, ils ne sont guère plus vrais ; ils n’ont ni physionomie ni expression ; ils sont chargés en quelque sorte de tenir le fil des événements et d’en ressentir le contrecoup, sans avoir jamais d’autre caractère que celui que leur donne l’accident ou la pa</text:span><text:span text:style-name="T1176">ssion du moment ; ce sont de véritables serviteurs de la circonstance. Ils sont attendris, enthousiastes, pleins de dévouement, décidés aux plus grands sacrifices, tout cela au gré des événements, sans que jamais aucun de ces sentiments naisse de leur cara</text:span><text:span text:style-name="T1177">ctère et de leur nature ; car ils n’en ont pas. Qu’est-ce que cette M</text:span><text:span text:style-name="T1178">me</text:span><text:span text:style-name="T1179"> de Terny<text:s/></text:span><text:span text:style-name="pb">[p. 225]<text:s/></text:span><text:span text:style-name="T1180">qui ne voit rien, espèce de tuteur femelle qu’il n’y a pas même de plaisir à duper, et qui rappelle, sauf l’amusement, les Bartholo de notre ancien théâtre ? Qu’est-c</text:span><text:span text:style-name="T1181">e que M</text:span><text:span text:style-name="T1182">me</text:span><text:span text:style-name="T1183"> d’Orbigny qui, renonçant à l’homme du monde, prend soudain le parti magnanime de donner toute sa fortune à la jeune fille qu’il a séduite, afin de l’engager à l’épouser ? Personnages de roman que tous ces gens-là ! sauf, peut-être, le jeune Adolp</text:span><text:span text:style-name="T1184">he, qui ressemble à quelque jeune doctrinaire amoureux ; c’est un homme de la nouvelle génération, et il pousse le don-quichottisme du devoir jusqu’à vouloir se battre avec le comte, pour le forcer à épouser la jeune Emma. Un persécuteur cruel, une jeune f</text:span><text:span text:style-name="T1185">ille innocente, un amant dévoué, une tutrice imprudente, puis une séduction, un orage, un bal, un duel, une mort, n’est-ce pas là le fond de tous les romans ? En faut-il davantage pour faire pleurer force bonne gens ? Beaucoup d’événements, beaucoup de déc</text:span><text:span text:style-name="T1186">lamations, voilà le secret trivial de toutes les larmes qui se versent à la lecture des romans et à la représentation des drames ou mélodrames ! »</text:span></text:p>
      <text:p text:style-name="Corpsdetexte"><text:span text:style-name="T1187">Voilà l’accusation, Monsieur ; entendons maintenant la défense. « Le comte de Selmar, héritier d’une ancienne</text:span><text:span text:style-name="T1188"><text:s/>famille, a obtenu de grands succès dans le monde sous le consulat et sous l’empire ; il s’est même, dit-on, ouvert une route aux honneurs et à la fortune ; qu’y a-t-il jusqu’ici de faux dans ce personnage ? Les mœurs sous le consulat et sous l’empire étai</text:span><text:span text:style-name="T1189">ent-elles donc si austères, et pendant ce long entracte de nos libertés n’y-a-t-il pas eu des gens qui, sous la nouvelle monarchie comme sous l’ancienne, ne pouvant pas être citoyens, se résignaient de bonne grâce à être hommes du monde ? Tel est le comte<text:s/></text:span><text:span text:style-name="T1190">de Selmar, jusqu’à l’âge<text:s/></text:span><text:span text:style-name="pb">[p. 226]<text:s/></text:span><text:span text:style-name="T1191">de l’éligibilité ; c’est par cette longue expérience des bonnes fortunes qu’il séduit la jeune Emma : chose prodigieuse vraiment qu’un homme habile, exercé, et qui n’est pas vieux encore, séduise une jeune fille qui n’a ju</text:span><text:span text:style-name="T1192">squ’ici pour amant qu’un jeune doctrinaire, brûlant sous la neige comme certains volcans, et qui ne laisse éclater toute son ardeur que<text:s/></text:span><text:soft-page-break/><text:span text:style-name="T1193">lorsqu’il s’agit de se dévouer ; noble jeune homme qui n’est de niveau qu’avec les grands sentiments, et qui est, j’imag</text:span><text:span text:style-name="T1194">ine, plus enthousiaste que galant ! C’est ici que se révèle l’idée morale de la pièce. Cet homme du monde, qui jusqu’ici a séduit les femmes sans scrupule et sans danger, aujourd’hui, à quarante ans, à la veille des élections, aspirant même au ministère, à</text:span><text:span text:style-name="T1195"><text:s/>besoin de considération ; et cette faute, qui dans d’autres temps, et surtout lorsqu’il était plus jeune, n’eût pas eu plus de conséquences que d’autres, menace aujourd’hui de lui devenir fatale ; cet homme si amoureux de la bonne renommée du monde risque</text:span><text:span text:style-name="T1196"><text:s/>d’être puni par son endroit le plus sensible. D’ailleurs le comte de Selmar n’est pas un égoïste décidé à se jouer et à se moquer de tout, ni un débauché systématique : partagé entre l’amour du plaisir et l’amour des honneurs, il a encore des souvenirs de</text:span><text:span text:style-name="T1197"><text:s/>vertu, il a même des remords, il se fait des reproches et ce qu’on appelle indécision n’est qu’un trait de naturel ; c’est un homme comme il y en a tant indécis entre le bien et le mal. Déjà puni d’avoir séduit Emma par les reproches qu’il se fait et par<text:s/></text:span><text:span text:style-name="T1198">la crainte de perdre son crédit dans le monde, il va encore en être puni d’une manière plus forte, et c’est une ancienne faute qui va servir à châtier la nouvelle.</text:span></text:p>
      <text:p text:style-name="Corpsdetexte"><text:span text:style-name="T1199">« Ce jeune Arthur de Bremont qui aime Emma est<text:s/></text:span><text:span text:style-name="pb">[p. 227]<text:s/></text:span><text:span text:style-name="T1200">un fils adultérin du comte de Selmar</text:span><text:span text:style-name="T1201"> : aussi quand au quatrième acte Arthur vient demander au comte de rendre l’honneur à Emma et de l’épouser ; quand il réfute, avec les idées qu’on a de l’honneur à vingt ans, les vieux sophismes mondains du comte ; quand, indigné de ses refus, il se décide</text:span><text:span text:style-name="T1202"><text:s/>à le provoquer au milieu même de la fête, et qu’il s’écrie tout à coup, en troublant les hommages prodigués au comte : Arrêtez ! le comte de Selmar est un lâche ! voilà certes une situation vive et dramatique. Insulté publiquement, Selmar refusera-t-il le</text:span><text:span text:style-name="T1203"><text:s/>défi d’Arthur ? que dira le monde ? l’acceptera-t-il ? se battra-t-il contre son fils ? S’il déclarait qu’il est son fils et qu’il ne peut… ? un fils adultérin ! le monde, le monde encore ! Enfin, au dénouement, Emma meurt, trop faible pour résister à tou</text:span><text:span text:style-name="T1204">s ses maux ; elle meurt entourée d’Arthur, du comte de Selmar, de M</text:span><text:span text:style-name="T1205">me</text:span><text:span text:style-name="T1206"> d’Orbigny, enfin de tous les personnages. Selmar est déchiré de remords, et peut-être aussi bien cette terrible catastrophe va-t-elle s’ébruiter ? Tourmenté de chagrins cuisants, séducte</text:span><text:span text:style-name="T1207">ur et presque meurtrier d’une jeune fille, père d’un fils adultérin qu’il a condamné à la honte en lui donnant la vie, et au malheur en lui enlevant celle qu’il aimait ; déshonoré peut-être et décrié, voilà quel est à la fin du drame le comte de Selmar. To</text:span><text:span text:style-name="T1208">utes ses fautes anciennes et nouvelles semblent se réunir pour l’accabler ; pourquoi donc s’étonner de l’intérêt qu’inspire ce drame et des succès qu’il obtient ?</text:span></text:p>
      <text:p text:style-name="Corpsdetexte"><text:span text:style-name="T1209">Voilà, Monsieur, le pour et le contre ; maintenant c’est au public<text:s/></text:span><text:span text:style-name="T1210">lecteur</text:span><text:span text:style-name="T1211"><text:s/>à juger si le publ</text:span><text:span text:style-name="T1212">ic spectateur a tort d’être ému et d’applaudir. Quant à moi, si vous me demandez mon avis, je<text:s/></text:span><text:soft-page-break/><text:span text:style-name="T1213">vous dirai franchement que je<text:s/></text:span><text:span text:style-name="pb">[p. 228]<text:s/></text:span><text:span text:style-name="T1214">trouve dans cette pièce des choses… là… vous m’entendez, mais d’un autre côté, il y a aussi des choses qui, sous un certain</text:span><text:span text:style-name="T1215"><text:s/>rapport… vous voyez ce que je veux dire : voilà mon avis ; et si par ma franchise, je fais des ennemis parmi les détracteurs de la pièce et parmi ses admirateurs, je n’en garderai pourtant pas moins mon impartialité accoutumée.</text:span></text:p>
      <text:p text:style-name="Corpsdetexte"><text:span text:style-name="title">L’Homme du Monde</text:span><text:span text:style-name="T1216"><text:s/>est fort b</text:span><text:span text:style-name="T1217">ien joué, surtout par M</text:span><text:span text:style-name="T1218">lle</text:span><text:span text:style-name="T1219"> Anaïs et Michelot. Bocage est excellent dans quelques scènes, entre autres dans celle du défi au quatrième acte.</text:span></text:p>
      <text:p text:style-name="label"><text:span text:style-name="title">Blanche d’Aquitaine ou le Dernier des Carlovingiens</text:span><text:span text:style-name="T1220">.</text:span></text:p>
      <text:p text:style-name="Corpsdetexte"><text:span text:style-name="T1221">Rien n’est si obscur dans notre histoire que l’époque où la dyn</text:span><text:span text:style-name="T1222">astie d’Hugues Capet remplace les Carlovingiens. Après un règne de quinze mois, Louis V meurt et Hugues Capet monte sur le trône ; comment meurt ce dernier roi d’une race illustre ? on ne sait, et la famille de Charlemagne s’éteint obscurément : c’est le<text:s/></text:span><text:span text:style-name="T1223">R</text:span><text:span text:style-name="T1224">hin qui se perd dans les sables. M. Bis, en choisissant une pareille époque se donnait un grand obstacle à vaincre ; comment et pour qui intéresser ? pour la race qui tombe, ou pour celle qui s’élève ? A-t-il pensé à ce beau vers d’</text:span><text:span text:style-name="title">Attila</text:span><text:span text:style-name="T1225">, parlant de la ch</text:span><text:span text:style-name="T1226">ute de l’empire romain et de la naissance de l’empire des Francs ?</text:span></text:p>
      <text:p text:style-name="P1227">Un grand destin commence ; un grand destin s’achève.</text:p>
      <text:p text:style-name="Corpsdetexte"><text:span text:style-name="T1228">A-t-il voulu mettre sous nos yeux le tableau de ces révolutions appelées changement de dynastie ? Alors c’est une tragédie toute politiq</text:span><text:span text:style-name="T1229">ue. Montrer comment l’élévation de la dynastie capétienne fut le résultat<text:s/></text:span><text:span text:style-name="pb">[p. 229]<text:s/></text:span><text:span text:style-name="T1230">nécessaire du développement du régime féodal ; comment la propriété, base fondamentale consacrée de la féodalité, donna la couronne à Hugues Capet devenu le plus grand propr</text:span><text:span text:style-name="T1231">iétaire de la France en deçà de la Loire ; comment la monarchie de Charlemagne fut la dernière de ces grandes monarchies barbares des Goths, des Vandales, des Huns et des Francs, formidables colosses d’empire qui croulent dès que les peuples songent à s’ét</text:span><text:span text:style-name="T1232">ablir dans un pays au lieu de se promener de conquêtes en conquêtes ; personnifier, sous les noms historiques de Louis V et de Hugues Capet, toutes ces idées politiques ; donner un corps et un visage aux intérêts divers qui ont amené ce grand changement de</text:span><text:span text:style-name="T1233"><text:s/>dynastie, concevoir la tragédie politique comme Voltaire avait conçu la tragédie philosophique, c’est-à-dire comme étant l’expression animée et dramatique de quelque grande vérité : voilà l’œuvre qu’il fallait exécuter. Est-ce là ce qu’a fait M. Bis ? Non</text:span><text:span text:style-name="T1234">, il a vu dans nos historiens qu’une femme de Lothaire, père de Louis V, avait empoisonné son mari ; et que Blanche d’Aquitaine, femme de Louis V, était également soupçonnée d’avoir empoisonné ce dernier. Deux crimes ! deux épouses parricides ! voilà une t</text:span><text:span text:style-name="T1235">ragédie, s’est-il dit.<text:s/></text:span><text:soft-page-break/><text:span text:style-name="T1236">Mais, en vérité, n’avons-nous pas assez de tragédies de ménage, où il s’agit de femmes qui tuent leurs maris ? Clytemnestre, Sémiramis, Gertrude ne nous ont-elles pas assez effrayés de leurs remords et de leurs châtiments ? Faut-il n</text:span><text:span text:style-name="T1237">écessairement qu’un crime soit toujours le sujet fondamental de la tragédie ? ne pourrait-on pas enfin se décider à n’en faire qu’une circonstance et qu’un incident ? car enfin une dynastie qui tombe, une<text:s/></text:span><text:span text:style-name="pb">[p. 230]<text:s/></text:span><text:span text:style-name="T1238">autre qui s’élève valent bien un mari qu’o</text:span><text:span text:style-name="T1239">n empoisonne.</text:span></text:p>
      <text:p text:style-name="Corpsdetexte"><text:span text:style-name="T1240">Mais laissons là nos plaintes contre ce genre usé de tragédies et venons à la pièce de M. Bis : c’est une tragédie domestiquer eh bien ! soit ; examinons-la, de quelque sorte qu’elle soit. Émine, qui sait par expérience comment un mari s’empo</text:span><text:span text:style-name="T1241">isonne, soupçonne Blanche, sa belle-fille de vouloir se défaire du sien. Blanche aime<text:s/></text:span><text:span text:style-name="T1242">Hugues Capet, premier motif ; puis ne dit-elle pas en parlant de son mari</text:span></text:p>
      <text:p text:style-name="P1243">Qu’en lui tout est stérile, et la haine et l’amour,</text:p>
      <text:p text:style-name="P1244">ce qui s’entend de reste ? voilà le second motif. Émine veut avoir un entretien avec elle ; elle fait entendre a sa bru qu’elle craint de sa part quelque mauvais dessein.</text:p>
      <text:p text:style-name="P1245">Ce serait à mon tour vous imiter, madame,</text:p>
      <text:p text:style-name="P1246">répond Blanche, instruite du crime d’Émine. Alors celle-ci lui avoue tout, ses<text:s/>forfaits, ses remords, ses tourments, et Blanche, effrayée de cet affreux tableau, renonce à ses funestes projets.</text:p>
      <text:p text:style-name="P1247">L’idée de cette scène est fort belle. Détourner d’un crime par la confidence d’un vieux crime qui s’expie péniblement par de longs remords, voilà sans doute une intention grande et dramatique ; mais cette scène, bien conçue, me semble mal exécutée. Pourquoi ne pas s’en tenir simplement à des aveux ? Pourquoi Émine s’imagine-t-elle voir reparaître l’ombre de, son époux ? cette espèce de fantasmagorie, usée au théâtre, ne fait pas autant d’effet qu’une simple et terrible confidence.</text:p>
      <text:p text:style-name="Corpsdetexte"><text:span text:style-name="pb">[p. 231]<text:s/></text:span><text:span text:style-name="T1248">Au premier acte Blanche ne savait pas encore si elle empoisonnerait ou n’empoisonnerait pas son époux ; au second elle semble décidée à l’empoisonner ; au tro</text:span><text:span text:style-name="T1249">isième elle y renonce ; au quatrième elle s’y résout de nouveau ; au cinquième il est empoisonné. Vous voyez, monsieur, que la pièce est selon la poétique du bon curé dont parle J.-J. Rousseau. Il avait réduit toutes les règles de la tragédie à ces simples</text:span><text:span text:style-name="T1250"><text:s/>mots : Premier acte, tuerai-je ? deuxième acte, je tuerai ; troisième acte, je ne tuerai pas ; quatrième acte, je tuerai ; cinquième et dernier acte, il est tué.</text:span></text:p>
      <text:soft-page-break/>
      <text:p text:style-name="P1251">Quand Louis V est empoisonné et qu’il ressent déjà les atteintes du mal, Émine arrive et voit<text:s/>son fils tout pâle, Blanche interdite : Sauvez mon fils, s’écrie-t-elle ; puis s’adressant à Blanche,</text:p>
      <text:p text:style-name="P1252">Il en est temps encore ; n’est-il pas vrai, madame ?</text:p>
      <text:p text:style-name="Corpsdetexte"><text:span text:style-name="T1253">Ce vers simple et terrible a été admirablement dit par M</text:span><text:span text:style-name="T1254">me</text:span><text:span text:style-name="T1255"> Valmonzey. La scène est belle et forte, c</text:span><text:span text:style-name="T1256">e qui naît surtout de la présence des deux reines, toutes deux chargées d’un crime ; car c’est cette opposition entre Blanche et Émine qui fait surtout le tragique de la pièce ; mais cette idée n’est pas assez vivement prononcée. Pourquoi ne voyons-nous pa</text:span><text:span text:style-name="T1257">s Blanche toujours prête à céder à ses funestes projets, et Émine, avec l’expérience de son ancien crime et l’autorité de ses remords, déjouant et détournant les desseins de sa belle-fille ? C’était cette lutte, c’était ce tableau qu’il fallait mettre sous</text:span><text:span text:style-name="T1258"><text:s/>les yeux du spectateur.</text:span></text:p>
      <text:p text:style-name="Corpsdetexte"><text:span text:style-name="T1259">Émine, pour prévenir les récriminations de Blanche, avoue à son fils que c’est elle-même qui jadis a<text:s/></text:span><text:span text:style-name="pb">[p. 232]<text:s/></text:span><text:span text:style-name="T1260">empoi</text:span><text:span text:style-name="T1261">sonné son père, et Louis V, épouvanté de tant d’horreurs, déchiré par le poison, meurt en s’écriant :</text:span></text:p>
      <text:p text:style-name="P1262">Que tu souffris, mon père !</text:p>
      <text:p text:style-name="P1263">Mot touchant et terrible qui sert en même temps de reproche à sa mère et à sa femme, et qui exprime admirablement les angoisses de son agonie. Il meurt dans les bras de Hugues Capet, qu’il semble désigner comme son héritier.</text:p>
      <text:p text:style-name="P1264">C’est Hugues Capet qui est l’honnête homme et le héros de la pièce ; à la bonne heure ; mais pourquoi en faire un philosophe du dix-huitième siècle ou un philanthrope du dix-neuvième ? Pourquoi surtout lui faire déclamer contre les grands vassaux et contre le régime féodal, lui qui n’a dû son trône qu’au régime féodal, lui grand vassal ? À entendre M. Bis, à en juger aussi par les applaudissements du parterre, on dirait que le régime féodal n’était que le droit aux grands seigneurs de détrousser les passants ! Il y a de fort honnêtes gens qui croient que c’était autre chose et que par lui la liberté en France serait, à l’heure qu’il est, plus vieille de deux ou trois siècles. Passe encore en 1787 d’applaudir à la satire des grands vassaux, quoiqu’il n’y en eût plus guère. Il<text:s/>y avait au moins une intention ; mais aujourd’hui, après la prise de la Bastille et la nuit du 4 août, c’est une bien puérile folie ou une bien vieille rancune !</text:p>
      <text:p text:style-name="Corpsdetexte"><text:span text:style-name="T1265">Un mot des acteurs. Des louanges en général à M</text:span><text:span text:style-name="T1266">lle</text:span><text:span text:style-name="T1267"> Duchesnois, à Firmin, à Joanny, à Ligier ;</text:span><text:span text:style-name="T1268"><text:s/>un éloge particulier à M</text:span><text:span text:style-name="T1269">me</text:span><text:span text:style-name="T1270"> Valmonzey, qui a dit certaines parties de son rôle avec<text:s/></text:span><text:soft-page-break/><text:span text:style-name="T1271">beaucoup de profondeur et de<text:s/></text:span><text:span text:style-name="T1272">naturel, choses qu’il est rare de trouver unies.</text:span></text:p>
      <text:p text:style-name="salute">Agréez, etc.</text:p>
      <text:h text:style-name="Titre2" text:outline-level="2"><text:span text:style-name="pb">[p. 468]<text:s/></text:span>[XXIX]</text:h>
      <text:p text:style-name="argument"><text:span text:style-name="title">Le Mariage d’argent</text:span><text:span text:style-name="T1273">. — </text:span><text:span text:style-name="title">L’Important</text:span><text:span text:style-name="T1274">.</text:span></text:p>
      <text:p text:style-name="P1275">Nam quid dissimulo ?</text:p>
      <text:p text:style-name="Corpsdetexte"><text:span text:style-name="T1276">J’ai lou</text:span><text:span text:style-name="T1277">é avec enthousiasme le talent de M. Scribe dans<text:s/></text:span><text:span text:style-name="title">le Mariage de raison</text:span><text:span text:style-name="T1278">. Je me suis plu à dire et à répéter combien c’est un auteur spirituel et ingénieux, avec quelle habileté il dispose ses scènes, avec quelle vérité il peint les caractères, sans jamais les</text:span><text:span text:style-name="T1279"><text:s/>exagérer ni en faire des caricatures ; comment il excelle à représenter les mœurs de notre époque, s’écartant toujours avec soin de ces mœurs de romans et de théâtre qui ne sont point dans la nature. M. Scribe a fait école dans le vaudeville ; il y a plus</text:span><text:span text:style-name="T1280">ieurs de ses pièces qui sont des comédies charmantes, pleines de naturel, d’esprit, et souvent même de comique. Je sais qu’on a dit qu’il devait beaucoup à ses collaborateurs ; et aujourd’hui, après l’épreuve faite du<text:s/></text:span><text:span text:style-name="title">Mariage d’argent</text:span><text:span text:style-name="T1281">, on ne manquera pas d</text:span><text:span text:style-name="T1282">e le dire de plus belle. Mais alors qu’on m’explique comment toutes ses pièces sont marquées d’une empreinte particulière et d’un cachet reconnaissable qui est toujours le même, quoique ses collaborateurs soient si nombreux et si différents ? Comment, avec</text:span><text:span text:style-name="T1283"><text:s/>des<text:s/></text:span><text:span text:style-name="pb">[p. 469]<text:s/></text:span><text:span text:style-name="T1284">hom</text:span><text:span text:style-name="T1285">mes d’esprit et de talents divers, tous ses ouvrages ont-ils une marque commune et un air de parenté ? Quand quelques-uns des auteurs qui travaillent avec lui se sont avisés de travailler seuls, pourquoi leurs pièces étaient-elles si diffé</text:span><text:span text:style-name="T1286">rentes des pièces qu’ils faisaient avec M. Scribe ? Réservaient-ils donc toutes leurs bonnes inspirations pour les ouvrages faits de moitié ? ne pouvaient-ils en garder quelques-unes pour ceux dont ils devaient avoir seuls la gloire et le profit ? Si M. Sc</text:span><text:span text:style-name="T1287">ribe ne fait pas tout dans ses nombreux vaudevilles, du moins il les imprègne, il les anime tous de son esprit particulier ; il donne à tous une tournure distinctive : c’est par là qu’il fait école.</text:span></text:p>
      <text:p text:style-name="Corpsdetexte"><text:span text:style-name="T1288">Qu’est-ce qui fait le succès et le mérite des vaudevilles</text:span><text:span text:style-name="T1289"><text:s/>de M. Scribe ? C’est la convenance étroite qu’il y a entre les mœurs de notre époque et sa manière de peindre. Comme, grâce au vernis que la civilisation répand sur tous les caractères, il n’y a plus de ridicules vraiment prononcés ; comme nos mœurs se co</text:span><text:span text:style-name="T1290">mposent de nuances et de teintes délicates plutôt que de traits saillants et distinctifs, le vaudeville, avec son cadre étroit, est justement proportionné aux personnages qu’il faut mettre en scène ; il ne comporte pas les longs développements de caractère</text:span><text:span text:style-name="T1291">s, ce qui s’arrange avec notre société où il n’y a guère plus de caractères qui soient tout un ou tout autre, et qui se montrent franchement dans leur originalité native. Comme nos<text:s/></text:span><text:soft-page-break/><text:span text:style-name="T1292">mœurs ne se laissent plus voir que de côté, il est naturel que les portrait</text:span><text:span text:style-name="T1293">s ne soient plus que de profil. Parcourez les vaudevilles de M. Scribe : que de peintures délicates ! que de traits et de nuances de mœurs heureusement dessinés ! Voyez l’oncle de<text:s/></text:span><text:span text:style-name="title">l’Héritière</text:span><text:span text:style-name="T1294">, moitié égoïste et<text:s/></text:span><text:span text:style-name="pb">[p. 470]<text:s/></text:span><text:span text:style-name="T1295">moitié généreux ; l’Édouard du<text:s/></text:span><text:span text:style-name="title">Maria</text:span><text:span text:style-name="title">ge de raison</text:span><text:span text:style-name="T1296">, demi-amoureux et demi-libertin. Partout des profils, nulle part des physionomies complètes ; car aussi bien il n’y en a guère dans le monde.</text:span></text:p>
      <text:p text:style-name="Corpsdetexte"><text:span text:style-name="T1297">M. le baron d’Eckstein dit quelque part, dans son<text:s/></text:span><text:span text:style-name="title">Catholique</text:span><text:span text:style-name="T1298">, que Voltaire s’est absorbé dans le volt</text:span><text:span text:style-name="T1299">airianisme</text:span><text:span text:style-name="T1300"><text:note text:note-class="footnote" text:id="_ftn26"><text:note-citation>27</text:note-citation><text:note-body><text:p text:style-name="Notedebasdepage"><text:s/>[NdE] Orthographié voltérianisme.</text:p></text:note-body></text:note></text:span><text:span text:style-name="T1301"> ; ce qui veut dire que l’esprit philosophique répandu par Voltaire est si bien devenu l’esprit de tout le monde, que ses ouvrages mis au feu ou au pilon, Voltaire serait encore partout, quoique n’étant plus n</text:span><text:span text:style-name="T1302">ulle part. Il en est ainsi des vices et des caractères comiques. Il n’est plus d’homme dans le monde qui soit le type de<text:s/></text:span><text:span text:style-name="T1303">l’Avare</text:span><text:span text:style-name="T1304"><text:s/>de Molière ; mais l’avarice, sous le nom de l’amour du gain, est aujourd’hui disséminée partout. Tartuffe même n’existe plus nu</text:span><text:span text:style-name="T1305">lle part aussi complet, aussi entier qu’il est dans notre grand poète ; il est partout, il est par petites parcelles dans ceux-ci et dans ceux-là ; mais son masque, en devenant celui de tant de gens, a perdu quelques-uns de ses traits caractéristiques. Moi</text:span><text:span text:style-name="T1306">ns de gros vices, moins de grosses fortunes, moins de gros génies ; plus de division en tout cela : voilà l’œuvre de la civilisation.</text:span></text:p>
      <text:p text:style-name="P1307">De là la difficulté de faire aujourd’hui la grande comédie de caractère, puisqu’il n’y a guère plus dans le monde de caractères originaux comme on l’entend au théâtre, comme le Joueur, l’Avare ou le Tartuffe. De là, en même temps, le mérite et le succès du vaudeville, puisque nos travers, nos ridicules, indécis et nuancés comme ils le sont, suffisent de reste à ses légères esquisses, et que sujet, tableau et cadre, tout y est proportionné.</text:p>
      <text:p text:style-name="Corpsdetexte"><text:span text:style-name="T1308">Voyons maintenant comment M. Scribe a fait sa<text:s/></text:span><text:span text:style-name="T1309">comédie. Il a pris ce que la société lui offrait, des<text:s/></text:span><text:span text:style-name="pb">[p. 471]<text:s/></text:span><text:span text:style-name="T1310">moitiés, des tiers, des quarts de caractères, et je le loue de n’avoir pas<text:s/></text:span><text:span text:style-name="T1311">inventé, aux dépens de la vérité, quelque caractère de théâtre ou de roman, quelque type idéal de passion ou de vice. Mais, pour animer toutes ces nuances fines et délicates, il fallait une action vive et intéressante. Dans<text:s/></text:span><text:span text:style-name="title">le Mariage d’argent</text:span><text:span text:style-name="T1312"><text:s/>il n’y a pas</text:span><text:span text:style-name="T1313"><text:s/>d’action, pas d’intérêt, c’est une sorte de coloris, d’anatomie métaphysique, où les acteurs viennent l’un après l’autre nous montrer ingénieusement tous les petits fils qui font mouvoir leurs sentiments. Ce sont des gens qui se voient et se font voir viv</text:span><text:span text:style-name="T1314">re. Or, c’est un mince intérêt pour cinq actes que de dérouler ainsi pli à pli toutes ces passions délicates. Ce qui suffit à un vaudeville ne suffit pas à une longue pièce. Il y a dans le dialogue de jolis mots et des traits d’esprit ; mais toutes ces<text:s/></text:span><text:soft-page-break/><text:span text:style-name="T1315">gen</text:span><text:span text:style-name="T1316">tillesses-là n’ont pas de rapport à l’action, ce sont des broderies qu’on peut détacher a volonté ; aussi les spectateurs se sont vite fatigués de ces brillants hors-d’œuvre. Ils avaient raison ; car, après tout, j’aime à m’arrêter en route quand je n’ai q</text:span><text:span text:style-name="T1317">ue deux lieues à faire ; mais quand il s’agit d’un long voyage, je hais les postillons qui s’amusent.</text:span></text:p>
      <text:p text:style-name="Corpsdetexte"><text:span text:style-name="T1318">J’aurais grande peine à donner une analyse claire et nette de la pièce, quoiqu’il n’y ait que six personnages ; c’est un tel imbroglio d’amours, que je me</text:span><text:span text:style-name="T1319"><text:s/>suis perdu dans le conflit de tous ces frêles sentiments. Il est possible qu’au 18</text:span><text:span text:style-name="T1320">e</text:span><text:span text:style-name="T1321"> siècle, quand on aimait dans les salons à raffiner sur les passions,<text:s/></text:span><text:span text:style-name="title">le Mariage d’argent</text:span><text:span text:style-name="T1322"><text:s/>eût plu singulièrement, et qu’on se fût fait un plaisir de démêler un à un tous le</text:span><text:span text:style-name="T1323">s fils de ces passions diverses ; aujourd’hui tout est changé, et nous voulons, je crois, autre chose que ces quintessences de sentiment. Voyons<text:s/></text:span><text:span text:style-name="pb">[p. 472]<text:s/></text:span><text:span text:style-name="T1324">un peu pourtant si je pourrai débrouiller cette quenouille si fine et si délicate.</text:span></text:p>
      <text:p text:style-name="Corpsdetexte"><text:span text:style-name="T1325">Il y a d’abord M</text:span><text:span text:style-name="T1326">me</text:span><text:span text:style-name="T1327"> </text:span><text:span text:style-name="T1328">d’Orbeval, femme du banquier. Son mari l’a épousée sans fortune ; mais c’est un homme égoïste, vaniteux, ne pensant qu’à gagner de l’argent, et ordonnant à sa femme d’afficher beaucoup de luxe pour acquérir par là plus de crédit. Elle est sensible aux soin</text:span><text:span text:style-name="T1329">s d’un jeune homme, M. de Nangis ; mais ce sentiment-là n’est qu’indiqué, il est si fugitif, si indécis : ce n’est pas une passion, mais c’en est peut-être le premier germe. Ainsi, penchant de M</text:span><text:span text:style-name="T1330">me</text:span><text:span text:style-name="T1331"> d’Orbeval pour M. de Nangis, premier amour.</text:span></text:p>
      <text:p text:style-name="Corpsdetexte"><text:span text:style-name="T1332">Vient ensuite O</text:span><text:span text:style-name="T1333">livier, jeune peintre ardent et enthousiaste, comme il est convenu que sont tous les artistes. Il aime depuis longtemps une femme, un ange tutélaire, dont il reproduit les traits divins dans tous ses tableaux ; c’est M</text:span><text:span text:style-name="T1334">me</text:span><text:span text:style-name="T1335"> de Brienne, la femme de son bienfai</text:span><text:span text:style-name="T1336">teur ; il n’a pas osé jusqu’ici lui avouer son amour ; mais apprenant qu’elle est veuve, il lui dit combien il l’adore. Malheureusement M</text:span><text:span text:style-name="T1337">me</text:span><text:span text:style-name="T1338"> de Brienne en aime un autre et l’avoue. Olivier s’éloigne ; il ne veut revenir que si M</text:span><text:span text:style-name="T1339">me</text:span><text:span text:style-name="T1340"> de Brienne est jamais malh</text:span><text:span text:style-name="T1341">eureuse. Passion d’Olivier pour M</text:span><text:span text:style-name="T1342">me</text:span><text:span text:style-name="T1343"> de Brienne, deuxième amour.</text:span></text:p>
      <text:p text:style-name="Corpsdetexte"><text:span text:style-name="T1344">Puis, amour de M</text:span><text:span text:style-name="T1345">me</text:span><text:span text:style-name="T1346"> de Brienne pour Poligny et de Poligny pour M</text:span><text:span text:style-name="T1347">me</text:span><text:span text:style-name="T1348"> de Brienne, troisième et quatrième amours. Maintenant, expliquer comment tous ces amours se mêlent et se confondent ; comment<text:s/></text:span><text:span text:style-name="T1349">Poligny aime et n’aime pas ; comment M</text:span><text:span text:style-name="T1350">me</text:span><text:span text:style-name="T1351"> de Brienne épouse Olivier qu’elle n’aimait pas, et laisse Poligny qu’elle aimait faire un mariage d’argent avec une jeune fille qu’il n’aime pas et dont il n’est pas aimé ; comment, malgré<text:s/></text:span><text:span text:style-name="pb">[p. 473]<text:s/></text:span><text:span text:style-name="T1352">son amour pour M.</text:span><text:span text:style-name="T1353"> de Nangis, M</text:span><text:span text:style-name="T1354">me</text:span><text:span text:style-name="T1355"> d’Orbeval reste honnête femme jusqu’à nouvel ordre ; dire de quelle manière tous ces sentiments se croisent et se choquent, voilà ce qu’il y a de difficile. Comment M. Scribe, avec son tact, n’a-t-il pas senti que toutes ces conversations a</text:span><text:span text:style-name="T1356">moureuses, toutes ces délicatesses, toutes ces analyses de passion, qui n’ont ni gaîté ni intérêt, que tout<text:s/></text:span><text:soft-page-break/><text:span text:style-name="T1357">cela, enfin, était de la vieille comédie ? Il a eu beau broder l’étoffe dans le goût du jour, c’est toujours une robe de grand-mère avec des garnitu</text:span><text:span text:style-name="T1358">res nouvelles.</text:span></text:p>
      <text:p text:style-name="P1359">À défaut d’action et de véritable intérêt, il y a je ne sais combien de petits effets combinés. Poligny et Olivier se rencontrent chez d’Orbeval ; ce sont d’anciens camarades de collège. Poligny y vient pour emprunter, et Olivier pour placer. Olivier prête son argent à son ami. Ainsi l’artiste de la rue Saint-Jacques oblige le colonel de la Chaussée-d’Antin ; premier effet.</text:p>
      <text:p text:style-name="Corpsdetexte"><text:span text:style-name="T1360">D’Orbeval arrive. Voilà trois camarades réunis. On parle de thèmes et de versions, de Sainte-Barbe qui était un beau col</text:span><text:span text:style-name="T1361">lège. Réunion de trois Barbistes, l’un banquier, l’autre peintre, et l’autre colonel ; deuxième effet. Mais, en vérité, cette camaraderie, bonne pour fournir quelques mots aimables, ne peut pas défrayer une scène. Et puis, qu’est-ce qui n’a pas la tête rom</text:span><text:span text:style-name="T1362">pue du bruit des coteries barbistes, et de leurs fêtes et de leurs repas ? ont-ils donc le monopole des amitiés de collège ?<text:s/></text:span><text:span text:style-name="T1363">Barbicolæ duri</text:span><text:span text:style-name="T1364">, comme ils s’appellent dans leurs vers latins, quelle fraternité retentissante que la vôtre !</text:span></text:p>
      <text:p text:style-name="Corpsdetexte"><text:span text:style-name="T1365">M</text:span><text:span text:style-name="T1366">me</text:span><text:span text:style-name="T1367"> de Brienne déclare</text:span><text:span text:style-name="T1368"><text:s/>à Olivier qu’elle aime Poligny ; encore un effet. D’Orbeval surprend dans les mains de sa femme un billet de M. de Nangis, encore<text:s/></text:span><text:span text:style-name="pb">[p. 474]<text:s/></text:span><text:span text:style-name="T1369">un effet. M</text:span><text:span text:style-name="T1370">me</text:span><text:span text:style-name="T1371"> de Brienne, pour sauver M</text:span><text:span text:style-name="T1372">me </text:span><text:span text:style-name="T1373">d’Orbeval son amie, déclare que c’est à elle qu’est adressée cette lettre </text:span><text:span text:style-name="T1374">; grand effet. Enfin, si j’allais ainsi de scène en scène, partout je trouverais des effets préparés. L’action marche par le moyen de ces petits ressorts plutôt que par une impulsion puissante et hardie. Toutes les luttes entre l’amour et l’argent sont tro</text:span><text:span text:style-name="T1375">p symétriques. Chaque coup est prévu ; rien de naturel ; rien qui sorte du caractère des personnages.</text:span></text:p>
      <text:p text:style-name="Corpsdetexte"><text:span text:style-name="T1376">J’attendais cette pièce comme une innovation tentée par M. Scribe au Théâtre-Français. Il n’y a rien de moins novateur que ce long vaudeville. Tout y est<text:s/></text:span><text:span text:style-name="T1377">vieux, excepté une sorte de fard et de vernis moderne qui ne semble qu’une grimace de plus. Il y a dix fois plus de gaîté, dix fois plus de sagacité dans<text:s/></text:span><text:span text:style-name="title">Le plus beau Jour de ma vie</text:span><text:span text:style-name="T1378">. Cette jeune mariée qui pense tant à ses cachemires et si peu à son mari,<text:s/></text:span><text:span text:style-name="T1379">me fait deviner, bien mieux que la jeune Hermance du<text:s/></text:span><text:span text:style-name="title">Mariage d’argent</text:span><text:span text:style-name="T1380">, ce que c’est qu’un mariage fait seulement selon les idées du monde. Il y a plus de philosophie dans<text:s/></text:span><text:span text:style-name="title">le Mariage de raison</text:span><text:span text:style-name="T1381">, plus de nouveauté dans<text:s/></text:span><text:span text:style-name="title">les Premières amours</text:span><text:span text:style-name="T1382">, une image plus dou</text:span><text:span text:style-name="T1383">ce et plus aimable des amitiés de jeunesse dans<text:s/></text:span><text:span text:style-name="title">la Mansarde des artistes</text:span><text:span text:style-name="T1384">. Au théâtre, on a toujours donné tort aux mariages d’argent, à la morale du monde ; il était digne de l’auteur du<text:s/></text:span><text:span text:style-name="title">Nouveau Pourceaugnac</text:span><text:span text:style-name="T1385"><text:s/>et du<text:s/></text:span><text:span text:style-name="title">Mariage de raison</text:span><text:span text:style-name="T1386">, de prendre le contre-pi</text:span><text:span text:style-name="T1387">ed des inventions usées du théâtre et de nous montrer le revers de la médaille. Car enfin, quelque peu romanesque que soit la morale du monde, elle a souvent son bon côté, et c’était un moyen d’être novateur en même temps qu’impartial, que de présenter ce<text:s/></text:span><text:span text:style-name="T1388">bon côté. Qui<text:s/></text:span><text:soft-page-break/><text:span text:style-name="T1389">dans sa vie n’a pas aimé avec passion quelque jeune fille, qu’ensuite il n’a pas<text:s/></text:span><text:span text:style-name="pb">[p. 475]<text:s/></text:span><text:span text:style-name="T1390">épousée, parce que la raison, les parents, l’expérience du monde lui ont montré qu’après tout on était ici-bas pour autre chose que pour obéir aux premi</text:span><text:span text:style-name="T1391">ers instincts de son cœur, et que se faire un état, se mettre à même d’élever honorablement une famille, procurer l’aisance à la vieillesse de ses parents, aspirer par la fortune à l’indépendance, et par l’indépendance à l’estime et a la confiance national</text:span><text:span text:style-name="T1392">e, que toutes choses enfin étaient aussi morales que de rester fidèle à la foi de ses premiers amours ? Voilà ce qu’il fallait mettre sur la scène, avec ou sans les unités, comme vous voudrez, mais avec esprit, avec vérité, avec intérêt. Voilà aussi pourqu</text:span><text:span text:style-name="T1393">oi j’espérais que M. Scribe l’aurait fait.</text:span></text:p>
      <text:p text:style-name="Corpsdetexte"><text:span text:style-name="T1394">Le temps me manque, Monsieur, pour vous parler de<text:s/></text:span><text:span text:style-name="title">l’Important</text:span><text:span text:style-name="T1395">, comédie en 3 actes et en vers, par M. Ancelot ; elle a complétement réussi, et méritait ce succès par l’élégance facile et heureuse de la<text:s/></text:span><text:span text:style-name="T1396">versification et la gaîté comique de quelques scènes. J’y reviendra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Corpsdetexte" style:display-name="Corps de texte" style:family="paragraph" style:parent-style-name="Normal">
      <style:paragraph-properties fo:text-align="justify" fo:margin-bottom="0.0833in" fo:line-height="150%" fo:text-indent="0.1652in"/>
      <style:text-properties fo:font-size="12pt" style:font-size-asian="12pt" fo:language="fr" fo:country="FR"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quote.c" style:display-name="&lt;quote.c&gt;" style:family="text" style:parent-style-name="Policepardéfaut">
      <style:text-properties style:use-window-font-color="true"/>
    </style:style>
    <style:style style:name="Notedebasdepage" style:display-name="Note de bas de page" style:family="paragraph" style:parent-style-name="Normal">
      <style:paragraph-properties fo:text-align="justify" fo:text-indent="0.1388in"/>
      <style:text-properties fo:language="fr" fo:country="FR"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fo:font-style="italic" style:font-style-asian="italic"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sub 63.6%"/>
    </style:style>
    <style:style style:name="label" style:display-name="&lt;label&gt;" style:family="paragraph">
      <style:paragraph-properties fo:text-align="center"/>
      <style:text-properties style:font-name="Times New Roman" style:font-name-asian="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language="fr" fo:country="FR" fo:hyphenate="false"/>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style:text-properties style:text-position="super 63.6%"/>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text-autospace="ideograph-alpha" fo:margin-top="0.0694in" fo:margin-bottom="0.0694in"/>
      <style:text-properties fo:font-size="12pt" style:font-size-asian="12pt" style:font-size-complex="12pt" fo:language="fr" fo:country="FR" style:language-asian="fr" style:country-asian="FR"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hyphenate="false"/>
    </style:style>
    <style:style style:name="CommentaireCar" style:display-name="Commentair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language-asian="zh" style:country-asian="CN"/>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fo:language="en" fo:country="US" style:language-asian="zh" style:country-asian="CN"/>
    </style:style>
    <style:style style:name="gtxt_body" style:display-name="gtxt_body" style:family="paragraph" style:parent-style-name="Normal">
      <style:paragraph-properties fo:widows="2" fo:orphans="2" style:text-autospace="ideograph-alpha" fo:margin-top="0.0694in" fo:margin-bottom="0.0694in"/>
      <style:text-properties fo:font-size="12pt" style:font-size-asian="12pt" style:font-size-complex="12pt" fo:language="fr" fo:country="FR" style:language-asian="fr" style:country-asian="FR" fo:hyphenate="false"/>
    </style:style>
    <style:style style:name="gstxt_hlt" style:display-name="gstxt_hlt" style:family="text" style:parent-style-name="Policepardéfaut"/>
    <style:style style:name="gtxt_body1" style:display-name="gtxt_body1" style:family="text" style:parent-style-name="Policepardéfaut"/>
    <style:style style:name="gstxt_sup" style:display-name="gstxt_sup" style:family="text" style:parent-style-name="Policepardéfaut"/>
    <style:style style:name="title" style:display-name="&lt;title&gt;" style:family="text" style:parent-style-name="Policepardéfaut">
      <style:text-properties fo:font-style="italic" style:font-style-asian="italic" style:language-asian="fr" style:country-asian="FR"/>
    </style:style>
    <style:style style:name="term" style:display-name="term" style:family="paragraph" style:parent-style-name="Normal">
      <style:paragraph-properties fo:widows="2" fo:orphans="2" style:text-autospace="ideograph-alpha" style:vertical-align="auto" fo:margin-top="0.0694in" fo:margin-bottom="0.0694in"/>
      <style:text-properties fo:font-size="12pt" style:font-size-asian="12pt" style:font-size-complex="12pt" fo:language="fr" fo:country="FR" style:language-asian="fr" style:country-asian="FR" fo:hyphenate="tru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12-16T11:06:00Z</meta:creation-date>
    <dc:date>2018-12-16T13:02:00Z</dc:date>
    <meta:template xlink:href="Normal.dotm" xlink:type="simple"/>
    <meta:editing-cycles>4</meta:editing-cycles>
    <meta:editing-duration>PT120S</meta:editing-duration>
    <meta:document-statistic meta:page-count="63" meta:paragraph-count="338" meta:word-count="26117" meta:character-count="169424" meta:row-count="1197" meta:non-whitespace-character-count="143645"/>
  </office:meta>
</office:document-meta>
</file>